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5_2010_RUS_R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Сколько всего времени Вы смотрите телевизор в обычный будний день?</text:p>
          </table:table-cell>
          <table:table-cell office:value-type="float" office:value="7957" calcext:value-type="float">
            <text:p>7957</text:p>
          </table:table-cell>
        </table:table-row>
        <table:table-row table:style-name="ro1">
          <table:table-cell office:value-type="string" calcext:value-type="string">
            <text:p>ESS_R05_2010_RUS_R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Из всего времени, которое Вы проводите у телевизора в обычный будний день, сколько времени Вы смотрите новости или передачи о политике и текущих событиях?</text:p>
          </table:table-cell>
          <table:table-cell office:value-type="float" office:value="7958" calcext:value-type="float">
            <text:p>7958</text:p>
          </table:table-cell>
        </table:table-row>
        <table:table-row table:style-name="ro1">
          <table:table-cell office:value-type="string" calcext:value-type="string">
            <text:p>ESS_R05_2010_RUS_R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Сколько всего времени Вы слушаете радио в обычный будний день?</text:p>
          </table:table-cell>
          <table:table-cell office:value-type="float" office:value="7959" calcext:value-type="float">
            <text:p>7959</text:p>
          </table:table-cell>
        </table:table-row>
        <table:table-row table:style-name="ro1">
          <table:table-cell office:value-type="string" calcext:value-type="string">
            <text:p>ESS_R05_2010_RUS_R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Из общего количества времени, которое Вы слушаете радио в обычный будний день, сколько времени Вы слушаете новости или программы, посвященные политике и текущим событиям?</text:p>
          </table:table-cell>
          <table:table-cell office:value-type="float" office:value="7960" calcext:value-type="float">
            <text:p>7960</text:p>
          </table:table-cell>
        </table:table-row>
        <table:table-row table:style-name="ro1">
          <table:table-cell office:value-type="string" calcext:value-type="string">
            <text:p>ESS_R05_2010_RUS_R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Сколько всего времени в обычный будний день Вы проводите за чтением газет?</text:p>
          </table:table-cell>
          <table:table-cell office:value-type="float" office:value="7961" calcext:value-type="float">
            <text:p>7961</text:p>
          </table:table-cell>
        </table:table-row>
        <table:table-row table:style-name="ro1">
          <table:table-cell office:value-type="string" calcext:value-type="string">
            <text:p>ESS_R05_2010_RUS_R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Из общего количества времени, которое Вы проводите за чтением газет в обычный будний день, сколько времени уходит у Вас на чтение материалов, посвященных политике и текущим событиям?</text:p>
          </table:table-cell>
          <table:table-cell office:value-type="float" office:value="7962" calcext:value-type="float">
            <text:p>7962</text:p>
          </table:table-cell>
        </table:table-row>
        <table:table-row table:style-name="ro1">
          <table:table-cell office:value-type="string" calcext:value-type="string">
            <text:p>ESS_R05_2010_RUS_R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Теперь, пользуясь этой карточкой, скажите, пожалуйста, как часто Вы пользуетесь Интернетом или электронной почтой дома или на работе для своих личных целей?</text:p>
          </table:table-cell>
          <table:table-cell office:value-type="float" office:value="7963" calcext:value-type="float">
            <text:p>7963</text:p>
          </table:table-cell>
        </table:table-row>
        <table:table-row table:style-name="ro1">
          <table:table-cell office:value-type="string" calcext:value-type="string">
            <text:p>ESS_R05_2010_RUS_RU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Пользуясь этой карточкой, скажите, пожалуйста, Вы считаете, что большинству людей можно доверять или Вы склоняетесь к мнению, что даже излишняя осторожность в отношениях с людьми не помешает?</text:p>
          </table:table-cell>
          <table:table-cell office:value-type="float" office:value="7964" calcext:value-type="float">
            <text:p>7964</text:p>
          </table:table-cell>
        </table:table-row>
        <table:table-row table:style-name="ro1">
          <table:table-cell office:value-type="string" calcext:value-type="string">
            <text:p>ESS_R05_2010_RUS_RU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Пожалуйста, дайте ответ по шкале от 0 до 10, где «0» означает «даже излишняя осторожность не помешает», а «10» - «большинству людей можно доверять».</text:p>
          </table:table-cell>
          <table:table-cell office:value-type="float" office:value="7965" calcext:value-type="float">
            <text:p>7965</text:p>
          </table:table-cell>
        </table:table-row>
        <table:table-row table:style-name="ro1">
          <table:table-cell office:value-type="string" calcext:value-type="string">
            <text:p>ESS_R05_2010_RUS_RU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Для ответа Вы можете выбрать любую цифру от 0 до 10, которая наилучшим образом отражает Ваше мнение.</text:p>
          </table:table-cell>
          <table:table-cell office:value-type="float" office:value="7966" calcext:value-type="float">
            <text:p>7966</text:p>
          </table:table-cell>
        </table:table-row>
        <table:table-row table:style-name="ro1">
          <table:table-cell office:value-type="string" calcext:value-type="string">
            <text:p>ESS_R05_2010_RUS_RU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Как Вы думаете, большинство людей постарались бы Вас использовать, если им представилась такая возможность, или же, на Ваш взгляд, люди постараются вести себя с Вами честно?</text:p>
          </table:table-cell>
          <table:table-cell office:value-type="float" office:value="7967" calcext:value-type="float">
            <text:p>7967</text:p>
          </table:table-cell>
        </table:table-row>
        <table:table-row table:style-name="ro1">
          <table:table-cell office:value-type="string" calcext:value-type="string">
            <text:p>ESS_R05_2010_RUS_RU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По Вашему мнению, в большинстве случаев люди стараются помогать другим или они чаще всего заботятся только о себе?</text:p>
          </table:table-cell>
          <table:table-cell office:value-type="float" office:value="7968" calcext:value-type="float">
            <text:p>7968</text:p>
          </table:table-cell>
        </table:table-row>
        <table:table-row table:style-name="ro1">
          <table:table-cell office:value-type="string" calcext:value-type="string">
            <text:p>ESS_R05_2010_RUS_R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Насколько Вы интересуетесь политикой?</text:p>
          </table:table-cell>
          <table:table-cell office:value-type="float" office:value="6104" calcext:value-type="float">
            <text:p>6104</text:p>
          </table:table-cell>
        </table:table-row>
        <table:table-row table:style-name="ro1">
          <table:table-cell office:value-type="string" calcext:value-type="string">
            <text:p>ESS_R05_2010_RUS_R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Вы ею:</text:p>
          </table:table-cell>
          <table:table-cell office:value-type="float" office:value="7969" calcext:value-type="float">
            <text:p>7969</text:p>
          </table:table-cell>
        </table:table-row>
        <table:table-row table:style-name="ro1">
          <table:table-cell office:value-type="string" calcext:value-type="string">
            <text:p>ESS_R05_2010_RUS_RU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Скажите, пожалуйста, насколько Вы лично доверяете разным группам людей или организациям, которые я буду Вам называть?</text:p>
          </table:table-cell>
          <table:table-cell office:value-type="float" office:value="7970" calcext:value-type="float">
            <text:p>7970</text:p>
          </table:table-cell>
        </table:table-row>
        <table:table-row table:style-name="ro1">
          <table:table-cell office:value-type="string" calcext:value-type="string">
            <text:p>ESS_R05_2010_RUS_RU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Для ответа используйте шкалу от 0 до 10, представленную на этой карточке.</text:p>
          </table:table-cell>
          <table:table-cell office:value-type="float" office:value="7971" calcext:value-type="float">
            <text:p>7971</text:p>
          </table:table-cell>
        </table:table-row>
        <table:table-row table:style-name="ro1">
          <table:table-cell office:value-type="string" calcext:value-type="string">
            <text:p>ESS_R05_2010_RUS_RU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«0» означает, что Вы совершенно не доверяете этой группе людей или организации, а «10» - что Вы им полностью доверяете.</text:p>
          </table:table-cell>
          <table:table-cell office:value-type="float" office:value="7972" calcext:value-type="float">
            <text:p>7972</text:p>
          </table:table-cell>
        </table:table-row>
        <table:table-row table:style-name="ro1">
          <table:table-cell office:value-type="string" calcext:value-type="string">
            <text:p>ESS_R05_2010_RUS_RU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так...</text:p>
          </table:table-cell>
          <table:table-cell office:value-type="float" office:value="5026" calcext:value-type="float">
            <text:p>5026</text:p>
          </table:table-cell>
        </table:table-row>
        <table:table-row table:style-name="ro1">
          <table:table-cell office:value-type="string" calcext:value-type="string">
            <text:p>ESS_R05_2010_RUS_RU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Госдума</text:p>
          </table:table-cell>
          <table:table-cell office:value-type="float" office:value="7973" calcext:value-type="float">
            <text:p>7973</text:p>
          </table:table-cell>
        </table:table-row>
        <table:table-row table:style-name="ro1">
          <table:table-cell office:value-type="string" calcext:value-type="string">
            <text:p>ESS_R05_2010_RUS_RU_1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Судебно-правовая система</text:p>
          </table:table-cell>
          <table:table-cell office:value-type="float" office:value="7974" calcext:value-type="float">
            <text:p>7974</text:p>
          </table:table-cell>
        </table:table-row>
        <table:table-row table:style-name="ro1">
          <table:table-cell office:value-type="string" calcext:value-type="string">
            <text:p>ESS_R05_2010_RUS_RU_1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Милиция</text:p>
          </table:table-cell>
          <table:table-cell office:value-type="float" office:value="7975" calcext:value-type="float">
            <text:p>7975</text:p>
          </table:table-cell>
        </table:table-row>
        <table:table-row table:style-name="ro1">
          <table:table-cell office:value-type="string" calcext:value-type="string">
            <text:p>ESS_R05_2010_RUS_RU_1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Политики</text:p>
          </table:table-cell>
          <table:table-cell office:value-type="float" office:value="6116" calcext:value-type="float">
            <text:p>6116</text:p>
          </table:table-cell>
        </table:table-row>
        <table:table-row table:style-name="ro1">
          <table:table-cell office:value-type="string" calcext:value-type="string">
            <text:p>ESS_R05_2010_RUS_RU_16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Политические партии</text:p>
          </table:table-cell>
          <table:table-cell office:value-type="float" office:value="7976" calcext:value-type="float">
            <text:p>7976</text:p>
          </table:table-cell>
        </table:table-row>
        <table:table-row table:style-name="ro1">
          <table:table-cell office:value-type="string" calcext:value-type="string">
            <text:p>ESS_R05_2010_RUS_RU_1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Европейский парламент</text:p>
          </table:table-cell>
          <table:table-cell office:value-type="float" office:value="6117" calcext:value-type="float">
            <text:p>6117</text:p>
          </table:table-cell>
        </table:table-row>
        <table:table-row table:style-name="ro1">
          <table:table-cell office:value-type="string" calcext:value-type="string">
            <text:p>ESS_R05_2010_RUS_RU_1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ООН – Организация Объединенных Наций</text:p>
          </table:table-cell>
          <table:table-cell office:value-type="float" office:value="7977" calcext:value-type="float">
            <text:p>7977</text:p>
          </table:table-cell>
        </table:table-row>
        <table:table-row table:style-name="ro1">
          <table:table-cell office:value-type="string" calcext:value-type="string">
            <text:p>ESS_R05_2010_RUS_RU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Некоторые люди по разным причинам не принимают участие в выборах.</text:p>
          </table:table-cell>
          <table:table-cell office:value-type="float" office:value="7978" calcext:value-type="float">
            <text:p>7978</text:p>
          </table:table-cell>
        </table:table-row>
        <table:table-row table:style-name="ro1">
          <table:table-cell office:value-type="string" calcext:value-type="string">
            <text:p>ESS_R05_2010_RUS_RU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Скажите, пожалуйста, Вы голосовали на последних выборах в Госдуму в декабре 2007 года?</text:p>
          </table:table-cell>
          <table:table-cell office:value-type="float" office:value="7979" calcext:value-type="float">
            <text:p>7979</text:p>
          </table:table-cell>
        </table:table-row>
        <table:table-row table:style-name="ro1">
          <table:table-cell office:value-type="string" calcext:value-type="string">
            <text:p>ESS_R05_2010_RUS_RU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За какую партию Вы проголосовали на выборах в Госдуму в декабре 2007 года?</text:p>
          </table:table-cell>
          <table:table-cell office:value-type="float" office:value="7980" calcext:value-type="float">
            <text:p>7980</text:p>
          </table:table-cell>
        </table:table-row>
        <table:table-row table:style-name="ro1">
          <table:table-cell office:value-type="string" calcext:value-type="string">
            <text:p>ESS_R05_2010_RUS_RU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Можно по-разному пытаться улучшить положение дел в России или избежать принятия неправильных решений.</text:p>
          </table:table-cell>
          <table:table-cell office:value-type="float" office:value="7981" calcext:value-type="float">
            <text:p>7981</text:p>
          </table:table-cell>
        </table:table-row>
        <table:table-row table:style-name="ro1">
          <table:table-cell office:value-type="string" calcext:value-type="string">
            <text:p>ESS_R05_2010_RUS_RU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Предпринимали ли Вы на протяжении последних 12 месяцев что-либо из того, что я сейчас назову?</text:p>
          </table:table-cell>
          <table:table-cell office:value-type="float" office:value="5426" calcext:value-type="float">
            <text:p>5426</text:p>
          </table:table-cell>
        </table:table-row>
        <table:table-row table:style-name="ro1">
          <table:table-cell office:value-type="string" calcext:value-type="string">
            <text:p>ESS_R05_2010_RUS_RU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Обращались ли Вы к конкретному политику или в общероссийские или местные органы власти?</text:p>
          </table:table-cell>
          <table:table-cell office:value-type="float" office:value="7982" calcext:value-type="float">
            <text:p>7982</text:p>
          </table:table-cell>
        </table:table-row>
        <table:table-row table:style-name="ro1">
          <table:table-cell office:value-type="string" calcext:value-type="string">
            <text:p>ESS_R05_2010_RUS_RU_22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Принимали участие в работе политической партии, группы, движения?</text:p>
          </table:table-cell>
          <table:table-cell office:value-type="float" office:value="7983" calcext:value-type="float">
            <text:p>7983</text:p>
          </table:table-cell>
        </table:table-row>
        <table:table-row table:style-name="ro1">
          <table:table-cell office:value-type="string" calcext:value-type="string">
            <text:p>ESS_R05_2010_RUS_RU_23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Принимали участие в работе какой-либо другой общественной организации или объединения?</text:p>
          </table:table-cell>
          <table:table-cell office:value-type="float" office:value="7984" calcext:value-type="float">
            <text:p>7984</text:p>
          </table:table-cell>
        </table:table-row>
        <table:table-row table:style-name="ro1">
          <table:table-cell office:value-type="string" calcext:value-type="string">
            <text:p>ESS_R05_2010_RUS_RU_24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Носили или вывешивали символику какой-либо политической, социальной, гражданской, экологической или какой-либо иной акции или организации и т.п.</text:p>
          </table:table-cell>
          <table:table-cell office:value-type="float" office:value="7985" calcext:value-type="float">
            <text:p>7985</text:p>
          </table:table-cell>
        </table:table-row>
        <table:table-row table:style-name="ro1">
          <table:table-cell office:value-type="string" calcext:value-type="string">
            <text:p>ESS_R05_2010_RUS_RU_25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Подписывали петиции, обращения, открытые письма?</text:p>
          </table:table-cell>
          <table:table-cell office:value-type="float" office:value="7986" calcext:value-type="float">
            <text:p>7986</text:p>
          </table:table-cell>
        </table:table-row>
        <table:table-row table:style-name="ro1">
          <table:table-cell office:value-type="string" calcext:value-type="string">
            <text:p>ESS_R05_2010_RUS_RU_26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Принимали участие в разрешенных демонстрациях?</text:p>
          </table:table-cell>
          <table:table-cell office:value-type="float" office:value="7987" calcext:value-type="float">
            <text:p>7987</text:p>
          </table:table-cell>
        </table:table-row>
        <table:table-row table:style-name="ro1">
          <table:table-cell office:value-type="string" calcext:value-type="string">
            <text:p>ESS_R05_2010_RUS_RU_27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ойкотировали, отказывались от покупки или потребления каких-либо товаров или услуг, чтобы выразить свой протест?</text:p>
          </table:table-cell>
          <table:table-cell office:value-type="float" office:value="7988" calcext:value-type="float">
            <text:p>7988</text:p>
          </table:table-cell>
        </table:table-row>
        <table:table-row table:style-name="ro1">
          <table:table-cell office:value-type="string" calcext:value-type="string">
            <text:p>ESS_R05_2010_RUS_RU_28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Есть ли такая политическая партия, которая Вам ближе, чем все остальные партии?</text:p>
          </table:table-cell>
          <table:table-cell office:value-type="float" office:value="7989" calcext:value-type="float">
            <text:p>7989</text:p>
          </table:table-cell>
        </table:table-row>
        <table:table-row table:style-name="ro1">
          <table:table-cell office:value-type="string" calcext:value-type="string">
            <text:p>ESS_R05_2010_RUS_RU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Какая это партия?</text:p>
          </table:table-cell>
          <table:table-cell office:value-type="float" office:value="4572" calcext:value-type="float">
            <text:p>4572</text:p>
          </table:table-cell>
        </table:table-row>
        <table:table-row table:style-name="ro1">
          <table:table-cell office:value-type="string" calcext:value-type="string">
            <text:p>ESS_R05_2010_RUS_RU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Насколько близка Вам эта партия?</text:p>
          </table:table-cell>
          <table:table-cell office:value-type="float" office:value="5436" calcext:value-type="float">
            <text:p>5436</text:p>
          </table:table-cell>
        </table:table-row>
        <table:table-row table:style-name="ro1">
          <table:table-cell office:value-type="string" calcext:value-type="string">
            <text:p>ESS_R05_2010_RUS_RU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Она Вам:</text:p>
          </table:table-cell>
          <table:table-cell office:value-type="float" office:value="7990" calcext:value-type="float">
            <text:p>7990</text:p>
          </table:table-cell>
        </table:table-row>
        <table:table-row table:style-name="ro1">
          <table:table-cell office:value-type="string" calcext:value-type="string">
            <text:p>ESS_R05_2010_RUS_RU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Являетесь ли Вы членом какой-либо политической партии?</text:p>
          </table:table-cell>
          <table:table-cell office:value-type="float" office:value="5437" calcext:value-type="float">
            <text:p>5437</text:p>
          </table:table-cell>
        </table:table-row>
        <table:table-row table:style-name="ro1">
          <table:table-cell office:value-type="string" calcext:value-type="string">
            <text:p>ESS_R05_2010_RUS_RU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Какой именно партии?</text:p>
          </table:table-cell>
          <table:table-cell office:value-type="float" office:value="7991" calcext:value-type="float">
            <text:p>7991</text:p>
          </table:table-cell>
        </table:table-row>
        <table:table-row table:style-name="ro1">
          <table:table-cell office:value-type="string" calcext:value-type="string">
            <text:p>ESS_R05_2010_RUS_RU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Иногда, рассуждая о политике, люди говорят о «левых» и «правых».</text:p>
          </table:table-cell>
          <table:table-cell office:value-type="float" office:value="7992" calcext:value-type="float">
            <text:p>7992</text:p>
          </table:table-cell>
        </table:table-row>
        <table:table-row table:style-name="ro1">
          <table:table-cell office:value-type="string" calcext:value-type="string">
            <text:p>ESS_R05_2010_RUS_RU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Используя эту карточку, скажите, где Вы расположили бы себя на шкале?</text:p>
          </table:table-cell>
          <table:table-cell office:value-type="float" office:value="7993" calcext:value-type="float">
            <text:p>7993</text:p>
          </table:table-cell>
        </table:table-row>
        <table:table-row table:style-name="ro1">
          <table:table-cell office:value-type="string" calcext:value-type="string">
            <text:p>ESS_R05_2010_RUS_RU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«0» означает "левый", а 10 означает "правый", Вы можете выбрать любую цифру между ними, чтобы наиболее точно показать, где Вы находитесь на этой шкале.</text:p>
          </table:table-cell>
          <table:table-cell office:value-type="float" office:value="7994" calcext:value-type="float">
            <text:p>7994</text:p>
          </table:table-cell>
        </table:table-row>
        <table:table-row table:style-name="ro1">
          <table:table-cell office:value-type="string" calcext:value-type="string">
            <text:p>ESS_R05_2010_RUS_RU_34</text:p>
          </table:table-cell>
          <table:table-cell office:value-type="string" calcext:value-type="string">
            <text:p>B23a</text:p>
          </table:table-cell>
          <table:table-cell office:value-type="string" calcext:value-type="string">
            <text:p>Встречая в жизни разных людей, с одними мы легко находим общий язык, понимаем их.</text:p>
          </table:table-cell>
          <table:table-cell office:value-type="float" office:value="7995" calcext:value-type="float">
            <text:p>7995</text:p>
          </table:table-cell>
        </table:table-row>
        <table:table-row table:style-name="ro1">
          <table:table-cell office:value-type="string" calcext:value-type="string">
            <text:p>ESS_R05_2010_RUS_RU_34</text:p>
          </table:table-cell>
          <table:table-cell office:value-type="string" calcext:value-type="string">
            <text:p>B23a</text:p>
          </table:table-cell>
          <table:table-cell office:value-type="string" calcext:value-type="string">
            <text:p>Иные же хоть и живут рядом, остаются всегда чужими.</text:p>
          </table:table-cell>
          <table:table-cell office:value-type="float" office:value="7996" calcext:value-type="float">
            <text:p>7996</text:p>
          </table:table-cell>
        </table:table-row>
        <table:table-row table:style-name="ro1">
          <table:table-cell office:value-type="string" calcext:value-type="string">
            <text:p>ESS_R05_2010_RUS_RU_34</text:p>
          </table:table-cell>
          <table:table-cell office:value-type="string" calcext:value-type="string">
            <text:p>B23a</text:p>
          </table:table-cell>
          <table:table-cell office:value-type="string" calcext:value-type="string">
            <text:p>Если говорить о Вас, то насколько близки Вам группы людей, которые я сейчас назову, – очень близки, в чем-то близки или совсем не близки?</text:p>
          </table:table-cell>
          <table:table-cell office:value-type="float" office:value="7997" calcext:value-type="float">
            <text:p>7997</text:p>
          </table:table-cell>
        </table:table-row>
        <table:table-row table:style-name="ro1">
          <table:table-cell office:value-type="string" calcext:value-type="string">
            <text:p>ESS_R05_2010_RUS_RU_34</text:p>
          </table:table-cell>
          <table:table-cell office:value-type="string" calcext:value-type="string">
            <text:p>B23a</text:p>
          </table:table-cell>
          <table:table-cell office:value-type="string" calcext:value-type="string">
            <text:p>Итак: Люди Вашего поколения, возраста</text:p>
          </table:table-cell>
          <table:table-cell office:value-type="float" office:value="7998" calcext:value-type="float">
            <text:p>7998</text:p>
          </table:table-cell>
        </table:table-row>
        <table:table-row table:style-name="ro1">
          <table:table-cell office:value-type="string" calcext:value-type="string">
            <text:p>ESS_R05_2010_RUS_RU_35</text:p>
          </table:table-cell>
          <table:table-cell office:value-type="string" calcext:value-type="string">
            <text:p>B23b</text:p>
          </table:table-cell>
          <table:table-cell office:value-type="string" calcext:value-type="string">
            <text:p>Люди той же профессии, рода занятий</text:p>
          </table:table-cell>
          <table:table-cell office:value-type="float" office:value="7999" calcext:value-type="float">
            <text:p>7999</text:p>
          </table:table-cell>
        </table:table-row>
        <table:table-row table:style-name="ro1">
          <table:table-cell office:value-type="string" calcext:value-type="string">
            <text:p>ESS_R05_2010_RUS_RU_36</text:p>
          </table:table-cell>
          <table:table-cell office:value-type="string" calcext:value-type="string">
            <text:p>B23c</text:p>
          </table:table-cell>
          <table:table-cell office:value-type="string" calcext:value-type="string">
            <text:p>Все граждане России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ESS_R05_2010_RUS_RU_37</text:p>
          </table:table-cell>
          <table:table-cell office:value-type="string" calcext:value-type="string">
            <text:p>B23d</text:p>
          </table:table-cell>
          <table:table-cell office:value-type="string" calcext:value-type="string">
            <text:p>Жители Вашей области</text:p>
          </table:table-cell>
          <table:table-cell office:value-type="float" office:value="8001" calcext:value-type="float">
            <text:p>8001</text:p>
          </table:table-cell>
        </table:table-row>
        <table:table-row table:style-name="ro1">
          <table:table-cell office:value-type="string" calcext:value-type="string">
            <text:p>ESS_R05_2010_RUS_RU_38</text:p>
          </table:table-cell>
          <table:table-cell office:value-type="string" calcext:value-type="string">
            <text:p>B23e</text:p>
          </table:table-cell>
          <table:table-cell office:value-type="string" calcext:value-type="string">
            <text:p>Люди Вашей национальности</text:p>
          </table:table-cell>
          <table:table-cell office:value-type="float" office:value="8002" calcext:value-type="float">
            <text:p>8002</text:p>
          </table:table-cell>
        </table:table-row>
        <table:table-row table:style-name="ro1">
          <table:table-cell office:value-type="string" calcext:value-type="string">
            <text:p>ESS_R05_2010_RUS_RU_39</text:p>
          </table:table-cell>
          <table:table-cell office:value-type="string" calcext:value-type="string">
            <text:p>B23f</text:p>
          </table:table-cell>
          <table:table-cell office:value-type="string" calcext:value-type="string">
            <text:p>Люди того же достатка, что и Вы</text:p>
          </table:table-cell>
          <table:table-cell office:value-type="float" office:value="8003" calcext:value-type="float">
            <text:p>8003</text:p>
          </table:table-cell>
        </table:table-row>
        <table:table-row table:style-name="ro1">
          <table:table-cell office:value-type="string" calcext:value-type="string">
            <text:p>ESS_R05_2010_RUS_RU_40</text:p>
          </table:table-cell>
          <table:table-cell office:value-type="string" calcext:value-type="string">
            <text:p>B23g</text:p>
          </table:table-cell>
          <table:table-cell office:value-type="string" calcext:value-type="string">
            <text:p>Люди Вашей веры, религии</text:p>
          </table:table-cell>
          <table:table-cell office:value-type="float" office:value="8004" calcext:value-type="float">
            <text:p>8004</text:p>
          </table:table-cell>
        </table:table-row>
        <table:table-row table:style-name="ro1">
          <table:table-cell office:value-type="string" calcext:value-type="string">
            <text:p>ESS_R05_2010_RUS_RU_41</text:p>
          </table:table-cell>
          <table:table-cell office:value-type="string" calcext:value-type="string">
            <text:p>B23h</text:p>
          </table:table-cell>
          <table:table-cell office:value-type="string" calcext:value-type="string">
            <text:p>Люди со сходными политическими взглядами</text:p>
          </table:table-cell>
          <table:table-cell office:value-type="float" office:value="8005" calcext:value-type="float">
            <text:p>8005</text:p>
          </table:table-cell>
        </table:table-row>
        <table:table-row table:style-name="ro1">
          <table:table-cell office:value-type="string" calcext:value-type="string">
            <text:p>ESS_R05_2010_RUS_RU_42</text:p>
          </table:table-cell>
          <table:table-cell office:value-type="string" calcext:value-type="string">
            <text:p>B23i</text:p>
          </table:table-cell>
          <table:table-cell office:value-type="string" calcext:value-type="string">
            <text:p>Может быть Вы чувствуете близость с какой-то другой группой?</text:p>
          </table:table-cell>
          <table:table-cell office:value-type="float" office:value="8006" calcext:value-type="float">
            <text:p>8006</text:p>
          </table:table-cell>
        </table:table-row>
        <table:table-row table:style-name="ro1">
          <table:table-cell office:value-type="string" calcext:value-type="string">
            <text:p>ESS_R05_2010_RUS_RU_42</text:p>
          </table:table-cell>
          <table:table-cell office:value-type="string" calcext:value-type="string">
            <text:p>B23i</text:p>
          </table:table-cell>
          <table:table-cell office:value-type="string" calcext:value-type="string">
            <text:p>– Какой именно?</text:p>
          </table:table-cell>
          <table:table-cell office:value-type="float" office:value="8007" calcext:value-type="float">
            <text:p>8007</text:p>
          </table:table-cell>
        </table:table-row>
        <table:table-row table:style-name="ro1">
          <table:table-cell office:value-type="string" calcext:value-type="string">
            <text:p>ESS_R05_2010_RUS_RU_43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Принимая во внимание все стороны жизни, насколько Вы удовлетворены своей жизнью в целом в настоящее время?</text:p>
          </table:table-cell>
          <table:table-cell office:value-type="float" office:value="8008" calcext:value-type="float">
            <text:p>8008</text:p>
          </table:table-cell>
        </table:table-row>
        <table:table-row table:style-name="ro1">
          <table:table-cell office:value-type="string" calcext:value-type="string">
            <text:p>ESS_R05_2010_RUS_RU_43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Дайте ответ по шкале на этой карточке, где «0» означает «совершенно неудовлетворен», а «10» - «полностью удовлетворен».</text:p>
          </table:table-cell>
          <table:table-cell office:value-type="float" office:value="8009" calcext:value-type="float">
            <text:p>8009</text:p>
          </table:table-cell>
        </table:table-row>
        <table:table-row table:style-name="ro1">
          <table:table-cell office:value-type="string" calcext:value-type="string">
            <text:p>ESS_R05_2010_RUS_RU_4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В целом, насколько Вы удовлетворены нынешним состоянием экономики России?</text:p>
          </table:table-cell>
          <table:table-cell office:value-type="float" office:value="8010" calcext:value-type="float">
            <text:p>8010</text:p>
          </table:table-cell>
        </table:table-row>
        <table:table-row table:style-name="ro1">
          <table:table-cell office:value-type="string" calcext:value-type="string">
            <text:p>ESS_R05_2010_RUS_RU_4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А теперь давайте поговорим о руководстве страны.</text:p>
          </table:table-cell>
          <table:table-cell office:value-type="float" office:value="8011" calcext:value-type="float">
            <text:p>8011</text:p>
          </table:table-cell>
        </table:table-row>
        <table:table-row table:style-name="ro1">
          <table:table-cell office:value-type="string" calcext:value-type="string">
            <text:p>ESS_R05_2010_RUS_RU_4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Насколько Вы удовлетворены тем, как оно выполняет свою работу?</text:p>
          </table:table-cell>
          <table:table-cell office:value-type="float" office:value="8012" calcext:value-type="float">
            <text:p>8012</text:p>
          </table:table-cell>
        </table:table-row>
        <table:table-row table:style-name="ro1">
          <table:table-cell office:value-type="string" calcext:value-type="string">
            <text:p>ESS_R05_2010_RUS_RU_4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Если говорить в целом, насколько Вы удовлетворены тем, как работает демократия в России?</text:p>
          </table:table-cell>
          <table:table-cell office:value-type="float" office:value="8013" calcext:value-type="float">
            <text:p>8013</text:p>
          </table:table-cell>
        </table:table-row>
        <table:table-row table:style-name="ro1">
          <table:table-cell office:value-type="string" calcext:value-type="string">
            <text:p>ESS_R05_2010_RUS_RU_47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Теперь, пользуясь этой карточкой, скажите, пожалуйста, как Вы оцениваете нынешнее состояние системы образования в нашей стране?</text:p>
          </table:table-cell>
          <table:table-cell office:value-type="float" office:value="8014" calcext:value-type="float">
            <text:p>8014</text:p>
          </table:table-cell>
        </table:table-row>
        <table:table-row table:style-name="ro1">
          <table:table-cell office:value-type="string" calcext:value-type="string">
            <text:p>ESS_R05_2010_RUS_RU_48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Пользуясь этой же карточкой, скажите, пожалуйста, как Вы оцениваете нынешнее состояние системы здравоохранения в нашей стране?</text:p>
          </table:table-cell>
          <table:table-cell office:value-type="float" office:value="8015" calcext:value-type="float">
            <text:p>8015</text:p>
          </table:table-cell>
        </table:table-row>
        <table:table-row table:style-name="ro1">
          <table:table-cell office:value-type="string" calcext:value-type="string">
            <text:p>ESS_R05_2010_RUS_RU_49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Пользуясь этой карточкой, скажите, пожалуйста, насколько Вы согласны или не согласны со следующими утверждениями?</text:p>
          </table:table-cell>
          <table:table-cell office:value-type="float" office:value="8016" calcext:value-type="float">
            <text:p>8016</text:p>
          </table:table-cell>
        </table:table-row>
        <table:table-row table:style-name="ro1">
          <table:table-cell office:value-type="string" calcext:value-type="string">
            <text:p>ESS_R05_2010_RUS_RU_49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Правительство должно принять меры для уменьшения разницы в доходах между людьми</text:p>
          </table:table-cell>
          <table:table-cell office:value-type="float" office:value="8017" calcext:value-type="float">
            <text:p>8017</text:p>
          </table:table-cell>
        </table:table-row>
        <table:table-row table:style-name="ro1">
          <table:table-cell office:value-type="string" calcext:value-type="string">
            <text:p>ESS_R05_2010_RUS_RU_50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Геи и лесбиянки должны иметь право вести тот образ жизни, который соответствует их взглядам</text:p>
          </table:table-cell>
          <table:table-cell office:value-type="float" office:value="8018" calcext:value-type="float">
            <text:p>8018</text:p>
          </table:table-cell>
        </table:table-row>
        <table:table-row table:style-name="ro1">
          <table:table-cell office:value-type="string" calcext:value-type="string">
            <text:p>ESS_R05_2010_RUS_RU_51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Политические партии, которые выступают против демократии, должны быть запрещены</text:p>
          </table:table-cell>
          <table:table-cell office:value-type="float" office:value="8019" calcext:value-type="float">
            <text:p>8019</text:p>
          </table:table-cell>
        </table:table-row>
        <table:table-row table:style-name="ro1">
          <table:table-cell office:value-type="string" calcext:value-type="string">
            <text:p>ESS_R05_2010_RUS_RU_52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Современная наука может справиться с решением проблем, связанных с сохранением окружающей среды</text:p>
          </table:table-cell>
          <table:table-cell office:value-type="float" office:value="8020" calcext:value-type="float">
            <text:p>8020</text:p>
          </table:table-cell>
        </table:table-row>
        <table:table-row table:style-name="ro1">
          <table:table-cell office:value-type="string" calcext:value-type="string">
            <text:p>ESS_R05_2010_RUS_RU_5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Теперь несколько вопросов о людях из других стран, которые переезжают жить в Россию.</text:p>
          </table:table-cell>
          <table:table-cell office:value-type="float" office:value="8021" calcext:value-type="float">
            <text:p>8021</text:p>
          </table:table-cell>
        </table:table-row>
        <table:table-row table:style-name="ro1">
          <table:table-cell office:value-type="string" calcext:value-type="string">
            <text:p>ESS_R05_2010_RUS_RU_5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Используя эту карточку, скажите, следует ли позволить людям той же расы или национальности, что и большинство населения России, переезжать жить в нашу страну?</text:p>
          </table:table-cell>
          <table:table-cell office:value-type="float" office:value="8022" calcext:value-type="float">
            <text:p>8022</text:p>
          </table:table-cell>
        </table:table-row>
        <table:table-row table:style-name="ro1">
          <table:table-cell office:value-type="string" calcext:value-type="string">
            <text:p>ESS_R05_2010_RUS_RU_54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А как насчет людей, которые по национальности или расовой принадлежности отличаются от большинства населения России?</text:p>
          </table:table-cell>
          <table:table-cell office:value-type="float" office:value="8023" calcext:value-type="float">
            <text:p>8023</text:p>
          </table:table-cell>
        </table:table-row>
        <table:table-row table:style-name="ro1">
          <table:table-cell office:value-type="string" calcext:value-type="string">
            <text:p>ESS_R05_2010_RUS_RU_55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А если говорить о людях из более бедных стран за пределами Европы?</text:p>
          </table:table-cell>
          <table:table-cell office:value-type="float" office:value="8024" calcext:value-type="float">
            <text:p>8024</text:p>
          </table:table-cell>
        </table:table-row>
        <table:table-row table:style-name="ro1">
          <table:table-cell office:value-type="string" calcext:value-type="string">
            <text:p>ESS_R05_2010_RUS_RU_56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Как Вы считаете, то, что люди из других стран переезжают в Россию, в целом хорошо или плохо сказывается на экономике России?</text:p>
          </table:table-cell>
          <table:table-cell office:value-type="float" office:value="8025" calcext:value-type="float">
            <text:p>8025</text:p>
          </table:table-cell>
        </table:table-row>
        <table:table-row table:style-name="ro1">
          <table:table-cell office:value-type="string" calcext:value-type="string">
            <text:p>ESS_R05_2010_RUS_RU_57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Теперь, пользуясь этой карточкой, скажите, как Вы считаете, приток людей из других стран скорее разрушает или скорее обогащает культуру России?</text:p>
          </table:table-cell>
          <table:table-cell office:value-type="float" office:value="8026" calcext:value-type="float">
            <text:p>8026</text:p>
          </table:table-cell>
        </table:table-row>
        <table:table-row table:style-name="ro1">
          <table:table-cell office:value-type="string" calcext:value-type="string">
            <text:p>ESS_R05_2010_RUS_RU_58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Как Вы считаете, с притоком людей из других стран Россия как место для жизни становится лучше или хуже?</text:p>
          </table:table-cell>
          <table:table-cell office:value-type="float" office:value="8027" calcext:value-type="float">
            <text:p>8027</text:p>
          </table:table-cell>
        </table:table-row>
        <table:table-row table:style-name="ro1">
          <table:table-cell office:value-type="string" calcext:value-type="string">
            <text:p>ESS_R05_2010_RUS_RU_6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Учитывая все стороны Вашей жизни, насколько Вы счастливы?</text:p>
          </table:table-cell>
          <table:table-cell office:value-type="float" office:value="8028" calcext:value-type="float">
            <text:p>8028</text:p>
          </table:table-cell>
        </table:table-row>
        <table:table-row table:style-name="ro1">
          <table:table-cell office:value-type="string" calcext:value-type="string">
            <text:p>ESS_R05_2010_RUS_RU_6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Как часто Вы проводите время с друзьями, родственниками или коллегами по работе просто так, не по делам?</text:p>
          </table:table-cell>
          <table:table-cell office:value-type="float" office:value="8029" calcext:value-type="float">
            <text:p>8029</text:p>
          </table:table-cell>
        </table:table-row>
        <table:table-row table:style-name="ro1">
          <table:table-cell office:value-type="string" calcext:value-type="string">
            <text:p>ESS_R05_2010_RUS_RU_6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Есть ли у Вас кто-то, с кем Вы могли бы поговорить по душам, о личном?</text:p>
          </table:table-cell>
          <table:table-cell office:value-type="float" office:value="8030" calcext:value-type="float">
            <text:p>8030</text:p>
          </table:table-cell>
        </table:table-row>
        <table:table-row table:style-name="ro1">
          <table:table-cell office:value-type="string" calcext:value-type="string">
            <text:p>ESS_R05_2010_RUS_RU_6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По сравнению с Вашими сверстниками, как часто Вы проводите время с людьми не по работе, а чтобы пообщаться или для различной совместной деятельности, развлечений?</text:p>
          </table:table-cell>
          <table:table-cell office:value-type="float" office:value="8031" calcext:value-type="float">
            <text:p>8031</text:p>
          </table:table-cell>
        </table:table-row>
        <table:table-row table:style-name="ro1">
          <table:table-cell office:value-type="string" calcext:value-type="string">
            <text:p>ESS_R05_2010_RUS_RU_6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Были ли случаи за последние 5 лет, когда Вы или члены Вашей семьи стали жертвами грабежа или нападения, насилия?</text:p>
          </table:table-cell>
          <table:table-cell office:value-type="float" office:value="8032" calcext:value-type="float">
            <text:p>8032</text:p>
          </table:table-cell>
        </table:table-row>
        <table:table-row table:style-name="ro1">
          <table:table-cell office:value-type="string" calcext:value-type="string">
            <text:p>ESS_R05_2010_RUS_RU_6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Насколько безопасно Вы чувствуете или почувствовали бы себя, когда идете в одиночестве в том районе, где Вы живете, после наступления темноты?</text:p>
          </table:table-cell>
          <table:table-cell office:value-type="float" office:value="8033" calcext:value-type="float">
            <text:p>8033</text:p>
          </table:table-cell>
        </table:table-row>
        <table:table-row table:style-name="ro1">
          <table:table-cell office:value-type="string" calcext:value-type="string">
            <text:p>ESS_R05_2010_RUS_RU_6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Вы чувствуете или почувствовали бы себя ...</text:p>
          </table:table-cell>
          <table:table-cell office:value-type="float" office:value="8034" calcext:value-type="float">
            <text:p>8034</text:p>
          </table:table-cell>
        </table:table-row>
        <table:table-row table:style-name="ro1">
          <table:table-cell office:value-type="string" calcext:value-type="string">
            <text:p>ESS_R05_2010_RUS_RU_6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Как часто, если это вообще случается, Вы беспокоитесь о том, что Ваш дом/ квартиру могут ограбить, обокрасть?</text:p>
          </table:table-cell>
          <table:table-cell office:value-type="float" office:value="8035" calcext:value-type="float">
            <text:p>8035</text:p>
          </table:table-cell>
        </table:table-row>
        <table:table-row table:style-name="ro1">
          <table:table-cell office:value-type="string" calcext:value-type="string">
            <text:p>ESS_R05_2010_RUS_RU_6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Это беспокойство о том, что Ваш дом/ квартиру могут ограбить, оказывает ...</text:p>
          </table:table-cell>
          <table:table-cell office:value-type="float" office:value="8036" calcext:value-type="float">
            <text:p>8036</text:p>
          </table:table-cell>
        </table:table-row>
        <table:table-row table:style-name="ro1">
          <table:table-cell office:value-type="string" calcext:value-type="string">
            <text:p>ESS_R05_2010_RUS_RU_6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Как часто, если такое вообще случается, Вы беспокоитесь о том, что можете стать жертвой нападения?</text:p>
          </table:table-cell>
          <table:table-cell office:value-type="float" office:value="8037" calcext:value-type="float">
            <text:p>8037</text:p>
          </table:table-cell>
        </table:table-row>
        <table:table-row table:style-name="ro1">
          <table:table-cell office:value-type="string" calcext:value-type="string">
            <text:p>ESS_R05_2010_RUS_RU_6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Это беспокойство о том, что Вы можете стать жертвой нападения, оказывает ...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ESS_R05_2010_RUS_RU_70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Следующие несколько вопросов – о Вас.</text:p>
          </table:table-cell>
          <table:table-cell office:value-type="float" office:value="8039" calcext:value-type="float">
            <text:p>8039</text:p>
          </table:table-cell>
        </table:table-row>
        <table:table-row table:style-name="ro1">
          <table:table-cell office:value-type="string" calcext:value-type="string">
            <text:p>ESS_R05_2010_RUS_RU_70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Как Вы оцениваете состояние своего здоровья в целом?</text:p>
          </table:table-cell>
          <table:table-cell office:value-type="float" office:value="8040" calcext:value-type="float">
            <text:p>8040</text:p>
          </table:table-cell>
        </table:table-row>
        <table:table-row table:style-name="ro1">
          <table:table-cell office:value-type="string" calcext:value-type="string">
            <text:p>ESS_R05_2010_RUS_RU_70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По Вашему мнению, оно ...</text:p>
          </table:table-cell>
          <table:table-cell office:value-type="float" office:value="8041" calcext:value-type="float">
            <text:p>8041</text:p>
          </table:table-cell>
        </table:table-row>
        <table:table-row table:style-name="ro1">
          <table:table-cell office:value-type="string" calcext:value-type="string">
            <text:p>ESS_R05_2010_RUS_RU_7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Испытываете ли Вы какие-нибудь ограничения, трудности в своей повседневной жизни из-за хронического заболевания или инвалидности, физического недостатка или общей физической немощи, психического расстройства?</text:p>
          </table:table-cell>
          <table:table-cell office:value-type="float" office:value="8042" calcext:value-type="float">
            <text:p>8042</text:p>
          </table:table-cell>
        </table:table-row>
        <table:table-row table:style-name="ro1">
          <table:table-cell office:value-type="string" calcext:value-type="string">
            <text:p>ESS_R05_2010_RUS_RU_72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Считаете ли Вы себя последователем какой-либо религии, вероисповедания?</text:p>
          </table:table-cell>
          <table:table-cell office:value-type="float" office:value="8043" calcext:value-type="float">
            <text:p>8043</text:p>
          </table:table-cell>
        </table:table-row>
        <table:table-row table:style-name="ro1">
          <table:table-cell office:value-type="string" calcext:value-type="string">
            <text:p>ESS_R05_2010_RUS_RU_73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акой именно?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string" calcext:value-type="string">
            <text:p>ESS_R05_2010_RUS_RU_74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А когда-нибудь раньше Вы считали себя последователем какой-либо религии?</text:p>
          </table:table-cell>
          <table:table-cell office:value-type="float" office:value="8044" calcext:value-type="float">
            <text:p>8044</text:p>
          </table:table-cell>
        </table:table-row>
        <table:table-row table:style-name="ro1">
          <table:table-cell office:value-type="string" calcext:value-type="string">
            <text:p>ESS_R05_2010_RUS_RU_75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акой именно?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string" calcext:value-type="string">
            <text:p>ESS_R05_2010_RUS_RU_76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Независимо от того, являетесь Вы последователем какой-либо религии или нет, скажите, пожалуйста, насколько религиозным человеком Вы себя считаете?</text:p>
          </table:table-cell>
          <table:table-cell office:value-type="float" office:value="8045" calcext:value-type="float">
            <text:p>8045</text:p>
          </table:table-cell>
        </table:table-row>
        <table:table-row table:style-name="ro1">
          <table:table-cell office:value-type="string" calcext:value-type="string">
            <text:p>ESS_R05_2010_RUS_RU_77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Если не считать особые случаи, такие как свадьбы или похороны, как часто в последнее время Вы посещаете религиозные службы?</text:p>
          </table:table-cell>
          <table:table-cell office:value-type="float" office:value="8046" calcext:value-type="float">
            <text:p>8046</text:p>
          </table:table-cell>
        </table:table-row>
        <table:table-row table:style-name="ro1">
          <table:table-cell office:value-type="string" calcext:value-type="string">
            <text:p>ESS_R05_2010_RUS_RU_78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Кроме тех случаев, когда Вы посещаете религиозные службы, как часто Вы молитесь, если вообще это делаете?</text:p>
          </table:table-cell>
          <table:table-cell office:value-type="float" office:value="8047" calcext:value-type="float">
            <text:p>8047</text:p>
          </table:table-cell>
        </table:table-row>
        <table:table-row table:style-name="ro1">
          <table:table-cell office:value-type="string" calcext:value-type="string">
            <text:p>ESS_R05_2010_RUS_RU_79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Считаете ли Вы, что принадлежите к такой группе людей, которая испытывает в России дискриминацию, то есть предвзятое отношение, нарушение равных с другими прав?</text:p>
          </table:table-cell>
          <table:table-cell office:value-type="float" office:value="8048" calcext:value-type="float">
            <text:p>8048</text:p>
          </table:table-cell>
        </table:table-row>
        <table:table-row table:style-name="ro1">
          <table:table-cell office:value-type="string" calcext:value-type="string">
            <text:p>ESS_R05_2010_RUS_RU_80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Что это за группа?</text:p>
          </table:table-cell>
          <table:table-cell office:value-type="float" office:value="8049" calcext:value-type="float">
            <text:p>8049</text:p>
          </table:table-cell>
        </table:table-row>
        <table:table-row table:style-name="ro1">
          <table:table-cell office:value-type="string" calcext:value-type="string">
            <text:p>ESS_R05_2010_RUS_RU_80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По какому признаку эта группа дискриминируется?</text:p>
          </table:table-cell>
          <table:table-cell office:value-type="float" office:value="8050" calcext:value-type="float">
            <text:p>8050</text:p>
          </table:table-cell>
        </table:table-row>
        <table:table-row table:style-name="ro1">
          <table:table-cell office:value-type="string" calcext:value-type="string">
            <text:p>ESS_R05_2010_RUS_RU_81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Являетесь ли Вы гражданином России?</text:p>
          </table:table-cell>
          <table:table-cell office:value-type="float" office:value="8051" calcext:value-type="float">
            <text:p>8051</text:p>
          </table:table-cell>
        </table:table-row>
        <table:table-row table:style-name="ro1">
          <table:table-cell office:value-type="string" calcext:value-type="string">
            <text:p>ESS_R05_2010_RUS_RU_82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Какое у Вас гражданство?</text:p>
          </table:table-cell>
          <table:table-cell office:value-type="float" office:value="5483" calcext:value-type="float">
            <text:p>5483</text:p>
          </table:table-cell>
        </table:table-row>
        <table:table-row table:style-name="ro1">
          <table:table-cell office:value-type="string" calcext:value-type="string">
            <text:p>ESS_R05_2010_RUS_RU_83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Вы родились в России?</text:p>
          </table:table-cell>
          <table:table-cell office:value-type="float" office:value="8052" calcext:value-type="float">
            <text:p>8052</text:p>
          </table:table-cell>
        </table:table-row>
        <table:table-row table:style-name="ro1">
          <table:table-cell office:value-type="string" calcext:value-type="string">
            <text:p>ESS_R05_2010_RUS_RU_84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В какой стране Вы родились?</text:p>
          </table:table-cell>
          <table:table-cell office:value-type="float" office:value="5485" calcext:value-type="float">
            <text:p>5485</text:p>
          </table:table-cell>
        </table:table-row>
        <table:table-row table:style-name="ro1">
          <table:table-cell office:value-type="string" calcext:value-type="string">
            <text:p>ESS_R05_2010_RUS_RU_85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В каком году Вы впервые приехали жить в Россию?</text:p>
          </table:table-cell>
          <table:table-cell office:value-type="float" office:value="8053" calcext:value-type="float">
            <text:p>8053</text:p>
          </table:table-cell>
        </table:table-row>
        <table:table-row table:style-name="ro1">
          <table:table-cell office:value-type="string" calcext:value-type="string">
            <text:p>ESS_R05_2010_RUS_RU_86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На каком языке или языках Вы чаще всего говорите дома?</text:p>
          </table:table-cell>
          <table:table-cell office:value-type="float" office:value="8054" calcext:value-type="float">
            <text:p>8054</text:p>
          </table:table-cell>
        </table:table-row>
        <table:table-row table:style-name="ro1">
          <table:table-cell office:value-type="string" calcext:value-type="string">
            <text:p>ESS_R05_2010_RUS_RU_87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Принадлежите ли Вы к какой-нибудь другой национальной группе, кроме русских?</text:p>
          </table:table-cell>
          <table:table-cell office:value-type="float" office:value="8055" calcext:value-type="float">
            <text:p>8055</text:p>
          </table:table-cell>
        </table:table-row>
        <table:table-row table:style-name="ro1">
          <table:table-cell office:value-type="string" calcext:value-type="string">
            <text:p>ESS_R05_2010_RUS_RU_88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К какой национальности или национальностям Вы себя относите?</text:p>
          </table:table-cell>
          <table:table-cell office:value-type="float" office:value="8056" calcext:value-type="float">
            <text:p>8056</text:p>
          </table:table-cell>
        </table:table-row>
        <table:table-row table:style-name="ro1">
          <table:table-cell office:value-type="string" calcext:value-type="string">
            <text:p>ESS_R05_2010_RUS_RU_89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Ваш отец родился в России?</text:p>
          </table:table-cell>
          <table:table-cell office:value-type="float" office:value="8057" calcext:value-type="float">
            <text:p>8057</text:p>
          </table:table-cell>
        </table:table-row>
        <table:table-row table:style-name="ro1">
          <table:table-cell office:value-type="string" calcext:value-type="string">
            <text:p>ESS_R05_2010_RUS_RU_9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В какой стране родился Ваш отец?</text:p>
          </table:table-cell>
          <table:table-cell office:value-type="float" office:value="5490" calcext:value-type="float">
            <text:p>5490</text:p>
          </table:table-cell>
        </table:table-row>
        <table:table-row table:style-name="ro1">
          <table:table-cell office:value-type="string" calcext:value-type="string">
            <text:p>ESS_R05_2010_RUS_RU_9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Ваша мать родилась в России?</text:p>
          </table:table-cell>
          <table:table-cell office:value-type="float" office:value="8058" calcext:value-type="float">
            <text:p>8058</text:p>
          </table:table-cell>
        </table:table-row>
        <table:table-row table:style-name="ro1">
          <table:table-cell office:value-type="string" calcext:value-type="string">
            <text:p>ESS_R05_2010_RUS_RU_9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В какой стране родилась Ваша мать?</text:p>
          </table:table-cell>
          <table:table-cell office:value-type="float" office:value="8059" calcext:value-type="float">
            <text:p>8059</text:p>
          </table:table-cell>
        </table:table-row>
        <table:table-row table:style-name="ro1">
          <table:table-cell office:value-type="string" calcext:value-type="string">
            <text:p>ESS_R05_2010_RUS_RU_9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Используя варианты ответа, приведенные на этой карточке, скажите, насколько неправильно, предосудительно, по Вашему мнению, ...</text:p>
          </table:table-cell>
          <table:table-cell office:value-type="float" office:value="8060" calcext:value-type="float">
            <text:p>8060</text:p>
          </table:table-cell>
        </table:table-row>
        <table:table-row table:style-name="ro1">
          <table:table-cell office:value-type="string" calcext:value-type="string">
            <text:p>ESS_R05_2010_RUS_RU_9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...преувеличивать размер ущерба или выдвигать необоснованное, ложное требование для получения выплаты по страховке.</text:p>
          </table:table-cell>
          <table:table-cell office:value-type="float" office:value="8061" calcext:value-type="float">
            <text:p>8061</text:p>
          </table:table-cell>
        </table:table-row>
        <table:table-row table:style-name="ro1">
          <table:table-cell office:value-type="string" calcext:value-type="string">
            <text:p>ESS_R05_2010_RUS_RU_9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...покупать какую-либо вещь, если у Вас есть подозрения, что она краденая</text:p>
          </table:table-cell>
          <table:table-cell office:value-type="float" office:value="8062" calcext:value-type="float">
            <text:p>8062</text:p>
          </table:table-cell>
        </table:table-row>
        <table:table-row table:style-name="ro1">
          <table:table-cell office:value-type="string" calcext:value-type="string">
            <text:p>ESS_R05_2010_RUS_RU_9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... нарушить правила дорожного движения, например, превысить скорость или проехать на красный свет</text:p>
          </table:table-cell>
          <table:table-cell office:value-type="float" office:value="8063" calcext:value-type="float">
            <text:p>8063</text:p>
          </table:table-cell>
        </table:table-row>
        <table:table-row table:style-name="ro1">
          <table:table-cell office:value-type="string" calcext:value-type="string">
            <text:p>ESS_R05_2010_RUS_RU_9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Теперь попробуйте представить себе, что здесь, в России, какой-либо из этих поступков совершили Вы.</text:p>
          </table:table-cell>
          <table:table-cell office:value-type="float" office:value="8064" calcext:value-type="float">
            <text:p>8064</text:p>
          </table:table-cell>
        </table:table-row>
        <table:table-row table:style-name="ro1">
          <table:table-cell office:value-type="string" calcext:value-type="string">
            <text:p>ESS_R05_2010_RUS_RU_9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Используя ответы на карточке, скажите, как Вы считаете, насколько вероятно, что Вас поймали бы и наказали, если бы Вы...</text:p>
          </table:table-cell>
          <table:table-cell office:value-type="float" office:value="8065" calcext:value-type="float">
            <text:p>8065</text:p>
          </table:table-cell>
        </table:table-row>
        <table:table-row table:style-name="ro1">
          <table:table-cell office:value-type="string" calcext:value-type="string">
            <text:p>ESS_R05_2010_RUS_RU_9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...преувеличили размер ущерба или выдвинули необоснованное, ложное требование для получения выплаты по страховке</text:p>
          </table:table-cell>
          <table:table-cell office:value-type="float" office:value="8066" calcext:value-type="float">
            <text:p>8066</text:p>
          </table:table-cell>
        </table:table-row>
        <table:table-row table:style-name="ro1">
          <table:table-cell office:value-type="string" calcext:value-type="string">
            <text:p>ESS_R05_2010_RUS_RU_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купили бы какую-либо вещь, подозревая, что она краденая</text:p>
          </table:table-cell>
          <table:table-cell office:value-type="float" office:value="8067" calcext:value-type="float">
            <text:p>8067</text:p>
          </table:table-cell>
        </table:table-row>
        <table:table-row table:style-name="ro1">
          <table:table-cell office:value-type="string" calcext:value-type="string">
            <text:p>ESS_R05_2010_RUS_RU_9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... нарушили бы правила дорожного движения, например, превысили скорость или проехали на красный свет</text:p>
          </table:table-cell>
          <table:table-cell office:value-type="float" office:value="8068" calcext:value-type="float">
            <text:p>8068</text:p>
          </table:table-cell>
        </table:table-row>
        <table:table-row table:style-name="ro1">
          <table:table-cell office:value-type="string" calcext:value-type="string">
            <text:p>ESS_R05_2010_RUS_RU_10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Следующие несколько вопросов - о российской милиции.</text:p>
          </table:table-cell>
          <table:table-cell office:value-type="float" office:value="8069" calcext:value-type="float">
            <text:p>8069</text:p>
          </table:table-cell>
        </table:table-row>
        <table:table-row table:style-name="ro1">
          <table:table-cell office:value-type="string" calcext:value-type="string">
            <text:p>ESS_R05_2010_RUS_RU_10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Принимая во внимание все,что должна делать милиция, оцените, пожалуйста, ее работу.</text:p>
          </table:table-cell>
          <table:table-cell office:value-type="float" office:value="8070" calcext:value-type="float">
            <text:p>8070</text:p>
          </table:table-cell>
        </table:table-row>
        <table:table-row table:style-name="ro1">
          <table:table-cell office:value-type="string" calcext:value-type="string">
            <text:p>ESS_R05_2010_RUS_RU_1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За последние 2 года случалось ли так, что работники российской милиции обращались к Вам по какому- либо поводу: останавливали или задерживали Вас, спрашивали Вас о чем-то или просили о помощи?</text:p>
          </table:table-cell>
          <table:table-cell office:value-type="float" office:value="8071" calcext:value-type="float">
            <text:p>8071</text:p>
          </table:table-cell>
        </table:table-row>
        <table:table-row table:style-name="ro1">
          <table:table-cell office:value-type="string" calcext:value-type="string">
            <text:p>ESS_R05_2010_RUS_RU_10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Вспомните, пожалуйста, последний случай, когда Вас останавливали или обращались к Вам по какому- либо поводу сотрудники милиции.</text:p>
          </table:table-cell>
          <table:table-cell office:value-type="float" office:value="8072" calcext:value-type="float">
            <text:p>8072</text:p>
          </table:table-cell>
        </table:table-row>
        <table:table-row table:style-name="ro1">
          <table:table-cell office:value-type="string" calcext:value-type="string">
            <text:p>ESS_R05_2010_RUS_RU_10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Насколько Вы были не удовлетворены или удовлетворены тем, как сотрудники милиции обращались с Вами в тот раз?</text:p>
          </table:table-cell>
          <table:table-cell office:value-type="float" office:value="8073" calcext:value-type="float">
            <text:p>8073</text:p>
          </table:table-cell>
        </table:table-row>
        <table:table-row table:style-name="ro1">
          <table:table-cell office:value-type="string" calcext:value-type="string">
            <text:p>ESS_R05_2010_RUS_RU_10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Следующие вопросы - о том, обращаются ли в милиции со всеми пострадавшими от преступлений одинаково или нет.</text:p>
          </table:table-cell>
          <table:table-cell office:value-type="float" office:value="8074" calcext:value-type="float">
            <text:p>8074</text:p>
          </table:table-cell>
        </table:table-row>
        <table:table-row table:style-name="ro1">
          <table:table-cell office:value-type="string" calcext:value-type="string">
            <text:p>ESS_R05_2010_RUS_RU_10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Пожалуйста, отвечайте на основании всего того, что Вы где-либо слышали, или Вашего собственного опыта.</text:p>
          </table:table-cell>
          <table:table-cell office:value-type="float" office:value="8075" calcext:value-type="float">
            <text:p>8075</text:p>
          </table:table-cell>
        </table:table-row>
        <table:table-row table:style-name="ro1">
          <table:table-cell office:value-type="string" calcext:value-type="string">
            <text:p>ESS_R05_2010_RUS_RU_10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Когда пострадавшие обращаются в милицию, как Вы думаете, милиция относится хуже к богатым людям, хуже к бедным людям или к богатым, и к бедным она относится одинаково?</text:p>
          </table:table-cell>
          <table:table-cell office:value-type="float" office:value="8076" calcext:value-type="float">
            <text:p>8076</text:p>
          </table:table-cell>
        </table:table-row>
        <table:table-row table:style-name="ro1">
          <table:table-cell office:value-type="string" calcext:value-type="string">
            <text:p>ESS_R05_2010_RUS_RU_10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Когда пострадавшие обращаются в милицию, как Вы думаете, относится ли милиция к людям какой- либо расы или национальности хуже, чем к другим, или к людям всех рас и национальностей в милиции относятся одинаково?</text:p>
          </table:table-cell>
          <table:table-cell office:value-type="float" office:value="8077" calcext:value-type="float">
            <text:p>8077</text:p>
          </table:table-cell>
        </table:table-row>
        <table:table-row table:style-name="ro1">
          <table:table-cell office:value-type="string" calcext:value-type="string">
            <text:p>ESS_R05_2010_RUS_RU_10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На основании всего того, что Вы где-либо слышали, или Вашего собственного опыта, оцените, пожалуйста, насколько успешно российская милиция предотвращает преступления, связанные с применением или угрозой применения насилия?</text:p>
          </table:table-cell>
          <table:table-cell office:value-type="float" office:value="8078" calcext:value-type="float">
            <text:p>8078</text:p>
          </table:table-cell>
        </table:table-row>
        <table:table-row table:style-name="ro1">
          <table:table-cell office:value-type="string" calcext:value-type="string">
            <text:p>ESS_R05_2010_RUS_RU_10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Дайте ответ по шкале на этой карточке, где «0» означает «совершенно безуспешно», а «10» - «очень успешно».</text:p>
          </table:table-cell>
          <table:table-cell office:value-type="float" office:value="8079" calcext:value-type="float">
            <text:p>8079</text:p>
          </table:table-cell>
        </table:table-row>
        <table:table-row table:style-name="ro1">
          <table:table-cell office:value-type="string" calcext:value-type="string">
            <text:p>ESS_R05_2010_RUS_RU_10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ОТМЕТЬТЕ ОДНО ЧИСЛО</text:p>
          </table:table-cell>
          <table:table-cell office:value-type="float" office:value="8080" calcext:value-type="float">
            <text:p>8080</text:p>
          </table:table-cell>
        </table:table-row>
        <table:table-row table:style-name="ro1">
          <table:table-cell office:value-type="string" calcext:value-type="string">
            <text:p>ESS_R05_2010_RUS_RU_10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А насколько успешно, на Ваш взгляд, российская милиция ловит квартирных воров?</text:p>
          </table:table-cell>
          <table:table-cell office:value-type="float" office:value="8081" calcext:value-type="float">
            <text:p>8081</text:p>
          </table:table-cell>
        </table:table-row>
        <table:table-row table:style-name="ro1">
          <table:table-cell office:value-type="string" calcext:value-type="string">
            <text:p>ESS_R05_2010_RUS_RU_10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ОТМЕТЬТЕ ОДНО ЧИСЛО</text:p>
          </table:table-cell>
          <table:table-cell office:value-type="float" office:value="8080" calcext:value-type="float">
            <text:p>8080</text:p>
          </table:table-cell>
        </table:table-row>
        <table:table-row table:style-name="ro1">
          <table:table-cell office:value-type="string" calcext:value-type="string">
            <text:p>ESS_R05_2010_RUS_RU_10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Если бы поблизости от того места, где Вы живете, произошло преступление с применением или угрозой применения насилия, и кто-то вызвал бы милицию, как быстро, по Вашему мнению, она приехала бы на место преступления?</text:p>
          </table:table-cell>
          <table:table-cell office:value-type="float" office:value="8082" calcext:value-type="float">
            <text:p>8082</text:p>
          </table:table-cell>
        </table:table-row>
        <table:table-row table:style-name="ro1">
          <table:table-cell office:value-type="string" calcext:value-type="string">
            <text:p>ESS_R05_2010_RUS_RU_10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Дайте ответ по шкале на этой карточке, где «0» означает «очень долго», а «10» - «очень быстро».</text:p>
          </table:table-cell>
          <table:table-cell office:value-type="float" office:value="8083" calcext:value-type="float">
            <text:p>8083</text:p>
          </table:table-cell>
        </table:table-row>
        <table:table-row table:style-name="ro1">
          <table:table-cell office:value-type="string" calcext:value-type="string">
            <text:p>ESS_R05_2010_RUS_RU_10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ОТМЕТЬТЕ ОДНО ЧИСЛО</text:p>
          </table:table-cell>
          <table:table-cell office:value-type="float" office:value="8080" calcext:value-type="float">
            <text:p>8080</text:p>
          </table:table-cell>
        </table:table-row>
        <table:table-row table:style-name="ro1">
          <table:table-cell office:value-type="string" calcext:value-type="string">
            <text:p>ESS_R05_2010_RUS_RU_10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Следующие несколько вопросов - о том, как милиция ведет себя в случае таких преступлений как квартирные кражи и насильственные преступления - связанные с физическим воздействием.</text:p>
          </table:table-cell>
          <table:table-cell office:value-type="float" office:value="8084" calcext:value-type="float">
            <text:p>8084</text:p>
          </table:table-cell>
        </table:table-row>
        <table:table-row table:style-name="ro1">
          <table:table-cell office:value-type="string" calcext:value-type="string">
            <text:p>ESS_R05_2010_RUS_RU_10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Для ответа на несколько следующих вопросов не нужно будет пользоваться карточкой.</text:p>
          </table:table-cell>
          <table:table-cell office:value-type="float" office:value="8085" calcext:value-type="float">
            <text:p>8085</text:p>
          </table:table-cell>
        </table:table-row>
        <table:table-row table:style-name="ro1">
          <table:table-cell office:value-type="string" calcext:value-type="string">
            <text:p>ESS_R05_2010_RUS_RU_10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На основании всего того, что Вы где-либо слышали, или Вашего собственного опыта, скажите, пожалуйста, как часто, на Ваш взгляд, российская милиция уважительно обращается с людьми?</text:p>
          </table:table-cell>
          <table:table-cell office:value-type="float" office:value="8086" calcext:value-type="float">
            <text:p>8086</text:p>
          </table:table-cell>
        </table:table-row>
        <table:table-row table:style-name="ro1">
          <table:table-cell office:value-type="string" calcext:value-type="string">
            <text:p>ESS_R05_2010_RUS_RU_10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А как часто милиция справедливо и непредвзято расследует дела, которыми она занимается?</text:p>
          </table:table-cell>
          <table:table-cell office:value-type="float" office:value="8087" calcext:value-type="float">
            <text:p>8087</text:p>
          </table:table-cell>
        </table:table-row>
        <table:table-row table:style-name="ro1">
          <table:table-cell office:value-type="string" calcext:value-type="string">
            <text:p>ESS_R05_2010_RUS_RU_10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По Вашему мнению, это происходит...</text:p>
          </table:table-cell>
          <table:table-cell office:value-type="float" office:value="8088" calcext:value-type="float">
            <text:p>8088</text:p>
          </table:table-cell>
        </table:table-row>
        <table:table-row table:style-name="ro1">
          <table:table-cell office:value-type="string" calcext:value-type="string">
            <text:p>ESS_R05_2010_RUS_RU_11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Когда сотрудники российской милиции взаимодействуют с людьми, насколько часто, на Ваш взгляд, они объясняют свои решения и свои действия, когда их об этом просят?</text:p>
          </table:table-cell>
          <table:table-cell office:value-type="float" office:value="8089" calcext:value-type="float">
            <text:p>8089</text:p>
          </table:table-cell>
        </table:table-row>
        <table:table-row table:style-name="ro1">
          <table:table-cell office:value-type="string" calcext:value-type="string">
            <text:p>ESS_R05_2010_RUS_RU_11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Следующие несколько вопросов том, что, на Ваш взгляд, является долгом человека при взаимодействии с милицией в России, а что нет.</text:p>
          </table:table-cell>
          <table:table-cell office:value-type="float" office:value="8090" calcext:value-type="float">
            <text:p>8090</text:p>
          </table:table-cell>
        </table:table-row>
        <table:table-row table:style-name="ro1">
          <table:table-cell office:value-type="string" calcext:value-type="string">
            <text:p>ESS_R05_2010_RUS_RU_11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Для ответа пользуйтесь шкалой на этой карточке, где «0» означает «совсем не считаю это своим долгом», а «10» - «безусловно считаю это своим долгом».</text:p>
          </table:table-cell>
          <table:table-cell office:value-type="float" office:value="8091" calcext:value-type="float">
            <text:p>8091</text:p>
          </table:table-cell>
        </table:table-row>
        <table:table-row table:style-name="ro1">
          <table:table-cell office:value-type="string" calcext:value-type="string">
            <text:p>ESS_R05_2010_RUS_RU_11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Считаете ли Вы своим долгом и в какой мере...</text:p>
          </table:table-cell>
          <table:table-cell office:value-type="float" office:value="8092" calcext:value-type="float">
            <text:p>8092</text:p>
          </table:table-cell>
        </table:table-row>
        <table:table-row table:style-name="ro1">
          <table:table-cell office:value-type="string" calcext:value-type="string">
            <text:p>ESS_R05_2010_RUS_RU_11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... поддерживать решения милиции, даже если Вы с ними не согласны</text:p>
          </table:table-cell>
          <table:table-cell office:value-type="float" office:value="8093" calcext:value-type="float">
            <text:p>8093</text:p>
          </table:table-cell>
        </table:table-row>
        <table:table-row table:style-name="ro1">
          <table:table-cell office:value-type="string" calcext:value-type="string">
            <text:p>ESS_R05_2010_RUS_RU_11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...делать то, что требуют сотрудники милиции, даже если Вы с ними не согласны или не понимаете, зачем это нужно</text:p>
          </table:table-cell>
          <table:table-cell office:value-type="float" office:value="8094" calcext:value-type="float">
            <text:p>8094</text:p>
          </table:table-cell>
        </table:table-row>
        <table:table-row table:style-name="ro1">
          <table:table-cell office:value-type="string" calcext:value-type="string">
            <text:p>ESS_R05_2010_RUS_RU_113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...делать то, что требуют сотрудники милиции, даже если Вам не нравится, как они с Вами обращаются</text:p>
          </table:table-cell>
          <table:table-cell office:value-type="float" office:value="8095" calcext:value-type="float">
            <text:p>8095</text:p>
          </table:table-cell>
        </table:table-row>
        <table:table-row table:style-name="ro1">
          <table:table-cell office:value-type="string" calcext:value-type="string">
            <text:p>ESS_R05_2010_RUS_RU_11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Пользуясь этой карточкой, скажите, пожалуйста, насколько Вы согласны или не согласны с каждым из следующих утверждений о российской милиции?</text:p>
          </table:table-cell>
          <table:table-cell office:value-type="float" office:value="8096" calcext:value-type="float">
            <text:p>8096</text:p>
          </table:table-cell>
        </table:table-row>
        <table:table-row table:style-name="ro1">
          <table:table-cell office:value-type="string" calcext:value-type="string">
            <text:p>ESS_R05_2010_RUS_RU_11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В целом у милиции такие же представления о добре и зле, как и у меня</text:p>
          </table:table-cell>
          <table:table-cell office:value-type="float" office:value="8097" calcext:value-type="float">
            <text:p>8097</text:p>
          </table:table-cell>
        </table:table-row>
        <table:table-row table:style-name="ro1">
          <table:table-cell office:value-type="string" calcext:value-type="string">
            <text:p>ESS_R05_2010_RUS_RU_11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Милиция отстаивает те же ценности и идеалы, которые важны и для таких людей как я</text:p>
          </table:table-cell>
          <table:table-cell office:value-type="float" office:value="8098" calcext:value-type="float">
            <text:p>8098</text:p>
          </table:table-cell>
        </table:table-row>
        <table:table-row table:style-name="ro1">
          <table:table-cell office:value-type="string" calcext:value-type="string">
            <text:p>ESS_R05_2010_RUS_RU_11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В целом я поддерживаю то, как обычно действует милиция</text:p>
          </table:table-cell>
          <table:table-cell office:value-type="float" office:value="8099" calcext:value-type="float">
            <text:p>8099</text:p>
          </table:table-cell>
        </table:table-row>
        <table:table-row table:style-name="ro1">
          <table:table-cell office:value-type="string" calcext:value-type="string">
            <text:p>ESS_R05_2010_RUS_RU_11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В своих решениях и действиях сотрудники российской милиции слишком часто подчиняются давлению со стороны политических партий и политиков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ESS_R05_2010_RUS_RU_11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И последний вопрос о милиции и ее действиях.</text:p>
          </table:table-cell>
          <table:table-cell office:value-type="float" office:value="8101" calcext:value-type="float">
            <text:p>8101</text:p>
          </table:table-cell>
        </table:table-row>
        <table:table-row table:style-name="ro1">
          <table:table-cell office:value-type="string" calcext:value-type="string">
            <text:p>ESS_R05_2010_RUS_RU_11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Как часто, по Вашему мнению, сотрудники российской милиции берут взятки?</text:p>
          </table:table-cell>
          <table:table-cell office:value-type="float" office:value="8102" calcext:value-type="float">
            <text:p>8102</text:p>
          </table:table-cell>
        </table:table-row>
        <table:table-row table:style-name="ro1">
          <table:table-cell office:value-type="string" calcext:value-type="string">
            <text:p>ESS_R05_2010_RUS_RU_11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Дайте ответ по шкале на карточке, где "0" означает "никогда", а "10" - всегда.</text:p>
          </table:table-cell>
          <table:table-cell office:value-type="float" office:value="8103" calcext:value-type="float">
            <text:p>8103</text:p>
          </table:table-cell>
        </table:table-row>
        <table:table-row table:style-name="ro1">
          <table:table-cell office:value-type="string" calcext:value-type="string">
            <text:p>ESS_R05_2010_RUS_RU_11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ОТМЕТЬТЕ ОДНО ЧИСЛО</text:p>
          </table:table-cell>
          <table:table-cell office:value-type="float" office:value="8080" calcext:value-type="float">
            <text:p>8080</text:p>
          </table:table-cell>
        </table:table-row>
        <table:table-row table:style-name="ro1">
          <table:table-cell office:value-type="string" calcext:value-type="string">
            <text:p>ESS_R05_2010_RUS_RU_11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Теперь мне хотелось бы задать Вам несколько вопросов о российских судах, в которых разбираются такие дела как квартирные кражи и насильственные преступления - связанные с физическим воздействием на человека.</text:p>
          </table:table-cell>
          <table:table-cell office:value-type="float" office:value="8104" calcext:value-type="float">
            <text:p>8104</text:p>
          </table:table-cell>
        </table:table-row>
        <table:table-row table:style-name="ro1">
          <table:table-cell office:value-type="string" calcext:value-type="string">
            <text:p>ESS_R05_2010_RUS_RU_11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Пожалуйста, отвечайте опять же исходя из того, что Вы где-либо слышали, или Вашего собственного опыта.</text:p>
          </table:table-cell>
          <table:table-cell office:value-type="float" office:value="8105" calcext:value-type="float">
            <text:p>8105</text:p>
          </table:table-cell>
        </table:table-row>
        <table:table-row table:style-name="ro1">
          <table:table-cell office:value-type="string" calcext:value-type="string">
            <text:p>ESS_R05_2010_RUS_RU_11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Принимая во внимание все, что должны делать суды, оцените, пожалуйста, их работу.</text:p>
          </table:table-cell>
          <table:table-cell office:value-type="float" office:value="8106" calcext:value-type="float">
            <text:p>8106</text:p>
          </table:table-cell>
        </table:table-row>
        <table:table-row table:style-name="ro1">
          <table:table-cell office:value-type="string" calcext:value-type="string">
            <text:p>ESS_R05_2010_RUS_RU_12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Как часто, по Вашему мнению, суды ошибаются, и виновные оказываются на свободе?</text:p>
          </table:table-cell>
          <table:table-cell office:value-type="float" office:value="8107" calcext:value-type="float">
            <text:p>8107</text:p>
          </table:table-cell>
        </table:table-row>
        <table:table-row table:style-name="ro1">
          <table:table-cell office:value-type="string" calcext:value-type="string">
            <text:p>ESS_R05_2010_RUS_RU_12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Дайте ответ по шкале на карточке, где "0" означает "никогда", а "10" - всегда.</text:p>
          </table:table-cell>
          <table:table-cell office:value-type="float" office:value="8103" calcext:value-type="float">
            <text:p>8103</text:p>
          </table:table-cell>
        </table:table-row>
        <table:table-row table:style-name="ro1">
          <table:table-cell office:value-type="string" calcext:value-type="string">
            <text:p>ESS_R05_2010_RUS_RU_12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ОТМЕТЬТЕ ОДНО ЧИСЛО</text:p>
          </table:table-cell>
          <table:table-cell office:value-type="float" office:value="8080" calcext:value-type="float">
            <text:p>8080</text:p>
          </table:table-cell>
        </table:table-row>
        <table:table-row table:style-name="ro1">
          <table:table-cell office:value-type="string" calcext:value-type="string">
            <text:p>ESS_R05_2010_RUS_RU_12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Как часто, по Вашему мнению, суды выносят объективные и непредвзятые решения, основываясь лишь на представленных им доказательствах?</text:p>
          </table:table-cell>
          <table:table-cell office:value-type="float" office:value="8108" calcext:value-type="float">
            <text:p>8108</text:p>
          </table:table-cell>
        </table:table-row>
        <table:table-row table:style-name="ro1">
          <table:table-cell office:value-type="string" calcext:value-type="string">
            <text:p>ESS_R05_2010_RUS_RU_12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ОТМЕТЬТЕ ОДНО ЧИСЛО</text:p>
          </table:table-cell>
          <table:table-cell office:value-type="float" office:value="8080" calcext:value-type="float">
            <text:p>8080</text:p>
          </table:table-cell>
        </table:table-row>
        <table:table-row table:style-name="ro1">
          <table:table-cell office:value-type="string" calcext:value-type="string">
            <text:p>ESS_R05_2010_RUS_RU_12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Следующие несколько вопросов - о том, насколько вероятно, что разные люди в России могут быть признаны виновными в преступлении, которого они не совершали.</text:p>
          </table:table-cell>
          <table:table-cell office:value-type="float" office:value="8109" calcext:value-type="float">
            <text:p>8109</text:p>
          </table:table-cell>
        </table:table-row>
        <table:table-row table:style-name="ro1">
          <table:table-cell office:value-type="string" calcext:value-type="string">
            <text:p>ESS_R05_2010_RUS_RU_12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Представьте себе, что два человека - один богатый, другой бедный - предстали перед судом по обвинению в одинаковом преступлении, которого ни тот, ни другой не совершали.</text:p>
          </table:table-cell>
          <table:table-cell office:value-type="float" office:value="8110" calcext:value-type="float">
            <text:p>8110</text:p>
          </table:table-cell>
        </table:table-row>
        <table:table-row table:style-name="ro1">
          <table:table-cell office:value-type="string" calcext:value-type="string">
            <text:p>ESS_R05_2010_RUS_RU_12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Как Вы считаете, у кого из них больше шансов быть признанным виновным в преступлении, которого не совершал?</text:p>
          </table:table-cell>
          <table:table-cell office:value-type="float" office:value="8111" calcext:value-type="float">
            <text:p>8111</text:p>
          </table:table-cell>
        </table:table-row>
        <table:table-row table:style-name="ro1">
          <table:table-cell office:value-type="string" calcext:value-type="string">
            <text:p>ESS_R05_2010_RUS_RU_12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Представьте себе, что два человека разной расы или национальности предстали перед судом по обвинению в одинаковом преступлении, которое ни тот, ни другой не совершали.</text:p>
          </table:table-cell>
          <table:table-cell office:value-type="float" office:value="8112" calcext:value-type="float">
            <text:p>8112</text:p>
          </table:table-cell>
        </table:table-row>
        <table:table-row table:style-name="ro1">
          <table:table-cell office:value-type="string" calcext:value-type="string">
            <text:p>ESS_R05_2010_RUS_RU_12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Выберите один ответ из перечисленных на карточке, который лучше отражает то, у кого, на Ваш взгляд, больше шансов быть признанным виновным.</text:p>
          </table:table-cell>
          <table:table-cell office:value-type="float" office:value="8113" calcext:value-type="float">
            <text:p>8113</text:p>
          </table:table-cell>
        </table:table-row>
        <table:table-row table:style-name="ro1">
          <table:table-cell office:value-type="string" calcext:value-type="string">
            <text:p>ESS_R05_2010_RUS_RU_12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А теперь вопрос о судьях и их действиях.</text:p>
          </table:table-cell>
          <table:table-cell office:value-type="float" office:value="8114" calcext:value-type="float">
            <text:p>8114</text:p>
          </table:table-cell>
        </table:table-row>
        <table:table-row table:style-name="ro1">
          <table:table-cell office:value-type="string" calcext:value-type="string">
            <text:p>ESS_R05_2010_RUS_RU_12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Насколько часто, на Ваш взгляд, судьи в России берут взятки?</text:p>
          </table:table-cell>
          <table:table-cell office:value-type="float" office:value="8115" calcext:value-type="float">
            <text:p>8115</text:p>
          </table:table-cell>
        </table:table-row>
        <table:table-row table:style-name="ro1">
          <table:table-cell office:value-type="string" calcext:value-type="string">
            <text:p>ESS_R05_2010_RUS_RU_12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Для ответа воспользуйтесь шкалой на карточке.</text:p>
          </table:table-cell>
          <table:table-cell office:value-type="float" office:value="8116" calcext:value-type="float">
            <text:p>8116</text:p>
          </table:table-cell>
        </table:table-row>
        <table:table-row table:style-name="ro1">
          <table:table-cell office:value-type="string" calcext:value-type="string">
            <text:p>ESS_R05_2010_RUS_RU_12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ОТМЕТЬТЕ ОДНО ЧИСЛО</text:p>
          </table:table-cell>
          <table:table-cell office:value-type="float" office:value="8080" calcext:value-type="float">
            <text:p>8080</text:p>
          </table:table-cell>
        </table:table-row>
        <table:table-row table:style-name="ro1">
          <table:table-cell office:value-type="string" calcext:value-type="string">
            <text:p>ESS_R05_2010_RUS_RU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Пользуясь этой карточкой, скажите, пожалуйста, насколько Вы согласны или не согласны со следующими утверждениями, если говорить о России?</text:p>
          </table:table-cell>
          <table:table-cell office:value-type="float" office:value="8117" calcext:value-type="float">
            <text:p>8117</text:p>
          </table:table-cell>
        </table:table-row>
        <table:table-row table:style-name="ro1">
          <table:table-cell office:value-type="string" calcext:value-type="string">
            <text:p>ESS_R05_2010_RUS_RU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Как правило, суды защищают интересы богатых и влиятельных чаще, чем интересы простых людей</text:p>
          </table:table-cell>
          <table:table-cell office:value-type="float" office:value="8118" calcext:value-type="float">
            <text:p>8118</text:p>
          </table:table-cell>
        </table:table-row>
        <table:table-row table:style-name="ro1">
          <table:table-cell office:value-type="string" calcext:value-type="string">
            <text:p>ESS_R05_2010_RUS_RU_12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Наказания за нарушения закона нужно серьезно ужесточить</text:p>
          </table:table-cell>
          <table:table-cell office:value-type="float" office:value="8119" calcext:value-type="float">
            <text:p>8119</text:p>
          </table:table-cell>
        </table:table-row>
        <table:table-row table:style-name="ro1">
          <table:table-cell office:value-type="string" calcext:value-type="string">
            <text:p>ESS_R05_2010_RUS_RU_12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Долг каждого - подчиняться окончательному решению суда</text:p>
          </table:table-cell>
          <table:table-cell office:value-type="float" office:value="8120" calcext:value-type="float">
            <text:p>8120</text:p>
          </table:table-cell>
        </table:table-row>
        <table:table-row table:style-name="ro1">
          <table:table-cell office:value-type="string" calcext:value-type="string">
            <text:p>ESS_R05_2010_RUS_RU_12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Все законы нужно неукоснительно соблюдать</text:p>
          </table:table-cell>
          <table:table-cell office:value-type="float" office:value="8121" calcext:value-type="float">
            <text:p>8121</text:p>
          </table:table-cell>
        </table:table-row>
        <table:table-row table:style-name="ro1">
          <table:table-cell office:value-type="string" calcext:value-type="string">
            <text:p>ESS_R05_2010_RUS_RU_12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Иногда поступить порядочно означает нарушить закон</text:p>
          </table:table-cell>
          <table:table-cell office:value-type="float" office:value="8122" calcext:value-type="float">
            <text:p>8122</text:p>
          </table:table-cell>
        </table:table-row>
        <table:table-row table:style-name="ro1">
          <table:table-cell office:value-type="string" calcext:value-type="string">
            <text:p>ESS_R05_2010_RUS_RU_13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Судебные решения очень часто принимаются под давлением со стороны</text:p>
          </table:table-cell>
          <table:table-cell office:value-type="float" office:value="8123" calcext:value-type="float">
            <text:p>8123</text:p>
          </table:table-cell>
        </table:table-row>
        <table:table-row table:style-name="ro1">
          <table:table-cell office:value-type="string" calcext:value-type="string">
            <text:p>ESS_R05_2010_RUS_RU_13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политических партий и политиков</text:p>
          </table:table-cell>
          <table:table-cell office:value-type="float" office:value="8124" calcext:value-type="float">
            <text:p>8124</text:p>
          </table:table-cell>
        </table:table-row>
        <table:table-row table:style-name="ro1">
          <table:table-cell office:value-type="string" calcext:value-type="string">
            <text:p>ESS_R05_2010_RUS_RU_13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У людей разные представления о том, какое наказание должны нести преступники.</text:p>
          </table:table-cell>
          <table:table-cell office:value-type="float" office:value="8125" calcext:value-type="float">
            <text:p>8125</text:p>
          </table:table-cell>
        </table:table-row>
        <table:table-row table:style-name="ro1">
          <table:table-cell office:value-type="string" calcext:value-type="string">
            <text:p>ESS_R05_2010_RUS_RU_13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Давайте разберем для примера случай, когда 25-летний мужчина был признан виновным в совершении квартирной кражи во второй раз.</text:p>
          </table:table-cell>
          <table:table-cell office:value-type="float" office:value="8126" calcext:value-type="float">
            <text:p>8126</text:p>
          </table:table-cell>
        </table:table-row>
        <table:table-row table:style-name="ro1">
          <table:table-cell office:value-type="string" calcext:value-type="string">
            <text:p>ESS_R05_2010_RUS_RU_13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Какое одно из перечисленных на карточке наказаний он должен, на Ваш взгляд, понести?</text:p>
          </table:table-cell>
          <table:table-cell office:value-type="float" office:value="8127" calcext:value-type="float">
            <text:p>8127</text:p>
          </table:table-cell>
        </table:table-row>
        <table:table-row table:style-name="ro1">
          <table:table-cell office:value-type="string" calcext:value-type="string">
            <text:p>ESS_R05_2010_RUS_RU_13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А на какой срок, по Вашему мнению, он должен быть лишен свободы?</text:p>
          </table:table-cell>
          <table:table-cell office:value-type="float" office:value="8128" calcext:value-type="float">
            <text:p>8128</text:p>
          </table:table-cell>
        </table:table-row>
        <table:table-row table:style-name="ro1">
          <table:table-cell office:value-type="string" calcext:value-type="string">
            <text:p>ESS_R05_2010_RUS_RU_13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НЕ ЧИТАТЬ</text:p>
          </table:table-cell>
          <table:table-cell office:value-type="float" office:value="8129" calcext:value-type="float">
            <text:p>8129</text:p>
          </table:table-cell>
        </table:table-row>
        <table:table-row table:style-name="ro1">
          <table:table-cell office:value-type="string" calcext:value-type="string">
            <text:p>ESS_R05_2010_RUS_RU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Теперь мне хотелось бы узнать о том, как Вы повели бы себя, если бы оказались единственным свидетелем преступления.</text:p>
          </table:table-cell>
          <table:table-cell office:value-type="float" office:value="8130" calcext:value-type="float">
            <text:p>8130</text:p>
          </table:table-cell>
        </table:table-row>
        <table:table-row table:style-name="ro1">
          <table:table-cell office:value-type="string" calcext:value-type="string">
            <text:p>ESS_R05_2010_RUS_RU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Для ответа на следующие вопросы карточки не нужны.</text:p>
          </table:table-cell>
          <table:table-cell office:value-type="float" office:value="8131" calcext:value-type="float">
            <text:p>8131</text:p>
          </table:table-cell>
        </table:table-row>
        <table:table-row table:style-name="ro1">
          <table:table-cell office:value-type="string" calcext:value-type="string">
            <text:p>ESS_R05_2010_RUS_RU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Представьте себе, что Вы на улице и увидели, как человека толкнули, он упал, и у него отобрали кошелек.</text:p>
          </table:table-cell>
          <table:table-cell office:value-type="float" office:value="8132" calcext:value-type="float">
            <text:p>8132</text:p>
          </table:table-cell>
        </table:table-row>
        <table:table-row table:style-name="ro1">
          <table:table-cell office:value-type="string" calcext:value-type="string">
            <text:p>ESS_R05_2010_RUS_RU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Насколько вероятно, что в этой ситуации Вы позвонили бы в милицию?</text:p>
          </table:table-cell>
          <table:table-cell office:value-type="float" office:value="8133" calcext:value-type="float">
            <text:p>8133</text:p>
          </table:table-cell>
        </table:table-row>
        <table:table-row table:style-name="ro1">
          <table:table-cell office:value-type="string" calcext:value-type="string">
            <text:p>ESS_R05_2010_RUS_RU_13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Готовы ли Вы были бы опознать предполагаемого вора/преступника?</text:p>
          </table:table-cell>
          <table:table-cell office:value-type="float" office:value="8134" calcext:value-type="float">
            <text:p>8134</text:p>
          </table:table-cell>
        </table:table-row>
        <table:table-row table:style-name="ro1">
          <table:table-cell office:value-type="string" calcext:value-type="string">
            <text:p>ESS_R05_2010_RUS_RU_13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Вы...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string" calcext:value-type="string">
            <text:p>ESS_R05_2010_RUS_RU_13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А были бы Вы готовы дать свидетельские показания в суде против этого обвиняемого?</text:p>
          </table:table-cell>
          <table:table-cell office:value-type="float" office:value="8135" calcext:value-type="float">
            <text:p>8135</text:p>
          </table:table-cell>
        </table:table-row>
        <table:table-row table:style-name="ro1">
          <table:table-cell office:value-type="string" calcext:value-type="string">
            <text:p>ESS_R05_2010_RUS_RU_13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Вы...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string" calcext:value-type="string">
            <text:p>ESS_R05_2010_RUS_RU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А теперь несколько вопросов о поступках, которые Вы, возможно, совершали в своей жизни.</text:p>
          </table:table-cell>
          <table:table-cell office:value-type="float" office:value="8136" calcext:value-type="float">
            <text:p>8136</text:p>
          </table:table-cell>
        </table:table-row>
        <table:table-row table:style-name="ro1">
          <table:table-cell office:value-type="string" calcext:value-type="string">
            <text:p>ESS_R05_2010_RUS_RU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Пользуясь этой карточкой, скажите, пожалуйста, как часто за последние 5 лет Вы делали то, что я буду называть.</text:p>
          </table:table-cell>
          <table:table-cell office:value-type="float" office:value="8137" calcext:value-type="float">
            <text:p>8137</text:p>
          </table:table-cell>
        </table:table-row>
        <table:table-row table:style-name="ro1">
          <table:table-cell office:value-type="string" calcext:value-type="string">
            <text:p>ESS_R05_2010_RUS_RU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Как часто Вы...</text:p>
          </table:table-cell>
          <table:table-cell office:value-type="float" office:value="5953" calcext:value-type="float">
            <text:p>5953</text:p>
          </table:table-cell>
        </table:table-row>
        <table:table-row table:style-name="ro1">
          <table:table-cell office:value-type="string" calcext:value-type="string">
            <text:p>ESS_R05_2010_RUS_RU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..преувеличивали размер ущерба или выдвигали необоснованное, ложное требование для получения выплаты по страховке</text:p>
          </table:table-cell>
          <table:table-cell office:value-type="float" office:value="8138" calcext:value-type="float">
            <text:p>8138</text:p>
          </table:table-cell>
        </table:table-row>
        <table:table-row table:style-name="ro1">
          <table:table-cell office:value-type="string" calcext:value-type="string">
            <text:p>ESS_R05_2010_RUS_RU_13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...покупали какие-либо вещи, подозревая, что они краденые</text:p>
          </table:table-cell>
          <table:table-cell office:value-type="float" office:value="8139" calcext:value-type="float">
            <text:p>8139</text:p>
          </table:table-cell>
        </table:table-row>
        <table:table-row table:style-name="ro1">
          <table:table-cell office:value-type="string" calcext:value-type="string">
            <text:p>ESS_R05_2010_RUS_RU_13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...нарушали правила дорожного движения, например, превышали скорость или проезжали на красный свет</text:p>
          </table:table-cell>
          <table:table-cell office:value-type="float" office:value="8140" calcext:value-type="float">
            <text:p>8140</text:p>
          </table:table-cell>
        </table:table-row>
        <table:table-row table:style-name="ro1">
          <table:table-cell office:value-type="string" calcext:value-type="string">
            <text:p>ESS_R05_2010_RUS_RU_14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Сколько человек, включая Вас, а также детей, проживают здесь постоянно как члены семьи?</text:p>
          </table:table-cell>
          <table:table-cell office:value-type="float" office:value="8141" calcext:value-type="float">
            <text:p>8141</text:p>
          </table:table-cell>
        </table:table-row>
        <table:table-row table:style-name="ro1">
          <table:table-cell office:value-type="string" calcext:value-type="string">
            <text:p>ESS_R05_2010_RUS_RU_14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Под членами семьи мы понимаем людей, которые живут под одной крышей и ведут совместное хозяйство.</text:p>
          </table:table-cell>
          <table:table-cell office:value-type="float" office:value="8142" calcext:value-type="float">
            <text:p>8142</text:p>
          </table:table-cell>
        </table:table-row>
        <table:table-row table:style-name="ro1">
          <table:table-cell office:value-type="string" calcext:value-type="string">
            <text:p>ESS_R05_2010_RUS_RU_14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В каком году Вы родились?</text:p>
          </table:table-cell>
          <table:table-cell office:value-type="float" office:value="5228" calcext:value-type="float">
            <text:p>5228</text:p>
          </table:table-cell>
        </table:table-row>
        <table:table-row table:style-name="ro1">
          <table:table-cell office:value-type="string" calcext:value-type="string">
            <text:p>ESS_R05_2010_RUS_RU_14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Посмотрите на карточку и скажите, кем он Вам приходится?</text:p>
          </table:table-cell>
          <table:table-cell office:value-type="float" office:value="8143" calcext:value-type="float">
            <text:p>8143</text:p>
          </table:table-cell>
        </table:table-row>
        <table:table-row table:style-name="ro1">
          <table:table-cell office:value-type="string" calcext:value-type="string">
            <text:p>ESS_R05_2010_RUS_RU_14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Вы сказали, что живете сейчас со своим мужем.</text:p>
          </table:table-cell>
          <table:table-cell office:value-type="float" office:value="8144" calcext:value-type="float">
            <text:p>8144</text:p>
          </table:table-cell>
        </table:table-row>
        <table:table-row table:style-name="ro1">
          <table:table-cell office:value-type="string" calcext:value-type="string">
            <text:p>ESS_R05_2010_RUS_RU_14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Какое из утверждений, перечисленных на этой карточке, лучше всего описывает отношения, в которых Вы находитесь?</text:p>
          </table:table-cell>
          <table:table-cell office:value-type="float" office:value="8145" calcext:value-type="float">
            <text:p>8145</text:p>
          </table:table-cell>
        </table:table-row>
        <table:table-row table:style-name="ro1">
          <table:table-cell office:value-type="string" calcext:value-type="string">
            <text:p>ESS_R05_2010_RUS_RU_14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Приходилось ли Вам когда-либо жить с партнером, с которым Вы не состояли в браке?</text:p>
          </table:table-cell>
          <table:table-cell office:value-type="float" office:value="8146" calcext:value-type="float">
            <text:p>8146</text:p>
          </table:table-cell>
        </table:table-row>
        <table:table-row table:style-name="ro1">
          <table:table-cell office:value-type="string" calcext:value-type="string">
            <text:p>ESS_R05_2010_RUS_RU_14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Вы когда-либо были официально разведены?</text:p>
          </table:table-cell>
          <table:table-cell office:value-type="float" office:value="8147" calcext:value-type="float">
            <text:p>8147</text:p>
          </table:table-cell>
        </table:table-row>
        <table:table-row table:style-name="ro1">
          <table:table-cell office:value-type="string" calcext:value-type="string">
            <text:p>ESS_R05_2010_RUS_RU_14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Следующий вопрос о Вашем официальном семейном положении, а не о том, с кем Вы живете или не живете в настоящее время</text:p>
          </table:table-cell>
          <table:table-cell office:value-type="float" office:value="8148" calcext:value-type="float">
            <text:p>8148</text:p>
          </table:table-cell>
        </table:table-row>
        <table:table-row table:style-name="ro1">
          <table:table-cell office:value-type="string" calcext:value-type="string">
            <text:p>ESS_R05_2010_RUS_RU_14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Какое из утверждений, перечисленных на этой карточке, лучше всего описывает Ваше нынешнее официальное семейное положение?</text:p>
          </table:table-cell>
          <table:table-cell office:value-type="float" office:value="8149" calcext:value-type="float">
            <text:p>8149</text:p>
          </table:table-cell>
        </table:table-row>
        <table:table-row table:style-name="ro1">
          <table:table-cell office:value-type="string" calcext:value-type="string">
            <text:p>ESS_R05_2010_RUS_RU_147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Были ли у Вас когда-нибудь свои дети или приемные дети; дети, которые находились под Вашим опекунством; или дети Вашего партнера, которые жили вместе с Вами?</text:p>
          </table:table-cell>
          <table:table-cell office:value-type="float" office:value="8150" calcext:value-type="float">
            <text:p>8150</text:p>
          </table:table-cell>
        </table:table-row>
        <table:table-row table:style-name="ro1">
          <table:table-cell office:value-type="string" calcext:value-type="string">
            <text:p>ESS_R05_2010_RUS_RU_148</text:p>
          </table:table-cell>
          <table:table-cell office:value-type="string" calcext:value-type="string">
            <text:p>F13а</text:p>
          </table:table-cell>
          <table:table-cell office:value-type="string" calcext:value-type="string">
            <text:p>Есть ли у Вас в этом доме (квартире) стационарный телефон?</text:p>
          </table:table-cell>
          <table:table-cell office:value-type="float" office:value="7397" calcext:value-type="float">
            <text:p>7397</text:p>
          </table:table-cell>
        </table:table-row>
        <table:table-row table:style-name="ro1">
          <table:table-cell office:value-type="string" calcext:value-type="string">
            <text:p>ESS_R05_2010_RUS_RU_14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Какая из фраз на карточке наилучшим образом описывает место, где Вы живете?</text:p>
          </table:table-cell>
          <table:table-cell office:value-type="float" office:value="8151" calcext:value-type="float">
            <text:p>8151</text:p>
          </table:table-cell>
        </table:table-row>
        <table:table-row table:style-name="ro1">
          <table:table-cell office:value-type="string" calcext:value-type="string">
            <text:p>ESS_R05_2010_RUS_RU_15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Какой наивысший уровень образования Вы получили?</text:p>
          </table:table-cell>
          <table:table-cell office:value-type="float" office:value="8152" calcext:value-type="float">
            <text:p>8152</text:p>
          </table:table-cell>
        </table:table-row>
        <table:table-row table:style-name="ro1">
          <table:table-cell office:value-type="string" calcext:value-type="string">
            <text:p>ESS_R05_2010_RUS_RU_15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Вспомните, пожалуйста, то как Вы получали свое образование.</text:p>
          </table:table-cell>
          <table:table-cell office:value-type="float" office:value="8153" calcext:value-type="float">
            <text:p>8153</text:p>
          </table:table-cell>
        </table:table-row>
        <table:table-row table:style-name="ro1">
          <table:table-cell office:value-type="string" calcext:value-type="string">
            <text:p>ESS_R05_2010_RUS_RU_15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Я зачитаю Вам разные образовательные учреждения, а Вы скажите мне, учились ли Вы в каждом из них или нет.</text:p>
          </table:table-cell>
          <table:table-cell office:value-type="float" office:value="8154" calcext:value-type="float">
            <text:p>8154</text:p>
          </table:table-cell>
        </table:table-row>
        <table:table-row table:style-name="ro1">
          <table:table-cell office:value-type="string" calcext:value-type="string">
            <text:p>ESS_R05_2010_RUS_RU_15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Если учились, то сколько всего лет Вы проучились, не важно, закончили Вы их или нет?</text:p>
          </table:table-cell>
          <table:table-cell office:value-type="float" office:value="8155" calcext:value-type="float">
            <text:p>8155</text:p>
          </table:table-cell>
        </table:table-row>
        <table:table-row table:style-name="ro1">
          <table:table-cell office:value-type="string" calcext:value-type="string">
            <text:p>ESS_R05_2010_RUS_RU_15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Если Вы учились в нескольких учреждениях одного и того же типа (например, в двух техникумах), посчитайте общее количество лет для всех этих учреждений.</text:p>
          </table:table-cell>
          <table:table-cell office:value-type="float" office:value="8156" calcext:value-type="float">
            <text:p>8156</text:p>
          </table:table-cell>
        </table:table-row>
        <table:table-row table:style-name="ro1">
          <table:table-cell office:value-type="string" calcext:value-type="string">
            <text:p>ESS_R05_2010_RUS_RU_15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Не учитывайте время, которое Вы провели в декретном, административном или другом отпуске.</text:p>
          </table:table-cell>
          <table:table-cell office:value-type="float" office:value="8157" calcext:value-type="float">
            <text:p>8157</text:p>
          </table:table-cell>
        </table:table-row>
        <table:table-row table:style-name="ro1">
          <table:table-cell office:value-type="string" calcext:value-type="string">
            <text:p>ESS_R05_2010_RUS_RU_15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Скажите, какие категории, из тех, что перечислены на этой карточке, применимы к Вам, если вспомнить о последних 7 днях?</text:p>
          </table:table-cell>
          <table:table-cell office:value-type="float" office:value="8158" calcext:value-type="float">
            <text:p>8158</text:p>
          </table:table-cell>
        </table:table-row>
        <table:table-row table:style-name="ro1">
          <table:table-cell office:value-type="string" calcext:value-type="string">
            <text:p>ESS_R05_2010_RUS_RU_15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Если к Вам относятся несколько категорий, перечисленных на карточке, назовите мне все.</text:p>
          </table:table-cell>
          <table:table-cell office:value-type="float" office:value="8159" calcext:value-type="float">
            <text:p>8159</text:p>
          </table:table-cell>
        </table:table-row>
        <table:table-row table:style-name="ro1">
          <table:table-cell office:value-type="string" calcext:value-type="string">
            <text:p>ESS_R05_2010_RUS_RU_153</text:p>
          </table:table-cell>
          <table:table-cell office:value-type="string" calcext:value-type="string">
            <text:p>F17с</text:p>
          </table:table-cell>
          <table:table-cell office:value-type="string" calcext:value-type="string">
            <text:p>Какое из этих занятий Вы считаете для себя основным, если говорить о последних 7 днях?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 office:value-type="string" calcext:value-type="string">
            <text:p>ESS_R05_2010_RUS_RU_154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Я хочу еще раз уточнить, была ли у Вас хоть какая-нибудь оплачиваемая работа - на один час или больше - за последние семь дней?</text:p>
          </table:table-cell>
          <table:table-cell office:value-type="float" office:value="8161" calcext:value-type="float">
            <text:p>8161</text:p>
          </table:table-cell>
        </table:table-row>
        <table:table-row table:style-name="ro1">
          <table:table-cell office:value-type="string" calcext:value-type="string">
            <text:p>ESS_R05_2010_RUS_RU_155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Работали ли Вы когда-нибудь на оплачиваемой работе?</text:p>
          </table:table-cell>
          <table:table-cell office:value-type="float" office:value="8162" calcext:value-type="float">
            <text:p>8162</text:p>
          </table:table-cell>
        </table:table-row>
        <table:table-row table:style-name="ro1">
          <table:table-cell office:value-type="string" calcext:value-type="string">
            <text:p>ESS_R05_2010_RUS_RU_156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В каком году Вы в последний раз работали на оплачиваемой работе?</text:p>
          </table:table-cell>
          <table:table-cell office:value-type="float" office:value="8163" calcext:value-type="float">
            <text:p>8163</text:p>
          </table:table-cell>
        </table:table-row>
        <table:table-row table:style-name="ro1">
          <table:table-cell office:value-type="string" calcext:value-type="string">
            <text:p>ESS_R05_2010_RUS_RU_157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Каково Ваше положение на Вашей основной работе?</text:p>
          </table:table-cell>
          <table:table-cell office:value-type="float" office:value="8164" calcext:value-type="float">
            <text:p>8164</text:p>
          </table:table-cell>
        </table:table-row>
        <table:table-row table:style-name="ro1">
          <table:table-cell office:value-type="string" calcext:value-type="string">
            <text:p>ESS_R05_2010_RUS_RU_157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Вы ...</text:p>
          </table:table-cell>
          <table:table-cell office:value-type="float" office:value="8165" calcext:value-type="float">
            <text:p>8165</text:p>
          </table:table-cell>
        </table:table-row>
        <table:table-row table:style-name="ro1">
          <table:table-cell office:value-type="string" calcext:value-type="string">
            <text:p>ESS_R05_2010_RUS_RU_158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Сколько у Вас наемных работников, если они у Вас вообще есть?</text:p>
          </table:table-cell>
          <table:table-cell office:value-type="float" office:value="8166" calcext:value-type="float">
            <text:p>8166</text:p>
          </table:table-cell>
        </table:table-row>
        <table:table-row table:style-name="ro1">
          <table:table-cell office:value-type="string" calcext:value-type="string">
            <text:p>ESS_R05_2010_RUS_RU_159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Как Вы оформлены на работе?</text:p>
          </table:table-cell>
          <table:table-cell office:value-type="float" office:value="5592" calcext:value-type="float">
            <text:p>5592</text:p>
          </table:table-cell>
        </table:table-row>
        <table:table-row table:style-name="ro1">
          <table:table-cell office:value-type="string" calcext:value-type="string">
            <text:p>ESS_R05_2010_RUS_RU_160</text:p>
          </table:table-cell>
          <table:table-cell office:value-type="string" calcext:value-type="string">
            <text:p>F23а</text:p>
          </table:table-cell>
          <table:table-cell office:value-type="string" calcext:value-type="string">
            <text:p>Когда Вы устраивались на работу, по Вашему мнению, Ваш работодатель рассчитывал на то, что это будет...</text:p>
          </table:table-cell>
          <table:table-cell office:value-type="float" office:value="8167" calcext:value-type="float">
            <text:p>8167</text:p>
          </table:table-cell>
        </table:table-row>
        <table:table-row table:style-name="ro1">
          <table:table-cell office:value-type="string" calcext:value-type="string">
            <text:p>ESS_R05_2010_RUS_RU_161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Приблизительно сколько человек работает в Вашей организации, включая Вас?</text:p>
          </table:table-cell>
          <table:table-cell office:value-type="float" office:value="8168" calcext:value-type="float">
            <text:p>8168</text:p>
          </table:table-cell>
        </table:table-row>
        <table:table-row table:style-name="ro1">
          <table:table-cell office:value-type="string" calcext:value-type="string">
            <text:p>ESS_R05_2010_RUS_RU_162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На Вашей основной работе, входит ли в Ваши обязанности руководить сотрудниками и отвечать за их работу?</text:p>
          </table:table-cell>
          <table:table-cell office:value-type="float" office:value="8169" calcext:value-type="float">
            <text:p>8169</text:p>
          </table:table-cell>
        </table:table-row>
        <table:table-row table:style-name="ro1">
          <table:table-cell office:value-type="string" calcext:value-type="string">
            <text:p>ESS_R05_2010_RUS_RU_163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Работой какого количества людей Вы руководите или несете за них ответственность?</text:p>
          </table:table-cell>
          <table:table-cell office:value-type="float" office:value="8170" calcext:value-type="float">
            <text:p>8170</text:p>
          </table:table-cell>
        </table:table-row>
        <table:table-row table:style-name="ro1">
          <table:table-cell office:value-type="string" calcext:value-type="string">
            <text:p>ESS_R05_2010_RUS_RU_164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Сейчас я буду зачитывать Вам утверждения, касающиеся различных сторон Вашей работы, а Вы скажите мне, насколько по правилам Вашей организации Вы можете... решать, как организовать свою повседневную работу?</text:p>
          </table:table-cell>
          <table:table-cell office:value-type="float" office:value="8171" calcext:value-type="float">
            <text:p>8171</text:p>
          </table:table-cell>
        </table:table-row>
        <table:table-row table:style-name="ro1">
          <table:table-cell office:value-type="string" calcext:value-type="string">
            <text:p>ESS_R05_2010_RUS_RU_165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... влиять на принятие важных решений о деятельности организации?</text:p>
          </table:table-cell>
          <table:table-cell office:value-type="float" office:value="8172" calcext:value-type="float">
            <text:p>8172</text:p>
          </table:table-cell>
        </table:table-row>
        <table:table-row table:style-name="ro1">
          <table:table-cell office:value-type="string" calcext:value-type="string">
            <text:p>ESS_R05_2010_RUS_RU_166</text:p>
          </table:table-cell>
          <table:table-cell office:value-type="string" calcext:value-type="string">
            <text:p>F28а</text:p>
          </table:table-cell>
          <table:table-cell office:value-type="string" calcext:value-type="string">
            <text:p><text:s/>... выбирать или изменять темп своей работы?</text:p>
          </table:table-cell>
          <table:table-cell office:value-type="float" office:value="8173" calcext:value-type="float">
            <text:p>8173</text:p>
          </table:table-cell>
        </table:table-row>
        <table:table-row table:style-name="ro1">
          <table:table-cell office:value-type="string" calcext:value-type="string">
            <text:p>ESS_R05_2010_RUS_RU_167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Сколько часов в неделю Вы должны работать на своей основной работе согласно условиям, оговоренным с Вашим работодателем, без учета оплачиваемой или не оплачиваемой сверхурочной работы?</text:p>
          </table:table-cell>
          <table:table-cell office:value-type="float" office:value="8174" calcext:value-type="float">
            <text:p>8174</text:p>
          </table:table-cell>
        </table:table-row>
        <table:table-row table:style-name="ro1">
          <table:table-cell office:value-type="string" calcext:value-type="string">
            <text:p>ESS_R05_2010_RUS_RU_168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А сколько часов в неделю Вы в действительности обычно работаете на своей основной работе?</text:p>
          </table:table-cell>
          <table:table-cell office:value-type="float" office:value="8175" calcext:value-type="float">
            <text:p>8175</text:p>
          </table:table-cell>
        </table:table-row>
        <table:table-row table:style-name="ro1">
          <table:table-cell office:value-type="string" calcext:value-type="string">
            <text:p>ESS_R05_2010_RUS_RU_168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Учитывайте все Ваши рабочие часы, в том числе оплачиваемые или неоплачиваемые сверхурочные.</text:p>
          </table:table-cell>
          <table:table-cell office:value-type="float" office:value="8176" calcext:value-type="float">
            <text:p>8176</text:p>
          </table:table-cell>
        </table:table-row>
        <table:table-row table:style-name="ro1">
          <table:table-cell office:value-type="string" calcext:value-type="string">
            <text:p>ESS_R05_2010_RUS_RU_169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Какова основная сфера деятельности Вашей организации?</text:p>
          </table:table-cell>
          <table:table-cell office:value-type="float" office:value="8177" calcext:value-type="float">
            <text:p>8177</text:p>
          </table:table-cell>
        </table:table-row>
        <table:table-row table:style-name="ro1">
          <table:table-cell office:value-type="string" calcext:value-type="string">
            <text:p>ESS_R05_2010_RUS_RU_169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Чем она занимается?</text:p>
          </table:table-cell>
          <table:table-cell office:value-type="float" office:value="8178" calcext:value-type="float">
            <text:p>8178</text:p>
          </table:table-cell>
        </table:table-row>
        <table:table-row table:style-name="ro1">
          <table:table-cell office:value-type="string" calcext:value-type="string">
            <text:p>ESS_R05_2010_RUS_RU_170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К какому из перечисленных здесь типов относится Ваша организация?</text:p>
          </table:table-cell>
          <table:table-cell office:value-type="float" office:value="8179" calcext:value-type="float">
            <text:p>8179</text:p>
          </table:table-cell>
        </table:table-row>
        <table:table-row table:style-name="ro1">
          <table:table-cell office:value-type="string" calcext:value-type="string">
            <text:p>ESS_R05_2010_RUS_RU_171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Скажите, пожалуйста, как называются Ваши должность и профессия, по которой Вы сейчас работаете?</text:p>
          </table:table-cell>
          <table:table-cell office:value-type="float" office:value="8180" calcext:value-type="float">
            <text:p>8180</text:p>
          </table:table-cell>
        </table:table-row>
        <table:table-row table:style-name="ro1">
          <table:table-cell office:value-type="string" calcext:value-type="string">
            <text:p>ESS_R05_2010_RUS_RU_17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Что именно Вы делаете, какую работу выполняете большую часть времени на своей основной работе?</text:p>
          </table:table-cell>
          <table:table-cell office:value-type="float" office:value="8181" calcext:value-type="float">
            <text:p>8181</text:p>
          </table:table-cell>
        </table:table-row>
        <table:table-row table:style-name="ro1">
          <table:table-cell office:value-type="string" calcext:value-type="string">
            <text:p>ESS_R05_2010_RUS_RU_173</text:p>
          </table:table-cell>
          <table:table-cell office:value-type="string" calcext:value-type="string">
            <text:p>F34a</text:p>
          </table:table-cell>
          <table:table-cell office:value-type="string" calcext:value-type="string">
            <text:p>Какое образование, квалификация требуется для выполнения Вашей работы?</text:p>
          </table:table-cell>
          <table:table-cell office:value-type="float" office:value="8182" calcext:value-type="float">
            <text:p>8182</text:p>
          </table:table-cell>
        </table:table-row>
        <table:table-row table:style-name="ro1">
          <table:table-cell office:value-type="string" calcext:value-type="string">
            <text:p>ESS_R05_2010_RUS_RU_174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Когда Вы в последний раз меняли место работы, что из перечисленного на этой карточке послужило главной причиной Вашего ухода?</text:p>
          </table:table-cell>
          <table:table-cell office:value-type="float" office:value="8183" calcext:value-type="float">
            <text:p>8183</text:p>
          </table:table-cell>
        </table:table-row>
        <table:table-row table:style-name="ro1">
          <table:table-cell office:value-type="string" calcext:value-type="string">
            <text:p>ESS_R05_2010_RUS_RU_175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За последние 10 лет работали ли Вы на оплачиваемой работе за границей в течение 6 месяцев или дольше?</text:p>
          </table:table-cell>
          <table:table-cell office:value-type="float" office:value="8184" calcext:value-type="float">
            <text:p>8184</text:p>
          </table:table-cell>
        </table:table-row>
        <table:table-row table:style-name="ro1">
          <table:table-cell office:value-type="string" calcext:value-type="string">
            <text:p>ESS_R05_2010_RUS_RU_176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Приходилось ли Вам когда-либо быть без работы и искать работу дольше трех месяцев?</text:p>
          </table:table-cell>
          <table:table-cell office:value-type="float" office:value="8185" calcext:value-type="float">
            <text:p>8185</text:p>
          </table:table-cell>
        </table:table-row>
        <table:table-row table:style-name="ro1">
          <table:table-cell office:value-type="string" calcext:value-type="string">
            <text:p>ESS_R05_2010_RUS_RU_177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Были ли у Вас подобные периоды, которые длились 12 месяцев или больше?</text:p>
          </table:table-cell>
          <table:table-cell office:value-type="float" office:value="5611" calcext:value-type="float">
            <text:p>5611</text:p>
          </table:table-cell>
        </table:table-row>
        <table:table-row table:style-name="ro1">
          <table:table-cell office:value-type="string" calcext:value-type="string">
            <text:p>ESS_R05_2010_RUS_RU_178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Приходилось ли Вам за последние 5 лет быть без работы и искать работу дольше, чем 3 месяца?</text:p>
          </table:table-cell>
          <table:table-cell office:value-type="float" office:value="8186" calcext:value-type="float">
            <text:p>8186</text:p>
          </table:table-cell>
        </table:table-row>
        <table:table-row table:style-name="ro1">
          <table:table-cell office:value-type="string" calcext:value-type="string">
            <text:p>ESS_R05_2010_RUS_RU_179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Являетесь ли Вы сейчас или были когда-либо членом профсоюза или подобной организации?</text:p>
          </table:table-cell>
          <table:table-cell office:value-type="float" office:value="8187" calcext:value-type="float">
            <text:p>8187</text:p>
          </table:table-cell>
        </table:table-row>
        <table:table-row table:style-name="ro1">
          <table:table-cell office:value-type="string" calcext:value-type="string">
            <text:p>ESS_R05_2010_RUS_RU_180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Вспомните о доходах всех членов Вашей семьи, живущих с Вами, из всех источников и скажите, какой основной источник дохода Вашей семьи?</text:p>
          </table:table-cell>
          <table:table-cell office:value-type="float" office:value="8188" calcext:value-type="float">
            <text:p>8188</text:p>
          </table:table-cell>
        </table:table-row>
        <table:table-row table:style-name="ro1">
          <table:table-cell office:value-type="string" calcext:value-type="string">
            <text:p>ESS_R05_2010_RUS_RU_181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Для анализа данных этого исследования нам очень нужно было бы знать хотя бы примерно финансовое положение различных групп населения.</text:p>
          </table:table-cell>
          <table:table-cell office:value-type="float" office:value="8189" calcext:value-type="float">
            <text:p>8189</text:p>
          </table:table-cell>
        </table:table-row>
        <table:table-row table:style-name="ro1">
          <table:table-cell office:value-type="string" calcext:value-type="string">
            <text:p>ESS_R05_2010_RUS_RU_181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На карточке перечислены группы доходов, скажите, к какой группе принадлежит Ваша семья по общему доходу всех членов семьи в месяц ПОСЛЕ вычета всех налогов.</text:p>
          </table:table-cell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string" calcext:value-type="string">
            <text:p>ESS_R05_2010_RUS_RU_181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Вы можете назвать мне только букву.</text:p>
          </table:table-cell>
          <table:table-cell office:value-type="float" office:value="8191" calcext:value-type="float">
            <text:p>8191</text:p>
          </table:table-cell>
        </table:table-row>
        <table:table-row table:style-name="ro1">
          <table:table-cell office:value-type="string" calcext:value-type="string">
            <text:p>ESS_R05_2010_RUS_RU_181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Если Вы не знаете доход Вашей семьи точно, постарайтесь дать хотя бы приблизительных ответ.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ESS_R05_2010_RUS_RU_181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В МЕСЯЦ</text:p>
          </table:table-cell>
          <table:table-cell office:value-type="float" office:value="8193" calcext:value-type="float">
            <text:p>8193</text:p>
          </table:table-cell>
        </table:table-row>
        <table:table-row table:style-name="ro1">
          <table:table-cell office:value-type="string" calcext:value-type="string">
            <text:p>ESS_R05_2010_RUS_RU_182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Для анализа данных этого исследования нам очень нужно было бы знать хотя бы примерно финансовое положение различных групп населения.</text:p>
          </table:table-cell>
          <table:table-cell office:value-type="float" office:value="8189" calcext:value-type="float">
            <text:p>8189</text:p>
          </table:table-cell>
        </table:table-row>
        <table:table-row table:style-name="ro1">
          <table:table-cell office:value-type="string" calcext:value-type="string">
            <text:p>ESS_R05_2010_RUS_RU_182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На карточке перечислены группы доходов, скажите, к какой группе принадлежит Ваша семья по общему доходу всех членов семьи в месяц ПОСЛЕ вычета всех налогов.</text:p>
          </table:table-cell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string" calcext:value-type="string">
            <text:p>ESS_R05_2010_RUS_RU_182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Вы можете назвать мне только букву.</text:p>
          </table:table-cell>
          <table:table-cell office:value-type="float" office:value="8191" calcext:value-type="float">
            <text:p>8191</text:p>
          </table:table-cell>
        </table:table-row>
        <table:table-row table:style-name="ro1">
          <table:table-cell office:value-type="string" calcext:value-type="string">
            <text:p>ESS_R05_2010_RUS_RU_182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Если Вы не знаете доход Вашей семьи точно, постарайтесь дать хотя бы приблизительных ответ.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ESS_R05_2010_RUS_RU_182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В ГОД</text:p>
          </table:table-cell>
          <table:table-cell office:value-type="float" office:value="8194" calcext:value-type="float">
            <text:p>8194</text:p>
          </table:table-cell>
        </table:table-row>
        <table:table-row table:style-name="ro1">
          <table:table-cell office:value-type="string" calcext:value-type="string">
            <text:p>ESS_R05_2010_RUS_RU_183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А какую долю семейного дохода приносите лично Вы?</text:p>
          </table:table-cell>
          <table:table-cell office:value-type="float" office:value="8195" calcext:value-type="float">
            <text:p>8195</text:p>
          </table:table-cell>
        </table:table-row>
        <table:table-row table:style-name="ro1">
          <table:table-cell office:value-type="string" calcext:value-type="string">
            <text:p>ESS_R05_2010_RUS_RU_184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Какое из высказываний на этой карточке наиболее точно описывает уровень дохода Вашей семьи в настоящее время?</text:p>
          </table:table-cell>
          <table:table-cell office:value-type="float" office:value="8196" calcext:value-type="float">
            <text:p>8196</text:p>
          </table:table-cell>
        </table:table-row>
        <table:table-row table:style-name="ro1">
          <table:table-cell office:value-type="string" calcext:value-type="string">
            <text:p>ESS_R05_2010_RUS_RU_185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Если бы по какой-то причине у Вас были серьезные материальные трудности и Вы вынуждены были бы одалживать деньги, чтобы свести концы с концами, насколько трудно или легко это было бы сделать для Вас?</text:p>
          </table:table-cell>
          <table:table-cell office:value-type="float" office:value="8197" calcext:value-type="float">
            <text:p>8197</text:p>
          </table:table-cell>
        </table:table-row>
        <table:table-row table:style-name="ro1">
          <table:table-cell office:value-type="string" calcext:value-type="string">
            <text:p>ESS_R05_2010_RUS_RU_186</text:p>
          </table:table-cell>
          <table:table-cell office:value-type="string" calcext:value-type="string">
            <text:p>F43a</text:p>
          </table:table-cell>
          <table:table-cell office:value-type="string" calcext:value-type="string">
            <text:p>Как Вы думаете, к какому слою общества Вы принадлежите?</text:p>
          </table:table-cell>
          <table:table-cell office:value-type="float" office:value="8198" calcext:value-type="float">
            <text:p>8198</text:p>
          </table:table-cell>
        </table:table-row>
        <table:table-row table:style-name="ro1">
          <table:table-cell office:value-type="string" calcext:value-type="string">
            <text:p>ESS_R05_2010_RUS_RU_187</text:p>
          </table:table-cell>
          <table:table-cell office:value-type="string" calcext:value-type="string">
            <text:p>F43b</text:p>
          </table:table-cell>
          <table:table-cell office:value-type="string" calcext:value-type="string">
            <text:p>А к какому социальному классу, на Ваш взгляд, Вы принадлежите?</text:p>
          </table:table-cell>
          <table:table-cell office:value-type="float" office:value="8199" calcext:value-type="float">
            <text:p>8199</text:p>
          </table:table-cell>
        </table:table-row>
        <table:table-row table:style-name="ro1">
          <table:table-cell office:value-type="string" calcext:value-type="string">
            <text:p>ESS_R05_2010_RUS_RU_187</text:p>
          </table:table-cell>
          <table:table-cell office:value-type="string" calcext:value-type="string">
            <text:p>F43b</text:p>
          </table:table-cell>
          <table:table-cell office:value-type="string" calcext:value-type="string">
            <text:p>То есть интересы какой социальной группы Вам наиболее близки, у Вас наиболее схожие взгляды, проблемы и потребности?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string" calcext:value-type="string">
            <text:p>ESS_R05_2010_RUS_RU_18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Какой наивысший уровень образования получил Ваш муж?</text:p>
          </table:table-cell>
          <table:table-cell office:value-type="float" office:value="8201" calcext:value-type="float">
            <text:p>8201</text:p>
          </table:table-cell>
        </table:table-row>
        <table:table-row table:style-name="ro1">
          <table:table-cell office:value-type="string" calcext:value-type="string">
            <text:p>ESS_R05_2010_RUS_RU_189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Какие категории, из тех, что перечислены на карточке, применимы к нему в последние 7 дней?</text:p>
          </table:table-cell>
          <table:table-cell office:value-type="float" office:value="8202" calcext:value-type="float">
            <text:p>8202</text:p>
          </table:table-cell>
        </table:table-row>
        <table:table-row table:style-name="ro1">
          <table:table-cell office:value-type="string" calcext:value-type="string">
            <text:p>ESS_R05_2010_RUS_RU_190</text:p>
          </table:table-cell>
          <table:table-cell office:value-type="string" calcext:value-type="string">
            <text:p>F46с</text:p>
          </table:table-cell>
          <table:table-cell office:value-type="string" calcext:value-type="string">
            <text:p>Какое из этих занятий было для него основным, если говорить о последних 7 днях?</text:p>
          </table:table-cell>
          <table:table-cell office:value-type="float" office:value="8203" calcext:value-type="float">
            <text:p>8203</text:p>
          </table:table-cell>
        </table:table-row>
        <table:table-row table:style-name="ro1">
          <table:table-cell office:value-type="string" calcext:value-type="string">
            <text:p>ESS_R05_2010_RUS_RU_191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Я хочу еще раз уточнить, была ли у него хоть какая-нибудь оплачиваемая работа - на один час или больше - за последние семь дней?</text:p>
          </table:table-cell>
          <table:table-cell office:value-type="float" office:value="8204" calcext:value-type="float">
            <text:p>8204</text:p>
          </table:table-cell>
        </table:table-row>
        <table:table-row table:style-name="ro1">
          <table:table-cell office:value-type="string" calcext:value-type="string">
            <text:p>ESS_R05_2010_RUS_RU_192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Скажите, пожалуйста, как называются его должность и профессия, по которой он сейчас работает?</text:p>
          </table:table-cell>
          <table:table-cell office:value-type="float" office:value="8205" calcext:value-type="float">
            <text:p>8205</text:p>
          </table:table-cell>
        </table:table-row>
        <table:table-row table:style-name="ro1">
          <table:table-cell office:value-type="string" calcext:value-type="string">
            <text:p>ESS_R05_2010_RUS_RU_193</text:p>
          </table:table-cell>
          <table:table-cell office:value-type="string" calcext:value-type="string">
            <text:p>F48a</text:p>
          </table:table-cell>
          <table:table-cell office:value-type="string" calcext:value-type="string">
            <text:p>В какой именно отрасли, на каком предприятии он работает?</text:p>
          </table:table-cell>
          <table:table-cell office:value-type="float" office:value="8206" calcext:value-type="float">
            <text:p>8206</text:p>
          </table:table-cell>
        </table:table-row>
        <table:table-row table:style-name="ro1">
          <table:table-cell office:value-type="string" calcext:value-type="string">
            <text:p>ESS_R05_2010_RUS_RU_19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Что именно Вы он делает, какую работу выполняет большую часть времени на своей основной работе?</text:p>
          </table:table-cell>
          <table:table-cell office:value-type="float" office:value="8207" calcext:value-type="float">
            <text:p>8207</text:p>
          </table:table-cell>
        </table:table-row>
        <table:table-row table:style-name="ro1">
          <table:table-cell office:value-type="string" calcext:value-type="string">
            <text:p>ESS_R05_2010_RUS_RU_19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Какое образование, квалификация требуется для выполнения этой работы?</text:p>
          </table:table-cell>
          <table:table-cell office:value-type="float" office:value="8208" calcext:value-type="float">
            <text:p>8208</text:p>
          </table:table-cell>
        </table:table-row>
        <table:table-row table:style-name="ro1">
          <table:table-cell office:value-type="string" calcext:value-type="string">
            <text:p>ESS_R05_2010_RUS_RU_19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Каково его положение на основной работе?</text:p>
          </table:table-cell>
          <table:table-cell office:value-type="float" office:value="8209" calcext:value-type="float">
            <text:p>8209</text:p>
          </table:table-cell>
        </table:table-row>
        <table:table-row table:style-name="ro1">
          <table:table-cell office:value-type="string" calcext:value-type="string">
            <text:p>ESS_R05_2010_RUS_RU_19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Он</text:p>
          </table:table-cell>
          <table:table-cell office:value-type="float" office:value="8210" calcext:value-type="float">
            <text:p>8210</text:p>
          </table:table-cell>
        </table:table-row>
        <table:table-row table:style-name="ro1">
          <table:table-cell office:value-type="string" calcext:value-type="string">
            <text:p>ESS_R05_2010_RUS_RU_197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Сколько у него наемных работников, если они вообще есть?</text:p>
          </table:table-cell>
          <table:table-cell office:value-type="float" office:value="8211" calcext:value-type="float">
            <text:p>8211</text:p>
          </table:table-cell>
        </table:table-row>
        <table:table-row table:style-name="ro1">
          <table:table-cell office:value-type="string" calcext:value-type="string">
            <text:p>ESS_R05_2010_RUS_RU_198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На его основной работе, входит ли в его обязанности руководить сотрудниками и отвечать за их работу?</text:p>
          </table:table-cell>
          <table:table-cell office:value-type="float" office:value="8212" calcext:value-type="float">
            <text:p>8212</text:p>
          </table:table-cell>
        </table:table-row>
        <table:table-row table:style-name="ro1">
          <table:table-cell office:value-type="string" calcext:value-type="string">
            <text:p>ESS_R05_2010_RUS_RU_19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Работой какого количества людей он руководит или несет за них ответственность?</text:p>
          </table:table-cell>
          <table:table-cell office:value-type="float" office:value="8213" calcext:value-type="float">
            <text:p>8213</text:p>
          </table:table-cell>
        </table:table-row>
        <table:table-row table:style-name="ro1">
          <table:table-cell office:value-type="string" calcext:value-type="string">
            <text:p>ESS_R05_2010_RUS_RU_200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Сколько часов в неделю работает на своей основной работе Ваш муж?</text:p>
          </table:table-cell>
          <table:table-cell office:value-type="float" office:value="8214" calcext:value-type="float">
            <text:p>8214</text:p>
          </table:table-cell>
        </table:table-row>
        <table:table-row table:style-name="ro1">
          <table:table-cell office:value-type="string" calcext:value-type="string">
            <text:p>ESS_R05_2010_RUS_RU_200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Учитывайте все его рабочие часы, в том числе оплачиваемые или неоплачиваемые сверхурочные.</text:p>
          </table:table-cell>
          <table:table-cell office:value-type="float" office:value="8215" calcext:value-type="float">
            <text:p>8215</text:p>
          </table:table-cell>
        </table:table-row>
        <table:table-row table:style-name="ro1">
          <table:table-cell office:value-type="string" calcext:value-type="string">
            <text:p>ESS_R05_2010_RUS_RU_20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Какой наивысший уровень образования получил Ваш отец?</text:p>
          </table:table-cell>
          <table:table-cell office:value-type="float" office:value="8216" calcext:value-type="float">
            <text:p>8216</text:p>
          </table:table-cell>
        </table:table-row>
        <table:table-row table:style-name="ro1">
          <table:table-cell office:value-type="string" calcext:value-type="string">
            <text:p>ESS_R05_2010_RUS_RU_202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Когда Вам было 14 лет, Ваш отец работал как наемный работник (на кого-то), работал на себя или вообще не работал?</text:p>
          </table:table-cell>
          <table:table-cell office:value-type="float" office:value="8217" calcext:value-type="float">
            <text:p>8217</text:p>
          </table:table-cell>
        </table:table-row>
        <table:table-row table:style-name="ro1">
          <table:table-cell office:value-type="string" calcext:value-type="string">
            <text:p>ESS_R05_2010_RUS_RU_20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Сколько наемных работников работало у Вашего отца?</text:p>
          </table:table-cell>
          <table:table-cell office:value-type="float" office:value="8218" calcext:value-type="float">
            <text:p>8218</text:p>
          </table:table-cell>
        </table:table-row>
        <table:table-row table:style-name="ro1">
          <table:table-cell office:value-type="string" calcext:value-type="string">
            <text:p>ESS_R05_2010_RUS_RU_204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Руководил ли Ваш отец другими людьми или отвечал за их работу?</text:p>
          </table:table-cell>
          <table:table-cell office:value-type="float" office:value="8219" calcext:value-type="float">
            <text:p>8219</text:p>
          </table:table-cell>
        </table:table-row>
        <table:table-row table:style-name="ro1">
          <table:table-cell office:value-type="string" calcext:value-type="string">
            <text:p>ESS_R05_2010_RUS_RU_205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Кем работал Ваш отец на его основной работе?</text:p>
          </table:table-cell>
          <table:table-cell office:value-type="float" office:value="8220" calcext:value-type="float">
            <text:p>8220</text:p>
          </table:table-cell>
        </table:table-row>
        <table:table-row table:style-name="ro1">
          <table:table-cell office:value-type="string" calcext:value-type="string">
            <text:p>ESS_R05_2010_RUS_RU_20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Что из перечисленного на карточке лучше всего описывает работу, которую выполнял Ваш отец, когда Вам было 14 лет?</text:p>
          </table:table-cell>
          <table:table-cell office:value-type="float" office:value="8221" calcext:value-type="float">
            <text:p>8221</text:p>
          </table:table-cell>
        </table:table-row>
        <table:table-row table:style-name="ro1">
          <table:table-cell office:value-type="string" calcext:value-type="string">
            <text:p>ESS_R05_2010_RUS_RU_20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Какой наивысший уровень образования получила Ваша мать?</text:p>
          </table:table-cell>
          <table:table-cell office:value-type="float" office:value="8222" calcext:value-type="float">
            <text:p>8222</text:p>
          </table:table-cell>
        </table:table-row>
        <table:table-row table:style-name="ro1">
          <table:table-cell office:value-type="string" calcext:value-type="string">
            <text:p>ESS_R05_2010_RUS_RU_208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Когда Вам было 14 лет, Ваша мать работала как наемный работник (на кого-то), работала на себя или вообще не работала?</text:p>
          </table:table-cell>
          <table:table-cell office:value-type="float" office:value="8223" calcext:value-type="float">
            <text:p>8223</text:p>
          </table:table-cell>
        </table:table-row>
        <table:table-row table:style-name="ro1">
          <table:table-cell office:value-type="string" calcext:value-type="string">
            <text:p>ESS_R05_2010_RUS_RU_209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Сколько наемных работников работало у Вашей матери?</text:p>
          </table:table-cell>
          <table:table-cell office:value-type="float" office:value="8224" calcext:value-type="float">
            <text:p>8224</text:p>
          </table:table-cell>
        </table:table-row>
        <table:table-row table:style-name="ro1">
          <table:table-cell office:value-type="string" calcext:value-type="string">
            <text:p>ESS_R05_2010_RUS_RU_210</text:p>
          </table:table-cell>
          <table:table-cell office:value-type="string" calcext:value-type="string">
            <text:p>F67</text:p>
          </table:table-cell>
          <table:table-cell office:value-type="string" calcext:value-type="string">
            <text:p>Руководила ли Ваша мать другими людьми или отвечала за их работу?</text:p>
          </table:table-cell>
          <table:table-cell office:value-type="float" office:value="8225" calcext:value-type="float">
            <text:p>8225</text:p>
          </table:table-cell>
        </table:table-row>
        <table:table-row table:style-name="ro1">
          <table:table-cell office:value-type="string" calcext:value-type="string">
            <text:p>ESS_R05_2010_RUS_RU_211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Кем работа Ваша мать на ее основной работе?</text:p>
          </table:table-cell>
          <table:table-cell office:value-type="float" office:value="8226" calcext:value-type="float">
            <text:p>8226</text:p>
          </table:table-cell>
        </table:table-row>
        <table:table-row table:style-name="ro1">
          <table:table-cell office:value-type="string" calcext:value-type="string">
            <text:p>ESS_R05_2010_RUS_RU_212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Что из перечисленного на карточке лучше всего описывает работу, которую выполняла Ваша мать, когда Вам было 14 лет?</text:p>
          </table:table-cell>
          <table:table-cell office:value-type="float" office:value="8227" calcext:value-type="float">
            <text:p>8227</text:p>
          </table:table-cell>
        </table:table-row>
        <table:table-row table:style-name="ro1">
          <table:table-cell office:value-type="string" calcext:value-type="string">
            <text:p>ESS_R05_2010_RUS_RU_213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В течение последних 12 месяцев посещали ли Вы какие-либо курсы, лекции, тренинги или занятия с целью усовершенствования своих знаний или навыков, необходимых для работы?</text:p>
          </table:table-cell>
          <table:table-cell office:value-type="float" office:value="8228" calcext:value-type="float">
            <text:p>8228</text:p>
          </table:table-cell>
        </table:table-row>
        <table:table-row table:style-name="ro1">
          <table:table-cell office:value-type="string" calcext:value-type="string">
            <text:p>ESS_R05_2010_RUS_RU_214</text:p>
          </table:table-cell>
          <table:table-cell office:value-type="string" calcext:value-type="string">
            <text:p>F70а</text:p>
          </table:table-cell>
          <table:table-cell office:value-type="string" calcext:value-type="string">
            <text:p>Сколько всего полных дней Вы занимались на этих курсах, лекциях, тренингах.</text:p>
          </table:table-cell>
          <table:table-cell office:value-type="float" office:value="8229" calcext:value-type="float">
            <text:p>8229</text:p>
          </table:table-cell>
        </table:table-row>
        <table:table-row table:style-name="ro1">
          <table:table-cell office:value-type="string" calcext:value-type="string">
            <text:p>ESS_R05_2010_RUS_RU_214</text:p>
          </table:table-cell>
          <table:table-cell office:value-type="string" calcext:value-type="string">
            <text:p>F70а</text:p>
          </table:table-cell>
          <table:table-cell office:value-type="string" calcext:value-type="string">
            <text:p>Если обучение проходило по полдня, то считайте две половины дня как один полный день.</text:p>
          </table:table-cell>
          <table:table-cell office:value-type="float" office:value="8230" calcext:value-type="float">
            <text:p>8230</text:p>
          </table:table-cell>
        </table:table-row>
        <table:table-row table:style-name="ro1">
          <table:table-cell office:value-type="string" calcext:value-type="string">
            <text:p>ESS_R05_2010_RUS_RU_215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Если говорить обо всем, что Вы узнали или чему научились на этих курсах, лекциях, тренингах, насколько полезны были бы Вам эти новые навыки и знания, если бы Вы решили устроиться на другую работу?</text:p>
          </table:table-cell>
          <table:table-cell office:value-type="float" office:value="8231" calcext:value-type="float">
            <text:p>8231</text:p>
          </table:table-cell>
        </table:table-row>
        <table:table-row table:style-name="ro1">
          <table:table-cell office:value-type="string" calcext:value-type="string">
            <text:p>ESS_R05_2010_RUS_RU_216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Сколько из этих курсов, лекций, тренингов оплачивал Ваш работодатель или организация?</text:p>
          </table:table-cell>
          <table:table-cell office:value-type="float" office:value="8232" calcext:value-type="float">
            <text:p>8232</text:p>
          </table:table-cell>
        </table:table-row>
        <table:table-row table:style-name="ro1">
          <table:table-cell office:value-type="string" calcext:value-type="string">
            <text:p>ESS_R05_2010_RUS_RU_21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Сколько всего времени Вы смотрите телевизор в обычный будний день?</text:p>
          </table:table-cell>
          <table:table-cell office:value-type="float" office:value="8233" calcext:value-type="float">
            <text:p>8233</text:p>
          </table:table-cell>
        </table:table-row>
        <table:table-row table:style-name="ro1">
          <table:table-cell office:value-type="string" calcext:value-type="string">
            <text:p>ESS_R05_2010_RUS_RU_21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Считайте, пожалуйста, и то время, когда Вы смотрите телепередачи через Интернет.</text:p>
          </table:table-cell>
          <table:table-cell office:value-type="float" office:value="8234" calcext:value-type="float">
            <text:p>8234</text:p>
          </table:table-cell>
        </table:table-row>
        <table:table-row table:style-name="ro1">
          <table:table-cell office:value-type="string" calcext:value-type="string">
            <text:p>ESS_R05_2010_RUS_RU_218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Сколько всего времени Вы слушаете радио в обычный будний день?</text:p>
          </table:table-cell>
          <table:table-cell office:value-type="float" office:value="8235" calcext:value-type="float">
            <text:p>8235</text:p>
          </table:table-cell>
        </table:table-row>
        <table:table-row table:style-name="ro1">
          <table:table-cell office:value-type="string" calcext:value-type="string">
            <text:p>ESS_R05_2010_RUS_RU_218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Считайте, пожалуйста, и то время, когда Вы слушаете радиопередачи через Интернет.</text:p>
          </table:table-cell>
          <table:table-cell office:value-type="float" office:value="8236" calcext:value-type="float">
            <text:p>8236</text:p>
          </table:table-cell>
        </table:table-row>
        <table:table-row table:style-name="ro1">
          <table:table-cell office:value-type="string" calcext:value-type="string">
            <text:p>ESS_R05_2010_RUS_RU_219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Сколько всего времени в обычный будний день Вы проводите за чтением газет?</text:p>
          </table:table-cell>
          <table:table-cell office:value-type="float" office:value="8237" calcext:value-type="float">
            <text:p>8237</text:p>
          </table:table-cell>
        </table:table-row>
        <table:table-row table:style-name="ro1">
          <table:table-cell office:value-type="string" calcext:value-type="string">
            <text:p>ESS_R05_2010_RUS_RU_219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Считайте, пожалуйста, и то время, когда Вы читаете Интернет-версии газет.</text:p>
          </table:table-cell>
          <table:table-cell office:value-type="float" office:value="8238" calcext:value-type="float">
            <text:p>8238</text:p>
          </table:table-cell>
        </table:table-row>
        <table:table-row table:style-name="ro1">
          <table:table-cell office:value-type="string" calcext:value-type="string">
            <text:p>ESS_R05_2010_RUS_RU_220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Как Вы считаете, насколько нынешняя политическая система в России дает возможность таким людям как Вы влиять на действия правительства.</text:p>
          </table:table-cell>
          <table:table-cell office:value-type="float" office:value="8239" calcext:value-type="float">
            <text:p>8239</text:p>
          </table:table-cell>
        </table:table-row>
        <table:table-row table:style-name="ro1">
          <table:table-cell office:value-type="string" calcext:value-type="string">
            <text:p>ESS_R05_2010_RUS_RU_221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Как Вы считаете, могли бы Вы активно участвовать в деятельности какой-либо группы, занимающейся политическими вопросами?</text:p>
          </table:table-cell>
          <table:table-cell office:value-type="float" office:value="8240" calcext:value-type="float">
            <text:p>8240</text:p>
          </table:table-cell>
        </table:table-row>
        <table:table-row table:style-name="ro1">
          <table:table-cell office:value-type="string" calcext:value-type="string">
            <text:p>ESS_R05_2010_RUS_RU_222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Как Вы считаете, насколько нынешняя политическая система в России дает возможность таким людям как Вы оказывать непосредственное влияние политику?</text:p>
          </table:table-cell>
          <table:table-cell office:value-type="float" office:value="8241" calcext:value-type="float">
            <text:p>8241</text:p>
          </table:table-cell>
        </table:table-row>
        <table:table-row table:style-name="ro1">
          <table:table-cell office:value-type="string" calcext:value-type="string">
            <text:p>ESS_R05_2010_RUS_RU_223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Насколько Вы уверены в том, что способны принимать участие в политике?</text:p>
          </table:table-cell>
          <table:table-cell office:value-type="float" office:value="8242" calcext:value-type="float">
            <text:p>8242</text:p>
          </table:table-cell>
        </table:table-row>
        <table:table-row table:style-name="ro1">
          <table:table-cell office:value-type="string" calcext:value-type="string">
            <text:p>ESS_R05_2010_RUS_RU_224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Сколько всего времени Вы смотрите телевизор в обычный будний день?</text:p>
          </table:table-cell>
          <table:table-cell office:value-type="float" office:value="8233" calcext:value-type="float">
            <text:p>8233</text:p>
          </table:table-cell>
        </table:table-row>
        <table:table-row table:style-name="ro1">
          <table:table-cell office:value-type="string" calcext:value-type="string">
            <text:p>ESS_R05_2010_RUS_RU_224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Считайте, пожалуйста, и то время, когда Вы смотрите телепередачи через Интернет.</text:p>
          </table:table-cell>
          <table:table-cell office:value-type="float" office:value="8234" calcext:value-type="float">
            <text:p>8234</text:p>
          </table:table-cell>
        </table:table-row>
        <table:table-row table:style-name="ro1">
          <table:table-cell office:value-type="string" calcext:value-type="string">
            <text:p>ESS_R05_2010_RUS_RU_225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Из всего времени, которое Вы проводите у телевизора в обычный будний день, сколько времени Вы смотрите новости или передачи о политике и текущих событиях?</text:p>
          </table:table-cell>
          <table:table-cell office:value-type="float" office:value="8243" calcext:value-type="float">
            <text:p>8243</text:p>
          </table:table-cell>
        </table:table-row>
        <table:table-row table:style-name="ro1">
          <table:table-cell office:value-type="string" calcext:value-type="string">
            <text:p>ESS_R05_2010_RUS_RU_226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Сколько всего времени Вы слушаете радио в обычный будний день?</text:p>
          </table:table-cell>
          <table:table-cell office:value-type="float" office:value="8235" calcext:value-type="float">
            <text:p>8235</text:p>
          </table:table-cell>
        </table:table-row>
        <table:table-row table:style-name="ro1">
          <table:table-cell office:value-type="string" calcext:value-type="string">
            <text:p>ESS_R05_2010_RUS_RU_226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Считайте, пожалуйста, и то время, когда Вы слушаете радиопередачи через Интернет.</text:p>
          </table:table-cell>
          <table:table-cell office:value-type="float" office:value="8236" calcext:value-type="float">
            <text:p>8236</text:p>
          </table:table-cell>
        </table:table-row>
        <table:table-row table:style-name="ro1">
          <table:table-cell office:value-type="string" calcext:value-type="string">
            <text:p>ESS_R05_2010_RUS_RU_227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Из общего количества времени, которое Вы слушаете радио в обычный будний день, сколько времени Вы слушаете новости или программы, посвященные политике и текущим событиям?</text:p>
          </table:table-cell>
          <table:table-cell office:value-type="float" office:value="8244" calcext:value-type="float">
            <text:p>8244</text:p>
          </table:table-cell>
        </table:table-row>
        <table:table-row table:style-name="ro1">
          <table:table-cell office:value-type="string" calcext:value-type="string">
            <text:p>ESS_R05_2010_RUS_RU_228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Сколько всего времени в обычный будний день Вы проводите за чтением газет?</text:p>
          </table:table-cell>
          <table:table-cell office:value-type="float" office:value="8237" calcext:value-type="float">
            <text:p>8237</text:p>
          </table:table-cell>
        </table:table-row>
        <table:table-row table:style-name="ro1">
          <table:table-cell office:value-type="string" calcext:value-type="string">
            <text:p>ESS_R05_2010_RUS_RU_228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Считайте, пожалуйста, и то время, когда Вы читаете Интернет-версии газет.</text:p>
          </table:table-cell>
          <table:table-cell office:value-type="float" office:value="8238" calcext:value-type="float">
            <text:p>8238</text:p>
          </table:table-cell>
        </table:table-row>
        <table:table-row table:style-name="ro1">
          <table:table-cell office:value-type="string" calcext:value-type="string">
            <text:p>ESS_R05_2010_RUS_RU_229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Из общего количества времени, которое Вы проводите за чтением газет в обычный будний день, сколько времени уходит у Вас на чтение материалов, посвященных политике и текущим событиям?</text:p>
          </table:table-cell>
          <table:table-cell office:value-type="float" office:value="8245" calcext:value-type="float">
            <text:p>8245</text:p>
          </table:table-cell>
        </table:table-row>
        <table:table-row table:style-name="ro1">
          <table:table-cell office:value-type="string" calcext:value-type="string">
            <text:p>ESS_R05_2010_RUS_RU_230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Из общего количества времени, которое Вы слушаете радио в обычный будний день, сколько времени Вы слушаете новости или программы, посвященные политике и текущим событиям?</text:p>
          </table:table-cell>
          <table:table-cell office:value-type="float" office:value="8244" calcext:value-type="float">
            <text:p>8244</text:p>
          </table:table-cell>
        </table:table-row>
        <table:table-row table:style-name="ro1">
          <table:table-cell office:value-type="string" calcext:value-type="string">
            <text:p>ESS_R05_2010_RUS_RU_231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А сколько времени Вы смотрите через Интернет телепередачи о политике и текущих событиях?</text:p>
          </table:table-cell>
          <table:table-cell office:value-type="float" office:value="8246" calcext:value-type="float">
            <text:p>8246</text:p>
          </table:table-cell>
        </table:table-row>
        <table:table-row table:style-name="ro1">
          <table:table-cell office:value-type="string" calcext:value-type="string">
            <text:p>ESS_R05_2010_RUS_RU_232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Сколько всего времени в обычный будний день Вы пользуетесь Интернетом, чтобы слушать радиопередачи?</text:p>
          </table:table-cell>
          <table:table-cell office:value-type="float" office:value="8247" calcext:value-type="float">
            <text:p>8247</text:p>
          </table:table-cell>
        </table:table-row>
        <table:table-row table:style-name="ro1">
          <table:table-cell office:value-type="string" calcext:value-type="string">
            <text:p>ESS_R05_2010_RUS_RU_233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А сколько времени Вы слушаете через Интернет радиопередачи о политике и текущих событиях?</text:p>
          </table:table-cell>
          <table:table-cell office:value-type="float" office:value="8248" calcext:value-type="float">
            <text:p>8248</text:p>
          </table:table-cell>
        </table:table-row>
        <table:table-row table:style-name="ro1">
          <table:table-cell office:value-type="string" calcext:value-type="string">
            <text:p>ESS_R05_2010_RUS_RU_234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Сколько всего времени в обычный будний день Вы пользуетесь Интернетом, чтобы читать Интернет- версии газет?</text:p>
          </table:table-cell>
          <table:table-cell office:value-type="float" office:value="8249" calcext:value-type="float">
            <text:p>8249</text:p>
          </table:table-cell>
        </table:table-row>
        <table:table-row table:style-name="ro1">
          <table:table-cell office:value-type="string" calcext:value-type="string">
            <text:p>ESS_R05_2010_RUS_RU_235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Из общего количества времени, которое Вы проводите за чтением Интернет-версий газет в обычный будний день, сколько времени уходит у Вас на чтение материалов, посвященных политике и текущим событиям?</text:p>
          </table:table-cell>
          <table:table-cell office:value-type="float" office:value="8250" calcext:value-type="float">
            <text:p>8250</text:p>
          </table:table-cell>
        </table:table-row>
        <table:table-row table:style-name="ro1">
          <table:table-cell office:value-type="string" calcext:value-type="string">
            <text:p>ESS_R05_2010_RUS_RU_236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Сколько всего времени в обычный будний день Вы пользуетесь Интернетом для любых других целей, кроме просмотра телепередач, прослушивания радиопрограмм и чтения Интернет-версий газет?</text:p>
          </table:table-cell>
          <table:table-cell office:value-type="float" office:value="8251" calcext:value-type="float">
            <text:p>8251</text:p>
          </table:table-cell>
        </table:table-row>
        <table:table-row table:style-name="ro1">
          <table:table-cell office:value-type="string" calcext:value-type="string">
            <text:p>ESS_R05_2010_RUS_RU_237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А сколько из этого времени Вы тратите в Интернете на материалы, посвященные политике и текущим событиям?</text:p>
          </table:table-cell>
          <table:table-cell office:value-type="float" office:value="8252" calcext:value-type="float">
            <text:p>8252</text:p>
          </table:table-cell>
        </table:table-row>
        <table:table-row table:style-name="ro1">
          <table:table-cell office:value-type="string" calcext:value-type="string">
            <text:p>ESS_R05_2010_RUS_RU_238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На основании всего того, что Вы где-либо слышали, или Вашего собственного опыта, оцените, пожалуйста, насколько успешно российская милиция предотвращает преступления, связанные с применением или угрозой применения насилия?</text:p>
          </table:table-cell>
          <table:table-cell office:value-type="float" office:value="8253" calcext:value-type="float">
            <text:p>8253</text:p>
          </table:table-cell>
        </table:table-row>
        <table:table-row table:style-name="ro1">
          <table:table-cell office:value-type="string" calcext:value-type="string">
            <text:p>ESS_R05_2010_RUS_RU_238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Дайте ответ по шкале на этой карточке, где 0 означает совершенно безуспешно, а 10 - очень успешно.</text:p>
          </table:table-cell>
          <table:table-cell office:value-type="float" office:value="8254" calcext:value-type="float">
            <text:p>8254</text:p>
          </table:table-cell>
        </table:table-row>
        <table:table-row table:style-name="ro1">
          <table:table-cell office:value-type="string" calcext:value-type="string">
            <text:p>ESS_R05_2010_RUS_RU_23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А насколько успешно, на Ваш взгляд, российская милиция ловит квартирных воров?</text:p>
          </table:table-cell>
          <table:table-cell office:value-type="float" office:value="8255" calcext:value-type="float">
            <text:p>8255</text:p>
          </table:table-cell>
        </table:table-row>
        <table:table-row table:style-name="ro1">
          <table:table-cell office:value-type="string" calcext:value-type="string">
            <text:p>ESS_R05_2010_RUS_RU_240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Если бы поблизости от того места, где Вы живете, произошло преступление с применением или угрозой применения насилия и кто-то вызвал бы милицию, как быстро, по Вашему мнению, она приехала бы на место преступления?</text:p>
          </table:table-cell>
          <table:table-cell office:value-type="float" office:value="8256" calcext:value-type="float">
            <text:p>8256</text:p>
          </table:table-cell>
        </table:table-row>
        <table:table-row table:style-name="ro1">
          <table:table-cell office:value-type="string" calcext:value-type="string">
            <text:p>ESS_R05_2010_RUS_RU_240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Дайте ответ по шкале на этой карточке, где 0 означает очень долго, а 10 - очень быстро.</text:p>
          </table:table-cell>
          <table:table-cell office:value-type="float" office:value="8257" calcext:value-type="float">
            <text:p>8257</text:p>
          </table:table-cell>
        </table:table-row>
        <table:table-row table:style-name="ro1">
          <table:table-cell office:value-type="string" calcext:value-type="string">
            <text:p>ESS_R05_2010_RUS_RU_24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На основании всего того, что Вы где-либо слышали, или Вашего собственного опыта, скажите, пожалуйста, как часто, на Ваш взгляд, российская милиция уважительно обращается с людьми?</text:p>
          </table:table-cell>
          <table:table-cell office:value-type="float" office:value="8258" calcext:value-type="float">
            <text:p>8258</text:p>
          </table:table-cell>
        </table:table-row>
        <table:table-row table:style-name="ro1">
          <table:table-cell office:value-type="string" calcext:value-type="string">
            <text:p>ESS_R05_2010_RUS_RU_242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А как часто милиция справедливо и непредвзято расследует дела, которыми она занимается?</text:p>
          </table:table-cell>
          <table:table-cell office:value-type="float" office:value="8087" calcext:value-type="float">
            <text:p>8087</text:p>
          </table:table-cell>
        </table:table-row>
        <table:table-row table:style-name="ro1">
          <table:table-cell office:value-type="string" calcext:value-type="string">
            <text:p>ESS_R05_2010_RUS_RU_242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По Вашему мнению, это происходит</text:p>
          </table:table-cell>
          <table:table-cell office:value-type="float" office:value="8259" calcext:value-type="float">
            <text:p>8259</text:p>
          </table:table-cell>
        </table:table-row>
        <table:table-row table:style-name="ro1">
          <table:table-cell office:value-type="string" calcext:value-type="string">
            <text:p>ESS_R05_2010_RUS_RU_243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Когда сотрудники российской милиции взаимодействуют с людьми, насколько часто, на Ваш взгляд, они объясняют свои решения и свои действия, когда их об этом просят?</text:p>
          </table:table-cell>
          <table:table-cell office:value-type="float" office:value="8260" calcext:value-type="float">
            <text:p>8260</text:p>
          </table:table-cell>
        </table:table-row>
        <table:table-row table:style-name="ro1">
          <table:table-cell office:value-type="string" calcext:value-type="string">
            <text:p>ESS_R05_2010_RUS_RU_24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Используя ответы на карточке, скажите, как Вы считаете, насколько вероятно, что Вас поймали бы и наказали, если бы Вы ...преувеличили размер ущерба или выдвинули необоснованное, ложное требование для получения выплаты по страховке</text:p>
          </table:table-cell>
          <table:table-cell office:value-type="float" office:value="8261" calcext:value-type="float">
            <text:p>8261</text:p>
          </table:table-cell>
        </table:table-row>
        <table:table-row table:style-name="ro1">
          <table:table-cell office:value-type="string" calcext:value-type="string">
            <text:p>ESS_R05_2010_RUS_RU_24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купили бы какую-либо вещь, подозревая, что она краденая</text:p>
          </table:table-cell>
          <table:table-cell office:value-type="float" office:value="8067" calcext:value-type="float">
            <text:p>8067</text:p>
          </table:table-cell>
        </table:table-row>
        <table:table-row table:style-name="ro1">
          <table:table-cell office:value-type="string" calcext:value-type="string">
            <text:p>ESS_R05_2010_RUS_RU_24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... нарушили бы правила дорожного движения, например, превысили скорость или проехали на красный свет</text:p>
          </table:table-cell>
          <table:table-cell office:value-type="float" office:value="8262" calcext:value-type="float">
            <text:p>8262</text:p>
          </table:table-cell>
        </table:table-row>
        <table:table-row table:style-name="ro1">
          <table:table-cell office:value-type="string" calcext:value-type="string">
            <text:p>ESS_R05_2010_RUS_RU_247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Дайте ответ по этой карточке, где 1 означает совершенно невероятно, а 4 - очень вероятно.</text:p>
          </table:table-cell>
          <table:table-cell office:value-type="float" office:value="8263" calcext:value-type="float">
            <text:p>8263</text:p>
          </table:table-cell>
        </table:table-row>
        <table:table-row table:style-name="ro1">
          <table:table-cell office:value-type="string" calcext:value-type="string">
            <text:p>ESS_R05_2010_RUS_RU_247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Итак, насколько вероятно, что Вас поймали бы и наказали, если бы Вы ...преувеличили размер ущерба или выдвинули необоснованное, ложное требование для получения выплаты по страховке</text:p>
          </table:table-cell>
          <table:table-cell office:value-type="float" office:value="8264" calcext:value-type="float">
            <text:p>8264</text:p>
          </table:table-cell>
        </table:table-row>
        <table:table-row table:style-name="ro1">
          <table:table-cell office:value-type="string" calcext:value-type="string">
            <text:p>ESS_R05_2010_RUS_RU_248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...купили бы какую-либо вещь, подозревая, что она краденая</text:p>
          </table:table-cell>
          <table:table-cell office:value-type="float" office:value="8067" calcext:value-type="float">
            <text:p>8067</text:p>
          </table:table-cell>
        </table:table-row>
        <table:table-row table:style-name="ro1">
          <table:table-cell office:value-type="string" calcext:value-type="string">
            <text:p>ESS_R05_2010_RUS_RU_249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...нарушили бы правила дорожного движения, например, превысили скорость или проехали на красный свет</text:p>
          </table:table-cell>
          <table:table-cell office:value-type="float" office:value="8265" calcext:value-type="float">
            <text:p>8265</text:p>
          </table:table-cell>
        </table:table-row>
        <table:table-row table:style-name="ro1">
          <table:table-cell office:value-type="string" calcext:value-type="string">
            <text:p>ESS_R05_2010_RUS_RU_250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На основании всего того, что Вы где-либо слышали, или Вашего собственного опыта, оцените, пожалуйста, насколько успешно российская милиция предотвращает преступления, связанные с применением или угрозой применения насилия?</text:p>
          </table:table-cell>
          <table:table-cell office:value-type="float" office:value="8253" calcext:value-type="float">
            <text:p>8253</text:p>
          </table:table-cell>
        </table:table-row>
        <table:table-row table:style-name="ro1">
          <table:table-cell office:value-type="string" calcext:value-type="string">
            <text:p>ESS_R05_2010_RUS_RU_251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А насколько успешно, на Ваш взгляд, российская милиция ловит квартирных воров?</text:p>
          </table:table-cell>
          <table:table-cell office:value-type="float" office:value="8255" calcext:value-type="float">
            <text:p>8255</text:p>
          </table:table-cell>
        </table:table-row>
        <table:table-row table:style-name="ro1">
          <table:table-cell office:value-type="string" calcext:value-type="string">
            <text:p>ESS_R05_2010_RUS_RU_252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Если бы поблизости от того места, где Вы живете, произошло преступление с применением или угрозой применения насилия и кто-то вызвал бы милицию, как быстро, по Вашему мнению, она приехала бы на место преступления?</text:p>
          </table:table-cell>
          <table:table-cell office:value-type="float" office:value="8256" calcext:value-type="float">
            <text:p>8256</text:p>
          </table:table-cell>
        </table:table-row>
        <table:table-row table:style-name="ro1">
          <table:table-cell office:value-type="string" calcext:value-type="string">
            <text:p>ESS_R05_2010_RUS_RU_253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На основании всего того, что Вы где-либо слышали, или Вашего собственного опыта, скажите, пожалуйста, как часто, на Ваш взгляд, российская милиция уважительно обращается с людьми?</text:p>
          </table:table-cell>
          <table:table-cell office:value-type="float" office:value="8258" calcext:value-type="float">
            <text:p>8258</text:p>
          </table:table-cell>
        </table:table-row>
        <table:table-row table:style-name="ro1">
          <table:table-cell office:value-type="string" calcext:value-type="string">
            <text:p>ESS_R05_2010_RUS_RU_253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Дайте ответ по шкале от 0 до 10, где 0 означает почти никогда, а 10 - почти всегда.</text:p>
          </table:table-cell>
          <table:table-cell office:value-type="float" office:value="8266" calcext:value-type="float">
            <text:p>8266</text:p>
          </table:table-cell>
        </table:table-row>
        <table:table-row table:style-name="ro1">
          <table:table-cell office:value-type="string" calcext:value-type="string">
            <text:p>ESS_R05_2010_RUS_RU_254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А как часто милиция справедливо и непредвзято расследует уголовные дела?</text:p>
          </table:table-cell>
          <table:table-cell office:value-type="float" office:value="8267" calcext:value-type="float">
            <text:p>8267</text:p>
          </table:table-cell>
        </table:table-row>
        <table:table-row table:style-name="ro1">
          <table:table-cell office:value-type="string" calcext:value-type="string">
            <text:p>ESS_R05_2010_RUS_RU_254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Дайте ответ по той же карточке.</text:p>
          </table:table-cell>
          <table:table-cell office:value-type="float" office:value="8268" calcext:value-type="float">
            <text:p>8268</text:p>
          </table:table-cell>
        </table:table-row>
        <table:table-row table:style-name="ro1">
          <table:table-cell office:value-type="string" calcext:value-type="string">
            <text:p>ESS_R05_2010_RUS_RU_255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Когда сотрудники российской милиции работают с людьми, насколько часто, на Ваш взгляд, они объясняют свои решения и свои действия, когда их об этом просят?</text:p>
          </table:table-cell>
          <table:table-cell office:value-type="float" office:value="8269" calcext:value-type="float">
            <text:p>8269</text:p>
          </table:table-cell>
        </table:table-row>
        <table:table-row table:style-name="ro1">
          <table:table-cell office:value-type="string" calcext:value-type="string">
            <text:p>ESS_R05_2010_RUS_RU_256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Для ответ используйте, пожалуйста, шкалу на карточке, где 1 означает Совершенно невероятно, а 4 – очень вероятно.</text:p>
          </table:table-cell>
          <table:table-cell office:value-type="float" office:value="8270" calcext:value-type="float">
            <text:p>8270</text:p>
          </table:table-cell>
        </table:table-row>
        <table:table-row table:style-name="ro1">
          <table:table-cell office:value-type="string" calcext:value-type="string">
            <text:p>ESS_R05_2010_RUS_RU_256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Преувеличили размер ущерба или выдвинули необоснованное, ложное требование для получения выплаты по страховке</text:p>
          </table:table-cell>
          <table:table-cell office:value-type="float" office:value="8271" calcext:value-type="float">
            <text:p>8271</text:p>
          </table:table-cell>
        </table:table-row>
        <table:table-row table:style-name="ro1">
          <table:table-cell office:value-type="string" calcext:value-type="string">
            <text:p>ESS_R05_2010_RUS_RU_257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...купили бы какую-либо вещь, подозревая, что она краденая</text:p>
          </table:table-cell>
          <table:table-cell office:value-type="float" office:value="8067" calcext:value-type="float">
            <text:p>8067</text:p>
          </table:table-cell>
        </table:table-row>
        <table:table-row table:style-name="ro1">
          <table:table-cell office:value-type="string" calcext:value-type="string">
            <text:p>ESS_R05_2010_RUS_RU_258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...нарушили бы правила дорожного движения, например, превысили скорость или проехали на красный свет</text:p>
          </table:table-cell>
          <table:table-cell office:value-type="float" office:value="8265" calcext:value-type="float">
            <text:p>8265</text:p>
          </table:table-cell>
        </table:table-row>
        <table:table-row table:style-name="ro1">
          <table:table-cell office:value-type="string" calcext:value-type="string">
            <text:p>ESS_R05_2010_RUS_RU_259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На основании всего того, что Вы где-либо слышали, или Вашего собственного опыта, оцените, пожалуйста, насколько успешно российская милиция предотвращает преступления, связанные с применением или угрозой применения насилия?</text:p>
          </table:table-cell>
          <table:table-cell office:value-type="float" office:value="8253" calcext:value-type="float">
            <text:p>8253</text:p>
          </table:table-cell>
        </table:table-row>
        <table:table-row table:style-name="ro1">
          <table:table-cell office:value-type="string" calcext:value-type="string">
            <text:p>ESS_R05_2010_RUS_RU_260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А насколько успешно, на Ваш взгляд, российская милиция ловит квартирных воров?</text:p>
          </table:table-cell>
          <table:table-cell office:value-type="float" office:value="8255" calcext:value-type="float">
            <text:p>8255</text:p>
          </table:table-cell>
        </table:table-row>
        <table:table-row table:style-name="ro1">
          <table:table-cell office:value-type="string" calcext:value-type="string">
            <text:p>ESS_R05_2010_RUS_RU_261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Если бы поблизости от того места, где Вы живете, произошло преступление с применением или угрозой применения насилия и кто-то вызвал бы милицию, как быстро, по Вашему мнению, она приехала бы на место преступления?</text:p>
          </table:table-cell>
          <table:table-cell office:value-type="float" office:value="8256" calcext:value-type="float">
            <text:p>8256</text:p>
          </table:table-cell>
        </table:table-row>
        <table:table-row table:style-name="ro1">
          <table:table-cell office:value-type="string" calcext:value-type="string">
            <text:p>ESS_R05_2010_RUS_RU_262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На основании всего того, что Вы где-либо слышали, или Вашего собственного опыта, скажите, пожалуйста, как часто, на Ваш взгляд, российская милиция уважительно обращается с людьми?</text:p>
          </table:table-cell>
          <table:table-cell office:value-type="float" office:value="8258" calcext:value-type="float">
            <text:p>8258</text:p>
          </table:table-cell>
        </table:table-row>
        <table:table-row table:style-name="ro1">
          <table:table-cell office:value-type="string" calcext:value-type="string">
            <text:p>ESS_R05_2010_RUS_RU_263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А как часто милиция справедливо и непредвзято расследует уголовные дела?</text:p>
          </table:table-cell>
          <table:table-cell office:value-type="float" office:value="8267" calcext:value-type="float">
            <text:p>8267</text:p>
          </table:table-cell>
        </table:table-row>
        <table:table-row table:style-name="ro1">
          <table:table-cell office:value-type="string" calcext:value-type="string">
            <text:p>ESS_R05_2010_RUS_RU_264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Когда сотрудники российской милиции работают с людьми, насколько часто, на Ваш взгляд, они объясняют свои решения и свои действия, когда их об этом просят?</text:p>
          </table:table-cell>
          <table:table-cell office:value-type="float" office:value="8269" calcext:value-type="float">
            <text:p>8269</text:p>
          </table:table-cell>
        </table:table-row>
      </table:table>
      <table:table table:name="Respons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SS_R05_2010_RUS_R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0192" calcext:value-type="float">
            <text:p>20192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Менее получаса</text:p>
          </table:table-cell>
          <table:table-cell office:value-type="float" office:value="20193" calcext:value-type="float">
            <text:p>20193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20194" calcext:value-type="float">
            <text:p>20194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одного часа до полутора часов</text:p>
          </table:table-cell>
          <table:table-cell office:value-type="float" office:value="20195" calcext:value-type="float">
            <text:p>20195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0196" calcext:value-type="float">
            <text:p>20196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20197" calcext:value-type="float">
            <text:p>20197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20198" calcext:value-type="float">
            <text:p>20198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20199" calcext:value-type="float">
            <text:p>20199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00" calcext:value-type="float">
            <text:p>20200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0192" calcext:value-type="float">
            <text:p>20192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Менее получаса</text:p>
          </table:table-cell>
          <table:table-cell office:value-type="float" office:value="20193" calcext:value-type="float">
            <text:p>20193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20194" calcext:value-type="float">
            <text:p>20194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От одного часа до полутора часов</text:p>
          </table:table-cell>
          <table:table-cell office:value-type="float" office:value="20195" calcext:value-type="float">
            <text:p>20195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0196" calcext:value-type="float">
            <text:p>20196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20197" calcext:value-type="float">
            <text:p>20197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20198" calcext:value-type="float">
            <text:p>20198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20199" calcext:value-type="float">
            <text:p>20199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00" calcext:value-type="float">
            <text:p>20200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0192" calcext:value-type="float">
            <text:p>20192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Менее получаса</text:p>
          </table:table-cell>
          <table:table-cell office:value-type="float" office:value="20193" calcext:value-type="float">
            <text:p>20193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20194" calcext:value-type="float">
            <text:p>20194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одного часа до полутора часов</text:p>
          </table:table-cell>
          <table:table-cell office:value-type="float" office:value="20195" calcext:value-type="float">
            <text:p>20195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0196" calcext:value-type="float">
            <text:p>20196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20197" calcext:value-type="float">
            <text:p>20197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20198" calcext:value-type="float">
            <text:p>20198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20199" calcext:value-type="float">
            <text:p>20199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00" calcext:value-type="float">
            <text:p>20200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0192" calcext:value-type="float">
            <text:p>20192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Менее получаса</text:p>
          </table:table-cell>
          <table:table-cell office:value-type="float" office:value="20193" calcext:value-type="float">
            <text:p>20193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20194" calcext:value-type="float">
            <text:p>20194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От одного часа до полутора часов</text:p>
          </table:table-cell>
          <table:table-cell office:value-type="float" office:value="20195" calcext:value-type="float">
            <text:p>20195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0196" calcext:value-type="float">
            <text:p>20196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20197" calcext:value-type="float">
            <text:p>20197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20198" calcext:value-type="float">
            <text:p>20198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20199" calcext:value-type="float">
            <text:p>20199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00" calcext:value-type="float">
            <text:p>20200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0192" calcext:value-type="float">
            <text:p>20192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Менее получаса</text:p>
          </table:table-cell>
          <table:table-cell office:value-type="float" office:value="20193" calcext:value-type="float">
            <text:p>20193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20194" calcext:value-type="float">
            <text:p>20194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одного часа до полутора часов</text:p>
          </table:table-cell>
          <table:table-cell office:value-type="float" office:value="20195" calcext:value-type="float">
            <text:p>20195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0196" calcext:value-type="float">
            <text:p>20196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20197" calcext:value-type="float">
            <text:p>20197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20198" calcext:value-type="float">
            <text:p>20198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20199" calcext:value-type="float">
            <text:p>20199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00" calcext:value-type="float">
            <text:p>20200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0192" calcext:value-type="float">
            <text:p>20192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Менее получаса</text:p>
          </table:table-cell>
          <table:table-cell office:value-type="float" office:value="20193" calcext:value-type="float">
            <text:p>20193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20194" calcext:value-type="float">
            <text:p>20194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От одного часа до полутора часов</text:p>
          </table:table-cell>
          <table:table-cell office:value-type="float" office:value="20195" calcext:value-type="float">
            <text:p>20195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0196" calcext:value-type="float">
            <text:p>20196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20197" calcext:value-type="float">
            <text:p>20197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20198" calcext:value-type="float">
            <text:p>20198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20199" calcext:value-type="float">
            <text:p>20199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00" calcext:value-type="float">
            <text:p>20200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5_2010_RUS_R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У меня нет доступа в Интернет ни дома, ни на работе</text:p>
          </table:table-cell>
          <table:table-cell office:value-type="float" office:value="20201" calcext:value-type="float">
            <text:p>20201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string" calcext:value-type="string">
            <text:p>ESS_R05_2010_RUS_R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икогда не пользуюсь Интернетом в личных целях</text:p>
          </table:table-cell>
          <table:table-cell office:value-type="float" office:value="20202" calcext:value-type="float">
            <text:p>20202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string" calcext:value-type="string">
            <text:p>ESS_R05_2010_RUS_R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Реже, чем раз в месяц</text:p>
          </table:table-cell>
          <table:table-cell office:value-type="float" office:value="20203" calcext:value-type="float">
            <text:p>20203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string" calcext:value-type="string">
            <text:p>ESS_R05_2010_RUS_R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Один раз в месяц</text:p>
          </table:table-cell>
          <table:table-cell office:value-type="float" office:value="20204" calcext:value-type="float">
            <text:p>20204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string" calcext:value-type="string">
            <text:p>ESS_R05_2010_RUS_R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есколько раз в месяц, но не каждую неделю</text:p>
          </table:table-cell>
          <table:table-cell office:value-type="float" office:value="20205" calcext:value-type="float">
            <text:p>20205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string" calcext:value-type="string">
            <text:p>ESS_R05_2010_RUS_R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Один раз в неделю</text:p>
          </table:table-cell>
          <table:table-cell office:value-type="float" office:value="20206" calcext:value-type="float">
            <text:p>20206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string" calcext:value-type="string">
            <text:p>ESS_R05_2010_RUS_R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есколько раз в неделю, но не каждый день</text:p>
          </table:table-cell>
          <table:table-cell office:value-type="float" office:value="20207" calcext:value-type="float">
            <text:p>20207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string" calcext:value-type="string">
            <text:p>ESS_R05_2010_RUS_R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Каждый день</text:p>
          </table:table-cell>
          <table:table-cell office:value-type="float" office:value="20208" calcext:value-type="float">
            <text:p>20208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string" calcext:value-type="string">
            <text:p>ESS_R05_2010_RUS_R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09" calcext:value-type="float">
            <text:p>20209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string" calcext:value-type="string">
            <text:p>ESS_R05_2010_RUS_RU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Даже излишняя осторожность не помешает</text:p>
          </table:table-cell>
          <table:table-cell office:value-type="float" office:value="20210" calcext:value-type="float">
            <text:p>20210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string" calcext:value-type="string">
            <text:p>ESS_R05_2010_RUS_RU_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20211" calcext:value-type="float">
            <text:p>20211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string" calcext:value-type="string">
            <text:p>ESS_R05_2010_RUS_RU_7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0212" calcext:value-type="float">
            <text:p>20212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string" calcext:value-type="string">
            <text:p>ESS_R05_2010_RUS_RU_7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20213" calcext:value-type="float">
            <text:p>20213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string" calcext:value-type="string">
            <text:p>ESS_R05_2010_RUS_RU_7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20214" calcext:value-type="float">
            <text:p>20214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string" calcext:value-type="string">
            <text:p>ESS_R05_2010_RUS_RU_7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20215" calcext:value-type="float">
            <text:p>20215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string" calcext:value-type="string">
            <text:p>ESS_R05_2010_RUS_RU_7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20216" calcext:value-type="float">
            <text:p>20216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string" calcext:value-type="string">
            <text:p>ESS_R05_2010_RUS_RU_7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20217" calcext:value-type="float">
            <text:p>20217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string" calcext:value-type="string">
            <text:p>ESS_R05_2010_RUS_RU_7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20218" calcext:value-type="float">
            <text:p>20218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string" calcext:value-type="string">
            <text:p>ESS_R05_2010_RUS_RU_7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20219" calcext:value-type="float">
            <text:p>20219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string" calcext:value-type="string">
            <text:p>ESS_R05_2010_RUS_RU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Большинству людей можно доверять</text:p>
          </table:table-cell>
          <table:table-cell office:value-type="float" office:value="20220" calcext:value-type="float">
            <text:p>20220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string" calcext:value-type="string">
            <text:p>ESS_R05_2010_RUS_RU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21" calcext:value-type="float">
            <text:p>20221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string" calcext:value-type="string">
            <text:p>ESS_R05_2010_RUS_RU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Большинство людей постарались бы меня использовать</text:p>
          </table:table-cell>
          <table:table-cell office:value-type="float" office:value="20222" calcext:value-type="float">
            <text:p>20222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string" calcext:value-type="string">
            <text:p>ESS_R05_2010_RUS_RU_8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20223" calcext:value-type="float">
            <text:p>20223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string" calcext:value-type="string">
            <text:p>ESS_R05_2010_RUS_RU_8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20224" calcext:value-type="float">
            <text:p>20224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string" calcext:value-type="string">
            <text:p>ESS_R05_2010_RUS_RU_8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20225" calcext:value-type="float">
            <text:p>20225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string" calcext:value-type="string">
            <text:p>ESS_R05_2010_RUS_RU_8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20226" calcext:value-type="float">
            <text:p>20226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string" calcext:value-type="string">
            <text:p>ESS_R05_2010_RUS_RU_8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20227" calcext:value-type="float">
            <text:p>20227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string" calcext:value-type="string">
            <text:p>ESS_R05_2010_RUS_RU_8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20228" calcext:value-type="float">
            <text:p>20228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string" calcext:value-type="string">
            <text:p>ESS_R05_2010_RUS_RU_8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20229" calcext:value-type="float">
            <text:p>20229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string" calcext:value-type="string">
            <text:p>ESS_R05_2010_RUS_RU_8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20230" calcext:value-type="float">
            <text:p>20230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string" calcext:value-type="string">
            <text:p>ESS_R05_2010_RUS_RU_8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20231" calcext:value-type="float">
            <text:p>20231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string" calcext:value-type="string">
            <text:p>ESS_R05_2010_RUS_RU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Большинство людей постараются вести себя честно</text:p>
          </table:table-cell>
          <table:table-cell office:value-type="float" office:value="20232" calcext:value-type="float">
            <text:p>20232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string" calcext:value-type="string">
            <text:p>ESS_R05_2010_RUS_RU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33" calcext:value-type="float">
            <text:p>20233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string" calcext:value-type="string">
            <text:p>ESS_R05_2010_RUS_RU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Чаще всего люди заботятся только о себе</text:p>
          </table:table-cell>
          <table:table-cell office:value-type="float" office:value="20234" calcext:value-type="float">
            <text:p>20234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string" calcext:value-type="string">
            <text:p>ESS_R05_2010_RUS_RU_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20235" calcext:value-type="float">
            <text:p>20235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string" calcext:value-type="string">
            <text:p>ESS_R05_2010_RUS_RU_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20236" calcext:value-type="float">
            <text:p>20236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string" calcext:value-type="string">
            <text:p>ESS_R05_2010_RUS_RU_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0237" calcext:value-type="float">
            <text:p>20237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string" calcext:value-type="string">
            <text:p>ESS_R05_2010_RUS_RU_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20238" calcext:value-type="float">
            <text:p>20238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string" calcext:value-type="string">
            <text:p>ESS_R05_2010_RUS_RU_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20239" calcext:value-type="float">
            <text:p>20239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string" calcext:value-type="string">
            <text:p>ESS_R05_2010_RUS_RU_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20240" calcext:value-type="float">
            <text:p>20240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string" calcext:value-type="string">
            <text:p>ESS_R05_2010_RUS_RU_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20241" calcext:value-type="float">
            <text:p>20241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string" calcext:value-type="string">
            <text:p>ESS_R05_2010_RUS_RU_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20242" calcext:value-type="float">
            <text:p>20242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string" calcext:value-type="string">
            <text:p>ESS_R05_2010_RUS_RU_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20243" calcext:value-type="float">
            <text:p>20243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string" calcext:value-type="string">
            <text:p>ESS_R05_2010_RUS_RU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В большинстве случаев люди стараются помогать друг другу</text:p>
          </table:table-cell>
          <table:table-cell office:value-type="float" office:value="20244" calcext:value-type="float">
            <text:p>20244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string" calcext:value-type="string">
            <text:p>ESS_R05_2010_RUS_RU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45" calcext:value-type="float">
            <text:p>20245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string" calcext:value-type="string">
            <text:p>ESS_R05_2010_RUS_R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Очень интересуетесь</text:p>
          </table:table-cell>
          <table:table-cell office:value-type="float" office:value="20246" calcext:value-type="float">
            <text:p>20246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string" calcext:value-type="string">
            <text:p>ESS_R05_2010_RUS_R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В некоторой степени интересуетесь</text:p>
          </table:table-cell>
          <table:table-cell office:value-type="float" office:value="20247" calcext:value-type="float">
            <text:p>20247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string" calcext:value-type="string">
            <text:p>ESS_R05_2010_RUS_R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Мало интересуетесь</text:p>
          </table:table-cell>
          <table:table-cell office:value-type="float" office:value="20248" calcext:value-type="float">
            <text:p>20248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string" calcext:value-type="string">
            <text:p>ESS_R05_2010_RUS_R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Совсем не интересуетесь</text:p>
          </table:table-cell>
          <table:table-cell office:value-type="float" office:value="20249" calcext:value-type="float">
            <text:p>20249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string" calcext:value-type="string">
            <text:p>ESS_R05_2010_RUS_R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50" calcext:value-type="float">
            <text:p>20250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string" calcext:value-type="string">
            <text:p>ESS_R05_2010_RUS_RU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Совершенно <text:s/>не доверяю</text:p>
          </table:table-cell>
          <table:table-cell office:value-type="float" office:value="20251" calcext:value-type="float">
            <text:p>20251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2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20252" calcext:value-type="float">
            <text:p>20252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2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20253" calcext:value-type="float">
            <text:p>20253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2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20254" calcext:value-type="float">
            <text:p>20254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2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20255" calcext:value-type="float">
            <text:p>20255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2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20256" calcext:value-type="float">
            <text:p>20256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2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20257" calcext:value-type="float">
            <text:p>20257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2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20258" calcext:value-type="float">
            <text:p>20258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2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20259" calcext:value-type="float">
            <text:p>20259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2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20260" calcext:value-type="float">
            <text:p>20260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Полностью. доверяю</text:p>
          </table:table-cell>
          <table:table-cell office:value-type="float" office:value="20261" calcext:value-type="float">
            <text:p>20261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62" calcext:value-type="float">
            <text:p>20262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Совершенно <text:s/>не доверяю</text:p>
          </table:table-cell>
          <table:table-cell office:value-type="float" office:value="20251" calcext:value-type="float">
            <text:p>20251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3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20252" calcext:value-type="float">
            <text:p>20252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3</text:p>
          </table:table-cell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20253" calcext:value-type="float">
            <text:p>20253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3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3</text:p>
          </table:table-cell>
          <table:table-cell office:value-type="float" office:value="20254" calcext:value-type="float">
            <text:p>20254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3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20255" calcext:value-type="float">
            <text:p>20255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3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20256" calcext:value-type="float">
            <text:p>20256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3</text:p>
          </table:table-cell>
          <table:table-cell office:value-type="string" calcext:value-type="string">
            <text:p>B5</text:p>
          </table:table-cell>
          <table:table-cell office:value-type="float" office:value="6" calcext:value-type="float">
            <text:p>6</text:p>
          </table:table-cell>
          <table:table-cell office:value-type="float" office:value="20257" calcext:value-type="float">
            <text:p>20257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3</text:p>
          </table:table-cell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20258" calcext:value-type="float">
            <text:p>20258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3</text:p>
          </table:table-cell>
          <table:table-cell office:value-type="string" calcext:value-type="string">
            <text:p>B5</text:p>
          </table:table-cell>
          <table:table-cell office:value-type="float" office:value="8" calcext:value-type="float">
            <text:p>8</text:p>
          </table:table-cell>
          <table:table-cell office:value-type="float" office:value="20259" calcext:value-type="float">
            <text:p>20259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3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float" office:value="20260" calcext:value-type="float">
            <text:p>20260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Полностью. доверяю</text:p>
          </table:table-cell>
          <table:table-cell office:value-type="float" office:value="20261" calcext:value-type="float">
            <text:p>20261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62" calcext:value-type="float">
            <text:p>20262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Совершенно <text:s/>не доверяю</text:p>
          </table:table-cell>
          <table:table-cell office:value-type="float" office:value="20251" calcext:value-type="float">
            <text:p>20251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4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20252" calcext:value-type="float">
            <text:p>20252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4</text:p>
          </table:table-cell>
          <table:table-cell office:value-type="string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float" office:value="20253" calcext:value-type="float">
            <text:p>20253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4</text:p>
          </table:table-cell>
          <table:table-cell office:value-type="string" calcext:value-type="string">
            <text:p>B6</text:p>
          </table:table-cell>
          <table:table-cell office:value-type="float" office:value="3" calcext:value-type="float">
            <text:p>3</text:p>
          </table:table-cell>
          <table:table-cell office:value-type="float" office:value="20254" calcext:value-type="float">
            <text:p>20254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4</text:p>
          </table:table-cell>
          <table:table-cell office:value-type="string" calcext:value-type="string">
            <text:p>B6</text:p>
          </table:table-cell>
          <table:table-cell office:value-type="float" office:value="4" calcext:value-type="float">
            <text:p>4</text:p>
          </table:table-cell>
          <table:table-cell office:value-type="float" office:value="20255" calcext:value-type="float">
            <text:p>20255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4</text:p>
          </table:table-cell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float" office:value="20256" calcext:value-type="float">
            <text:p>20256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4</text:p>
          </table:table-cell>
          <table:table-cell office:value-type="string" calcext:value-type="string">
            <text:p>B6</text:p>
          </table:table-cell>
          <table:table-cell office:value-type="float" office:value="6" calcext:value-type="float">
            <text:p>6</text:p>
          </table:table-cell>
          <table:table-cell office:value-type="float" office:value="20257" calcext:value-type="float">
            <text:p>20257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4</text:p>
          </table:table-cell>
          <table:table-cell office:value-type="string" calcext:value-type="string">
            <text:p>B6</text:p>
          </table:table-cell>
          <table:table-cell office:value-type="float" office:value="7" calcext:value-type="float">
            <text:p>7</text:p>
          </table:table-cell>
          <table:table-cell office:value-type="float" office:value="20258" calcext:value-type="float">
            <text:p>20258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4</text:p>
          </table:table-cell>
          <table:table-cell office:value-type="string" calcext:value-type="string">
            <text:p>B6</text:p>
          </table:table-cell>
          <table:table-cell office:value-type="float" office:value="8" calcext:value-type="float">
            <text:p>8</text:p>
          </table:table-cell>
          <table:table-cell office:value-type="float" office:value="20259" calcext:value-type="float">
            <text:p>20259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4</text:p>
          </table:table-cell>
          <table:table-cell office:value-type="string" calcext:value-type="string">
            <text:p>B6</text:p>
          </table:table-cell>
          <table:table-cell office:value-type="float" office:value="9" calcext:value-type="float">
            <text:p>9</text:p>
          </table:table-cell>
          <table:table-cell office:value-type="float" office:value="20260" calcext:value-type="float">
            <text:p>20260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Полностью. доверяю</text:p>
          </table:table-cell>
          <table:table-cell office:value-type="float" office:value="20261" calcext:value-type="float">
            <text:p>20261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62" calcext:value-type="float">
            <text:p>20262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Совершенно <text:s/>не доверяю</text:p>
          </table:table-cell>
          <table:table-cell office:value-type="float" office:value="20251" calcext:value-type="float">
            <text:p>20251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5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20252" calcext:value-type="float">
            <text:p>20252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5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20253" calcext:value-type="float">
            <text:p>20253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5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20254" calcext:value-type="float">
            <text:p>20254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5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20255" calcext:value-type="float">
            <text:p>20255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5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20256" calcext:value-type="float">
            <text:p>20256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5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20257" calcext:value-type="float">
            <text:p>20257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5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20258" calcext:value-type="float">
            <text:p>20258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5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20259" calcext:value-type="float">
            <text:p>20259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5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20260" calcext:value-type="float">
            <text:p>20260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Полностью. доверяю</text:p>
          </table:table-cell>
          <table:table-cell office:value-type="float" office:value="20261" calcext:value-type="float">
            <text:p>20261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62" calcext:value-type="float">
            <text:p>20262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6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Совершенно <text:s/>не доверяю</text:p>
          </table:table-cell>
          <table:table-cell office:value-type="float" office:value="20251" calcext:value-type="float">
            <text:p>20251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6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20252" calcext:value-type="float">
            <text:p>20252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6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20253" calcext:value-type="float">
            <text:p>20253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6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20254" calcext:value-type="float">
            <text:p>20254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6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20255" calcext:value-type="float">
            <text:p>20255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6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20256" calcext:value-type="float">
            <text:p>20256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6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20257" calcext:value-type="float">
            <text:p>20257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6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20258" calcext:value-type="float">
            <text:p>20258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6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20259" calcext:value-type="float">
            <text:p>20259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6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20260" calcext:value-type="float">
            <text:p>20260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6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Полностью. доверяю</text:p>
          </table:table-cell>
          <table:table-cell office:value-type="float" office:value="20261" calcext:value-type="float">
            <text:p>20261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6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62" calcext:value-type="float">
            <text:p>20262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Совершенно <text:s/>не доверяю</text:p>
          </table:table-cell>
          <table:table-cell office:value-type="float" office:value="20251" calcext:value-type="float">
            <text:p>20251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7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20252" calcext:value-type="float">
            <text:p>20252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7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20253" calcext:value-type="float">
            <text:p>20253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7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20254" calcext:value-type="float">
            <text:p>20254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7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20255" calcext:value-type="float">
            <text:p>20255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7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20256" calcext:value-type="float">
            <text:p>20256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7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20257" calcext:value-type="float">
            <text:p>20257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7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20258" calcext:value-type="float">
            <text:p>20258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7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20259" calcext:value-type="float">
            <text:p>20259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7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20260" calcext:value-type="float">
            <text:p>20260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Полностью. доверяю</text:p>
          </table:table-cell>
          <table:table-cell office:value-type="float" office:value="20261" calcext:value-type="float">
            <text:p>20261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62" calcext:value-type="float">
            <text:p>20262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Совершенно <text:s/>не доверяю</text:p>
          </table:table-cell>
          <table:table-cell office:value-type="float" office:value="20251" calcext:value-type="float">
            <text:p>20251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8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20252" calcext:value-type="float">
            <text:p>20252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8</text:p>
          </table:table-cell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20253" calcext:value-type="float">
            <text:p>20253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8</text:p>
          </table:table-cell>
          <table:table-cell office:value-type="string" calcext:value-type="string">
            <text:p>B10</text:p>
          </table:table-cell>
          <table:table-cell office:value-type="float" office:value="3" calcext:value-type="float">
            <text:p>3</text:p>
          </table:table-cell>
          <table:table-cell office:value-type="float" office:value="20254" calcext:value-type="float">
            <text:p>20254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8</text:p>
          </table:table-cell>
          <table:table-cell office:value-type="string" calcext:value-type="string">
            <text:p>B10</text:p>
          </table:table-cell>
          <table:table-cell office:value-type="float" office:value="4" calcext:value-type="float">
            <text:p>4</text:p>
          </table:table-cell>
          <table:table-cell office:value-type="float" office:value="20255" calcext:value-type="float">
            <text:p>20255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8</text:p>
          </table:table-cell>
          <table:table-cell office:value-type="string" calcext:value-type="string">
            <text:p>B10</text:p>
          </table:table-cell>
          <table:table-cell office:value-type="float" office:value="5" calcext:value-type="float">
            <text:p>5</text:p>
          </table:table-cell>
          <table:table-cell office:value-type="float" office:value="20256" calcext:value-type="float">
            <text:p>20256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8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float" office:value="20257" calcext:value-type="float">
            <text:p>20257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8</text:p>
          </table:table-cell>
          <table:table-cell office:value-type="string" calcext:value-type="string">
            <text:p>B10</text:p>
          </table:table-cell>
          <table:table-cell office:value-type="float" office:value="7" calcext:value-type="float">
            <text:p>7</text:p>
          </table:table-cell>
          <table:table-cell office:value-type="float" office:value="20258" calcext:value-type="float">
            <text:p>20258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8</text:p>
          </table:table-cell>
          <table:table-cell office:value-type="string" calcext:value-type="string">
            <text:p>B10</text:p>
          </table:table-cell>
          <table:table-cell office:value-type="float" office:value="8" calcext:value-type="float">
            <text:p>8</text:p>
          </table:table-cell>
          <table:table-cell office:value-type="float" office:value="20259" calcext:value-type="float">
            <text:p>20259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8</text:p>
          </table:table-cell>
          <table:table-cell office:value-type="string" calcext:value-type="string">
            <text:p>B10</text:p>
          </table:table-cell>
          <table:table-cell office:value-type="float" office:value="9" calcext:value-type="float">
            <text:p>9</text:p>
          </table:table-cell>
          <table:table-cell office:value-type="float" office:value="20260" calcext:value-type="float">
            <text:p>20260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Полностью. доверяю</text:p>
          </table:table-cell>
          <table:table-cell office:value-type="float" office:value="20261" calcext:value-type="float">
            <text:p>20261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62" calcext:value-type="float">
            <text:p>20262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5_2010_RUS_RU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Да</text:p>
          </table:table-cell>
          <table:table-cell office:value-type="float" office:value="20263" calcext:value-type="float">
            <text:p>20263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string" calcext:value-type="string">
            <text:p>ESS_R05_2010_RUS_RU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Нет</text:p>
          </table:table-cell>
          <table:table-cell office:value-type="float" office:value="20264" calcext:value-type="float">
            <text:p>20264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string" calcext:value-type="string">
            <text:p>ESS_R05_2010_RUS_RU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Не имел(а) права голосовать</text:p>
          </table:table-cell>
          <table:table-cell office:value-type="float" office:value="20265" calcext:value-type="float">
            <text:p>20265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string" calcext:value-type="string">
            <text:p>ESS_R05_2010_RUS_RU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66" calcext:value-type="float">
            <text:p>20266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string" calcext:value-type="string">
            <text:p>ESS_R05_2010_RUS_RU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«Единая Россия»</text:p>
          </table:table-cell>
          <table:table-cell office:value-type="float" office:value="20267" calcext:value-type="float">
            <text:p>20267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string" calcext:value-type="string">
            <text:p>ESS_R05_2010_RUS_RU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КПРФ</text:p>
          </table:table-cell>
          <table:table-cell office:value-type="float" office:value="20268" calcext:value-type="float">
            <text:p>20268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string" calcext:value-type="string">
            <text:p>ESS_R05_2010_RUS_RU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ЛДПР</text:p>
          </table:table-cell>
          <table:table-cell office:value-type="float" office:value="20269" calcext:value-type="float">
            <text:p>20269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string" calcext:value-type="string">
            <text:p>ESS_R05_2010_RUS_RU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Аграрная партия</text:p>
          </table:table-cell>
          <table:table-cell office:value-type="float" office:value="20270" calcext:value-type="float">
            <text:p>20270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string" calcext:value-type="string">
            <text:p>ESS_R05_2010_RUS_RU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“Союз Правых Сил”</text:p>
          </table:table-cell>
          <table:table-cell office:value-type="float" office:value="20271" calcext:value-type="float">
            <text:p>20271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string" calcext:value-type="string">
            <text:p>ESS_R05_2010_RUS_RU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“Яблоко”</text:p>
          </table:table-cell>
          <table:table-cell office:value-type="float" office:value="20272" calcext:value-type="float">
            <text:p>20272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string" calcext:value-type="string">
            <text:p>ESS_R05_2010_RUS_RU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«Справедливая Россия»</text:p>
          </table:table-cell>
          <table:table-cell office:value-type="float" office:value="20273" calcext:value-type="float">
            <text:p>20273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string" calcext:value-type="string">
            <text:p>ESS_R05_2010_RUS_RU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Другая</text:p>
          </table:table-cell>
          <table:table-cell office:value-type="float" office:value="20274" calcext:value-type="float">
            <text:p>20274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string" calcext:value-type="string">
            <text:p>ESS_R05_2010_RUS_RU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75" calcext:value-type="float">
            <text:p>20275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string" calcext:value-type="string">
            <text:p>ESS_R05_2010_RUS_RU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2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2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2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3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3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3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4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4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4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5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5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5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6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6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6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7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7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7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8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8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8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«Единая Россия»</text:p>
          </table:table-cell>
          <table:table-cell office:value-type="float" office:value="20276" calcext:value-type="float">
            <text:p>20276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string" calcext:value-type="string">
            <text:p>ESS_R05_2010_RUS_RU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КПРФ</text:p>
          </table:table-cell>
          <table:table-cell office:value-type="float" office:value="20277" calcext:value-type="float">
            <text:p>20277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string" calcext:value-type="string">
            <text:p>ESS_R05_2010_RUS_RU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ЛДПР</text:p>
          </table:table-cell>
          <table:table-cell office:value-type="float" office:value="20278" calcext:value-type="float">
            <text:p>20278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string" calcext:value-type="string">
            <text:p>ESS_R05_2010_RUS_RU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“Яблоко”</text:p>
          </table:table-cell>
          <table:table-cell office:value-type="float" office:value="20279" calcext:value-type="float">
            <text:p>20279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string" calcext:value-type="string">
            <text:p>ESS_R05_2010_RUS_RU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«Справедливая Россия. Пенсионеры. Родина. Жизнь»</text:p>
          </table:table-cell>
          <table:table-cell office:value-type="float" office:value="20280" calcext:value-type="float">
            <text:p>20280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string" calcext:value-type="string">
            <text:p>ESS_R05_2010_RUS_RU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«Правое дело» (Гозман, Бовт)</text:p>
          </table:table-cell>
          <table:table-cell office:value-type="float" office:value="20281" calcext:value-type="float">
            <text:p>20281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string" calcext:value-type="string">
            <text:p>ESS_R05_2010_RUS_RU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«Солидарность» (Каспаров)</text:p>
          </table:table-cell>
          <table:table-cell office:value-type="float" office:value="20282" calcext:value-type="float">
            <text:p>20282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string" calcext:value-type="string">
            <text:p>ESS_R05_2010_RUS_RU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Коалиция «За Россию без произвола и коррупции» (Касьянов, Немцов, Рыжков, Милов)</text:p>
          </table:table-cell>
          <table:table-cell office:value-type="float" office:value="20283" calcext:value-type="float">
            <text:p>20283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string" calcext:value-type="string">
            <text:p>ESS_R05_2010_RUS_RU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Другая</text:p>
          </table:table-cell>
          <table:table-cell office:value-type="float" office:value="20284" calcext:value-type="float">
            <text:p>20284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string" calcext:value-type="string">
            <text:p>ESS_R05_2010_RUS_RU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85" calcext:value-type="float">
            <text:p>20285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string" calcext:value-type="string">
            <text:p>ESS_R05_2010_RUS_RU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Очень близка</text:p>
          </table:table-cell>
          <table:table-cell office:value-type="float" office:value="20286" calcext:value-type="float">
            <text:p>20286</text:p>
          </table:table-cell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string" calcext:value-type="string">
            <text:p>ESS_R05_2010_RUS_RU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Довольно близка</text:p>
          </table:table-cell>
          <table:table-cell office:value-type="float" office:value="20287" calcext:value-type="float">
            <text:p>20287</text:p>
          </table:table-cell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string" calcext:value-type="string">
            <text:p>ESS_R05_2010_RUS_RU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Не очень близка</text:p>
          </table:table-cell>
          <table:table-cell office:value-type="float" office:value="20288" calcext:value-type="float">
            <text:p>20288</text:p>
          </table:table-cell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string" calcext:value-type="string">
            <text:p>ESS_R05_2010_RUS_RU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Совсем не близка</text:p>
          </table:table-cell>
          <table:table-cell office:value-type="float" office:value="20289" calcext:value-type="float">
            <text:p>20289</text:p>
          </table:table-cell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string" calcext:value-type="string">
            <text:p>ESS_R05_2010_RUS_RU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90" calcext:value-type="float">
            <text:p>20290</text:p>
          </table:table-cell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string" calcext:value-type="string">
            <text:p>ESS_R05_2010_RUS_RU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«Единая Россия»</text:p>
          </table:table-cell>
          <table:table-cell office:value-type="float" office:value="20291" calcext:value-type="float">
            <text:p>20291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string" calcext:value-type="string">
            <text:p>ESS_R05_2010_RUS_RU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КПРФ</text:p>
          </table:table-cell>
          <table:table-cell office:value-type="float" office:value="20292" calcext:value-type="float">
            <text:p>20292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string" calcext:value-type="string">
            <text:p>ESS_R05_2010_RUS_RU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ЛДПР</text:p>
          </table:table-cell>
          <table:table-cell office:value-type="float" office:value="20293" calcext:value-type="float">
            <text:p>20293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string" calcext:value-type="string">
            <text:p>ESS_R05_2010_RUS_RU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“Яблоко”</text:p>
          </table:table-cell>
          <table:table-cell office:value-type="float" office:value="20294" calcext:value-type="float">
            <text:p>20294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string" calcext:value-type="string">
            <text:p>ESS_R05_2010_RUS_RU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«Справедливая Россия. Пенсионеры. Родина. Жизнь»</text:p>
          </table:table-cell>
          <table:table-cell office:value-type="float" office:value="20295" calcext:value-type="float">
            <text:p>20295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string" calcext:value-type="string">
            <text:p>ESS_R05_2010_RUS_RU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«Правое дело» (Гозман, Бовт)</text:p>
          </table:table-cell>
          <table:table-cell office:value-type="float" office:value="20296" calcext:value-type="float">
            <text:p>20296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string" calcext:value-type="string">
            <text:p>ESS_R05_2010_RUS_RU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«Солидарность» (Каспаров)</text:p>
          </table:table-cell>
          <table:table-cell office:value-type="float" office:value="20297" calcext:value-type="float">
            <text:p>20297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string" calcext:value-type="string">
            <text:p>ESS_R05_2010_RUS_RU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Другая</text:p>
          </table:table-cell>
          <table:table-cell office:value-type="float" office:value="20298" calcext:value-type="float">
            <text:p>20298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string" calcext:value-type="string">
            <text:p>ESS_R05_2010_RUS_RU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99" calcext:value-type="float">
            <text:p>20299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string" calcext:value-type="string">
            <text:p>ESS_R05_2010_RUS_RU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Левый</text:p>
          </table:table-cell>
          <table:table-cell office:value-type="float" office:value="11547" calcext:value-type="float">
            <text:p>11547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5_2010_RUS_RU_33</text:p>
          </table:table-cell>
          <table:table-cell office:value-type="string" calcext:value-type="string">
            <text:p>B23</text:p>
          </table:table-cell>
          <table:table-cell office:value-type="float" office:value="1" calcext:value-type="float">
            <text:p>1</text:p>
          </table:table-cell>
          <table:table-cell office:value-type="float" office:value="11548" calcext:value-type="float">
            <text:p>11548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5_2010_RUS_RU_33</text:p>
          </table:table-cell>
          <table:table-cell office:value-type="string" calcext:value-type="string">
            <text:p>B23</text:p>
          </table:table-cell>
          <table:table-cell office:value-type="float" office:value="2" calcext:value-type="float">
            <text:p>2</text:p>
          </table:table-cell>
          <table:table-cell office:value-type="float" office:value="11549" calcext:value-type="float">
            <text:p>11549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5_2010_RUS_RU_33</text:p>
          </table:table-cell>
          <table:table-cell office:value-type="string" calcext:value-type="string">
            <text:p>B23</text:p>
          </table:table-cell>
          <table:table-cell office:value-type="float" office:value="3" calcext:value-type="float">
            <text:p>3</text:p>
          </table:table-cell>
          <table:table-cell office:value-type="float" office:value="11550" calcext:value-type="float">
            <text:p>11550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5_2010_RUS_RU_33</text:p>
          </table:table-cell>
          <table:table-cell office:value-type="string" calcext:value-type="string">
            <text:p>B23</text:p>
          </table:table-cell>
          <table:table-cell office:value-type="float" office:value="4" calcext:value-type="float">
            <text:p>4</text:p>
          </table:table-cell>
          <table:table-cell office:value-type="float" office:value="11551" calcext:value-type="float">
            <text:p>11551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5_2010_RUS_RU_33</text:p>
          </table:table-cell>
          <table:table-cell office:value-type="string" calcext:value-type="string">
            <text:p>B23</text:p>
          </table:table-cell>
          <table:table-cell office:value-type="float" office:value="5" calcext:value-type="float">
            <text:p>5</text:p>
          </table:table-cell>
          <table:table-cell office:value-type="float" office:value="11552" calcext:value-type="float">
            <text:p>11552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5_2010_RUS_RU_33</text:p>
          </table:table-cell>
          <table:table-cell office:value-type="string" calcext:value-type="string">
            <text:p>B23</text:p>
          </table:table-cell>
          <table:table-cell office:value-type="float" office:value="6" calcext:value-type="float">
            <text:p>6</text:p>
          </table:table-cell>
          <table:table-cell office:value-type="float" office:value="11553" calcext:value-type="float">
            <text:p>11553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5_2010_RUS_RU_33</text:p>
          </table:table-cell>
          <table:table-cell office:value-type="string" calcext:value-type="string">
            <text:p>B23</text:p>
          </table:table-cell>
          <table:table-cell office:value-type="float" office:value="7" calcext:value-type="float">
            <text:p>7</text:p>
          </table:table-cell>
          <table:table-cell office:value-type="float" office:value="11554" calcext:value-type="float">
            <text:p>11554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5_2010_RUS_RU_33</text:p>
          </table:table-cell>
          <table:table-cell office:value-type="string" calcext:value-type="string">
            <text:p>B23</text:p>
          </table:table-cell>
          <table:table-cell office:value-type="float" office:value="8" calcext:value-type="float">
            <text:p>8</text:p>
          </table:table-cell>
          <table:table-cell office:value-type="float" office:value="11555" calcext:value-type="float">
            <text:p>11555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5_2010_RUS_RU_33</text:p>
          </table:table-cell>
          <table:table-cell office:value-type="string" calcext:value-type="string">
            <text:p>B23</text:p>
          </table:table-cell>
          <table:table-cell office:value-type="float" office:value="9" calcext:value-type="float">
            <text:p>9</text:p>
          </table:table-cell>
          <table:table-cell office:value-type="float" office:value="11556" calcext:value-type="float">
            <text:p>11556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5_2010_RUS_RU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Правый</text:p>
          </table:table-cell>
          <table:table-cell office:value-type="float" office:value="11557" calcext:value-type="float">
            <text:p>11557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5_2010_RUS_RU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58" calcext:value-type="float">
            <text:p>11558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5_2010_RUS_RU_34</text:p>
          </table:table-cell>
          <table:table-cell office:value-type="string" calcext:value-type="string">
            <text:p>B23a</text:p>
          </table:table-cell>
          <table:table-cell office:value-type="string" calcext:value-type="string">
            <text:p>Очень близки</text:p>
          </table:table-cell>
          <table:table-cell office:value-type="float" office:value="20300" calcext:value-type="float">
            <text:p>20300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ESS_R05_2010_RUS_RU_34</text:p>
          </table:table-cell>
          <table:table-cell office:value-type="string" calcext:value-type="string">
            <text:p>B23a</text:p>
          </table:table-cell>
          <table:table-cell office:value-type="string" calcext:value-type="string">
            <text:p>Чем-то близки</text:p>
          </table:table-cell>
          <table:table-cell office:value-type="float" office:value="20301" calcext:value-type="float">
            <text:p>20301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ESS_R05_2010_RUS_RU_34</text:p>
          </table:table-cell>
          <table:table-cell office:value-type="string" calcext:value-type="string">
            <text:p>B23a</text:p>
          </table:table-cell>
          <table:table-cell office:value-type="string" calcext:value-type="string">
            <text:p>Совсем не близки</text:p>
          </table:table-cell>
          <table:table-cell office:value-type="float" office:value="20302" calcext:value-type="float">
            <text:p>20302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ESS_R05_2010_RUS_RU_34</text:p>
          </table:table-cell>
          <table:table-cell office:value-type="string" calcext:value-type="string">
            <text:p>B23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03" calcext:value-type="float">
            <text:p>20303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ESS_R05_2010_RUS_RU_35</text:p>
          </table:table-cell>
          <table:table-cell office:value-type="string" calcext:value-type="string">
            <text:p>B23b</text:p>
          </table:table-cell>
          <table:table-cell office:value-type="string" calcext:value-type="string">
            <text:p>Очень близки</text:p>
          </table:table-cell>
          <table:table-cell office:value-type="float" office:value="20300" calcext:value-type="float">
            <text:p>20300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ESS_R05_2010_RUS_RU_35</text:p>
          </table:table-cell>
          <table:table-cell office:value-type="string" calcext:value-type="string">
            <text:p>B23b</text:p>
          </table:table-cell>
          <table:table-cell office:value-type="string" calcext:value-type="string">
            <text:p>Чем-то близки</text:p>
          </table:table-cell>
          <table:table-cell office:value-type="float" office:value="20301" calcext:value-type="float">
            <text:p>20301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ESS_R05_2010_RUS_RU_35</text:p>
          </table:table-cell>
          <table:table-cell office:value-type="string" calcext:value-type="string">
            <text:p>B23b</text:p>
          </table:table-cell>
          <table:table-cell office:value-type="string" calcext:value-type="string">
            <text:p>Совсем не близки</text:p>
          </table:table-cell>
          <table:table-cell office:value-type="float" office:value="20302" calcext:value-type="float">
            <text:p>20302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ESS_R05_2010_RUS_RU_35</text:p>
          </table:table-cell>
          <table:table-cell office:value-type="string" calcext:value-type="string">
            <text:p>B23b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03" calcext:value-type="float">
            <text:p>20303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ESS_R05_2010_RUS_RU_36</text:p>
          </table:table-cell>
          <table:table-cell office:value-type="string" calcext:value-type="string">
            <text:p>B23c</text:p>
          </table:table-cell>
          <table:table-cell office:value-type="string" calcext:value-type="string">
            <text:p>Очень близки</text:p>
          </table:table-cell>
          <table:table-cell office:value-type="float" office:value="20300" calcext:value-type="float">
            <text:p>20300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ESS_R05_2010_RUS_RU_36</text:p>
          </table:table-cell>
          <table:table-cell office:value-type="string" calcext:value-type="string">
            <text:p>B23c</text:p>
          </table:table-cell>
          <table:table-cell office:value-type="string" calcext:value-type="string">
            <text:p>Чем-то близки</text:p>
          </table:table-cell>
          <table:table-cell office:value-type="float" office:value="20301" calcext:value-type="float">
            <text:p>20301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ESS_R05_2010_RUS_RU_36</text:p>
          </table:table-cell>
          <table:table-cell office:value-type="string" calcext:value-type="string">
            <text:p>B23c</text:p>
          </table:table-cell>
          <table:table-cell office:value-type="string" calcext:value-type="string">
            <text:p>Совсем не близки</text:p>
          </table:table-cell>
          <table:table-cell office:value-type="float" office:value="20302" calcext:value-type="float">
            <text:p>20302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ESS_R05_2010_RUS_RU_36</text:p>
          </table:table-cell>
          <table:table-cell office:value-type="string" calcext:value-type="string">
            <text:p>B23c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03" calcext:value-type="float">
            <text:p>20303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ESS_R05_2010_RUS_RU_37</text:p>
          </table:table-cell>
          <table:table-cell office:value-type="string" calcext:value-type="string">
            <text:p>B23d</text:p>
          </table:table-cell>
          <table:table-cell office:value-type="string" calcext:value-type="string">
            <text:p>Очень близки</text:p>
          </table:table-cell>
          <table:table-cell office:value-type="float" office:value="20300" calcext:value-type="float">
            <text:p>20300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ESS_R05_2010_RUS_RU_37</text:p>
          </table:table-cell>
          <table:table-cell office:value-type="string" calcext:value-type="string">
            <text:p>B23d</text:p>
          </table:table-cell>
          <table:table-cell office:value-type="string" calcext:value-type="string">
            <text:p>Чем-то близки</text:p>
          </table:table-cell>
          <table:table-cell office:value-type="float" office:value="20301" calcext:value-type="float">
            <text:p>20301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ESS_R05_2010_RUS_RU_37</text:p>
          </table:table-cell>
          <table:table-cell office:value-type="string" calcext:value-type="string">
            <text:p>B23d</text:p>
          </table:table-cell>
          <table:table-cell office:value-type="string" calcext:value-type="string">
            <text:p>Совсем не близки</text:p>
          </table:table-cell>
          <table:table-cell office:value-type="float" office:value="20302" calcext:value-type="float">
            <text:p>20302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ESS_R05_2010_RUS_RU_37</text:p>
          </table:table-cell>
          <table:table-cell office:value-type="string" calcext:value-type="string">
            <text:p>B23d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03" calcext:value-type="float">
            <text:p>20303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ESS_R05_2010_RUS_RU_38</text:p>
          </table:table-cell>
          <table:table-cell office:value-type="string" calcext:value-type="string">
            <text:p>B23e</text:p>
          </table:table-cell>
          <table:table-cell office:value-type="string" calcext:value-type="string">
            <text:p>Очень близки</text:p>
          </table:table-cell>
          <table:table-cell office:value-type="float" office:value="20300" calcext:value-type="float">
            <text:p>20300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ESS_R05_2010_RUS_RU_38</text:p>
          </table:table-cell>
          <table:table-cell office:value-type="string" calcext:value-type="string">
            <text:p>B23e</text:p>
          </table:table-cell>
          <table:table-cell office:value-type="string" calcext:value-type="string">
            <text:p>Чем-то близки</text:p>
          </table:table-cell>
          <table:table-cell office:value-type="float" office:value="20301" calcext:value-type="float">
            <text:p>20301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ESS_R05_2010_RUS_RU_38</text:p>
          </table:table-cell>
          <table:table-cell office:value-type="string" calcext:value-type="string">
            <text:p>B23e</text:p>
          </table:table-cell>
          <table:table-cell office:value-type="string" calcext:value-type="string">
            <text:p>Совсем не близки</text:p>
          </table:table-cell>
          <table:table-cell office:value-type="float" office:value="20302" calcext:value-type="float">
            <text:p>20302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ESS_R05_2010_RUS_RU_38</text:p>
          </table:table-cell>
          <table:table-cell office:value-type="string" calcext:value-type="string">
            <text:p>B23e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03" calcext:value-type="float">
            <text:p>20303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ESS_R05_2010_RUS_RU_39</text:p>
          </table:table-cell>
          <table:table-cell office:value-type="string" calcext:value-type="string">
            <text:p>B23f</text:p>
          </table:table-cell>
          <table:table-cell office:value-type="string" calcext:value-type="string">
            <text:p>Очень близки</text:p>
          </table:table-cell>
          <table:table-cell office:value-type="float" office:value="20300" calcext:value-type="float">
            <text:p>20300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ESS_R05_2010_RUS_RU_39</text:p>
          </table:table-cell>
          <table:table-cell office:value-type="string" calcext:value-type="string">
            <text:p>B23f</text:p>
          </table:table-cell>
          <table:table-cell office:value-type="string" calcext:value-type="string">
            <text:p>Чем-то близки</text:p>
          </table:table-cell>
          <table:table-cell office:value-type="float" office:value="20301" calcext:value-type="float">
            <text:p>20301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ESS_R05_2010_RUS_RU_39</text:p>
          </table:table-cell>
          <table:table-cell office:value-type="string" calcext:value-type="string">
            <text:p>B23f</text:p>
          </table:table-cell>
          <table:table-cell office:value-type="string" calcext:value-type="string">
            <text:p>Совсем не близки</text:p>
          </table:table-cell>
          <table:table-cell office:value-type="float" office:value="20302" calcext:value-type="float">
            <text:p>20302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ESS_R05_2010_RUS_RU_39</text:p>
          </table:table-cell>
          <table:table-cell office:value-type="string" calcext:value-type="string">
            <text:p>B23f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03" calcext:value-type="float">
            <text:p>20303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ESS_R05_2010_RUS_RU_40</text:p>
          </table:table-cell>
          <table:table-cell office:value-type="string" calcext:value-type="string">
            <text:p>B23g</text:p>
          </table:table-cell>
          <table:table-cell office:value-type="string" calcext:value-type="string">
            <text:p>Очень близки</text:p>
          </table:table-cell>
          <table:table-cell office:value-type="float" office:value="20300" calcext:value-type="float">
            <text:p>20300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ESS_R05_2010_RUS_RU_40</text:p>
          </table:table-cell>
          <table:table-cell office:value-type="string" calcext:value-type="string">
            <text:p>B23g</text:p>
          </table:table-cell>
          <table:table-cell office:value-type="string" calcext:value-type="string">
            <text:p>Чем-то близки</text:p>
          </table:table-cell>
          <table:table-cell office:value-type="float" office:value="20301" calcext:value-type="float">
            <text:p>20301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ESS_R05_2010_RUS_RU_40</text:p>
          </table:table-cell>
          <table:table-cell office:value-type="string" calcext:value-type="string">
            <text:p>B23g</text:p>
          </table:table-cell>
          <table:table-cell office:value-type="string" calcext:value-type="string">
            <text:p>Совсем не близки</text:p>
          </table:table-cell>
          <table:table-cell office:value-type="float" office:value="20302" calcext:value-type="float">
            <text:p>20302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ESS_R05_2010_RUS_RU_40</text:p>
          </table:table-cell>
          <table:table-cell office:value-type="string" calcext:value-type="string">
            <text:p>B23g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03" calcext:value-type="float">
            <text:p>20303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ESS_R05_2010_RUS_RU_41</text:p>
          </table:table-cell>
          <table:table-cell office:value-type="string" calcext:value-type="string">
            <text:p>B23h</text:p>
          </table:table-cell>
          <table:table-cell office:value-type="string" calcext:value-type="string">
            <text:p>Очень близки</text:p>
          </table:table-cell>
          <table:table-cell office:value-type="float" office:value="20300" calcext:value-type="float">
            <text:p>20300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ESS_R05_2010_RUS_RU_41</text:p>
          </table:table-cell>
          <table:table-cell office:value-type="string" calcext:value-type="string">
            <text:p>B23h</text:p>
          </table:table-cell>
          <table:table-cell office:value-type="string" calcext:value-type="string">
            <text:p>Чем-то близки</text:p>
          </table:table-cell>
          <table:table-cell office:value-type="float" office:value="20301" calcext:value-type="float">
            <text:p>20301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ESS_R05_2010_RUS_RU_41</text:p>
          </table:table-cell>
          <table:table-cell office:value-type="string" calcext:value-type="string">
            <text:p>B23h</text:p>
          </table:table-cell>
          <table:table-cell office:value-type="string" calcext:value-type="string">
            <text:p>Совсем не близки</text:p>
          </table:table-cell>
          <table:table-cell office:value-type="float" office:value="20302" calcext:value-type="float">
            <text:p>20302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ESS_R05_2010_RUS_RU_41</text:p>
          </table:table-cell>
          <table:table-cell office:value-type="string" calcext:value-type="string">
            <text:p>B23h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03" calcext:value-type="float">
            <text:p>20303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ESS_R05_2010_RUS_RU_42</text:p>
          </table:table-cell>
          <table:table-cell office:value-type="string" calcext:value-type="string">
            <text:p>B23i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5_2010_RUS_RU_43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Совершенно неудовлетворен</text:p>
          </table:table-cell>
          <table:table-cell office:value-type="float" office:value="20304" calcext:value-type="float">
            <text:p>20304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5_2010_RUS_RU_43</text:p>
          </table:table-cell>
          <table:table-cell office:value-type="string" calcext:value-type="string">
            <text:p>B24</text:p>
          </table:table-cell>
          <table:table-cell office:value-type="float" office:value="1" calcext:value-type="float">
            <text:p>1</text:p>
          </table:table-cell>
          <table:table-cell office:value-type="float" office:value="20305" calcext:value-type="float">
            <text:p>20305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5_2010_RUS_RU_43</text:p>
          </table:table-cell>
          <table:table-cell office:value-type="string" calcext:value-type="string">
            <text:p>B24</text:p>
          </table:table-cell>
          <table:table-cell office:value-type="float" office:value="2" calcext:value-type="float">
            <text:p>2</text:p>
          </table:table-cell>
          <table:table-cell office:value-type="float" office:value="20306" calcext:value-type="float">
            <text:p>20306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5_2010_RUS_RU_43</text:p>
          </table:table-cell>
          <table:table-cell office:value-type="string" calcext:value-type="string">
            <text:p>B24</text:p>
          </table:table-cell>
          <table:table-cell office:value-type="float" office:value="3" calcext:value-type="float">
            <text:p>3</text:p>
          </table:table-cell>
          <table:table-cell office:value-type="float" office:value="20307" calcext:value-type="float">
            <text:p>20307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5_2010_RUS_RU_43</text:p>
          </table:table-cell>
          <table:table-cell office:value-type="string" calcext:value-type="string">
            <text:p>B24</text:p>
          </table:table-cell>
          <table:table-cell office:value-type="float" office:value="4" calcext:value-type="float">
            <text:p>4</text:p>
          </table:table-cell>
          <table:table-cell office:value-type="float" office:value="20308" calcext:value-type="float">
            <text:p>20308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5_2010_RUS_RU_43</text:p>
          </table:table-cell>
          <table:table-cell office:value-type="string" calcext:value-type="string">
            <text:p>B24</text:p>
          </table:table-cell>
          <table:table-cell office:value-type="float" office:value="5" calcext:value-type="float">
            <text:p>5</text:p>
          </table:table-cell>
          <table:table-cell office:value-type="float" office:value="20309" calcext:value-type="float">
            <text:p>20309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5_2010_RUS_RU_43</text:p>
          </table:table-cell>
          <table:table-cell office:value-type="string" calcext:value-type="string">
            <text:p>B24</text:p>
          </table:table-cell>
          <table:table-cell office:value-type="float" office:value="6" calcext:value-type="float">
            <text:p>6</text:p>
          </table:table-cell>
          <table:table-cell office:value-type="float" office:value="20310" calcext:value-type="float">
            <text:p>20310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5_2010_RUS_RU_43</text:p>
          </table:table-cell>
          <table:table-cell office:value-type="string" calcext:value-type="string">
            <text:p>B24</text:p>
          </table:table-cell>
          <table:table-cell office:value-type="float" office:value="7" calcext:value-type="float">
            <text:p>7</text:p>
          </table:table-cell>
          <table:table-cell office:value-type="float" office:value="20311" calcext:value-type="float">
            <text:p>20311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5_2010_RUS_RU_43</text:p>
          </table:table-cell>
          <table:table-cell office:value-type="string" calcext:value-type="string">
            <text:p>B24</text:p>
          </table:table-cell>
          <table:table-cell office:value-type="float" office:value="8" calcext:value-type="float">
            <text:p>8</text:p>
          </table:table-cell>
          <table:table-cell office:value-type="float" office:value="20312" calcext:value-type="float">
            <text:p>20312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5_2010_RUS_RU_43</text:p>
          </table:table-cell>
          <table:table-cell office:value-type="string" calcext:value-type="string">
            <text:p>B24</text:p>
          </table:table-cell>
          <table:table-cell office:value-type="float" office:value="9" calcext:value-type="float">
            <text:p>9</text:p>
          </table:table-cell>
          <table:table-cell office:value-type="float" office:value="20313" calcext:value-type="float">
            <text:p>20313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5_2010_RUS_RU_43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Полностью удовлетворен</text:p>
          </table:table-cell>
          <table:table-cell office:value-type="float" office:value="20314" calcext:value-type="float">
            <text:p>20314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5_2010_RUS_RU_43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15" calcext:value-type="float">
            <text:p>20315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5_2010_RUS_RU_4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Совершенно Неудовлетворен</text:p>
          </table:table-cell>
          <table:table-cell office:value-type="float" office:value="20316" calcext:value-type="float">
            <text:p>20316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4</text:p>
          </table:table-cell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20317" calcext:value-type="float">
            <text:p>20317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4</text:p>
          </table:table-cell>
          <table:table-cell office:value-type="string" calcext:value-type="string">
            <text:p>B25</text:p>
          </table:table-cell>
          <table:table-cell office:value-type="float" office:value="2" calcext:value-type="float">
            <text:p>2</text:p>
          </table:table-cell>
          <table:table-cell office:value-type="float" office:value="20318" calcext:value-type="float">
            <text:p>20318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4</text:p>
          </table:table-cell>
          <table:table-cell office:value-type="string" calcext:value-type="string">
            <text:p>B25</text:p>
          </table:table-cell>
          <table:table-cell office:value-type="float" office:value="3" calcext:value-type="float">
            <text:p>3</text:p>
          </table:table-cell>
          <table:table-cell office:value-type="float" office:value="20319" calcext:value-type="float">
            <text:p>20319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4</text:p>
          </table:table-cell>
          <table:table-cell office:value-type="string" calcext:value-type="string">
            <text:p>B25</text:p>
          </table:table-cell>
          <table:table-cell office:value-type="float" office:value="4" calcext:value-type="float">
            <text:p>4</text:p>
          </table:table-cell>
          <table:table-cell office:value-type="float" office:value="20320" calcext:value-type="float">
            <text:p>20320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4</text:p>
          </table:table-cell>
          <table:table-cell office:value-type="string" calcext:value-type="string">
            <text:p>B25</text:p>
          </table:table-cell>
          <table:table-cell office:value-type="float" office:value="5" calcext:value-type="float">
            <text:p>5</text:p>
          </table:table-cell>
          <table:table-cell office:value-type="float" office:value="20321" calcext:value-type="float">
            <text:p>20321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4</text:p>
          </table:table-cell>
          <table:table-cell office:value-type="string" calcext:value-type="string">
            <text:p>B25</text:p>
          </table:table-cell>
          <table:table-cell office:value-type="float" office:value="6" calcext:value-type="float">
            <text:p>6</text:p>
          </table:table-cell>
          <table:table-cell office:value-type="float" office:value="20322" calcext:value-type="float">
            <text:p>20322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4</text:p>
          </table:table-cell>
          <table:table-cell office:value-type="string" calcext:value-type="string">
            <text:p>B25</text:p>
          </table:table-cell>
          <table:table-cell office:value-type="float" office:value="7" calcext:value-type="float">
            <text:p>7</text:p>
          </table:table-cell>
          <table:table-cell office:value-type="float" office:value="20323" calcext:value-type="float">
            <text:p>20323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4</text:p>
          </table:table-cell>
          <table:table-cell office:value-type="string" calcext:value-type="string">
            <text:p>B25</text:p>
          </table:table-cell>
          <table:table-cell office:value-type="float" office:value="8" calcext:value-type="float">
            <text:p>8</text:p>
          </table:table-cell>
          <table:table-cell office:value-type="float" office:value="20324" calcext:value-type="float">
            <text:p>20324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4</text:p>
          </table:table-cell>
          <table:table-cell office:value-type="string" calcext:value-type="string">
            <text:p>B25</text:p>
          </table:table-cell>
          <table:table-cell office:value-type="float" office:value="9" calcext:value-type="float">
            <text:p>9</text:p>
          </table:table-cell>
          <table:table-cell office:value-type="float" office:value="20325" calcext:value-type="float">
            <text:p>20325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Полностью удовлетворен</text:p>
          </table:table-cell>
          <table:table-cell office:value-type="float" office:value="20326" calcext:value-type="float">
            <text:p>20326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27" calcext:value-type="float">
            <text:p>20327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Совершенно Неудовлетворен</text:p>
          </table:table-cell>
          <table:table-cell office:value-type="float" office:value="20316" calcext:value-type="float">
            <text:p>20316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5</text:p>
          </table:table-cell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20317" calcext:value-type="float">
            <text:p>20317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5</text:p>
          </table:table-cell>
          <table:table-cell office:value-type="string" calcext:value-type="string">
            <text:p>B26</text:p>
          </table:table-cell>
          <table:table-cell office:value-type="float" office:value="2" calcext:value-type="float">
            <text:p>2</text:p>
          </table:table-cell>
          <table:table-cell office:value-type="float" office:value="20318" calcext:value-type="float">
            <text:p>20318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5</text:p>
          </table:table-cell>
          <table:table-cell office:value-type="string" calcext:value-type="string">
            <text:p>B26</text:p>
          </table:table-cell>
          <table:table-cell office:value-type="float" office:value="3" calcext:value-type="float">
            <text:p>3</text:p>
          </table:table-cell>
          <table:table-cell office:value-type="float" office:value="20319" calcext:value-type="float">
            <text:p>20319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5</text:p>
          </table:table-cell>
          <table:table-cell office:value-type="string" calcext:value-type="string">
            <text:p>B26</text:p>
          </table:table-cell>
          <table:table-cell office:value-type="float" office:value="4" calcext:value-type="float">
            <text:p>4</text:p>
          </table:table-cell>
          <table:table-cell office:value-type="float" office:value="20320" calcext:value-type="float">
            <text:p>20320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5</text:p>
          </table:table-cell>
          <table:table-cell office:value-type="string" calcext:value-type="string">
            <text:p>B26</text:p>
          </table:table-cell>
          <table:table-cell office:value-type="float" office:value="5" calcext:value-type="float">
            <text:p>5</text:p>
          </table:table-cell>
          <table:table-cell office:value-type="float" office:value="20321" calcext:value-type="float">
            <text:p>20321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5</text:p>
          </table:table-cell>
          <table:table-cell office:value-type="string" calcext:value-type="string">
            <text:p>B26</text:p>
          </table:table-cell>
          <table:table-cell office:value-type="float" office:value="6" calcext:value-type="float">
            <text:p>6</text:p>
          </table:table-cell>
          <table:table-cell office:value-type="float" office:value="20322" calcext:value-type="float">
            <text:p>20322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5</text:p>
          </table:table-cell>
          <table:table-cell office:value-type="string" calcext:value-type="string">
            <text:p>B26</text:p>
          </table:table-cell>
          <table:table-cell office:value-type="float" office:value="7" calcext:value-type="float">
            <text:p>7</text:p>
          </table:table-cell>
          <table:table-cell office:value-type="float" office:value="20323" calcext:value-type="float">
            <text:p>20323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5</text:p>
          </table:table-cell>
          <table:table-cell office:value-type="string" calcext:value-type="string">
            <text:p>B26</text:p>
          </table:table-cell>
          <table:table-cell office:value-type="float" office:value="8" calcext:value-type="float">
            <text:p>8</text:p>
          </table:table-cell>
          <table:table-cell office:value-type="float" office:value="20324" calcext:value-type="float">
            <text:p>20324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5</text:p>
          </table:table-cell>
          <table:table-cell office:value-type="string" calcext:value-type="string">
            <text:p>B26</text:p>
          </table:table-cell>
          <table:table-cell office:value-type="float" office:value="9" calcext:value-type="float">
            <text:p>9</text:p>
          </table:table-cell>
          <table:table-cell office:value-type="float" office:value="20325" calcext:value-type="float">
            <text:p>20325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Полностью удовлетворен</text:p>
          </table:table-cell>
          <table:table-cell office:value-type="float" office:value="20326" calcext:value-type="float">
            <text:p>20326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27" calcext:value-type="float">
            <text:p>20327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Совершенно Неудовлетворен</text:p>
          </table:table-cell>
          <table:table-cell office:value-type="float" office:value="20316" calcext:value-type="float">
            <text:p>20316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6</text:p>
          </table:table-cell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20317" calcext:value-type="float">
            <text:p>20317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6</text:p>
          </table:table-cell>
          <table:table-cell office:value-type="string" calcext:value-type="string">
            <text:p>B27</text:p>
          </table:table-cell>
          <table:table-cell office:value-type="float" office:value="2" calcext:value-type="float">
            <text:p>2</text:p>
          </table:table-cell>
          <table:table-cell office:value-type="float" office:value="20318" calcext:value-type="float">
            <text:p>20318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6</text:p>
          </table:table-cell>
          <table:table-cell office:value-type="string" calcext:value-type="string">
            <text:p>B27</text:p>
          </table:table-cell>
          <table:table-cell office:value-type="float" office:value="3" calcext:value-type="float">
            <text:p>3</text:p>
          </table:table-cell>
          <table:table-cell office:value-type="float" office:value="20319" calcext:value-type="float">
            <text:p>20319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6</text:p>
          </table:table-cell>
          <table:table-cell office:value-type="string" calcext:value-type="string">
            <text:p>B27</text:p>
          </table:table-cell>
          <table:table-cell office:value-type="float" office:value="4" calcext:value-type="float">
            <text:p>4</text:p>
          </table:table-cell>
          <table:table-cell office:value-type="float" office:value="20320" calcext:value-type="float">
            <text:p>20320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6</text:p>
          </table:table-cell>
          <table:table-cell office:value-type="string" calcext:value-type="string">
            <text:p>B27</text:p>
          </table:table-cell>
          <table:table-cell office:value-type="float" office:value="5" calcext:value-type="float">
            <text:p>5</text:p>
          </table:table-cell>
          <table:table-cell office:value-type="float" office:value="20321" calcext:value-type="float">
            <text:p>20321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6</text:p>
          </table:table-cell>
          <table:table-cell office:value-type="string" calcext:value-type="string">
            <text:p>B27</text:p>
          </table:table-cell>
          <table:table-cell office:value-type="float" office:value="6" calcext:value-type="float">
            <text:p>6</text:p>
          </table:table-cell>
          <table:table-cell office:value-type="float" office:value="20322" calcext:value-type="float">
            <text:p>20322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6</text:p>
          </table:table-cell>
          <table:table-cell office:value-type="string" calcext:value-type="string">
            <text:p>B27</text:p>
          </table:table-cell>
          <table:table-cell office:value-type="float" office:value="7" calcext:value-type="float">
            <text:p>7</text:p>
          </table:table-cell>
          <table:table-cell office:value-type="float" office:value="20323" calcext:value-type="float">
            <text:p>20323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6</text:p>
          </table:table-cell>
          <table:table-cell office:value-type="string" calcext:value-type="string">
            <text:p>B27</text:p>
          </table:table-cell>
          <table:table-cell office:value-type="float" office:value="8" calcext:value-type="float">
            <text:p>8</text:p>
          </table:table-cell>
          <table:table-cell office:value-type="float" office:value="20324" calcext:value-type="float">
            <text:p>20324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6</text:p>
          </table:table-cell>
          <table:table-cell office:value-type="string" calcext:value-type="string">
            <text:p>B27</text:p>
          </table:table-cell>
          <table:table-cell office:value-type="float" office:value="9" calcext:value-type="float">
            <text:p>9</text:p>
          </table:table-cell>
          <table:table-cell office:value-type="float" office:value="20325" calcext:value-type="float">
            <text:p>20325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Полностью удовлетворен</text:p>
          </table:table-cell>
          <table:table-cell office:value-type="float" office:value="20326" calcext:value-type="float">
            <text:p>20326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27" calcext:value-type="float">
            <text:p>20327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ESS_R05_2010_RUS_RU_47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Очень Плохое</text:p>
          </table:table-cell>
          <table:table-cell office:value-type="float" office:value="20328" calcext:value-type="float">
            <text:p>20328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string" calcext:value-type="string">
            <text:p>ESS_R05_2010_RUS_RU_47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20329" calcext:value-type="float">
            <text:p>20329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string" calcext:value-type="string">
            <text:p>ESS_R05_2010_RUS_RU_47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20330" calcext:value-type="float">
            <text:p>20330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string" calcext:value-type="string">
            <text:p>ESS_R05_2010_RUS_RU_47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20331" calcext:value-type="float">
            <text:p>20331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string" calcext:value-type="string">
            <text:p>ESS_R05_2010_RUS_RU_47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20332" calcext:value-type="float">
            <text:p>20332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string" calcext:value-type="string">
            <text:p>ESS_R05_2010_RUS_RU_47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20333" calcext:value-type="float">
            <text:p>20333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string" calcext:value-type="string">
            <text:p>ESS_R05_2010_RUS_RU_47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20334" calcext:value-type="float">
            <text:p>20334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string" calcext:value-type="string">
            <text:p>ESS_R05_2010_RUS_RU_47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20335" calcext:value-type="float">
            <text:p>20335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string" calcext:value-type="string">
            <text:p>ESS_R05_2010_RUS_RU_47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20336" calcext:value-type="float">
            <text:p>20336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string" calcext:value-type="string">
            <text:p>ESS_R05_2010_RUS_RU_47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20337" calcext:value-type="float">
            <text:p>20337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string" calcext:value-type="string">
            <text:p>ESS_R05_2010_RUS_RU_47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Очень хорошее</text:p>
          </table:table-cell>
          <table:table-cell office:value-type="float" office:value="20338" calcext:value-type="float">
            <text:p>20338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string" calcext:value-type="string">
            <text:p>ESS_R05_2010_RUS_RU_47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39" calcext:value-type="float">
            <text:p>20339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string" calcext:value-type="string">
            <text:p>ESS_R05_2010_RUS_RU_48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Очень плохое</text:p>
          </table:table-cell>
          <table:table-cell office:value-type="float" office:value="20340" calcext:value-type="float">
            <text:p>2034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5_2010_RUS_RU_48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20341" calcext:value-type="float">
            <text:p>20341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5_2010_RUS_RU_48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20342" calcext:value-type="float">
            <text:p>20342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5_2010_RUS_RU_48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20343" calcext:value-type="float">
            <text:p>20343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5_2010_RUS_RU_48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20344" calcext:value-type="float">
            <text:p>20344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5_2010_RUS_RU_48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20345" calcext:value-type="float">
            <text:p>20345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5_2010_RUS_RU_48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20346" calcext:value-type="float">
            <text:p>20346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5_2010_RUS_RU_48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20347" calcext:value-type="float">
            <text:p>20347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5_2010_RUS_RU_48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20348" calcext:value-type="float">
            <text:p>20348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5_2010_RUS_RU_48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20349" calcext:value-type="float">
            <text:p>20349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5_2010_RUS_RU_48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Очень хорошее</text:p>
          </table:table-cell>
          <table:table-cell office:value-type="float" office:value="20350" calcext:value-type="float">
            <text:p>2035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5_2010_RUS_RU_48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1" calcext:value-type="float">
            <text:p>20351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5_2010_RUS_RU_49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49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49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49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49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49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50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50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50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50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50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50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51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51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51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51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51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51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52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52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52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52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52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52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5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Следует позволить многим таким людям переезжать жить в Россию</text:p>
          </table:table-cell>
          <table:table-cell office:value-type="float" office:value="20358" calcext:value-type="float">
            <text:p>20358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ESS_R05_2010_RUS_RU_5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Следует позволить некоторым таким людям переезжать жить в Россию</text:p>
          </table:table-cell>
          <table:table-cell office:value-type="float" office:value="20359" calcext:value-type="float">
            <text:p>20359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ESS_R05_2010_RUS_RU_5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Следует позволить переезжать лишь немногим из них</text:p>
          </table:table-cell>
          <table:table-cell office:value-type="float" office:value="20360" calcext:value-type="float">
            <text:p>20360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ESS_R05_2010_RUS_RU_5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Никому не разрешать</text:p>
          </table:table-cell>
          <table:table-cell office:value-type="float" office:value="20361" calcext:value-type="float">
            <text:p>20361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ESS_R05_2010_RUS_RU_5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62" calcext:value-type="float">
            <text:p>20362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ESS_R05_2010_RUS_RU_54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Следует позволить многим таким людям переезжать жить в Россию</text:p>
          </table:table-cell>
          <table:table-cell office:value-type="float" office:value="20358" calcext:value-type="float">
            <text:p>20358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ESS_R05_2010_RUS_RU_54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Следует позволить некоторым таким людям переезжать жить в Россию</text:p>
          </table:table-cell>
          <table:table-cell office:value-type="float" office:value="20359" calcext:value-type="float">
            <text:p>20359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ESS_R05_2010_RUS_RU_54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Следует позволить переезжать лишь немногим из них</text:p>
          </table:table-cell>
          <table:table-cell office:value-type="float" office:value="20360" calcext:value-type="float">
            <text:p>20360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ESS_R05_2010_RUS_RU_54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Никому не разрешать</text:p>
          </table:table-cell>
          <table:table-cell office:value-type="float" office:value="20361" calcext:value-type="float">
            <text:p>20361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ESS_R05_2010_RUS_RU_54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62" calcext:value-type="float">
            <text:p>20362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ESS_R05_2010_RUS_RU_55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Следует позволить многим таким людям переезжать жить в Россию</text:p>
          </table:table-cell>
          <table:table-cell office:value-type="float" office:value="20358" calcext:value-type="float">
            <text:p>20358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ESS_R05_2010_RUS_RU_55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Следует позволить некоторым таким людям переезжать жить в Россию</text:p>
          </table:table-cell>
          <table:table-cell office:value-type="float" office:value="20359" calcext:value-type="float">
            <text:p>20359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ESS_R05_2010_RUS_RU_55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Следует позволить переезжать лишь немногим из них</text:p>
          </table:table-cell>
          <table:table-cell office:value-type="float" office:value="20360" calcext:value-type="float">
            <text:p>20360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ESS_R05_2010_RUS_RU_55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Никому не разрешать</text:p>
          </table:table-cell>
          <table:table-cell office:value-type="float" office:value="20361" calcext:value-type="float">
            <text:p>20361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ESS_R05_2010_RUS_RU_55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62" calcext:value-type="float">
            <text:p>20362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ESS_R05_2010_RUS_RU_56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Плохо для экономики</text:p>
          </table:table-cell>
          <table:table-cell office:value-type="float" office:value="11594" calcext:value-type="float">
            <text:p>11594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5_2010_RUS_RU_56</text:p>
          </table:table-cell>
          <table:table-cell office:value-type="string" calcext:value-type="string">
            <text:p>B38</text:p>
          </table:table-cell>
          <table:table-cell office:value-type="float" office:value="1" calcext:value-type="float">
            <text:p>1</text:p>
          </table:table-cell>
          <table:table-cell office:value-type="float" office:value="11595" calcext:value-type="float">
            <text:p>11595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5_2010_RUS_RU_56</text:p>
          </table:table-cell>
          <table:table-cell office:value-type="string" calcext:value-type="string">
            <text:p>B38</text:p>
          </table:table-cell>
          <table:table-cell office:value-type="float" office:value="2" calcext:value-type="float">
            <text:p>2</text:p>
          </table:table-cell>
          <table:table-cell office:value-type="float" office:value="11596" calcext:value-type="float">
            <text:p>11596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5_2010_RUS_RU_56</text:p>
          </table:table-cell>
          <table:table-cell office:value-type="string" calcext:value-type="string">
            <text:p>B38</text:p>
          </table:table-cell>
          <table:table-cell office:value-type="float" office:value="3" calcext:value-type="float">
            <text:p>3</text:p>
          </table:table-cell>
          <table:table-cell office:value-type="float" office:value="11597" calcext:value-type="float">
            <text:p>11597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5_2010_RUS_RU_56</text:p>
          </table:table-cell>
          <table:table-cell office:value-type="string" calcext:value-type="string">
            <text:p>B38</text:p>
          </table:table-cell>
          <table:table-cell office:value-type="float" office:value="4" calcext:value-type="float">
            <text:p>4</text:p>
          </table:table-cell>
          <table:table-cell office:value-type="float" office:value="11598" calcext:value-type="float">
            <text:p>11598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5_2010_RUS_RU_56</text:p>
          </table:table-cell>
          <table:table-cell office:value-type="string" calcext:value-type="string">
            <text:p>B38</text:p>
          </table:table-cell>
          <table:table-cell office:value-type="float" office:value="5" calcext:value-type="float">
            <text:p>5</text:p>
          </table:table-cell>
          <table:table-cell office:value-type="float" office:value="11599" calcext:value-type="float">
            <text:p>11599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5_2010_RUS_RU_56</text:p>
          </table:table-cell>
          <table:table-cell office:value-type="string" calcext:value-type="string">
            <text:p>B38</text:p>
          </table:table-cell>
          <table:table-cell office:value-type="float" office:value="6" calcext:value-type="float">
            <text:p>6</text:p>
          </table:table-cell>
          <table:table-cell office:value-type="float" office:value="11600" calcext:value-type="float">
            <text:p>11600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5_2010_RUS_RU_56</text:p>
          </table:table-cell>
          <table:table-cell office:value-type="string" calcext:value-type="string">
            <text:p>B38</text:p>
          </table:table-cell>
          <table:table-cell office:value-type="float" office:value="7" calcext:value-type="float">
            <text:p>7</text:p>
          </table:table-cell>
          <table:table-cell office:value-type="float" office:value="11601" calcext:value-type="float">
            <text:p>11601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5_2010_RUS_RU_56</text:p>
          </table:table-cell>
          <table:table-cell office:value-type="string" calcext:value-type="string">
            <text:p>B38</text:p>
          </table:table-cell>
          <table:table-cell office:value-type="float" office:value="8" calcext:value-type="float">
            <text:p>8</text:p>
          </table:table-cell>
          <table:table-cell office:value-type="float" office:value="11602" calcext:value-type="float">
            <text:p>11602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5_2010_RUS_RU_56</text:p>
          </table:table-cell>
          <table:table-cell office:value-type="string" calcext:value-type="string">
            <text:p>B38</text:p>
          </table:table-cell>
          <table:table-cell office:value-type="float" office:value="9" calcext:value-type="float">
            <text:p>9</text:p>
          </table:table-cell>
          <table:table-cell office:value-type="float" office:value="11603" calcext:value-type="float">
            <text:p>11603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5_2010_RUS_RU_56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Хорошо для экономики</text:p>
          </table:table-cell>
          <table:table-cell office:value-type="float" office:value="11604" calcext:value-type="float">
            <text:p>11604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5_2010_RUS_RU_56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605" calcext:value-type="float">
            <text:p>11605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5_2010_RUS_RU_57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Разрушает культуру нашей страны</text:p>
          </table:table-cell>
          <table:table-cell office:value-type="float" office:value="20363" calcext:value-type="float">
            <text:p>20363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string" calcext:value-type="string">
            <text:p>ESS_R05_2010_RUS_RU_57</text:p>
          </table:table-cell>
          <table:table-cell office:value-type="string" calcext:value-type="string">
            <text:p>B39</text:p>
          </table:table-cell>
          <table:table-cell office:value-type="float" office:value="1" calcext:value-type="float">
            <text:p>1</text:p>
          </table:table-cell>
          <table:table-cell office:value-type="float" office:value="20364" calcext:value-type="float">
            <text:p>20364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string" calcext:value-type="string">
            <text:p>ESS_R05_2010_RUS_RU_57</text:p>
          </table:table-cell>
          <table:table-cell office:value-type="string" calcext:value-type="string">
            <text:p>B39</text:p>
          </table:table-cell>
          <table:table-cell office:value-type="float" office:value="2" calcext:value-type="float">
            <text:p>2</text:p>
          </table:table-cell>
          <table:table-cell office:value-type="float" office:value="20365" calcext:value-type="float">
            <text:p>20365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string" calcext:value-type="string">
            <text:p>ESS_R05_2010_RUS_RU_57</text:p>
          </table:table-cell>
          <table:table-cell office:value-type="string" calcext:value-type="string">
            <text:p>B39</text:p>
          </table:table-cell>
          <table:table-cell office:value-type="float" office:value="3" calcext:value-type="float">
            <text:p>3</text:p>
          </table:table-cell>
          <table:table-cell office:value-type="float" office:value="20366" calcext:value-type="float">
            <text:p>20366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string" calcext:value-type="string">
            <text:p>ESS_R05_2010_RUS_RU_57</text:p>
          </table:table-cell>
          <table:table-cell office:value-type="string" calcext:value-type="string">
            <text:p>B39</text:p>
          </table:table-cell>
          <table:table-cell office:value-type="float" office:value="4" calcext:value-type="float">
            <text:p>4</text:p>
          </table:table-cell>
          <table:table-cell office:value-type="float" office:value="20367" calcext:value-type="float">
            <text:p>20367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string" calcext:value-type="string">
            <text:p>ESS_R05_2010_RUS_RU_57</text:p>
          </table:table-cell>
          <table:table-cell office:value-type="string" calcext:value-type="string">
            <text:p>B39</text:p>
          </table:table-cell>
          <table:table-cell office:value-type="float" office:value="5" calcext:value-type="float">
            <text:p>5</text:p>
          </table:table-cell>
          <table:table-cell office:value-type="float" office:value="20368" calcext:value-type="float">
            <text:p>20368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string" calcext:value-type="string">
            <text:p>ESS_R05_2010_RUS_RU_57</text:p>
          </table:table-cell>
          <table:table-cell office:value-type="string" calcext:value-type="string">
            <text:p>B39</text:p>
          </table:table-cell>
          <table:table-cell office:value-type="float" office:value="6" calcext:value-type="float">
            <text:p>6</text:p>
          </table:table-cell>
          <table:table-cell office:value-type="float" office:value="20369" calcext:value-type="float">
            <text:p>20369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string" calcext:value-type="string">
            <text:p>ESS_R05_2010_RUS_RU_57</text:p>
          </table:table-cell>
          <table:table-cell office:value-type="string" calcext:value-type="string">
            <text:p>B39</text:p>
          </table:table-cell>
          <table:table-cell office:value-type="float" office:value="7" calcext:value-type="float">
            <text:p>7</text:p>
          </table:table-cell>
          <table:table-cell office:value-type="float" office:value="20370" calcext:value-type="float">
            <text:p>20370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string" calcext:value-type="string">
            <text:p>ESS_R05_2010_RUS_RU_57</text:p>
          </table:table-cell>
          <table:table-cell office:value-type="string" calcext:value-type="string">
            <text:p>B39</text:p>
          </table:table-cell>
          <table:table-cell office:value-type="float" office:value="8" calcext:value-type="float">
            <text:p>8</text:p>
          </table:table-cell>
          <table:table-cell office:value-type="float" office:value="20371" calcext:value-type="float">
            <text:p>20371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string" calcext:value-type="string">
            <text:p>ESS_R05_2010_RUS_RU_57</text:p>
          </table:table-cell>
          <table:table-cell office:value-type="string" calcext:value-type="string">
            <text:p>B39</text:p>
          </table:table-cell>
          <table:table-cell office:value-type="float" office:value="9" calcext:value-type="float">
            <text:p>9</text:p>
          </table:table-cell>
          <table:table-cell office:value-type="float" office:value="20372" calcext:value-type="float">
            <text:p>20372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string" calcext:value-type="string">
            <text:p>ESS_R05_2010_RUS_RU_57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Обогащает культуру нашей страны</text:p>
          </table:table-cell>
          <table:table-cell office:value-type="float" office:value="20373" calcext:value-type="float">
            <text:p>20373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string" calcext:value-type="string">
            <text:p>ESS_R05_2010_RUS_RU_57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74" calcext:value-type="float">
            <text:p>20374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string" calcext:value-type="string">
            <text:p>ESS_R05_2010_RUS_RU_58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Становится хуже</text:p>
          </table:table-cell>
          <table:table-cell office:value-type="float" office:value="20375" calcext:value-type="float">
            <text:p>20375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string" calcext:value-type="string">
            <text:p>ESS_R05_2010_RUS_RU_58</text:p>
          </table:table-cell>
          <table:table-cell office:value-type="string" calcext:value-type="string">
            <text:p>B40</text:p>
          </table:table-cell>
          <table:table-cell office:value-type="float" office:value="1" calcext:value-type="float">
            <text:p>1</text:p>
          </table:table-cell>
          <table:table-cell office:value-type="float" office:value="20376" calcext:value-type="float">
            <text:p>20376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string" calcext:value-type="string">
            <text:p>ESS_R05_2010_RUS_RU_58</text:p>
          </table:table-cell>
          <table:table-cell office:value-type="string" calcext:value-type="string">
            <text:p>B40</text:p>
          </table:table-cell>
          <table:table-cell office:value-type="float" office:value="2" calcext:value-type="float">
            <text:p>2</text:p>
          </table:table-cell>
          <table:table-cell office:value-type="float" office:value="20377" calcext:value-type="float">
            <text:p>20377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string" calcext:value-type="string">
            <text:p>ESS_R05_2010_RUS_RU_58</text:p>
          </table:table-cell>
          <table:table-cell office:value-type="string" calcext:value-type="string">
            <text:p>B40</text:p>
          </table:table-cell>
          <table:table-cell office:value-type="float" office:value="3" calcext:value-type="float">
            <text:p>3</text:p>
          </table:table-cell>
          <table:table-cell office:value-type="float" office:value="20378" calcext:value-type="float">
            <text:p>20378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string" calcext:value-type="string">
            <text:p>ESS_R05_2010_RUS_RU_58</text:p>
          </table:table-cell>
          <table:table-cell office:value-type="string" calcext:value-type="string">
            <text:p>B40</text:p>
          </table:table-cell>
          <table:table-cell office:value-type="float" office:value="4" calcext:value-type="float">
            <text:p>4</text:p>
          </table:table-cell>
          <table:table-cell office:value-type="float" office:value="20379" calcext:value-type="float">
            <text:p>20379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string" calcext:value-type="string">
            <text:p>ESS_R05_2010_RUS_RU_58</text:p>
          </table:table-cell>
          <table:table-cell office:value-type="string" calcext:value-type="string">
            <text:p>B40</text:p>
          </table:table-cell>
          <table:table-cell office:value-type="float" office:value="5" calcext:value-type="float">
            <text:p>5</text:p>
          </table:table-cell>
          <table:table-cell office:value-type="float" office:value="20380" calcext:value-type="float">
            <text:p>20380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string" calcext:value-type="string">
            <text:p>ESS_R05_2010_RUS_RU_58</text:p>
          </table:table-cell>
          <table:table-cell office:value-type="string" calcext:value-type="string">
            <text:p>B40</text:p>
          </table:table-cell>
          <table:table-cell office:value-type="float" office:value="6" calcext:value-type="float">
            <text:p>6</text:p>
          </table:table-cell>
          <table:table-cell office:value-type="float" office:value="20381" calcext:value-type="float">
            <text:p>20381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string" calcext:value-type="string">
            <text:p>ESS_R05_2010_RUS_RU_58</text:p>
          </table:table-cell>
          <table:table-cell office:value-type="string" calcext:value-type="string">
            <text:p>B40</text:p>
          </table:table-cell>
          <table:table-cell office:value-type="float" office:value="7" calcext:value-type="float">
            <text:p>7</text:p>
          </table:table-cell>
          <table:table-cell office:value-type="float" office:value="20382" calcext:value-type="float">
            <text:p>20382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string" calcext:value-type="string">
            <text:p>ESS_R05_2010_RUS_RU_58</text:p>
          </table:table-cell>
          <table:table-cell office:value-type="string" calcext:value-type="string">
            <text:p>B40</text:p>
          </table:table-cell>
          <table:table-cell office:value-type="float" office:value="8" calcext:value-type="float">
            <text:p>8</text:p>
          </table:table-cell>
          <table:table-cell office:value-type="float" office:value="20383" calcext:value-type="float">
            <text:p>20383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string" calcext:value-type="string">
            <text:p>ESS_R05_2010_RUS_RU_58</text:p>
          </table:table-cell>
          <table:table-cell office:value-type="string" calcext:value-type="string">
            <text:p>B40</text:p>
          </table:table-cell>
          <table:table-cell office:value-type="float" office:value="9" calcext:value-type="float">
            <text:p>9</text:p>
          </table:table-cell>
          <table:table-cell office:value-type="float" office:value="20384" calcext:value-type="float">
            <text:p>20384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string" calcext:value-type="string">
            <text:p>ESS_R05_2010_RUS_RU_58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Становится лучше</text:p>
          </table:table-cell>
          <table:table-cell office:value-type="float" office:value="20385" calcext:value-type="float">
            <text:p>20385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string" calcext:value-type="string">
            <text:p>ESS_R05_2010_RUS_RU_58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86" calcext:value-type="float">
            <text:p>20386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string" calcext:value-type="string">
            <text:p>ESS_R05_2010_RUS_RU_6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Очень Несчастливы</text:p>
          </table:table-cell>
          <table:table-cell office:value-type="float" office:value="20387" calcext:value-type="float">
            <text:p>20387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string" calcext:value-type="string">
            <text:p>ESS_R05_2010_RUS_RU_60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20388" calcext:value-type="float">
            <text:p>20388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string" calcext:value-type="string">
            <text:p>ESS_R05_2010_RUS_RU_60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20389" calcext:value-type="float">
            <text:p>20389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string" calcext:value-type="string">
            <text:p>ESS_R05_2010_RUS_RU_60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20390" calcext:value-type="float">
            <text:p>20390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string" calcext:value-type="string">
            <text:p>ESS_R05_2010_RUS_RU_60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20391" calcext:value-type="float">
            <text:p>20391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string" calcext:value-type="string">
            <text:p>ESS_R05_2010_RUS_RU_60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20392" calcext:value-type="float">
            <text:p>20392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string" calcext:value-type="string">
            <text:p>ESS_R05_2010_RUS_RU_60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20393" calcext:value-type="float">
            <text:p>20393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string" calcext:value-type="string">
            <text:p>ESS_R05_2010_RUS_RU_60</text:p>
          </table:table-cell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office:value-type="float" office:value="20394" calcext:value-type="float">
            <text:p>20394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string" calcext:value-type="string">
            <text:p>ESS_R05_2010_RUS_RU_60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office:value-type="float" office:value="20395" calcext:value-type="float">
            <text:p>20395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string" calcext:value-type="string">
            <text:p>ESS_R05_2010_RUS_RU_60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20396" calcext:value-type="float">
            <text:p>20396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string" calcext:value-type="string">
            <text:p>ESS_R05_2010_RUS_RU_6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Очень счастливы</text:p>
          </table:table-cell>
          <table:table-cell office:value-type="float" office:value="20397" calcext:value-type="float">
            <text:p>20397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string" calcext:value-type="string">
            <text:p>ESS_R05_2010_RUS_RU_6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98" calcext:value-type="float">
            <text:p>20398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string" calcext:value-type="string">
            <text:p>ESS_R05_2010_RUS_RU_6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икогда</text:p>
          </table:table-cell>
          <table:table-cell office:value-type="float" office:value="20399" calcext:value-type="float">
            <text:p>20399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ESS_R05_2010_RUS_RU_6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Реже, чем раз в месяц</text:p>
          </table:table-cell>
          <table:table-cell office:value-type="float" office:value="20400" calcext:value-type="float">
            <text:p>20400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ESS_R05_2010_RUS_RU_6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Один раз в месяц</text:p>
          </table:table-cell>
          <table:table-cell office:value-type="float" office:value="20401" calcext:value-type="float">
            <text:p>20401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ESS_R05_2010_RUS_RU_6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есколько раз в месяц, но не каждую неделю</text:p>
          </table:table-cell>
          <table:table-cell office:value-type="float" office:value="20402" calcext:value-type="float">
            <text:p>20402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ESS_R05_2010_RUS_RU_6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Один раз в неделю</text:p>
          </table:table-cell>
          <table:table-cell office:value-type="float" office:value="20403" calcext:value-type="float">
            <text:p>20403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ESS_R05_2010_RUS_RU_6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есколько раз в неделю, но не каждый день</text:p>
          </table:table-cell>
          <table:table-cell office:value-type="float" office:value="20404" calcext:value-type="float">
            <text:p>20404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ESS_R05_2010_RUS_RU_6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Каждый день</text:p>
          </table:table-cell>
          <table:table-cell office:value-type="float" office:value="20405" calcext:value-type="float">
            <text:p>20405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ESS_R05_2010_RUS_RU_6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406" calcext:value-type="float">
            <text:p>20406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ESS_R05_2010_RUS_RU_6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6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6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6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Гораздо реже, чем большинство сверстников</text:p>
          </table:table-cell>
          <table:table-cell office:value-type="float" office:value="20407" calcext:value-type="float">
            <text:p>20407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string" calcext:value-type="string">
            <text:p>ESS_R05_2010_RUS_RU_6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Реже, чем большинство сверстников</text:p>
          </table:table-cell>
          <table:table-cell office:value-type="float" office:value="20408" calcext:value-type="float">
            <text:p>20408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string" calcext:value-type="string">
            <text:p>ESS_R05_2010_RUS_RU_6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Примерно так же, как большинство сверстников</text:p>
          </table:table-cell>
          <table:table-cell office:value-type="float" office:value="20409" calcext:value-type="float">
            <text:p>20409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string" calcext:value-type="string">
            <text:p>ESS_R05_2010_RUS_RU_6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Чаще, чем большинство сверстников</text:p>
          </table:table-cell>
          <table:table-cell office:value-type="float" office:value="20410" calcext:value-type="float">
            <text:p>20410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string" calcext:value-type="string">
            <text:p>ESS_R05_2010_RUS_RU_6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Гораздо чаще, чем большинство сверстников</text:p>
          </table:table-cell>
          <table:table-cell office:value-type="float" office:value="20411" calcext:value-type="float">
            <text:p>20411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string" calcext:value-type="string">
            <text:p>ESS_R05_2010_RUS_RU_6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412" calcext:value-type="float">
            <text:p>20412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string" calcext:value-type="string">
            <text:p>ESS_R05_2010_RUS_RU_6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Да, были случаи</text:p>
          </table:table-cell>
          <table:table-cell office:value-type="float" office:value="20413" calcext:value-type="float">
            <text:p>20413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string" calcext:value-type="string">
            <text:p>ESS_R05_2010_RUS_RU_6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Нет</text:p>
          </table:table-cell>
          <table:table-cell office:value-type="float" office:value="20414" calcext:value-type="float">
            <text:p>20414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string" calcext:value-type="string">
            <text:p>ESS_R05_2010_RUS_RU_6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415" calcext:value-type="float">
            <text:p>20415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string" calcext:value-type="string">
            <text:p>ESS_R05_2010_RUS_RU_6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В полной безопасности</text:p>
          </table:table-cell>
          <table:table-cell office:value-type="float" office:value="20416" calcext:value-type="float">
            <text:p>20416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string" calcext:value-type="string">
            <text:p>ESS_R05_2010_RUS_RU_6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В относительной безопасности</text:p>
          </table:table-cell>
          <table:table-cell office:value-type="float" office:value="20417" calcext:value-type="float">
            <text:p>20417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string" calcext:value-type="string">
            <text:p>ESS_R05_2010_RUS_RU_6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Небезопасно</text:p>
          </table:table-cell>
          <table:table-cell office:value-type="float" office:value="20418" calcext:value-type="float">
            <text:p>20418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string" calcext:value-type="string">
            <text:p>ESS_R05_2010_RUS_RU_6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Совсем небезопасно</text:p>
          </table:table-cell>
          <table:table-cell office:value-type="float" office:value="20419" calcext:value-type="float">
            <text:p>20419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string" calcext:value-type="string">
            <text:p>ESS_R05_2010_RUS_RU_6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420" calcext:value-type="float">
            <text:p>20420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string" calcext:value-type="string">
            <text:p>ESS_R05_2010_RUS_RU_6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Постоянно или почти всегда</text:p>
          </table:table-cell>
          <table:table-cell office:value-type="float" office:value="20421" calcext:value-type="float">
            <text:p>20421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string" calcext:value-type="string">
            <text:p>ESS_R05_2010_RUS_RU_6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Довольно часто</text:p>
          </table:table-cell>
          <table:table-cell office:value-type="float" office:value="20422" calcext:value-type="float">
            <text:p>20422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string" calcext:value-type="string">
            <text:p>ESS_R05_2010_RUS_RU_6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Иногда, временами</text:p>
          </table:table-cell>
          <table:table-cell office:value-type="float" office:value="20423" calcext:value-type="float">
            <text:p>20423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string" calcext:value-type="string">
            <text:p>ESS_R05_2010_RUS_RU_6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Никогда</text:p>
          </table:table-cell>
          <table:table-cell office:value-type="float" office:value="20424" calcext:value-type="float">
            <text:p>20424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string" calcext:value-type="string">
            <text:p>ESS_R05_2010_RUS_RU_6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425" calcext:value-type="float">
            <text:p>20425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string" calcext:value-type="string">
            <text:p>ESS_R05_2010_RUS_RU_6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Существенное влияние на качество Вашей жизни</text:p>
          </table:table-cell>
          <table:table-cell office:value-type="float" office:value="20426" calcext:value-type="float">
            <text:p>20426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string" calcext:value-type="string">
            <text:p>ESS_R05_2010_RUS_RU_6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Некоторое влияние</text:p>
          </table:table-cell>
          <table:table-cell office:value-type="float" office:value="20427" calcext:value-type="float">
            <text:p>20427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string" calcext:value-type="string">
            <text:p>ESS_R05_2010_RUS_RU_6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Никак не влияет на качество Вашей жизни</text:p>
          </table:table-cell>
          <table:table-cell office:value-type="float" office:value="20428" calcext:value-type="float">
            <text:p>20428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string" calcext:value-type="string">
            <text:p>ESS_R05_2010_RUS_RU_6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429" calcext:value-type="float">
            <text:p>20429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string" calcext:value-type="string">
            <text:p>ESS_R05_2010_RUS_RU_6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Постоянно или почти всегда</text:p>
          </table:table-cell>
          <table:table-cell office:value-type="float" office:value="20421" calcext:value-type="float">
            <text:p>20421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string" calcext:value-type="string">
            <text:p>ESS_R05_2010_RUS_RU_6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Довольно часто</text:p>
          </table:table-cell>
          <table:table-cell office:value-type="float" office:value="20422" calcext:value-type="float">
            <text:p>20422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string" calcext:value-type="string">
            <text:p>ESS_R05_2010_RUS_RU_6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Иногда, временами</text:p>
          </table:table-cell>
          <table:table-cell office:value-type="float" office:value="20423" calcext:value-type="float">
            <text:p>20423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string" calcext:value-type="string">
            <text:p>ESS_R05_2010_RUS_RU_6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Никогда</text:p>
          </table:table-cell>
          <table:table-cell office:value-type="float" office:value="20424" calcext:value-type="float">
            <text:p>20424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string" calcext:value-type="string">
            <text:p>ESS_R05_2010_RUS_RU_6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425" calcext:value-type="float">
            <text:p>20425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string" calcext:value-type="string">
            <text:p>ESS_R05_2010_RUS_RU_6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Существенное влияние на качество Вашей жизни</text:p>
          </table:table-cell>
          <table:table-cell office:value-type="float" office:value="20426" calcext:value-type="float">
            <text:p>20426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string" calcext:value-type="string">
            <text:p>ESS_R05_2010_RUS_RU_6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Некоторое влияние</text:p>
          </table:table-cell>
          <table:table-cell office:value-type="float" office:value="20427" calcext:value-type="float">
            <text:p>20427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string" calcext:value-type="string">
            <text:p>ESS_R05_2010_RUS_RU_6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Никак не влияет на качество Вашей жизни</text:p>
          </table:table-cell>
          <table:table-cell office:value-type="float" office:value="20428" calcext:value-type="float">
            <text:p>20428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string" calcext:value-type="string">
            <text:p>ESS_R05_2010_RUS_RU_6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429" calcext:value-type="float">
            <text:p>20429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string" calcext:value-type="string">
            <text:p>ESS_R05_2010_RUS_RU_70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Очень хорошее</text:p>
          </table:table-cell>
          <table:table-cell office:value-type="float" office:value="20430" calcext:value-type="float">
            <text:p>20430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string" calcext:value-type="string">
            <text:p>ESS_R05_2010_RUS_RU_70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Хорошее</text:p>
          </table:table-cell>
          <table:table-cell office:value-type="float" office:value="20431" calcext:value-type="float">
            <text:p>20431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string" calcext:value-type="string">
            <text:p>ESS_R05_2010_RUS_RU_70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Среднее</text:p>
          </table:table-cell>
          <table:table-cell office:value-type="float" office:value="20432" calcext:value-type="float">
            <text:p>20432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string" calcext:value-type="string">
            <text:p>ESS_R05_2010_RUS_RU_70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Плохое</text:p>
          </table:table-cell>
          <table:table-cell office:value-type="float" office:value="20433" calcext:value-type="float">
            <text:p>20433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string" calcext:value-type="string">
            <text:p>ESS_R05_2010_RUS_RU_70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Очень плохое</text:p>
          </table:table-cell>
          <table:table-cell office:value-type="float" office:value="20434" calcext:value-type="float">
            <text:p>20434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string" calcext:value-type="string">
            <text:p>ESS_R05_2010_RUS_RU_70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435" calcext:value-type="float">
            <text:p>20435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string" calcext:value-type="string">
            <text:p>ESS_R05_2010_RUS_RU_7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Да, очень серьезные</text:p>
          </table:table-cell>
          <table:table-cell office:value-type="float" office:value="20436" calcext:value-type="float">
            <text:p>20436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string" calcext:value-type="string">
            <text:p>ESS_R05_2010_RUS_RU_7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Да, испытываю некоторые ограничения</text:p>
          </table:table-cell>
          <table:table-cell office:value-type="float" office:value="20437" calcext:value-type="float">
            <text:p>20437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string" calcext:value-type="string">
            <text:p>ESS_R05_2010_RUS_RU_7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Нет, не испытываю</text:p>
          </table:table-cell>
          <table:table-cell office:value-type="float" office:value="20438" calcext:value-type="float">
            <text:p>20438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string" calcext:value-type="string">
            <text:p>ESS_R05_2010_RUS_RU_7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439" calcext:value-type="float">
            <text:p>20439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string" calcext:value-type="string">
            <text:p>ESS_R05_2010_RUS_RU_72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72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72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73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Православное христианство</text:p>
          </table:table-cell>
          <table:table-cell office:value-type="float" office:value="20440" calcext:value-type="float">
            <text:p>20440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string" calcext:value-type="string">
            <text:p>ESS_R05_2010_RUS_RU_73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атоличество</text:p>
          </table:table-cell>
          <table:table-cell office:value-type="float" office:value="20441" calcext:value-type="float">
            <text:p>20441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string" calcext:value-type="string">
            <text:p>ESS_R05_2010_RUS_RU_73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Протестантизм</text:p>
          </table:table-cell>
          <table:table-cell office:value-type="float" office:value="20442" calcext:value-type="float">
            <text:p>20442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string" calcext:value-type="string">
            <text:p>ESS_R05_2010_RUS_RU_73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Другая ветвь христианства</text:p>
          </table:table-cell>
          <table:table-cell office:value-type="float" office:value="20443" calcext:value-type="float">
            <text:p>20443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string" calcext:value-type="string">
            <text:p>ESS_R05_2010_RUS_RU_73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Ислам</text:p>
          </table:table-cell>
          <table:table-cell office:value-type="float" office:value="20444" calcext:value-type="float">
            <text:p>20444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string" calcext:value-type="string">
            <text:p>ESS_R05_2010_RUS_RU_73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Иудаизм</text:p>
          </table:table-cell>
          <table:table-cell office:value-type="float" office:value="20445" calcext:value-type="float">
            <text:p>20445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string" calcext:value-type="string">
            <text:p>ESS_R05_2010_RUS_RU_73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Восточные религии</text:p>
          </table:table-cell>
          <table:table-cell office:value-type="float" office:value="20446" calcext:value-type="float">
            <text:p>20446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string" calcext:value-type="string">
            <text:p>ESS_R05_2010_RUS_RU_73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Другие не-христианские религии</text:p>
          </table:table-cell>
          <table:table-cell office:value-type="float" office:value="20447" calcext:value-type="float">
            <text:p>20447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string" calcext:value-type="string">
            <text:p>ESS_R05_2010_RUS_RU_73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Другое</text:p>
          </table:table-cell>
          <table:table-cell office:value-type="float" office:value="20448" calcext:value-type="float">
            <text:p>20448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string" calcext:value-type="string">
            <text:p>ESS_R05_2010_RUS_RU_73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449" calcext:value-type="float">
            <text:p>20449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string" calcext:value-type="string">
            <text:p>ESS_R05_2010_RUS_RU_74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74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74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75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Православное христианство</text:p>
          </table:table-cell>
          <table:table-cell office:value-type="float" office:value="20440" calcext:value-type="float">
            <text:p>20440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string" calcext:value-type="string">
            <text:p>ESS_R05_2010_RUS_RU_75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атоличество</text:p>
          </table:table-cell>
          <table:table-cell office:value-type="float" office:value="20441" calcext:value-type="float">
            <text:p>20441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string" calcext:value-type="string">
            <text:p>ESS_R05_2010_RUS_RU_75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Протестантизм</text:p>
          </table:table-cell>
          <table:table-cell office:value-type="float" office:value="20442" calcext:value-type="float">
            <text:p>20442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string" calcext:value-type="string">
            <text:p>ESS_R05_2010_RUS_RU_75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Другая ветвь христианства</text:p>
          </table:table-cell>
          <table:table-cell office:value-type="float" office:value="20443" calcext:value-type="float">
            <text:p>20443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string" calcext:value-type="string">
            <text:p>ESS_R05_2010_RUS_RU_75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Ислам</text:p>
          </table:table-cell>
          <table:table-cell office:value-type="float" office:value="20444" calcext:value-type="float">
            <text:p>20444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string" calcext:value-type="string">
            <text:p>ESS_R05_2010_RUS_RU_75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Иудаизм</text:p>
          </table:table-cell>
          <table:table-cell office:value-type="float" office:value="20445" calcext:value-type="float">
            <text:p>20445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string" calcext:value-type="string">
            <text:p>ESS_R05_2010_RUS_RU_75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Восточные религии</text:p>
          </table:table-cell>
          <table:table-cell office:value-type="float" office:value="20446" calcext:value-type="float">
            <text:p>20446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string" calcext:value-type="string">
            <text:p>ESS_R05_2010_RUS_RU_75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Другие не-христианские религии</text:p>
          </table:table-cell>
          <table:table-cell office:value-type="float" office:value="20447" calcext:value-type="float">
            <text:p>20447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string" calcext:value-type="string">
            <text:p>ESS_R05_2010_RUS_RU_75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Другое</text:p>
          </table:table-cell>
          <table:table-cell office:value-type="float" office:value="20448" calcext:value-type="float">
            <text:p>20448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string" calcext:value-type="string">
            <text:p>ESS_R05_2010_RUS_RU_75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449" calcext:value-type="float">
            <text:p>20449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string" calcext:value-type="string">
            <text:p>ESS_R05_2010_RUS_RU_76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<text:s/>Совсем НЕ Религиозным</text:p>
          </table:table-cell>
          <table:table-cell office:value-type="float" office:value="20450" calcext:value-type="float">
            <text:p>20450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string" calcext:value-type="string">
            <text:p>ESS_R05_2010_RUS_RU_76</text:p>
          </table:table-cell>
          <table:table-cell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 office:value-type="float" office:value="20451" calcext:value-type="float">
            <text:p>20451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string" calcext:value-type="string">
            <text:p>ESS_R05_2010_RUS_RU_76</text:p>
          </table:table-cell>
          <table:table-cell office:value-type="string" calcext:value-type="string">
            <text:p>C21</text:p>
          </table:table-cell>
          <table:table-cell office:value-type="float" office:value="2" calcext:value-type="float">
            <text:p>2</text:p>
          </table:table-cell>
          <table:table-cell office:value-type="float" office:value="20452" calcext:value-type="float">
            <text:p>20452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string" calcext:value-type="string">
            <text:p>ESS_R05_2010_RUS_RU_76</text:p>
          </table:table-cell>
          <table:table-cell office:value-type="string" calcext:value-type="string">
            <text:p>C21</text:p>
          </table:table-cell>
          <table:table-cell office:value-type="float" office:value="3" calcext:value-type="float">
            <text:p>3</text:p>
          </table:table-cell>
          <table:table-cell office:value-type="float" office:value="20453" calcext:value-type="float">
            <text:p>20453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string" calcext:value-type="string">
            <text:p>ESS_R05_2010_RUS_RU_76</text:p>
          </table:table-cell>
          <table:table-cell office:value-type="string" calcext:value-type="string">
            <text:p>C21</text:p>
          </table:table-cell>
          <table:table-cell office:value-type="float" office:value="4" calcext:value-type="float">
            <text:p>4</text:p>
          </table:table-cell>
          <table:table-cell office:value-type="float" office:value="20454" calcext:value-type="float">
            <text:p>20454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string" calcext:value-type="string">
            <text:p>ESS_R05_2010_RUS_RU_76</text:p>
          </table:table-cell>
          <table:table-cell office:value-type="string" calcext:value-type="string">
            <text:p>C21</text:p>
          </table:table-cell>
          <table:table-cell office:value-type="float" office:value="5" calcext:value-type="float">
            <text:p>5</text:p>
          </table:table-cell>
          <table:table-cell office:value-type="float" office:value="20455" calcext:value-type="float">
            <text:p>20455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string" calcext:value-type="string">
            <text:p>ESS_R05_2010_RUS_RU_76</text:p>
          </table:table-cell>
          <table:table-cell office:value-type="string" calcext:value-type="string">
            <text:p>C21</text:p>
          </table:table-cell>
          <table:table-cell office:value-type="float" office:value="6" calcext:value-type="float">
            <text:p>6</text:p>
          </table:table-cell>
          <table:table-cell office:value-type="float" office:value="20456" calcext:value-type="float">
            <text:p>20456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string" calcext:value-type="string">
            <text:p>ESS_R05_2010_RUS_RU_76</text:p>
          </table:table-cell>
          <table:table-cell office:value-type="string" calcext:value-type="string">
            <text:p>C21</text:p>
          </table:table-cell>
          <table:table-cell office:value-type="float" office:value="7" calcext:value-type="float">
            <text:p>7</text:p>
          </table:table-cell>
          <table:table-cell office:value-type="float" office:value="20457" calcext:value-type="float">
            <text:p>20457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string" calcext:value-type="string">
            <text:p>ESS_R05_2010_RUS_RU_76</text:p>
          </table:table-cell>
          <table:table-cell office:value-type="string" calcext:value-type="string">
            <text:p>C21</text:p>
          </table:table-cell>
          <table:table-cell office:value-type="float" office:value="8" calcext:value-type="float">
            <text:p>8</text:p>
          </table:table-cell>
          <table:table-cell office:value-type="float" office:value="20458" calcext:value-type="float">
            <text:p>20458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string" calcext:value-type="string">
            <text:p>ESS_R05_2010_RUS_RU_76</text:p>
          </table:table-cell>
          <table:table-cell office:value-type="string" calcext:value-type="string">
            <text:p>C21</text:p>
          </table:table-cell>
          <table:table-cell office:value-type="float" office:value="9" calcext:value-type="float">
            <text:p>9</text:p>
          </table:table-cell>
          <table:table-cell office:value-type="float" office:value="20459" calcext:value-type="float">
            <text:p>20459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string" calcext:value-type="string">
            <text:p>ESS_R05_2010_RUS_RU_76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<text:s/>Очень религиозным</text:p>
          </table:table-cell>
          <table:table-cell office:value-type="float" office:value="20460" calcext:value-type="float">
            <text:p>20460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string" calcext:value-type="string">
            <text:p>ESS_R05_2010_RUS_RU_76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461" calcext:value-type="float">
            <text:p>20461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string" calcext:value-type="string">
            <text:p>ESS_R05_2010_RUS_RU_77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Каждый день</text:p>
          </table:table-cell>
          <table:table-cell office:value-type="float" office:value="20462" calcext:value-type="float">
            <text:p>20462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ESS_R05_2010_RUS_RU_77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Чаще, чем раз в неделю</text:p>
          </table:table-cell>
          <table:table-cell office:value-type="float" office:value="20463" calcext:value-type="float">
            <text:p>20463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ESS_R05_2010_RUS_RU_77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Один раз в неделю</text:p>
          </table:table-cell>
          <table:table-cell office:value-type="float" office:value="20464" calcext:value-type="float">
            <text:p>20464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ESS_R05_2010_RUS_RU_77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По крайней мере, один раз в месяц</text:p>
          </table:table-cell>
          <table:table-cell office:value-type="float" office:value="20465" calcext:value-type="float">
            <text:p>20465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ESS_R05_2010_RUS_RU_77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Только по религиозным праздникам</text:p>
          </table:table-cell>
          <table:table-cell office:value-type="float" office:value="20466" calcext:value-type="float">
            <text:p>20466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ESS_R05_2010_RUS_RU_77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Еще реже</text:p>
          </table:table-cell>
          <table:table-cell office:value-type="float" office:value="20467" calcext:value-type="float">
            <text:p>20467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ESS_R05_2010_RUS_RU_77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Никогда</text:p>
          </table:table-cell>
          <table:table-cell office:value-type="float" office:value="20468" calcext:value-type="float">
            <text:p>20468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ESS_R05_2010_RUS_RU_77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469" calcext:value-type="float">
            <text:p>20469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ESS_R05_2010_RUS_RU_78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Каждый день</text:p>
          </table:table-cell>
          <table:table-cell office:value-type="float" office:value="20462" calcext:value-type="float">
            <text:p>20462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ESS_R05_2010_RUS_RU_78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Чаще, чем раз в неделю</text:p>
          </table:table-cell>
          <table:table-cell office:value-type="float" office:value="20463" calcext:value-type="float">
            <text:p>20463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ESS_R05_2010_RUS_RU_78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Один раз в неделю</text:p>
          </table:table-cell>
          <table:table-cell office:value-type="float" office:value="20464" calcext:value-type="float">
            <text:p>20464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ESS_R05_2010_RUS_RU_78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По крайней мере, один раз в месяц</text:p>
          </table:table-cell>
          <table:table-cell office:value-type="float" office:value="20465" calcext:value-type="float">
            <text:p>20465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ESS_R05_2010_RUS_RU_78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Только по религиозным праздникам</text:p>
          </table:table-cell>
          <table:table-cell office:value-type="float" office:value="20466" calcext:value-type="float">
            <text:p>20466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ESS_R05_2010_RUS_RU_78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Еще реже</text:p>
          </table:table-cell>
          <table:table-cell office:value-type="float" office:value="20467" calcext:value-type="float">
            <text:p>20467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ESS_R05_2010_RUS_RU_78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Никогда</text:p>
          </table:table-cell>
          <table:table-cell office:value-type="float" office:value="20468" calcext:value-type="float">
            <text:p>20468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ESS_R05_2010_RUS_RU_78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469" calcext:value-type="float">
            <text:p>20469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ESS_R05_2010_RUS_RU_79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79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79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80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Цвет кожи или расовая принадлежность</text:p>
          </table:table-cell>
          <table:table-cell office:value-type="float" office:value="20470" calcext:value-type="float">
            <text:p>20470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string" calcext:value-type="string">
            <text:p>ESS_R05_2010_RUS_RU_80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Гражданство</text:p>
          </table:table-cell>
          <table:table-cell office:value-type="float" office:value="20471" calcext:value-type="float">
            <text:p>20471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string" calcext:value-type="string">
            <text:p>ESS_R05_2010_RUS_RU_80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Религия</text:p>
          </table:table-cell>
          <table:table-cell office:value-type="float" office:value="20472" calcext:value-type="float">
            <text:p>20472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string" calcext:value-type="string">
            <text:p>ESS_R05_2010_RUS_RU_80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Язык</text:p>
          </table:table-cell>
          <table:table-cell office:value-type="float" office:value="20473" calcext:value-type="float">
            <text:p>20473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string" calcext:value-type="string">
            <text:p>ESS_R05_2010_RUS_RU_80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Национальность</text:p>
          </table:table-cell>
          <table:table-cell office:value-type="float" office:value="20474" calcext:value-type="float">
            <text:p>20474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string" calcext:value-type="string">
            <text:p>ESS_R05_2010_RUS_RU_80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Возраст</text:p>
          </table:table-cell>
          <table:table-cell office:value-type="float" office:value="20475" calcext:value-type="float">
            <text:p>20475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string" calcext:value-type="string">
            <text:p>ESS_R05_2010_RUS_RU_80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Пол</text:p>
          </table:table-cell>
          <table:table-cell office:value-type="float" office:value="20476" calcext:value-type="float">
            <text:p>20476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string" calcext:value-type="string">
            <text:p>ESS_R05_2010_RUS_RU_80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Сексуальная ориентация</text:p>
          </table:table-cell>
          <table:table-cell office:value-type="float" office:value="20477" calcext:value-type="float">
            <text:p>20477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string" calcext:value-type="string">
            <text:p>ESS_R05_2010_RUS_RU_80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Физические недостатки, инвалидность</text:p>
          </table:table-cell>
          <table:table-cell office:value-type="float" office:value="20478" calcext:value-type="float">
            <text:p>20478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string" calcext:value-type="string">
            <text:p>ESS_R05_2010_RUS_RU_80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Другое</text:p>
          </table:table-cell>
          <table:table-cell office:value-type="float" office:value="20479" calcext:value-type="float">
            <text:p>20479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string" calcext:value-type="string">
            <text:p>ESS_R05_2010_RUS_RU_80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480" calcext:value-type="float">
            <text:p>20480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string" calcext:value-type="string">
            <text:p>ESS_R05_2010_RUS_RU_81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81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81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82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Украина</text:p>
          </table:table-cell>
          <table:table-cell office:value-type="float" office:value="20481" calcext:value-type="float">
            <text:p>20481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string" calcext:value-type="string">
            <text:p>ESS_R05_2010_RUS_RU_82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Белоруссия</text:p>
          </table:table-cell>
          <table:table-cell office:value-type="float" office:value="20482" calcext:value-type="float">
            <text:p>20482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string" calcext:value-type="string">
            <text:p>ESS_R05_2010_RUS_RU_82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Казахстан</text:p>
          </table:table-cell>
          <table:table-cell office:value-type="float" office:value="20483" calcext:value-type="float">
            <text:p>20483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string" calcext:value-type="string">
            <text:p>ESS_R05_2010_RUS_RU_82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Молдавия</text:p>
          </table:table-cell>
          <table:table-cell office:value-type="float" office:value="20484" calcext:value-type="float">
            <text:p>20484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string" calcext:value-type="string">
            <text:p>ESS_R05_2010_RUS_RU_82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Узбекистан</text:p>
          </table:table-cell>
          <table:table-cell office:value-type="float" office:value="20485" calcext:value-type="float">
            <text:p>20485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string" calcext:value-type="string">
            <text:p>ESS_R05_2010_RUS_RU_82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Таджикистан</text:p>
          </table:table-cell>
          <table:table-cell office:value-type="float" office:value="20486" calcext:value-type="float">
            <text:p>20486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string" calcext:value-type="string">
            <text:p>ESS_R05_2010_RUS_RU_82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Армения</text:p>
          </table:table-cell>
          <table:table-cell office:value-type="float" office:value="20487" calcext:value-type="float">
            <text:p>20487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string" calcext:value-type="string">
            <text:p>ESS_R05_2010_RUS_RU_82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Азербайджан</text:p>
          </table:table-cell>
          <table:table-cell office:value-type="float" office:value="20488" calcext:value-type="float">
            <text:p>20488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string" calcext:value-type="string">
            <text:p>ESS_R05_2010_RUS_RU_82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Грузия</text:p>
          </table:table-cell>
          <table:table-cell office:value-type="float" office:value="20489" calcext:value-type="float">
            <text:p>20489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string" calcext:value-type="string">
            <text:p>ESS_R05_2010_RUS_RU_82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Китай</text:p>
          </table:table-cell>
          <table:table-cell office:value-type="float" office:value="20490" calcext:value-type="float">
            <text:p>20490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string" calcext:value-type="string">
            <text:p>ESS_R05_2010_RUS_RU_82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Другая страна</text:p>
          </table:table-cell>
          <table:table-cell office:value-type="float" office:value="20491" calcext:value-type="float">
            <text:p>20491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string" calcext:value-type="string">
            <text:p>ESS_R05_2010_RUS_RU_82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492" calcext:value-type="float">
            <text:p>20492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string" calcext:value-type="string">
            <text:p>ESS_R05_2010_RUS_RU_83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83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83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84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Украина</text:p>
          </table:table-cell>
          <table:table-cell office:value-type="float" office:value="20493" calcext:value-type="float">
            <text:p>20493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84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Белоруссия</text:p>
          </table:table-cell>
          <table:table-cell office:value-type="float" office:value="20494" calcext:value-type="float">
            <text:p>20494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84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Казахстан</text:p>
          </table:table-cell>
          <table:table-cell office:value-type="float" office:value="20495" calcext:value-type="float">
            <text:p>20495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84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Молдавия</text:p>
          </table:table-cell>
          <table:table-cell office:value-type="float" office:value="20496" calcext:value-type="float">
            <text:p>20496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84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Латвия</text:p>
          </table:table-cell>
          <table:table-cell office:value-type="float" office:value="20497" calcext:value-type="float">
            <text:p>20497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84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Литва</text:p>
          </table:table-cell>
          <table:table-cell office:value-type="float" office:value="20498" calcext:value-type="float">
            <text:p>20498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84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Эстония</text:p>
          </table:table-cell>
          <table:table-cell office:value-type="float" office:value="20499" calcext:value-type="float">
            <text:p>20499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84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Узбекистан</text:p>
          </table:table-cell>
          <table:table-cell office:value-type="float" office:value="20500" calcext:value-type="float">
            <text:p>20500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84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Киргизия</text:p>
          </table:table-cell>
          <table:table-cell office:value-type="float" office:value="20501" calcext:value-type="float">
            <text:p>20501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84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Таджикистан</text:p>
          </table:table-cell>
          <table:table-cell office:value-type="float" office:value="20502" calcext:value-type="float">
            <text:p>20502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84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Туркменистан</text:p>
          </table:table-cell>
          <table:table-cell office:value-type="float" office:value="20503" calcext:value-type="float">
            <text:p>20503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84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Армения</text:p>
          </table:table-cell>
          <table:table-cell office:value-type="float" office:value="20504" calcext:value-type="float">
            <text:p>20504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84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Азербайджан</text:p>
          </table:table-cell>
          <table:table-cell office:value-type="float" office:value="20505" calcext:value-type="float">
            <text:p>20505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84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Грузия</text:p>
          </table:table-cell>
          <table:table-cell office:value-type="float" office:value="20506" calcext:value-type="float">
            <text:p>20506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84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Польша</text:p>
          </table:table-cell>
          <table:table-cell office:value-type="float" office:value="20507" calcext:value-type="float">
            <text:p>20507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84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Китай</text:p>
          </table:table-cell>
          <table:table-cell office:value-type="float" office:value="20508" calcext:value-type="float">
            <text:p>20508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84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Северная Корея</text:p>
          </table:table-cell>
          <table:table-cell office:value-type="float" office:value="20509" calcext:value-type="float">
            <text:p>20509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84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Вьетнам</text:p>
          </table:table-cell>
          <table:table-cell office:value-type="float" office:value="20510" calcext:value-type="float">
            <text:p>20510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84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Югославия</text:p>
          </table:table-cell>
          <table:table-cell office:value-type="float" office:value="20511" calcext:value-type="float">
            <text:p>20511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84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Другая страна</text:p>
          </table:table-cell>
          <table:table-cell office:value-type="float" office:value="20512" calcext:value-type="float">
            <text:p>20512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84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513" calcext:value-type="float">
            <text:p>20513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85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5_2010_RUS_RU_86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Русский</text:p>
          </table:table-cell>
          <table:table-cell office:value-type="float" office:value="20514" calcext:value-type="float">
            <text:p>20514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5_2010_RUS_RU_86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Татарский</text:p>
          </table:table-cell>
          <table:table-cell office:value-type="float" office:value="20515" calcext:value-type="float">
            <text:p>20515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5_2010_RUS_RU_86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Украинский</text:p>
          </table:table-cell>
          <table:table-cell office:value-type="float" office:value="20516" calcext:value-type="float">
            <text:p>20516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5_2010_RUS_RU_86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Белорусский</text:p>
          </table:table-cell>
          <table:table-cell office:value-type="float" office:value="20517" calcext:value-type="float">
            <text:p>20517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5_2010_RUS_RU_86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Башкирский</text:p>
          </table:table-cell>
          <table:table-cell office:value-type="float" office:value="20518" calcext:value-type="float">
            <text:p>20518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5_2010_RUS_RU_86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Коми</text:p>
          </table:table-cell>
          <table:table-cell office:value-type="float" office:value="20519" calcext:value-type="float">
            <text:p>20519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5_2010_RUS_RU_86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Немецкий</text:p>
          </table:table-cell>
          <table:table-cell office:value-type="float" office:value="20520" calcext:value-type="float">
            <text:p>20520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5_2010_RUS_RU_86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Кабардинский</text:p>
          </table:table-cell>
          <table:table-cell office:value-type="float" office:value="20521" calcext:value-type="float">
            <text:p>20521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5_2010_RUS_RU_86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Чеченский</text:p>
          </table:table-cell>
          <table:table-cell office:value-type="float" office:value="20522" calcext:value-type="float">
            <text:p>20522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5_2010_RUS_RU_86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Ингушский</text:p>
          </table:table-cell>
          <table:table-cell office:value-type="float" office:value="20523" calcext:value-type="float">
            <text:p>20523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5_2010_RUS_RU_86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Балкарский</text:p>
          </table:table-cell>
          <table:table-cell office:value-type="float" office:value="20524" calcext:value-type="float">
            <text:p>20524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5_2010_RUS_RU_86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Чувашский</text:p>
          </table:table-cell>
          <table:table-cell office:value-type="float" office:value="20525" calcext:value-type="float">
            <text:p>20525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5_2010_RUS_RU_86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Еврейский</text:p>
          </table:table-cell>
          <table:table-cell office:value-type="float" office:value="20526" calcext:value-type="float">
            <text:p>20526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5_2010_RUS_RU_86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Мордовский</text:p>
          </table:table-cell>
          <table:table-cell office:value-type="float" office:value="20527" calcext:value-type="float">
            <text:p>20527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5_2010_RUS_RU_86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Другой</text:p>
          </table:table-cell>
          <table:table-cell office:value-type="float" office:value="20528" calcext:value-type="float">
            <text:p>20528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5_2010_RUS_RU_86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529" calcext:value-type="float">
            <text:p>20529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5_2010_RUS_RU_87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87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87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88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Русский</text:p>
          </table:table-cell>
          <table:table-cell office:value-type="float" office:value="20514" calcext:value-type="float">
            <text:p>20514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5_2010_RUS_RU_88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Татарский</text:p>
          </table:table-cell>
          <table:table-cell office:value-type="float" office:value="20515" calcext:value-type="float">
            <text:p>20515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5_2010_RUS_RU_88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Украинский</text:p>
          </table:table-cell>
          <table:table-cell office:value-type="float" office:value="20516" calcext:value-type="float">
            <text:p>20516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5_2010_RUS_RU_88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Белорусский</text:p>
          </table:table-cell>
          <table:table-cell office:value-type="float" office:value="20517" calcext:value-type="float">
            <text:p>20517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5_2010_RUS_RU_88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Башкирский</text:p>
          </table:table-cell>
          <table:table-cell office:value-type="float" office:value="20518" calcext:value-type="float">
            <text:p>20518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5_2010_RUS_RU_88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Коми</text:p>
          </table:table-cell>
          <table:table-cell office:value-type="float" office:value="20519" calcext:value-type="float">
            <text:p>20519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5_2010_RUS_RU_88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Немецкий</text:p>
          </table:table-cell>
          <table:table-cell office:value-type="float" office:value="20520" calcext:value-type="float">
            <text:p>20520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5_2010_RUS_RU_88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Кабардинский</text:p>
          </table:table-cell>
          <table:table-cell office:value-type="float" office:value="20521" calcext:value-type="float">
            <text:p>20521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5_2010_RUS_RU_88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Чеченский</text:p>
          </table:table-cell>
          <table:table-cell office:value-type="float" office:value="20522" calcext:value-type="float">
            <text:p>20522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5_2010_RUS_RU_88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Ингушский</text:p>
          </table:table-cell>
          <table:table-cell office:value-type="float" office:value="20523" calcext:value-type="float">
            <text:p>20523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5_2010_RUS_RU_88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Балкарский</text:p>
          </table:table-cell>
          <table:table-cell office:value-type="float" office:value="20524" calcext:value-type="float">
            <text:p>20524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5_2010_RUS_RU_88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Чувашский</text:p>
          </table:table-cell>
          <table:table-cell office:value-type="float" office:value="20525" calcext:value-type="float">
            <text:p>20525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5_2010_RUS_RU_88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Еврейский</text:p>
          </table:table-cell>
          <table:table-cell office:value-type="float" office:value="20526" calcext:value-type="float">
            <text:p>20526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5_2010_RUS_RU_88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Мордовский</text:p>
          </table:table-cell>
          <table:table-cell office:value-type="float" office:value="20527" calcext:value-type="float">
            <text:p>20527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5_2010_RUS_RU_88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Другой</text:p>
          </table:table-cell>
          <table:table-cell office:value-type="float" office:value="20528" calcext:value-type="float">
            <text:p>20528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5_2010_RUS_RU_88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529" calcext:value-type="float">
            <text:p>20529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5_2010_RUS_RU_89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89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89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9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Украина</text:p>
          </table:table-cell>
          <table:table-cell office:value-type="float" office:value="20493" calcext:value-type="float">
            <text:p>20493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Белоруссия</text:p>
          </table:table-cell>
          <table:table-cell office:value-type="float" office:value="20494" calcext:value-type="float">
            <text:p>20494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Казахстан</text:p>
          </table:table-cell>
          <table:table-cell office:value-type="float" office:value="20495" calcext:value-type="float">
            <text:p>20495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Молдавия</text:p>
          </table:table-cell>
          <table:table-cell office:value-type="float" office:value="20496" calcext:value-type="float">
            <text:p>20496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Латвия</text:p>
          </table:table-cell>
          <table:table-cell office:value-type="float" office:value="20497" calcext:value-type="float">
            <text:p>20497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Литва</text:p>
          </table:table-cell>
          <table:table-cell office:value-type="float" office:value="20498" calcext:value-type="float">
            <text:p>20498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Эстония</text:p>
          </table:table-cell>
          <table:table-cell office:value-type="float" office:value="20499" calcext:value-type="float">
            <text:p>20499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Узбекистан</text:p>
          </table:table-cell>
          <table:table-cell office:value-type="float" office:value="20500" calcext:value-type="float">
            <text:p>20500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Киргизия</text:p>
          </table:table-cell>
          <table:table-cell office:value-type="float" office:value="20501" calcext:value-type="float">
            <text:p>20501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Таджикистан</text:p>
          </table:table-cell>
          <table:table-cell office:value-type="float" office:value="20502" calcext:value-type="float">
            <text:p>20502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Туркменистан</text:p>
          </table:table-cell>
          <table:table-cell office:value-type="float" office:value="20503" calcext:value-type="float">
            <text:p>20503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Армения</text:p>
          </table:table-cell>
          <table:table-cell office:value-type="float" office:value="20504" calcext:value-type="float">
            <text:p>20504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Азербайджан</text:p>
          </table:table-cell>
          <table:table-cell office:value-type="float" office:value="20505" calcext:value-type="float">
            <text:p>20505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Грузия</text:p>
          </table:table-cell>
          <table:table-cell office:value-type="float" office:value="20506" calcext:value-type="float">
            <text:p>20506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Польша</text:p>
          </table:table-cell>
          <table:table-cell office:value-type="float" office:value="20507" calcext:value-type="float">
            <text:p>20507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Китай</text:p>
          </table:table-cell>
          <table:table-cell office:value-type="float" office:value="20508" calcext:value-type="float">
            <text:p>20508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Северная Корея</text:p>
          </table:table-cell>
          <table:table-cell office:value-type="float" office:value="20509" calcext:value-type="float">
            <text:p>20509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Вьетнам</text:p>
          </table:table-cell>
          <table:table-cell office:value-type="float" office:value="20510" calcext:value-type="float">
            <text:p>20510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Югославия</text:p>
          </table:table-cell>
          <table:table-cell office:value-type="float" office:value="20511" calcext:value-type="float">
            <text:p>20511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Другая страна</text:p>
          </table:table-cell>
          <table:table-cell office:value-type="float" office:value="20512" calcext:value-type="float">
            <text:p>20512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513" calcext:value-type="float">
            <text:p>20513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9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9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9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Украина</text:p>
          </table:table-cell>
          <table:table-cell office:value-type="float" office:value="20493" calcext:value-type="float">
            <text:p>20493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Белоруссия</text:p>
          </table:table-cell>
          <table:table-cell office:value-type="float" office:value="20494" calcext:value-type="float">
            <text:p>20494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Казахстан</text:p>
          </table:table-cell>
          <table:table-cell office:value-type="float" office:value="20495" calcext:value-type="float">
            <text:p>20495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Молдавия</text:p>
          </table:table-cell>
          <table:table-cell office:value-type="float" office:value="20496" calcext:value-type="float">
            <text:p>20496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Латвия</text:p>
          </table:table-cell>
          <table:table-cell office:value-type="float" office:value="20497" calcext:value-type="float">
            <text:p>20497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Литва</text:p>
          </table:table-cell>
          <table:table-cell office:value-type="float" office:value="20498" calcext:value-type="float">
            <text:p>20498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Эстония</text:p>
          </table:table-cell>
          <table:table-cell office:value-type="float" office:value="20499" calcext:value-type="float">
            <text:p>20499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Узбекистан</text:p>
          </table:table-cell>
          <table:table-cell office:value-type="float" office:value="20500" calcext:value-type="float">
            <text:p>20500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Киргизия</text:p>
          </table:table-cell>
          <table:table-cell office:value-type="float" office:value="20501" calcext:value-type="float">
            <text:p>20501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Таджикистан</text:p>
          </table:table-cell>
          <table:table-cell office:value-type="float" office:value="20502" calcext:value-type="float">
            <text:p>20502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Туркменистан</text:p>
          </table:table-cell>
          <table:table-cell office:value-type="float" office:value="20503" calcext:value-type="float">
            <text:p>20503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Армения</text:p>
          </table:table-cell>
          <table:table-cell office:value-type="float" office:value="20504" calcext:value-type="float">
            <text:p>20504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Азербайджан</text:p>
          </table:table-cell>
          <table:table-cell office:value-type="float" office:value="20505" calcext:value-type="float">
            <text:p>20505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Грузия</text:p>
          </table:table-cell>
          <table:table-cell office:value-type="float" office:value="20506" calcext:value-type="float">
            <text:p>20506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Польша</text:p>
          </table:table-cell>
          <table:table-cell office:value-type="float" office:value="20507" calcext:value-type="float">
            <text:p>20507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Китай</text:p>
          </table:table-cell>
          <table:table-cell office:value-type="float" office:value="20508" calcext:value-type="float">
            <text:p>20508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Северная Корея</text:p>
          </table:table-cell>
          <table:table-cell office:value-type="float" office:value="20509" calcext:value-type="float">
            <text:p>20509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Вьетнам</text:p>
          </table:table-cell>
          <table:table-cell office:value-type="float" office:value="20510" calcext:value-type="float">
            <text:p>20510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Югославия</text:p>
          </table:table-cell>
          <table:table-cell office:value-type="float" office:value="20511" calcext:value-type="float">
            <text:p>20511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Другая страна</text:p>
          </table:table-cell>
          <table:table-cell office:value-type="float" office:value="20512" calcext:value-type="float">
            <text:p>20512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513" calcext:value-type="float">
            <text:p>20513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5_2010_RUS_RU_9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Ничего плохого в этом нет</text:p>
          </table:table-cell>
          <table:table-cell office:value-type="float" office:value="20530" calcext:value-type="float">
            <text:p>20530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string" calcext:value-type="string">
            <text:p>ESS_R05_2010_RUS_RU_9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Это не очень хороший поступок</text:p>
          </table:table-cell>
          <table:table-cell office:value-type="float" office:value="20531" calcext:value-type="float">
            <text:p>20531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string" calcext:value-type="string">
            <text:p>ESS_R05_2010_RUS_RU_9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Это довольно плохой поступок</text:p>
          </table:table-cell>
          <table:table-cell office:value-type="float" office:value="20532" calcext:value-type="float">
            <text:p>20532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string" calcext:value-type="string">
            <text:p>ESS_R05_2010_RUS_RU_9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Это очень плохой поступок</text:p>
          </table:table-cell>
          <table:table-cell office:value-type="float" office:value="20533" calcext:value-type="float">
            <text:p>20533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string" calcext:value-type="string">
            <text:p>ESS_R05_2010_RUS_RU_9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534" calcext:value-type="float">
            <text:p>20534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string" calcext:value-type="string">
            <text:p>ESS_R05_2010_RUS_RU_9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Ничего плохого в этом нет</text:p>
          </table:table-cell>
          <table:table-cell office:value-type="float" office:value="20530" calcext:value-type="float">
            <text:p>20530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string" calcext:value-type="string">
            <text:p>ESS_R05_2010_RUS_RU_9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Это не очень хороший поступок</text:p>
          </table:table-cell>
          <table:table-cell office:value-type="float" office:value="20531" calcext:value-type="float">
            <text:p>20531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string" calcext:value-type="string">
            <text:p>ESS_R05_2010_RUS_RU_9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Это довольно плохой поступок</text:p>
          </table:table-cell>
          <table:table-cell office:value-type="float" office:value="20532" calcext:value-type="float">
            <text:p>20532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string" calcext:value-type="string">
            <text:p>ESS_R05_2010_RUS_RU_9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Это очень плохой поступок</text:p>
          </table:table-cell>
          <table:table-cell office:value-type="float" office:value="20533" calcext:value-type="float">
            <text:p>20533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string" calcext:value-type="string">
            <text:p>ESS_R05_2010_RUS_RU_9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534" calcext:value-type="float">
            <text:p>20534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string" calcext:value-type="string">
            <text:p>ESS_R05_2010_RUS_RU_9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Ничего плохого в этом нет</text:p>
          </table:table-cell>
          <table:table-cell office:value-type="float" office:value="20530" calcext:value-type="float">
            <text:p>20530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string" calcext:value-type="string">
            <text:p>ESS_R05_2010_RUS_RU_9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Это не очень хороший поступок</text:p>
          </table:table-cell>
          <table:table-cell office:value-type="float" office:value="20531" calcext:value-type="float">
            <text:p>20531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string" calcext:value-type="string">
            <text:p>ESS_R05_2010_RUS_RU_9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Это довольно плохой поступок</text:p>
          </table:table-cell>
          <table:table-cell office:value-type="float" office:value="20532" calcext:value-type="float">
            <text:p>20532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string" calcext:value-type="string">
            <text:p>ESS_R05_2010_RUS_RU_9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Это очень плохой поступок</text:p>
          </table:table-cell>
          <table:table-cell office:value-type="float" office:value="20533" calcext:value-type="float">
            <text:p>20533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string" calcext:value-type="string">
            <text:p>ESS_R05_2010_RUS_RU_9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534" calcext:value-type="float">
            <text:p>20534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string" calcext:value-type="string">
            <text:p>ESS_R05_2010_RUS_RU_9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Совершенно невероятно</text:p>
          </table:table-cell>
          <table:table-cell office:value-type="float" office:value="20535" calcext:value-type="float">
            <text:p>20535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9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Маловероятно</text:p>
          </table:table-cell>
          <table:table-cell office:value-type="float" office:value="20536" calcext:value-type="float">
            <text:p>20536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9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Вероятно</text:p>
          </table:table-cell>
          <table:table-cell office:value-type="float" office:value="20537" calcext:value-type="float">
            <text:p>20537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9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Очень вероятно</text:p>
          </table:table-cell>
          <table:table-cell office:value-type="float" office:value="20538" calcext:value-type="float">
            <text:p>20538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9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539" calcext:value-type="float">
            <text:p>20539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Совершенно невероятно</text:p>
          </table:table-cell>
          <table:table-cell office:value-type="float" office:value="20535" calcext:value-type="float">
            <text:p>20535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Маловероятно</text:p>
          </table:table-cell>
          <table:table-cell office:value-type="float" office:value="20536" calcext:value-type="float">
            <text:p>20536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Вероятно</text:p>
          </table:table-cell>
          <table:table-cell office:value-type="float" office:value="20537" calcext:value-type="float">
            <text:p>20537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Очень вероятно</text:p>
          </table:table-cell>
          <table:table-cell office:value-type="float" office:value="20538" calcext:value-type="float">
            <text:p>20538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539" calcext:value-type="float">
            <text:p>20539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9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Совершенно невероятно</text:p>
          </table:table-cell>
          <table:table-cell office:value-type="float" office:value="20535" calcext:value-type="float">
            <text:p>20535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9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Маловероятно</text:p>
          </table:table-cell>
          <table:table-cell office:value-type="float" office:value="20536" calcext:value-type="float">
            <text:p>20536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9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Вероятно</text:p>
          </table:table-cell>
          <table:table-cell office:value-type="float" office:value="20537" calcext:value-type="float">
            <text:p>20537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9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Очень вероятно</text:p>
          </table:table-cell>
          <table:table-cell office:value-type="float" office:value="20538" calcext:value-type="float">
            <text:p>20538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9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539" calcext:value-type="float">
            <text:p>20539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10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Очень хорошая работа</text:p>
          </table:table-cell>
          <table:table-cell office:value-type="float" office:value="20540" calcext:value-type="float">
            <text:p>20540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string" calcext:value-type="string">
            <text:p>ESS_R05_2010_RUS_RU_10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Хорошая</text:p>
          </table:table-cell>
          <table:table-cell office:value-type="float" office:value="20541" calcext:value-type="float">
            <text:p>20541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string" calcext:value-type="string">
            <text:p>ESS_R05_2010_RUS_RU_10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Не хорошая и не плохая, средняя</text:p>
          </table:table-cell>
          <table:table-cell office:value-type="float" office:value="20542" calcext:value-type="float">
            <text:p>20542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string" calcext:value-type="string">
            <text:p>ESS_R05_2010_RUS_RU_10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Плохая</text:p>
          </table:table-cell>
          <table:table-cell office:value-type="float" office:value="20543" calcext:value-type="float">
            <text:p>20543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string" calcext:value-type="string">
            <text:p>ESS_R05_2010_RUS_RU_10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Очень плохая</text:p>
          </table:table-cell>
          <table:table-cell office:value-type="float" office:value="20544" calcext:value-type="float">
            <text:p>20544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string" calcext:value-type="string">
            <text:p>ESS_R05_2010_RUS_RU_10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545" calcext:value-type="float">
            <text:p>20545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string" calcext:value-type="string">
            <text:p>ESS_R05_2010_RUS_RU_1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Да, случалось</text:p>
          </table:table-cell>
          <table:table-cell office:value-type="float" office:value="20546" calcext:value-type="float">
            <text:p>20546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string" calcext:value-type="string">
            <text:p>ESS_R05_2010_RUS_RU_1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Нет</text:p>
          </table:table-cell>
          <table:table-cell office:value-type="float" office:value="20547" calcext:value-type="float">
            <text:p>20547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string" calcext:value-type="string">
            <text:p>ESS_R05_2010_RUS_RU_1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548" calcext:value-type="float">
            <text:p>20548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string" calcext:value-type="string">
            <text:p>ESS_R05_2010_RUS_RU_10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Очень неудовлетворен</text:p>
          </table:table-cell>
          <table:table-cell office:value-type="float" office:value="20549" calcext:value-type="float">
            <text:p>20549</text:p>
          </table:table-cell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string" calcext:value-type="string">
            <text:p>ESS_R05_2010_RUS_RU_10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Не удовлетворен</text:p>
          </table:table-cell>
          <table:table-cell office:value-type="float" office:value="20550" calcext:value-type="float">
            <text:p>20550</text:p>
          </table:table-cell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string" calcext:value-type="string">
            <text:p>ESS_R05_2010_RUS_RU_10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Где-то посередине - не то чтобы удовлетворен, и не то чтобы нет</text:p>
          </table:table-cell>
          <table:table-cell office:value-type="float" office:value="20551" calcext:value-type="float">
            <text:p>20551</text:p>
          </table:table-cell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string" calcext:value-type="string">
            <text:p>ESS_R05_2010_RUS_RU_10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Удовлетворен</text:p>
          </table:table-cell>
          <table:table-cell office:value-type="float" office:value="20552" calcext:value-type="float">
            <text:p>20552</text:p>
          </table:table-cell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string" calcext:value-type="string">
            <text:p>ESS_R05_2010_RUS_RU_10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Полностью удовлетворен</text:p>
          </table:table-cell>
          <table:table-cell office:value-type="float" office:value="20553" calcext:value-type="float">
            <text:p>20553</text:p>
          </table:table-cell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string" calcext:value-type="string">
            <text:p>ESS_R05_2010_RUS_RU_10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554" calcext:value-type="float">
            <text:p>20554</text:p>
          </table:table-cell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string" calcext:value-type="string">
            <text:p>ESS_R05_2010_RUS_RU_10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К богатым в милиции относятся хуже</text:p>
          </table:table-cell>
          <table:table-cell office:value-type="float" office:value="20555" calcext:value-type="float">
            <text:p>20555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>
          <table:table-cell office:value-type="string" calcext:value-type="string">
            <text:p>ESS_R05_2010_RUS_RU_10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К бедным в милиции относятся хуже</text:p>
          </table:table-cell>
          <table:table-cell office:value-type="float" office:value="20556" calcext:value-type="float">
            <text:p>20556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>
          <table:table-cell office:value-type="string" calcext:value-type="string">
            <text:p>ESS_R05_2010_RUS_RU_10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И к богатым, и к бедным в милиции относятся одинаково</text:p>
          </table:table-cell>
          <table:table-cell office:value-type="float" office:value="20557" calcext:value-type="float">
            <text:p>20557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>
          <table:table-cell office:value-type="string" calcext:value-type="string">
            <text:p>ESS_R05_2010_RUS_RU_10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558" calcext:value-type="float">
            <text:p>20558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>
          <table:table-cell office:value-type="string" calcext:value-type="string">
            <text:p>ESS_R05_2010_RUS_RU_10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В милиции к людям другой расы или национальности, чем большинство людей в России, относятся хуже</text:p>
          </table:table-cell>
          <table:table-cell office:value-type="float" office:value="20559" calcext:value-type="float">
            <text:p>20559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string" calcext:value-type="string">
            <text:p>ESS_R05_2010_RUS_RU_10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К людям той же расы или национальности, что и большинство жителей России, в милиции относятся хуже</text:p>
          </table:table-cell>
          <table:table-cell office:value-type="float" office:value="20560" calcext:value-type="float">
            <text:p>20560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string" calcext:value-type="string">
            <text:p>ESS_R05_2010_RUS_RU_10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В милиции одинаково относятся ко всем потерпевшим, независимо от их расовой или национальной принадлежности</text:p>
          </table:table-cell>
          <table:table-cell office:value-type="float" office:value="20561" calcext:value-type="float">
            <text:p>20561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string" calcext:value-type="string">
            <text:p>ESS_R05_2010_RUS_RU_10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562" calcext:value-type="float">
            <text:p>20562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string" calcext:value-type="string">
            <text:p>ESS_R05_2010_RUS_RU_10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Совершенно безуспешно</text:p>
          </table:table-cell>
          <table:table-cell office:value-type="float" office:value="20563" calcext:value-type="float">
            <text:p>20563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string" calcext:value-type="string">
            <text:p>ESS_R05_2010_RUS_RU_105</text:p>
          </table:table-cell>
          <table:table-cell office:value-type="string" calcext:value-type="string">
            <text:p>D12</text:p>
          </table:table-cell>
          <table:table-cell office:value-type="float" office:value="1" calcext:value-type="float">
            <text:p>1</text:p>
          </table:table-cell>
          <table:table-cell office:value-type="float" office:value="20564" calcext:value-type="float">
            <text:p>20564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string" calcext:value-type="string">
            <text:p>ESS_R05_2010_RUS_RU_105</text:p>
          </table:table-cell>
          <table:table-cell office:value-type="string" calcext:value-type="string">
            <text:p>D12</text:p>
          </table:table-cell>
          <table:table-cell office:value-type="float" office:value="2" calcext:value-type="float">
            <text:p>2</text:p>
          </table:table-cell>
          <table:table-cell office:value-type="float" office:value="20565" calcext:value-type="float">
            <text:p>20565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string" calcext:value-type="string">
            <text:p>ESS_R05_2010_RUS_RU_105</text:p>
          </table:table-cell>
          <table:table-cell office:value-type="string" calcext:value-type="string">
            <text:p>D12</text:p>
          </table:table-cell>
          <table:table-cell office:value-type="float" office:value="3" calcext:value-type="float">
            <text:p>3</text:p>
          </table:table-cell>
          <table:table-cell office:value-type="float" office:value="20566" calcext:value-type="float">
            <text:p>20566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string" calcext:value-type="string">
            <text:p>ESS_R05_2010_RUS_RU_105</text:p>
          </table:table-cell>
          <table:table-cell office:value-type="string" calcext:value-type="string">
            <text:p>D12</text:p>
          </table:table-cell>
          <table:table-cell office:value-type="float" office:value="4" calcext:value-type="float">
            <text:p>4</text:p>
          </table:table-cell>
          <table:table-cell office:value-type="float" office:value="20567" calcext:value-type="float">
            <text:p>20567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string" calcext:value-type="string">
            <text:p>ESS_R05_2010_RUS_RU_105</text:p>
          </table:table-cell>
          <table:table-cell office:value-type="string" calcext:value-type="string">
            <text:p>D12</text:p>
          </table:table-cell>
          <table:table-cell office:value-type="float" office:value="5" calcext:value-type="float">
            <text:p>5</text:p>
          </table:table-cell>
          <table:table-cell office:value-type="float" office:value="20568" calcext:value-type="float">
            <text:p>20568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string" calcext:value-type="string">
            <text:p>ESS_R05_2010_RUS_RU_105</text:p>
          </table:table-cell>
          <table:table-cell office:value-type="string" calcext:value-type="string">
            <text:p>D12</text:p>
          </table:table-cell>
          <table:table-cell office:value-type="float" office:value="6" calcext:value-type="float">
            <text:p>6</text:p>
          </table:table-cell>
          <table:table-cell office:value-type="float" office:value="20569" calcext:value-type="float">
            <text:p>20569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string" calcext:value-type="string">
            <text:p>ESS_R05_2010_RUS_RU_105</text:p>
          </table:table-cell>
          <table:table-cell office:value-type="string" calcext:value-type="string">
            <text:p>D12</text:p>
          </table:table-cell>
          <table:table-cell office:value-type="float" office:value="7" calcext:value-type="float">
            <text:p>7</text:p>
          </table:table-cell>
          <table:table-cell office:value-type="float" office:value="20570" calcext:value-type="float">
            <text:p>20570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string" calcext:value-type="string">
            <text:p>ESS_R05_2010_RUS_RU_105</text:p>
          </table:table-cell>
          <table:table-cell office:value-type="string" calcext:value-type="string">
            <text:p>D12</text:p>
          </table:table-cell>
          <table:table-cell office:value-type="float" office:value="8" calcext:value-type="float">
            <text:p>8</text:p>
          </table:table-cell>
          <table:table-cell office:value-type="float" office:value="20571" calcext:value-type="float">
            <text:p>20571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string" calcext:value-type="string">
            <text:p>ESS_R05_2010_RUS_RU_105</text:p>
          </table:table-cell>
          <table:table-cell office:value-type="string" calcext:value-type="string">
            <text:p>D12</text:p>
          </table:table-cell>
          <table:table-cell office:value-type="float" office:value="9" calcext:value-type="float">
            <text:p>9</text:p>
          </table:table-cell>
          <table:table-cell office:value-type="float" office:value="20572" calcext:value-type="float">
            <text:p>20572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string" calcext:value-type="string">
            <text:p>ESS_R05_2010_RUS_RU_10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Очень успешно</text:p>
          </table:table-cell>
          <table:table-cell office:value-type="float" office:value="20573" calcext:value-type="float">
            <text:p>20573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string" calcext:value-type="string">
            <text:p>ESS_R05_2010_RUS_RU_10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574" calcext:value-type="float">
            <text:p>20574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string" calcext:value-type="string">
            <text:p>ESS_R05_2010_RUS_RU_10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Совершенно безуспешно</text:p>
          </table:table-cell>
          <table:table-cell office:value-type="float" office:value="20563" calcext:value-type="float">
            <text:p>20563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string" calcext:value-type="string">
            <text:p>ESS_R05_2010_RUS_RU_106</text:p>
          </table:table-cell>
          <table:table-cell office:value-type="string" calcext:value-type="string">
            <text:p>D13</text:p>
          </table:table-cell>
          <table:table-cell office:value-type="float" office:value="1" calcext:value-type="float">
            <text:p>1</text:p>
          </table:table-cell>
          <table:table-cell office:value-type="float" office:value="20564" calcext:value-type="float">
            <text:p>20564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string" calcext:value-type="string">
            <text:p>ESS_R05_2010_RUS_RU_106</text:p>
          </table:table-cell>
          <table:table-cell office:value-type="string" calcext:value-type="string">
            <text:p>D13</text:p>
          </table:table-cell>
          <table:table-cell office:value-type="float" office:value="2" calcext:value-type="float">
            <text:p>2</text:p>
          </table:table-cell>
          <table:table-cell office:value-type="float" office:value="20565" calcext:value-type="float">
            <text:p>20565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string" calcext:value-type="string">
            <text:p>ESS_R05_2010_RUS_RU_106</text:p>
          </table:table-cell>
          <table:table-cell office:value-type="string" calcext:value-type="string">
            <text:p>D13</text:p>
          </table:table-cell>
          <table:table-cell office:value-type="float" office:value="3" calcext:value-type="float">
            <text:p>3</text:p>
          </table:table-cell>
          <table:table-cell office:value-type="float" office:value="20566" calcext:value-type="float">
            <text:p>20566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string" calcext:value-type="string">
            <text:p>ESS_R05_2010_RUS_RU_106</text:p>
          </table:table-cell>
          <table:table-cell office:value-type="string" calcext:value-type="string">
            <text:p>D13</text:p>
          </table:table-cell>
          <table:table-cell office:value-type="float" office:value="4" calcext:value-type="float">
            <text:p>4</text:p>
          </table:table-cell>
          <table:table-cell office:value-type="float" office:value="20567" calcext:value-type="float">
            <text:p>20567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string" calcext:value-type="string">
            <text:p>ESS_R05_2010_RUS_RU_106</text:p>
          </table:table-cell>
          <table:table-cell office:value-type="string" calcext:value-type="string">
            <text:p>D13</text:p>
          </table:table-cell>
          <table:table-cell office:value-type="float" office:value="5" calcext:value-type="float">
            <text:p>5</text:p>
          </table:table-cell>
          <table:table-cell office:value-type="float" office:value="20568" calcext:value-type="float">
            <text:p>20568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string" calcext:value-type="string">
            <text:p>ESS_R05_2010_RUS_RU_106</text:p>
          </table:table-cell>
          <table:table-cell office:value-type="string" calcext:value-type="string">
            <text:p>D13</text:p>
          </table:table-cell>
          <table:table-cell office:value-type="float" office:value="6" calcext:value-type="float">
            <text:p>6</text:p>
          </table:table-cell>
          <table:table-cell office:value-type="float" office:value="20569" calcext:value-type="float">
            <text:p>20569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string" calcext:value-type="string">
            <text:p>ESS_R05_2010_RUS_RU_106</text:p>
          </table:table-cell>
          <table:table-cell office:value-type="string" calcext:value-type="string">
            <text:p>D13</text:p>
          </table:table-cell>
          <table:table-cell office:value-type="float" office:value="7" calcext:value-type="float">
            <text:p>7</text:p>
          </table:table-cell>
          <table:table-cell office:value-type="float" office:value="20570" calcext:value-type="float">
            <text:p>20570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string" calcext:value-type="string">
            <text:p>ESS_R05_2010_RUS_RU_106</text:p>
          </table:table-cell>
          <table:table-cell office:value-type="string" calcext:value-type="string">
            <text:p>D13</text:p>
          </table:table-cell>
          <table:table-cell office:value-type="float" office:value="8" calcext:value-type="float">
            <text:p>8</text:p>
          </table:table-cell>
          <table:table-cell office:value-type="float" office:value="20571" calcext:value-type="float">
            <text:p>20571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string" calcext:value-type="string">
            <text:p>ESS_R05_2010_RUS_RU_106</text:p>
          </table:table-cell>
          <table:table-cell office:value-type="string" calcext:value-type="string">
            <text:p>D13</text:p>
          </table:table-cell>
          <table:table-cell office:value-type="float" office:value="9" calcext:value-type="float">
            <text:p>9</text:p>
          </table:table-cell>
          <table:table-cell office:value-type="float" office:value="20572" calcext:value-type="float">
            <text:p>20572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string" calcext:value-type="string">
            <text:p>ESS_R05_2010_RUS_RU_10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Очень успешно</text:p>
          </table:table-cell>
          <table:table-cell office:value-type="float" office:value="20573" calcext:value-type="float">
            <text:p>20573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string" calcext:value-type="string">
            <text:p>ESS_R05_2010_RUS_RU_10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574" calcext:value-type="float">
            <text:p>20574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string" calcext:value-type="string">
            <text:p>ESS_R05_2010_RUS_RU_10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Очень долго</text:p>
          </table:table-cell>
          <table:table-cell office:value-type="float" office:value="20575" calcext:value-type="float">
            <text:p>20575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string" calcext:value-type="string">
            <text:p>ESS_R05_2010_RUS_RU_107</text:p>
          </table:table-cell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office:value-type="float" office:value="20576" calcext:value-type="float">
            <text:p>20576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string" calcext:value-type="string">
            <text:p>ESS_R05_2010_RUS_RU_107</text:p>
          </table:table-cell>
          <table:table-cell office:value-type="string" calcext:value-type="string">
            <text:p>D14</text:p>
          </table:table-cell>
          <table:table-cell office:value-type="float" office:value="2" calcext:value-type="float">
            <text:p>2</text:p>
          </table:table-cell>
          <table:table-cell office:value-type="float" office:value="20577" calcext:value-type="float">
            <text:p>20577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string" calcext:value-type="string">
            <text:p>ESS_R05_2010_RUS_RU_107</text:p>
          </table:table-cell>
          <table:table-cell office:value-type="string" calcext:value-type="string">
            <text:p>D14</text:p>
          </table:table-cell>
          <table:table-cell office:value-type="float" office:value="3" calcext:value-type="float">
            <text:p>3</text:p>
          </table:table-cell>
          <table:table-cell office:value-type="float" office:value="20578" calcext:value-type="float">
            <text:p>20578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string" calcext:value-type="string">
            <text:p>ESS_R05_2010_RUS_RU_107</text:p>
          </table:table-cell>
          <table:table-cell office:value-type="string" calcext:value-type="string">
            <text:p>D14</text:p>
          </table:table-cell>
          <table:table-cell office:value-type="float" office:value="4" calcext:value-type="float">
            <text:p>4</text:p>
          </table:table-cell>
          <table:table-cell office:value-type="float" office:value="20579" calcext:value-type="float">
            <text:p>20579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string" calcext:value-type="string">
            <text:p>ESS_R05_2010_RUS_RU_107</text:p>
          </table:table-cell>
          <table:table-cell office:value-type="string" calcext:value-type="string">
            <text:p>D14</text:p>
          </table:table-cell>
          <table:table-cell office:value-type="float" office:value="5" calcext:value-type="float">
            <text:p>5</text:p>
          </table:table-cell>
          <table:table-cell office:value-type="float" office:value="20580" calcext:value-type="float">
            <text:p>20580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string" calcext:value-type="string">
            <text:p>ESS_R05_2010_RUS_RU_107</text:p>
          </table:table-cell>
          <table:table-cell office:value-type="string" calcext:value-type="string">
            <text:p>D14</text:p>
          </table:table-cell>
          <table:table-cell office:value-type="float" office:value="6" calcext:value-type="float">
            <text:p>6</text:p>
          </table:table-cell>
          <table:table-cell office:value-type="float" office:value="20581" calcext:value-type="float">
            <text:p>20581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string" calcext:value-type="string">
            <text:p>ESS_R05_2010_RUS_RU_107</text:p>
          </table:table-cell>
          <table:table-cell office:value-type="string" calcext:value-type="string">
            <text:p>D14</text:p>
          </table:table-cell>
          <table:table-cell office:value-type="float" office:value="7" calcext:value-type="float">
            <text:p>7</text:p>
          </table:table-cell>
          <table:table-cell office:value-type="float" office:value="20582" calcext:value-type="float">
            <text:p>20582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string" calcext:value-type="string">
            <text:p>ESS_R05_2010_RUS_RU_107</text:p>
          </table:table-cell>
          <table:table-cell office:value-type="string" calcext:value-type="string">
            <text:p>D14</text:p>
          </table:table-cell>
          <table:table-cell office:value-type="float" office:value="8" calcext:value-type="float">
            <text:p>8</text:p>
          </table:table-cell>
          <table:table-cell office:value-type="float" office:value="20583" calcext:value-type="float">
            <text:p>20583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string" calcext:value-type="string">
            <text:p>ESS_R05_2010_RUS_RU_107</text:p>
          </table:table-cell>
          <table:table-cell office:value-type="string" calcext:value-type="string">
            <text:p>D14</text:p>
          </table:table-cell>
          <table:table-cell office:value-type="float" office:value="9" calcext:value-type="float">
            <text:p>9</text:p>
          </table:table-cell>
          <table:table-cell office:value-type="float" office:value="20584" calcext:value-type="float">
            <text:p>20584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string" calcext:value-type="string">
            <text:p>ESS_R05_2010_RUS_RU_10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Очень быстро</text:p>
          </table:table-cell>
          <table:table-cell office:value-type="float" office:value="20585" calcext:value-type="float">
            <text:p>20585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string" calcext:value-type="string">
            <text:p>ESS_R05_2010_RUS_RU_10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586" calcext:value-type="float">
            <text:p>20586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string" calcext:value-type="string">
            <text:p>ESS_R05_2010_RUS_RU_10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Очень редко</text:p>
          </table:table-cell>
          <table:table-cell office:value-type="float" office:value="20587" calcext:value-type="float">
            <text:p>20587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string" calcext:value-type="string">
            <text:p>ESS_R05_2010_RUS_RU_10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Нечасто</text:p>
          </table:table-cell>
          <table:table-cell office:value-type="float" office:value="20588" calcext:value-type="float">
            <text:p>20588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string" calcext:value-type="string">
            <text:p>ESS_R05_2010_RUS_RU_10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Часто</text:p>
          </table:table-cell>
          <table:table-cell office:value-type="float" office:value="20589" calcext:value-type="float">
            <text:p>20589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string" calcext:value-type="string">
            <text:p>ESS_R05_2010_RUS_RU_10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Почти всегда</text:p>
          </table:table-cell>
          <table:table-cell office:value-type="float" office:value="20590" calcext:value-type="float">
            <text:p>20590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string" calcext:value-type="string">
            <text:p>ESS_R05_2010_RUS_RU_10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591" calcext:value-type="float">
            <text:p>20591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string" calcext:value-type="string">
            <text:p>ESS_R05_2010_RUS_RU_10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Очень редко</text:p>
          </table:table-cell>
          <table:table-cell office:value-type="float" office:value="20587" calcext:value-type="float">
            <text:p>20587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string" calcext:value-type="string">
            <text:p>ESS_R05_2010_RUS_RU_10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Нечасто</text:p>
          </table:table-cell>
          <table:table-cell office:value-type="float" office:value="20588" calcext:value-type="float">
            <text:p>20588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string" calcext:value-type="string">
            <text:p>ESS_R05_2010_RUS_RU_10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Часто</text:p>
          </table:table-cell>
          <table:table-cell office:value-type="float" office:value="20589" calcext:value-type="float">
            <text:p>20589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string" calcext:value-type="string">
            <text:p>ESS_R05_2010_RUS_RU_10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Почти всегда</text:p>
          </table:table-cell>
          <table:table-cell office:value-type="float" office:value="20590" calcext:value-type="float">
            <text:p>20590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string" calcext:value-type="string">
            <text:p>ESS_R05_2010_RUS_RU_10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591" calcext:value-type="float">
            <text:p>20591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string" calcext:value-type="string">
            <text:p>ESS_R05_2010_RUS_RU_11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Очень редко</text:p>
          </table:table-cell>
          <table:table-cell office:value-type="float" office:value="20587" calcext:value-type="float">
            <text:p>20587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string" calcext:value-type="string">
            <text:p>ESS_R05_2010_RUS_RU_11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Нечасто</text:p>
          </table:table-cell>
          <table:table-cell office:value-type="float" office:value="20588" calcext:value-type="float">
            <text:p>20588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string" calcext:value-type="string">
            <text:p>ESS_R05_2010_RUS_RU_11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Часто</text:p>
          </table:table-cell>
          <table:table-cell office:value-type="float" office:value="20589" calcext:value-type="float">
            <text:p>20589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string" calcext:value-type="string">
            <text:p>ESS_R05_2010_RUS_RU_11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Почти всегда</text:p>
          </table:table-cell>
          <table:table-cell office:value-type="float" office:value="20590" calcext:value-type="float">
            <text:p>20590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string" calcext:value-type="string">
            <text:p>ESS_R05_2010_RUS_RU_11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591" calcext:value-type="float">
            <text:p>20591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string" calcext:value-type="string">
            <text:p>ESS_R05_2010_RUS_RU_11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<text:s/>Совсем не считаю это своим долгом</text:p>
          </table:table-cell>
          <table:table-cell office:value-type="float" office:value="20592" calcext:value-type="float">
            <text:p>20592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1</text:p>
          </table:table-cell>
          <table:table-cell office:value-type="string" calcext:value-type="string">
            <text:p>D18</text:p>
          </table:table-cell>
          <table:table-cell office:value-type="float" office:value="1" calcext:value-type="float">
            <text:p>1</text:p>
          </table:table-cell>
          <table:table-cell office:value-type="float" office:value="20593" calcext:value-type="float">
            <text:p>20593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1</text:p>
          </table:table-cell>
          <table:table-cell office:value-type="string" calcext:value-type="string">
            <text:p>D18</text:p>
          </table:table-cell>
          <table:table-cell office:value-type="float" office:value="2" calcext:value-type="float">
            <text:p>2</text:p>
          </table:table-cell>
          <table:table-cell office:value-type="float" office:value="20594" calcext:value-type="float">
            <text:p>20594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1</text:p>
          </table:table-cell>
          <table:table-cell office:value-type="string" calcext:value-type="string">
            <text:p>D18</text:p>
          </table:table-cell>
          <table:table-cell office:value-type="float" office:value="3" calcext:value-type="float">
            <text:p>3</text:p>
          </table:table-cell>
          <table:table-cell office:value-type="float" office:value="20595" calcext:value-type="float">
            <text:p>20595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1</text:p>
          </table:table-cell>
          <table:table-cell office:value-type="string" calcext:value-type="string">
            <text:p>D18</text:p>
          </table:table-cell>
          <table:table-cell office:value-type="float" office:value="4" calcext:value-type="float">
            <text:p>4</text:p>
          </table:table-cell>
          <table:table-cell office:value-type="float" office:value="20596" calcext:value-type="float">
            <text:p>20596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1</text:p>
          </table:table-cell>
          <table:table-cell office:value-type="string" calcext:value-type="string">
            <text:p>D18</text:p>
          </table:table-cell>
          <table:table-cell office:value-type="float" office:value="5" calcext:value-type="float">
            <text:p>5</text:p>
          </table:table-cell>
          <table:table-cell office:value-type="float" office:value="20597" calcext:value-type="float">
            <text:p>20597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1</text:p>
          </table:table-cell>
          <table:table-cell office:value-type="string" calcext:value-type="string">
            <text:p>D18</text:p>
          </table:table-cell>
          <table:table-cell office:value-type="float" office:value="6" calcext:value-type="float">
            <text:p>6</text:p>
          </table:table-cell>
          <table:table-cell office:value-type="float" office:value="20598" calcext:value-type="float">
            <text:p>20598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1</text:p>
          </table:table-cell>
          <table:table-cell office:value-type="string" calcext:value-type="string">
            <text:p>D18</text:p>
          </table:table-cell>
          <table:table-cell office:value-type="float" office:value="7" calcext:value-type="float">
            <text:p>7</text:p>
          </table:table-cell>
          <table:table-cell office:value-type="float" office:value="20599" calcext:value-type="float">
            <text:p>20599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1</text:p>
          </table:table-cell>
          <table:table-cell office:value-type="string" calcext:value-type="string">
            <text:p>D18</text:p>
          </table:table-cell>
          <table:table-cell office:value-type="float" office:value="8" calcext:value-type="float">
            <text:p>8</text:p>
          </table:table-cell>
          <table:table-cell office:value-type="float" office:value="20600" calcext:value-type="float">
            <text:p>20600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1</text:p>
          </table:table-cell>
          <table:table-cell office:value-type="string" calcext:value-type="string">
            <text:p>D18</text:p>
          </table:table-cell>
          <table:table-cell office:value-type="float" office:value="9" calcext:value-type="float">
            <text:p>9</text:p>
          </table:table-cell>
          <table:table-cell office:value-type="float" office:value="20601" calcext:value-type="float">
            <text:p>20601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<text:s/>Безусловно считаю это своим долгом</text:p>
          </table:table-cell>
          <table:table-cell office:value-type="float" office:value="20602" calcext:value-type="float">
            <text:p>20602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603" calcext:value-type="float">
            <text:p>20603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<text:s/>Совсем не считаю это своим долгом</text:p>
          </table:table-cell>
          <table:table-cell office:value-type="float" office:value="20592" calcext:value-type="float">
            <text:p>20592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2</text:p>
          </table:table-cell>
          <table:table-cell office:value-type="string" calcext:value-type="string">
            <text:p>D19</text:p>
          </table:table-cell>
          <table:table-cell office:value-type="float" office:value="1" calcext:value-type="float">
            <text:p>1</text:p>
          </table:table-cell>
          <table:table-cell office:value-type="float" office:value="20593" calcext:value-type="float">
            <text:p>20593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2</text:p>
          </table:table-cell>
          <table:table-cell office:value-type="string" calcext:value-type="string">
            <text:p>D19</text:p>
          </table:table-cell>
          <table:table-cell office:value-type="float" office:value="2" calcext:value-type="float">
            <text:p>2</text:p>
          </table:table-cell>
          <table:table-cell office:value-type="float" office:value="20594" calcext:value-type="float">
            <text:p>20594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2</text:p>
          </table:table-cell>
          <table:table-cell office:value-type="string" calcext:value-type="string">
            <text:p>D19</text:p>
          </table:table-cell>
          <table:table-cell office:value-type="float" office:value="3" calcext:value-type="float">
            <text:p>3</text:p>
          </table:table-cell>
          <table:table-cell office:value-type="float" office:value="20595" calcext:value-type="float">
            <text:p>20595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2</text:p>
          </table:table-cell>
          <table:table-cell office:value-type="string" calcext:value-type="string">
            <text:p>D19</text:p>
          </table:table-cell>
          <table:table-cell office:value-type="float" office:value="4" calcext:value-type="float">
            <text:p>4</text:p>
          </table:table-cell>
          <table:table-cell office:value-type="float" office:value="20596" calcext:value-type="float">
            <text:p>20596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2</text:p>
          </table:table-cell>
          <table:table-cell office:value-type="string" calcext:value-type="string">
            <text:p>D19</text:p>
          </table:table-cell>
          <table:table-cell office:value-type="float" office:value="5" calcext:value-type="float">
            <text:p>5</text:p>
          </table:table-cell>
          <table:table-cell office:value-type="float" office:value="20597" calcext:value-type="float">
            <text:p>20597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2</text:p>
          </table:table-cell>
          <table:table-cell office:value-type="string" calcext:value-type="string">
            <text:p>D19</text:p>
          </table:table-cell>
          <table:table-cell office:value-type="float" office:value="6" calcext:value-type="float">
            <text:p>6</text:p>
          </table:table-cell>
          <table:table-cell office:value-type="float" office:value="20598" calcext:value-type="float">
            <text:p>20598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2</text:p>
          </table:table-cell>
          <table:table-cell office:value-type="string" calcext:value-type="string">
            <text:p>D19</text:p>
          </table:table-cell>
          <table:table-cell office:value-type="float" office:value="7" calcext:value-type="float">
            <text:p>7</text:p>
          </table:table-cell>
          <table:table-cell office:value-type="float" office:value="20599" calcext:value-type="float">
            <text:p>20599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2</text:p>
          </table:table-cell>
          <table:table-cell office:value-type="string" calcext:value-type="string">
            <text:p>D19</text:p>
          </table:table-cell>
          <table:table-cell office:value-type="float" office:value="8" calcext:value-type="float">
            <text:p>8</text:p>
          </table:table-cell>
          <table:table-cell office:value-type="float" office:value="20600" calcext:value-type="float">
            <text:p>20600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2</text:p>
          </table:table-cell>
          <table:table-cell office:value-type="string" calcext:value-type="string">
            <text:p>D19</text:p>
          </table:table-cell>
          <table:table-cell office:value-type="float" office:value="9" calcext:value-type="float">
            <text:p>9</text:p>
          </table:table-cell>
          <table:table-cell office:value-type="float" office:value="20601" calcext:value-type="float">
            <text:p>20601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<text:s/>Безусловно считаю это своим долгом</text:p>
          </table:table-cell>
          <table:table-cell office:value-type="float" office:value="20602" calcext:value-type="float">
            <text:p>20602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603" calcext:value-type="float">
            <text:p>20603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3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<text:s/>Совсем не считаю это своим долгом</text:p>
          </table:table-cell>
          <table:table-cell office:value-type="float" office:value="20592" calcext:value-type="float">
            <text:p>20592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3</text:p>
          </table:table-cell>
          <table:table-cell office:value-type="string" calcext:value-type="string">
            <text:p>D20</text:p>
          </table:table-cell>
          <table:table-cell office:value-type="float" office:value="1" calcext:value-type="float">
            <text:p>1</text:p>
          </table:table-cell>
          <table:table-cell office:value-type="float" office:value="20593" calcext:value-type="float">
            <text:p>20593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3</text:p>
          </table:table-cell>
          <table:table-cell office:value-type="string" calcext:value-type="string">
            <text:p>D20</text:p>
          </table:table-cell>
          <table:table-cell office:value-type="float" office:value="2" calcext:value-type="float">
            <text:p>2</text:p>
          </table:table-cell>
          <table:table-cell office:value-type="float" office:value="20594" calcext:value-type="float">
            <text:p>20594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3</text:p>
          </table:table-cell>
          <table:table-cell office:value-type="string" calcext:value-type="string">
            <text:p>D20</text:p>
          </table:table-cell>
          <table:table-cell office:value-type="float" office:value="3" calcext:value-type="float">
            <text:p>3</text:p>
          </table:table-cell>
          <table:table-cell office:value-type="float" office:value="20595" calcext:value-type="float">
            <text:p>20595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3</text:p>
          </table:table-cell>
          <table:table-cell office:value-type="string" calcext:value-type="string">
            <text:p>D20</text:p>
          </table:table-cell>
          <table:table-cell office:value-type="float" office:value="4" calcext:value-type="float">
            <text:p>4</text:p>
          </table:table-cell>
          <table:table-cell office:value-type="float" office:value="20596" calcext:value-type="float">
            <text:p>20596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3</text:p>
          </table:table-cell>
          <table:table-cell office:value-type="string" calcext:value-type="string">
            <text:p>D20</text:p>
          </table:table-cell>
          <table:table-cell office:value-type="float" office:value="5" calcext:value-type="float">
            <text:p>5</text:p>
          </table:table-cell>
          <table:table-cell office:value-type="float" office:value="20597" calcext:value-type="float">
            <text:p>20597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3</text:p>
          </table:table-cell>
          <table:table-cell office:value-type="string" calcext:value-type="string">
            <text:p>D20</text:p>
          </table:table-cell>
          <table:table-cell office:value-type="float" office:value="6" calcext:value-type="float">
            <text:p>6</text:p>
          </table:table-cell>
          <table:table-cell office:value-type="float" office:value="20598" calcext:value-type="float">
            <text:p>20598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3</text:p>
          </table:table-cell>
          <table:table-cell office:value-type="string" calcext:value-type="string">
            <text:p>D20</text:p>
          </table:table-cell>
          <table:table-cell office:value-type="float" office:value="7" calcext:value-type="float">
            <text:p>7</text:p>
          </table:table-cell>
          <table:table-cell office:value-type="float" office:value="20599" calcext:value-type="float">
            <text:p>20599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3</text:p>
          </table:table-cell>
          <table:table-cell office:value-type="string" calcext:value-type="string">
            <text:p>D20</text:p>
          </table:table-cell>
          <table:table-cell office:value-type="float" office:value="8" calcext:value-type="float">
            <text:p>8</text:p>
          </table:table-cell>
          <table:table-cell office:value-type="float" office:value="20600" calcext:value-type="float">
            <text:p>20600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3</text:p>
          </table:table-cell>
          <table:table-cell office:value-type="string" calcext:value-type="string">
            <text:p>D20</text:p>
          </table:table-cell>
          <table:table-cell office:value-type="float" office:value="9" calcext:value-type="float">
            <text:p>9</text:p>
          </table:table-cell>
          <table:table-cell office:value-type="float" office:value="20601" calcext:value-type="float">
            <text:p>20601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3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<text:s/>Безусловно считаю это своим долгом</text:p>
          </table:table-cell>
          <table:table-cell office:value-type="float" office:value="20602" calcext:value-type="float">
            <text:p>20602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3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603" calcext:value-type="float">
            <text:p>20603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5_2010_RUS_RU_11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1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1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1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1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1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1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1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1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1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1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1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1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1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1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1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1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1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1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1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1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1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1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1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1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Никогда</text:p>
          </table:table-cell>
          <table:table-cell office:value-type="float" office:value="11791" calcext:value-type="float">
            <text:p>11791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18</text:p>
          </table:table-cell>
          <table:table-cell office:value-type="string" calcext:value-type="string">
            <text:p>D25</text:p>
          </table:table-cell>
          <table:table-cell office:value-type="float" office:value="1" calcext:value-type="float">
            <text:p>1</text:p>
          </table:table-cell>
          <table:table-cell office:value-type="float" office:value="11792" calcext:value-type="float">
            <text:p>11792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18</text:p>
          </table:table-cell>
          <table:table-cell office:value-type="string" calcext:value-type="string">
            <text:p>D25</text:p>
          </table:table-cell>
          <table:table-cell office:value-type="float" office:value="2" calcext:value-type="float">
            <text:p>2</text:p>
          </table:table-cell>
          <table:table-cell office:value-type="float" office:value="11793" calcext:value-type="float">
            <text:p>11793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18</text:p>
          </table:table-cell>
          <table:table-cell office:value-type="string" calcext:value-type="string">
            <text:p>D25</text:p>
          </table:table-cell>
          <table:table-cell office:value-type="float" office:value="3" calcext:value-type="float">
            <text:p>3</text:p>
          </table:table-cell>
          <table:table-cell office:value-type="float" office:value="11794" calcext:value-type="float">
            <text:p>11794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18</text:p>
          </table:table-cell>
          <table:table-cell office:value-type="string" calcext:value-type="string">
            <text:p>D25</text:p>
          </table:table-cell>
          <table:table-cell office:value-type="float" office:value="4" calcext:value-type="float">
            <text:p>4</text:p>
          </table:table-cell>
          <table:table-cell office:value-type="float" office:value="11795" calcext:value-type="float">
            <text:p>11795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18</text:p>
          </table:table-cell>
          <table:table-cell office:value-type="string" calcext:value-type="string">
            <text:p>D25</text:p>
          </table:table-cell>
          <table:table-cell office:value-type="float" office:value="5" calcext:value-type="float">
            <text:p>5</text:p>
          </table:table-cell>
          <table:table-cell office:value-type="float" office:value="11796" calcext:value-type="float">
            <text:p>11796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18</text:p>
          </table:table-cell>
          <table:table-cell office:value-type="string" calcext:value-type="string">
            <text:p>D25</text:p>
          </table:table-cell>
          <table:table-cell office:value-type="float" office:value="6" calcext:value-type="float">
            <text:p>6</text:p>
          </table:table-cell>
          <table:table-cell office:value-type="float" office:value="11797" calcext:value-type="float">
            <text:p>11797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18</text:p>
          </table:table-cell>
          <table:table-cell office:value-type="string" calcext:value-type="string">
            <text:p>D25</text:p>
          </table:table-cell>
          <table:table-cell office:value-type="float" office:value="7" calcext:value-type="float">
            <text:p>7</text:p>
          </table:table-cell>
          <table:table-cell office:value-type="float" office:value="11798" calcext:value-type="float">
            <text:p>11798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18</text:p>
          </table:table-cell>
          <table:table-cell office:value-type="string" calcext:value-type="string">
            <text:p>D25</text:p>
          </table:table-cell>
          <table:table-cell office:value-type="float" office:value="8" calcext:value-type="float">
            <text:p>8</text:p>
          </table:table-cell>
          <table:table-cell office:value-type="float" office:value="11799" calcext:value-type="float">
            <text:p>11799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18</text:p>
          </table:table-cell>
          <table:table-cell office:value-type="string" calcext:value-type="string">
            <text:p>D25</text:p>
          </table:table-cell>
          <table:table-cell office:value-type="float" office:value="9" calcext:value-type="float">
            <text:p>9</text:p>
          </table:table-cell>
          <table:table-cell office:value-type="float" office:value="11800" calcext:value-type="float">
            <text:p>11800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1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Всегда</text:p>
          </table:table-cell>
          <table:table-cell office:value-type="float" office:value="11801" calcext:value-type="float">
            <text:p>11801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1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802" calcext:value-type="float">
            <text:p>11802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1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Очень хорошая работа</text:p>
          </table:table-cell>
          <table:table-cell office:value-type="float" office:value="20540" calcext:value-type="float">
            <text:p>20540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string" calcext:value-type="string">
            <text:p>ESS_R05_2010_RUS_RU_11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Хорошая</text:p>
          </table:table-cell>
          <table:table-cell office:value-type="float" office:value="20541" calcext:value-type="float">
            <text:p>20541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string" calcext:value-type="string">
            <text:p>ESS_R05_2010_RUS_RU_11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Не хорошая и не плохая, средняя</text:p>
          </table:table-cell>
          <table:table-cell office:value-type="float" office:value="20542" calcext:value-type="float">
            <text:p>20542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string" calcext:value-type="string">
            <text:p>ESS_R05_2010_RUS_RU_11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Плохая</text:p>
          </table:table-cell>
          <table:table-cell office:value-type="float" office:value="20543" calcext:value-type="float">
            <text:p>20543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string" calcext:value-type="string">
            <text:p>ESS_R05_2010_RUS_RU_11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Очень плохая</text:p>
          </table:table-cell>
          <table:table-cell office:value-type="float" office:value="20544" calcext:value-type="float">
            <text:p>20544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string" calcext:value-type="string">
            <text:p>ESS_R05_2010_RUS_RU_11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545" calcext:value-type="float">
            <text:p>20545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string" calcext:value-type="string">
            <text:p>ESS_R05_2010_RUS_RU_12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Никогда</text:p>
          </table:table-cell>
          <table:table-cell office:value-type="float" office:value="11791" calcext:value-type="float">
            <text:p>11791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0</text:p>
          </table:table-cell>
          <table:table-cell office:value-type="string" calcext:value-type="string">
            <text:p>D27</text:p>
          </table:table-cell>
          <table:table-cell office:value-type="float" office:value="1" calcext:value-type="float">
            <text:p>1</text:p>
          </table:table-cell>
          <table:table-cell office:value-type="float" office:value="11792" calcext:value-type="float">
            <text:p>11792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0</text:p>
          </table:table-cell>
          <table:table-cell office:value-type="string" calcext:value-type="string">
            <text:p>D27</text:p>
          </table:table-cell>
          <table:table-cell office:value-type="float" office:value="2" calcext:value-type="float">
            <text:p>2</text:p>
          </table:table-cell>
          <table:table-cell office:value-type="float" office:value="11793" calcext:value-type="float">
            <text:p>11793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0</text:p>
          </table:table-cell>
          <table:table-cell office:value-type="string" calcext:value-type="string">
            <text:p>D27</text:p>
          </table:table-cell>
          <table:table-cell office:value-type="float" office:value="3" calcext:value-type="float">
            <text:p>3</text:p>
          </table:table-cell>
          <table:table-cell office:value-type="float" office:value="11794" calcext:value-type="float">
            <text:p>11794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0</text:p>
          </table:table-cell>
          <table:table-cell office:value-type="string" calcext:value-type="string">
            <text:p>D27</text:p>
          </table:table-cell>
          <table:table-cell office:value-type="float" office:value="4" calcext:value-type="float">
            <text:p>4</text:p>
          </table:table-cell>
          <table:table-cell office:value-type="float" office:value="11795" calcext:value-type="float">
            <text:p>11795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0</text:p>
          </table:table-cell>
          <table:table-cell office:value-type="string" calcext:value-type="string">
            <text:p>D27</text:p>
          </table:table-cell>
          <table:table-cell office:value-type="float" office:value="5" calcext:value-type="float">
            <text:p>5</text:p>
          </table:table-cell>
          <table:table-cell office:value-type="float" office:value="11796" calcext:value-type="float">
            <text:p>11796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0</text:p>
          </table:table-cell>
          <table:table-cell office:value-type="string" calcext:value-type="string">
            <text:p>D27</text:p>
          </table:table-cell>
          <table:table-cell office:value-type="float" office:value="6" calcext:value-type="float">
            <text:p>6</text:p>
          </table:table-cell>
          <table:table-cell office:value-type="float" office:value="11797" calcext:value-type="float">
            <text:p>11797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0</text:p>
          </table:table-cell>
          <table:table-cell office:value-type="string" calcext:value-type="string">
            <text:p>D27</text:p>
          </table:table-cell>
          <table:table-cell office:value-type="float" office:value="7" calcext:value-type="float">
            <text:p>7</text:p>
          </table:table-cell>
          <table:table-cell office:value-type="float" office:value="11798" calcext:value-type="float">
            <text:p>11798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0</text:p>
          </table:table-cell>
          <table:table-cell office:value-type="string" calcext:value-type="string">
            <text:p>D27</text:p>
          </table:table-cell>
          <table:table-cell office:value-type="float" office:value="8" calcext:value-type="float">
            <text:p>8</text:p>
          </table:table-cell>
          <table:table-cell office:value-type="float" office:value="11799" calcext:value-type="float">
            <text:p>11799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0</text:p>
          </table:table-cell>
          <table:table-cell office:value-type="string" calcext:value-type="string">
            <text:p>D27</text:p>
          </table:table-cell>
          <table:table-cell office:value-type="float" office:value="9" calcext:value-type="float">
            <text:p>9</text:p>
          </table:table-cell>
          <table:table-cell office:value-type="float" office:value="11800" calcext:value-type="float">
            <text:p>11800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Всегда</text:p>
          </table:table-cell>
          <table:table-cell office:value-type="float" office:value="11801" calcext:value-type="float">
            <text:p>11801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802" calcext:value-type="float">
            <text:p>11802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<text:s/>Никогда</text:p>
          </table:table-cell>
          <table:table-cell office:value-type="float" office:value="11791" calcext:value-type="float">
            <text:p>11791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1</text:p>
          </table:table-cell>
          <table:table-cell office:value-type="string" calcext:value-type="string">
            <text:p>D28</text:p>
          </table:table-cell>
          <table:table-cell office:value-type="float" office:value="1" calcext:value-type="float">
            <text:p>1</text:p>
          </table:table-cell>
          <table:table-cell office:value-type="float" office:value="11792" calcext:value-type="float">
            <text:p>11792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1</text:p>
          </table:table-cell>
          <table:table-cell office:value-type="string" calcext:value-type="string">
            <text:p>D28</text:p>
          </table:table-cell>
          <table:table-cell office:value-type="float" office:value="2" calcext:value-type="float">
            <text:p>2</text:p>
          </table:table-cell>
          <table:table-cell office:value-type="float" office:value="11793" calcext:value-type="float">
            <text:p>11793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1</text:p>
          </table:table-cell>
          <table:table-cell office:value-type="string" calcext:value-type="string">
            <text:p>D28</text:p>
          </table:table-cell>
          <table:table-cell office:value-type="float" office:value="3" calcext:value-type="float">
            <text:p>3</text:p>
          </table:table-cell>
          <table:table-cell office:value-type="float" office:value="11794" calcext:value-type="float">
            <text:p>11794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1</text:p>
          </table:table-cell>
          <table:table-cell office:value-type="string" calcext:value-type="string">
            <text:p>D28</text:p>
          </table:table-cell>
          <table:table-cell office:value-type="float" office:value="4" calcext:value-type="float">
            <text:p>4</text:p>
          </table:table-cell>
          <table:table-cell office:value-type="float" office:value="11795" calcext:value-type="float">
            <text:p>11795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1</text:p>
          </table:table-cell>
          <table:table-cell office:value-type="string" calcext:value-type="string">
            <text:p>D28</text:p>
          </table:table-cell>
          <table:table-cell office:value-type="float" office:value="5" calcext:value-type="float">
            <text:p>5</text:p>
          </table:table-cell>
          <table:table-cell office:value-type="float" office:value="11796" calcext:value-type="float">
            <text:p>11796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1</text:p>
          </table:table-cell>
          <table:table-cell office:value-type="string" calcext:value-type="string">
            <text:p>D28</text:p>
          </table:table-cell>
          <table:table-cell office:value-type="float" office:value="6" calcext:value-type="float">
            <text:p>6</text:p>
          </table:table-cell>
          <table:table-cell office:value-type="float" office:value="11797" calcext:value-type="float">
            <text:p>11797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1</text:p>
          </table:table-cell>
          <table:table-cell office:value-type="string" calcext:value-type="string">
            <text:p>D28</text:p>
          </table:table-cell>
          <table:table-cell office:value-type="float" office:value="7" calcext:value-type="float">
            <text:p>7</text:p>
          </table:table-cell>
          <table:table-cell office:value-type="float" office:value="11798" calcext:value-type="float">
            <text:p>11798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1</text:p>
          </table:table-cell>
          <table:table-cell office:value-type="string" calcext:value-type="string">
            <text:p>D28</text:p>
          </table:table-cell>
          <table:table-cell office:value-type="float" office:value="8" calcext:value-type="float">
            <text:p>8</text:p>
          </table:table-cell>
          <table:table-cell office:value-type="float" office:value="11799" calcext:value-type="float">
            <text:p>11799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1</text:p>
          </table:table-cell>
          <table:table-cell office:value-type="string" calcext:value-type="string">
            <text:p>D28</text:p>
          </table:table-cell>
          <table:table-cell office:value-type="float" office:value="9" calcext:value-type="float">
            <text:p>9</text:p>
          </table:table-cell>
          <table:table-cell office:value-type="float" office:value="11800" calcext:value-type="float">
            <text:p>11800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<text:s/>Всегда</text:p>
          </table:table-cell>
          <table:table-cell office:value-type="float" office:value="11801" calcext:value-type="float">
            <text:p>11801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802" calcext:value-type="float">
            <text:p>11802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У богатого человека больше шансов, что его признают виновным</text:p>
          </table:table-cell>
          <table:table-cell office:value-type="float" office:value="20604" calcext:value-type="float">
            <text:p>20604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string" calcext:value-type="string">
            <text:p>ESS_R05_2010_RUS_RU_12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У бедного человека больше шансов, что его признают виновным</text:p>
          </table:table-cell>
          <table:table-cell office:value-type="float" office:value="20605" calcext:value-type="float">
            <text:p>20605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string" calcext:value-type="string">
            <text:p>ESS_R05_2010_RUS_RU_12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И у того, и у другого равные шансы быть признанным виновным</text:p>
          </table:table-cell>
          <table:table-cell office:value-type="float" office:value="20606" calcext:value-type="float">
            <text:p>20606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string" calcext:value-type="string">
            <text:p>ESS_R05_2010_RUS_RU_12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607" calcext:value-type="float">
            <text:p>20607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string" calcext:value-type="string">
            <text:p>ESS_R05_2010_RUS_RU_12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У человека другой расы или национальности, чем большинство жителей России, больше шансов быть признанным виновным</text:p>
          </table:table-cell>
          <table:table-cell office:value-type="float" office:value="20608" calcext:value-type="float">
            <text:p>20608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ESS_R05_2010_RUS_RU_12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У человека той же расы или национальности, что и большинство жителей России, больше шансов быть признанным виновным</text:p>
          </table:table-cell>
          <table:table-cell office:value-type="float" office:value="20609" calcext:value-type="float">
            <text:p>20609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ESS_R05_2010_RUS_RU_12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И у того, и у другого равные шансы быть признанным виновным</text:p>
          </table:table-cell>
          <table:table-cell office:value-type="float" office:value="20610" calcext:value-type="float">
            <text:p>20610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ESS_R05_2010_RUS_RU_12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611" calcext:value-type="float">
            <text:p>20611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ESS_R05_2010_RUS_RU_12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Никогда</text:p>
          </table:table-cell>
          <table:table-cell office:value-type="float" office:value="11791" calcext:value-type="float">
            <text:p>11791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4</text:p>
          </table:table-cell>
          <table:table-cell office:value-type="string" calcext:value-type="string">
            <text:p>D31</text:p>
          </table:table-cell>
          <table:table-cell office:value-type="float" office:value="1" calcext:value-type="float">
            <text:p>1</text:p>
          </table:table-cell>
          <table:table-cell office:value-type="float" office:value="11792" calcext:value-type="float">
            <text:p>11792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4</text:p>
          </table:table-cell>
          <table:table-cell office:value-type="string" calcext:value-type="string">
            <text:p>D31</text:p>
          </table:table-cell>
          <table:table-cell office:value-type="float" office:value="2" calcext:value-type="float">
            <text:p>2</text:p>
          </table:table-cell>
          <table:table-cell office:value-type="float" office:value="11793" calcext:value-type="float">
            <text:p>11793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4</text:p>
          </table:table-cell>
          <table:table-cell office:value-type="string" calcext:value-type="string">
            <text:p>D31</text:p>
          </table:table-cell>
          <table:table-cell office:value-type="float" office:value="3" calcext:value-type="float">
            <text:p>3</text:p>
          </table:table-cell>
          <table:table-cell office:value-type="float" office:value="11794" calcext:value-type="float">
            <text:p>11794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4</text:p>
          </table:table-cell>
          <table:table-cell office:value-type="string" calcext:value-type="string">
            <text:p>D31</text:p>
          </table:table-cell>
          <table:table-cell office:value-type="float" office:value="4" calcext:value-type="float">
            <text:p>4</text:p>
          </table:table-cell>
          <table:table-cell office:value-type="float" office:value="11795" calcext:value-type="float">
            <text:p>11795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4</text:p>
          </table:table-cell>
          <table:table-cell office:value-type="string" calcext:value-type="string">
            <text:p>D31</text:p>
          </table:table-cell>
          <table:table-cell office:value-type="float" office:value="5" calcext:value-type="float">
            <text:p>5</text:p>
          </table:table-cell>
          <table:table-cell office:value-type="float" office:value="11796" calcext:value-type="float">
            <text:p>11796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4</text:p>
          </table:table-cell>
          <table:table-cell office:value-type="string" calcext:value-type="string">
            <text:p>D31</text:p>
          </table:table-cell>
          <table:table-cell office:value-type="float" office:value="6" calcext:value-type="float">
            <text:p>6</text:p>
          </table:table-cell>
          <table:table-cell office:value-type="float" office:value="11797" calcext:value-type="float">
            <text:p>11797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4</text:p>
          </table:table-cell>
          <table:table-cell office:value-type="string" calcext:value-type="string">
            <text:p>D31</text:p>
          </table:table-cell>
          <table:table-cell office:value-type="float" office:value="7" calcext:value-type="float">
            <text:p>7</text:p>
          </table:table-cell>
          <table:table-cell office:value-type="float" office:value="11798" calcext:value-type="float">
            <text:p>11798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4</text:p>
          </table:table-cell>
          <table:table-cell office:value-type="string" calcext:value-type="string">
            <text:p>D31</text:p>
          </table:table-cell>
          <table:table-cell office:value-type="float" office:value="8" calcext:value-type="float">
            <text:p>8</text:p>
          </table:table-cell>
          <table:table-cell office:value-type="float" office:value="11799" calcext:value-type="float">
            <text:p>11799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4</text:p>
          </table:table-cell>
          <table:table-cell office:value-type="string" calcext:value-type="string">
            <text:p>D31</text:p>
          </table:table-cell>
          <table:table-cell office:value-type="float" office:value="9" calcext:value-type="float">
            <text:p>9</text:p>
          </table:table-cell>
          <table:table-cell office:value-type="float" office:value="11800" calcext:value-type="float">
            <text:p>11800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Всегда</text:p>
          </table:table-cell>
          <table:table-cell office:value-type="float" office:value="11801" calcext:value-type="float">
            <text:p>11801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802" calcext:value-type="float">
            <text:p>11802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RU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2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2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2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2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2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2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2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2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2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2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2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2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2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2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2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2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2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2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2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2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2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2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2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2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3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3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3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3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3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3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5_2010_RUS_RU_13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Тюремное заключение, лишение свободы</text:p>
          </table:table-cell>
          <table:table-cell office:value-type="float" office:value="20612" calcext:value-type="float">
            <text:p>20612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office:value-type="string" calcext:value-type="string">
            <text:p>ESS_R05_2010_RUS_RU_13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Условный срок, лишение свободы условно</text:p>
          </table:table-cell>
          <table:table-cell office:value-type="float" office:value="20613" calcext:value-type="float">
            <text:p>20613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office:value-type="string" calcext:value-type="string">
            <text:p>ESS_R05_2010_RUS_RU_13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Штраф</text:p>
          </table:table-cell>
          <table:table-cell office:value-type="float" office:value="20614" calcext:value-type="float">
            <text:p>20614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office:value-type="string" calcext:value-type="string">
            <text:p>ESS_R05_2010_RUS_RU_13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Общественные работы</text:p>
          </table:table-cell>
          <table:table-cell office:value-type="float" office:value="20615" calcext:value-type="float">
            <text:p>20615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office:value-type="string" calcext:value-type="string">
            <text:p>ESS_R05_2010_RUS_RU_13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Какое-либо другое наказание</text:p>
          </table:table-cell>
          <table:table-cell office:value-type="float" office:value="20616" calcext:value-type="float">
            <text:p>20616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office:value-type="string" calcext:value-type="string">
            <text:p>ESS_R05_2010_RUS_RU_13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617" calcext:value-type="float">
            <text:p>20617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office:value-type="string" calcext:value-type="string">
            <text:p>ESS_R05_2010_RUS_RU_13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1-3 месяца</text:p>
          </table:table-cell>
          <table:table-cell office:value-type="float" office:value="11823" calcext:value-type="float">
            <text:p>11823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ESS_R05_2010_RUS_RU_13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4-6 месяцев</text:p>
          </table:table-cell>
          <table:table-cell office:value-type="float" office:value="11824" calcext:value-type="float">
            <text:p>11824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ESS_R05_2010_RUS_RU_13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7-11 месяцев</text:p>
          </table:table-cell>
          <table:table-cell office:value-type="float" office:value="11825" calcext:value-type="float">
            <text:p>11825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ESS_R05_2010_RUS_RU_13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Около 1 года</text:p>
          </table:table-cell>
          <table:table-cell office:value-type="float" office:value="11826" calcext:value-type="float">
            <text:p>11826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ESS_R05_2010_RUS_RU_13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Около 2 лет</text:p>
          </table:table-cell>
          <table:table-cell office:value-type="float" office:value="11827" calcext:value-type="float">
            <text:p>11827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ESS_R05_2010_RUS_RU_13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Около 3 лет</text:p>
          </table:table-cell>
          <table:table-cell office:value-type="float" office:value="11828" calcext:value-type="float">
            <text:p>11828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ESS_R05_2010_RUS_RU_13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Около 4 лет</text:p>
          </table:table-cell>
          <table:table-cell office:value-type="float" office:value="11829" calcext:value-type="float">
            <text:p>11829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ESS_R05_2010_RUS_RU_13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Около 5 лет</text:p>
          </table:table-cell>
          <table:table-cell office:value-type="float" office:value="11830" calcext:value-type="float">
            <text:p>11830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ESS_R05_2010_RUS_RU_13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6-10 лет</text:p>
          </table:table-cell>
          <table:table-cell office:value-type="float" office:value="11831" calcext:value-type="float">
            <text:p>11831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ESS_R05_2010_RUS_RU_13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Более 10 лет</text:p>
          </table:table-cell>
          <table:table-cell office:value-type="float" office:value="11832" calcext:value-type="float">
            <text:p>11832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ESS_R05_2010_RUS_RU_13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833" calcext:value-type="float">
            <text:p>11833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ESS_R05_2010_RUS_RU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Совершенно невероятно</text:p>
          </table:table-cell>
          <table:table-cell office:value-type="float" office:value="20535" calcext:value-type="float">
            <text:p>20535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Маловероятно</text:p>
          </table:table-cell>
          <table:table-cell office:value-type="float" office:value="20536" calcext:value-type="float">
            <text:p>20536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Вероятно</text:p>
          </table:table-cell>
          <table:table-cell office:value-type="float" office:value="20537" calcext:value-type="float">
            <text:p>20537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Очень вероятно</text:p>
          </table:table-cell>
          <table:table-cell office:value-type="float" office:value="20538" calcext:value-type="float">
            <text:p>20538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539" calcext:value-type="float">
            <text:p>20539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13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точно не согласились бы участвовать в опознании</text:p>
          </table:table-cell>
          <table:table-cell office:value-type="float" office:value="20618" calcext:value-type="float">
            <text:p>20618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string" calcext:value-type="string">
            <text:p>ESS_R05_2010_RUS_RU_13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вряд ли согласились бы</text:p>
          </table:table-cell>
          <table:table-cell office:value-type="float" office:value="20619" calcext:value-type="float">
            <text:p>20619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string" calcext:value-type="string">
            <text:p>ESS_R05_2010_RUS_RU_13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скорее всего согласились бы</text:p>
          </table:table-cell>
          <table:table-cell office:value-type="float" office:value="20620" calcext:value-type="float">
            <text:p>20620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string" calcext:value-type="string">
            <text:p>ESS_R05_2010_RUS_RU_13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точно согласились бы</text:p>
          </table:table-cell>
          <table:table-cell office:value-type="float" office:value="20621" calcext:value-type="float">
            <text:p>20621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string" calcext:value-type="string">
            <text:p>ESS_R05_2010_RUS_RU_13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622" calcext:value-type="float">
            <text:p>20622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string" calcext:value-type="string">
            <text:p>ESS_R05_2010_RUS_RU_13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точно не согласились бы участвовать в опознании</text:p>
          </table:table-cell>
          <table:table-cell office:value-type="float" office:value="20618" calcext:value-type="float">
            <text:p>20618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string" calcext:value-type="string">
            <text:p>ESS_R05_2010_RUS_RU_13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вряд ли согласились бы</text:p>
          </table:table-cell>
          <table:table-cell office:value-type="float" office:value="20619" calcext:value-type="float">
            <text:p>20619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string" calcext:value-type="string">
            <text:p>ESS_R05_2010_RUS_RU_13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скорее всего согласились бы</text:p>
          </table:table-cell>
          <table:table-cell office:value-type="float" office:value="20620" calcext:value-type="float">
            <text:p>20620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string" calcext:value-type="string">
            <text:p>ESS_R05_2010_RUS_RU_13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точно согласились бы</text:p>
          </table:table-cell>
          <table:table-cell office:value-type="float" office:value="20621" calcext:value-type="float">
            <text:p>20621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string" calcext:value-type="string">
            <text:p>ESS_R05_2010_RUS_RU_13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622" calcext:value-type="float">
            <text:p>20622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string" calcext:value-type="string">
            <text:p>ESS_R05_2010_RUS_RU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Никогда</text:p>
          </table:table-cell>
          <table:table-cell office:value-type="float" office:value="20623" calcext:value-type="float">
            <text:p>20623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string" calcext:value-type="string">
            <text:p>ESS_R05_2010_RUS_RU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Лишь однажды</text:p>
          </table:table-cell>
          <table:table-cell office:value-type="float" office:value="20624" calcext:value-type="float">
            <text:p>20624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string" calcext:value-type="string">
            <text:p>ESS_R05_2010_RUS_RU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Два раза</text:p>
          </table:table-cell>
          <table:table-cell office:value-type="float" office:value="20625" calcext:value-type="float">
            <text:p>20625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string" calcext:value-type="string">
            <text:p>ESS_R05_2010_RUS_RU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3-4 раза</text:p>
          </table:table-cell>
          <table:table-cell office:value-type="float" office:value="20626" calcext:value-type="float">
            <text:p>20626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string" calcext:value-type="string">
            <text:p>ESS_R05_2010_RUS_RU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<text:s/>раз или более</text:p>
          </table:table-cell>
          <table:table-cell office:value-type="float" office:value="20627" calcext:value-type="float">
            <text:p>20627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string" calcext:value-type="string">
            <text:p>ESS_R05_2010_RUS_RU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628" calcext:value-type="float">
            <text:p>20628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string" calcext:value-type="string">
            <text:p>ESS_R05_2010_RUS_RU_13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Никогда</text:p>
          </table:table-cell>
          <table:table-cell office:value-type="float" office:value="20623" calcext:value-type="float">
            <text:p>20623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string" calcext:value-type="string">
            <text:p>ESS_R05_2010_RUS_RU_13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Лишь однажды</text:p>
          </table:table-cell>
          <table:table-cell office:value-type="float" office:value="20624" calcext:value-type="float">
            <text:p>20624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string" calcext:value-type="string">
            <text:p>ESS_R05_2010_RUS_RU_13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Два раза</text:p>
          </table:table-cell>
          <table:table-cell office:value-type="float" office:value="20625" calcext:value-type="float">
            <text:p>20625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string" calcext:value-type="string">
            <text:p>ESS_R05_2010_RUS_RU_13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3-4 раза</text:p>
          </table:table-cell>
          <table:table-cell office:value-type="float" office:value="20626" calcext:value-type="float">
            <text:p>20626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string" calcext:value-type="string">
            <text:p>ESS_R05_2010_RUS_RU_13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<text:s/>раз или более</text:p>
          </table:table-cell>
          <table:table-cell office:value-type="float" office:value="20627" calcext:value-type="float">
            <text:p>20627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string" calcext:value-type="string">
            <text:p>ESS_R05_2010_RUS_RU_13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628" calcext:value-type="float">
            <text:p>20628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string" calcext:value-type="string">
            <text:p>ESS_R05_2010_RUS_RU_13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Никогда</text:p>
          </table:table-cell>
          <table:table-cell office:value-type="float" office:value="20623" calcext:value-type="float">
            <text:p>20623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string" calcext:value-type="string">
            <text:p>ESS_R05_2010_RUS_RU_13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Лишь однажды</text:p>
          </table:table-cell>
          <table:table-cell office:value-type="float" office:value="20624" calcext:value-type="float">
            <text:p>20624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string" calcext:value-type="string">
            <text:p>ESS_R05_2010_RUS_RU_13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Два раза</text:p>
          </table:table-cell>
          <table:table-cell office:value-type="float" office:value="20625" calcext:value-type="float">
            <text:p>20625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string" calcext:value-type="string">
            <text:p>ESS_R05_2010_RUS_RU_13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3-4 раза</text:p>
          </table:table-cell>
          <table:table-cell office:value-type="float" office:value="20626" calcext:value-type="float">
            <text:p>20626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string" calcext:value-type="string">
            <text:p>ESS_R05_2010_RUS_RU_13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<text:s/>раз или более</text:p>
          </table:table-cell>
          <table:table-cell office:value-type="float" office:value="20627" calcext:value-type="float">
            <text:p>20627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string" calcext:value-type="string">
            <text:p>ESS_R05_2010_RUS_RU_13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628" calcext:value-type="float">
            <text:p>20628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string" calcext:value-type="string">
            <text:p>ESS_R05_2010_RUS_RU_14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5_2010_RUS_RU_14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5_2010_RUS_RU_14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Муж/жена/партнер</text:p>
          </table:table-cell>
          <table:table-cell office:value-type="float" office:value="20629" calcext:value-type="float">
            <text:p>20629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string" calcext:value-type="string">
            <text:p>ESS_R05_2010_RUS_RU_14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Сын/дочь (включая приемных)</text:p>
          </table:table-cell>
          <table:table-cell office:value-type="float" office:value="20630" calcext:value-type="float">
            <text:p>20630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string" calcext:value-type="string">
            <text:p>ESS_R05_2010_RUS_RU_14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Родители родные или приемные, родители Вашего мужа/ жены/человека, партнера</text:p>
          </table:table-cell>
          <table:table-cell office:value-type="float" office:value="20631" calcext:value-type="float">
            <text:p>20631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string" calcext:value-type="string">
            <text:p>ESS_R05_2010_RUS_RU_14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Брат/сестра (в т.ч. сводных)</text:p>
          </table:table-cell>
          <table:table-cell office:value-type="float" office:value="20632" calcext:value-type="float">
            <text:p>20632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string" calcext:value-type="string">
            <text:p>ESS_R05_2010_RUS_RU_14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Другой родственник</text:p>
          </table:table-cell>
          <table:table-cell office:value-type="float" office:value="20633" calcext:value-type="float">
            <text:p>20633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string" calcext:value-type="string">
            <text:p>ESS_R05_2010_RUS_RU_14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Другой человек, не являющийся родственником</text:p>
          </table:table-cell>
          <table:table-cell office:value-type="float" office:value="20634" calcext:value-type="float">
            <text:p>20634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string" calcext:value-type="string">
            <text:p>ESS_R05_2010_RUS_RU_14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635" calcext:value-type="float">
            <text:p>20635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string" calcext:value-type="string">
            <text:p>ESS_R05_2010_RUS_RU_14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Состоите в официальном браке</text:p>
          </table:table-cell>
          <table:table-cell office:value-type="float" office:value="20636" calcext:value-type="float">
            <text:p>20636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string" calcext:value-type="string">
            <text:p>ESS_R05_2010_RUS_RU_14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Живете вместе, но официально не зарегистрированы</text:p>
          </table:table-cell>
          <table:table-cell office:value-type="float" office:value="20637" calcext:value-type="float">
            <text:p>20637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string" calcext:value-type="string">
            <text:p>ESS_R05_2010_RUS_RU_14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Официально разведены</text:p>
          </table:table-cell>
          <table:table-cell office:value-type="float" office:value="20638" calcext:value-type="float">
            <text:p>20638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string" calcext:value-type="string">
            <text:p>ESS_R05_2010_RUS_RU_14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639" calcext:value-type="float">
            <text:p>20639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string" calcext:value-type="string">
            <text:p>ESS_R05_2010_RUS_RU_14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Да, приходилось</text:p>
          </table:table-cell>
          <table:table-cell office:value-type="float" office:value="20640" calcext:value-type="float">
            <text:p>20640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string" calcext:value-type="string">
            <text:p>ESS_R05_2010_RUS_RU_14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Нет, не приходилось</text:p>
          </table:table-cell>
          <table:table-cell office:value-type="float" office:value="20641" calcext:value-type="float">
            <text:p>20641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string" calcext:value-type="string">
            <text:p>ESS_R05_2010_RUS_RU_14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642" calcext:value-type="float">
            <text:p>20642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string" calcext:value-type="string">
            <text:p>ESS_R05_2010_RUS_RU_14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4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4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4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Состоите в официальном браке</text:p>
          </table:table-cell>
          <table:table-cell office:value-type="float" office:value="20643" calcext:value-type="float">
            <text:p>20643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string" calcext:value-type="string">
            <text:p>ESS_R05_2010_RUS_RU_14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Официально разведены</text:p>
          </table:table-cell>
          <table:table-cell office:value-type="float" office:value="20644" calcext:value-type="float">
            <text:p>20644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string" calcext:value-type="string">
            <text:p>ESS_R05_2010_RUS_RU_14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Вдовец/ вдова</text:p>
          </table:table-cell>
          <table:table-cell office:value-type="float" office:value="20645" calcext:value-type="float">
            <text:p>20645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string" calcext:value-type="string">
            <text:p>ESS_R05_2010_RUS_RU_14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646" calcext:value-type="float">
            <text:p>20646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string" calcext:value-type="string">
            <text:p>ESS_R05_2010_RUS_RU_147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47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47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48</text:p>
          </table:table-cell>
          <table:table-cell office:value-type="string" calcext:value-type="string">
            <text:p>F13а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48</text:p>
          </table:table-cell>
          <table:table-cell office:value-type="string" calcext:value-type="string">
            <text:p>F13а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48</text:p>
          </table:table-cell>
          <table:table-cell office:value-type="string" calcext:value-type="string">
            <text:p>F13а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4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Большой город</text:p>
          </table:table-cell>
          <table:table-cell office:value-type="float" office:value="20647" calcext:value-type="float">
            <text:p>20647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string" calcext:value-type="string">
            <text:p>ESS_R05_2010_RUS_RU_14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Пригород или окраина большого города</text:p>
          </table:table-cell>
          <table:table-cell office:value-type="float" office:value="20648" calcext:value-type="float">
            <text:p>20648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string" calcext:value-type="string">
            <text:p>ESS_R05_2010_RUS_RU_14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Небольшой город или поселок городского типа</text:p>
          </table:table-cell>
          <table:table-cell office:value-type="float" office:value="20649" calcext:value-type="float">
            <text:p>20649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string" calcext:value-type="string">
            <text:p>ESS_R05_2010_RUS_RU_14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Деревня/ село</text:p>
          </table:table-cell>
          <table:table-cell office:value-type="float" office:value="20650" calcext:value-type="float">
            <text:p>20650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string" calcext:value-type="string">
            <text:p>ESS_R05_2010_RUS_RU_14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Ферма или отдельный дом в сельской местности/ хутор</text:p>
          </table:table-cell>
          <table:table-cell office:value-type="float" office:value="20651" calcext:value-type="float">
            <text:p>20651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string" calcext:value-type="string">
            <text:p>ESS_R05_2010_RUS_RU_14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652" calcext:value-type="float">
            <text:p>20652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string" calcext:value-type="string">
            <text:p>ESS_R05_2010_RUS_RU_15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Вообще не учился в школе или закончил лишь 1-2 класса школы (незаконченная начальная школа)</text:p>
          </table:table-cell>
          <table:table-cell office:value-type="float" office:value="20653" calcext:value-type="float">
            <text:p>20653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15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Закончил 3-7 классов средней школы, но не получил аттестата об основном общем образовании</text:p>
          </table:table-cell>
          <table:table-cell office:value-type="float" office:value="20654" calcext:value-type="float">
            <text:p>20654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15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Получил аттестат об основном общем образовании (7 классов по системе до 1958 года, 8 классов по советской системе 60-80-х годов или 9 классов по современной системе), но не получил никакого профессионального образования</text:p>
          </table:table-cell>
          <table:table-cell office:value-type="float" office:value="20655" calcext:value-type="float">
            <text:p>20655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15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Законченное среднее общее образование (10 лет по старой системе, 11 лет по новой), получил аттестат, но не получил никакого профессионального образования</text:p>
          </table:table-cell>
          <table:table-cell office:value-type="float" office:value="20656" calcext:value-type="float">
            <text:p>20656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15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Начальное профессиональное образование - закончил ПТУ, ФЗУ, ФЗО, профессионально-технический лицей, которые не давали среднего общего образования (до 1 года обучения)</text:p>
          </table:table-cell>
          <table:table-cell office:value-type="float" office:value="20657" calcext:value-type="float">
            <text:p>20657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15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Начальное профессиональное образование - закончил ПТУ, профессионально-технический лицей, которые также дали среднее общее образование (1-3 года обучения), или на базе полного среднего</text:p>
          </table:table-cell>
          <table:table-cell office:value-type="float" office:value="20658" calcext:value-type="float">
            <text:p>20658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15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Среднее профессиональное образование - закончил техникум, училище, колледж (2-4 года обучения)</text:p>
          </table:table-cell>
          <table:table-cell office:value-type="float" office:value="20659" calcext:value-type="float">
            <text:p>20659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15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Получил диплом бакалавра в вузе после 4 лет обучения по новой двухступенчатой системе</text:p>
          </table:table-cell>
          <table:table-cell office:value-type="float" office:value="20660" calcext:value-type="float">
            <text:p>20660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15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Получил диплом магистра в вузе после дополнительных 2 лет обучения по новой системе</text:p>
          </table:table-cell>
          <table:table-cell office:value-type="float" office:value="20661" calcext:value-type="float">
            <text:p>20661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15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Законченное высшее образование по 5-6-летней системе (диплом специалиста)</text:p>
          </table:table-cell>
          <table:table-cell office:value-type="float" office:value="20662" calcext:value-type="float">
            <text:p>20662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15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Научная степень (кандидат, доктор наук)</text:p>
          </table:table-cell>
          <table:table-cell office:value-type="float" office:value="20663" calcext:value-type="float">
            <text:p>20663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15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664" calcext:value-type="float">
            <text:p>20664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15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Сколько классов средней школы Вы закончили?</text:p>
          </table:table-cell>
          <table:table-cell office:value-type="float" office:value="20665" calcext:value-type="float">
            <text:p>20665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string" calcext:value-type="string">
            <text:p>ESS_R05_2010_RUS_RU_15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Сколько лет Вы проучились в ПТУ, училище, лицее без среднего образования?</text:p>
          </table:table-cell>
          <table:table-cell office:value-type="float" office:value="20666" calcext:value-type="float">
            <text:p>20666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string" calcext:value-type="string">
            <text:p>ESS_R05_2010_RUS_RU_15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Сколько лет Вы проучились в техникуме, колледже, который дает среднее специальное образование?</text:p>
          </table:table-cell>
          <table:table-cell office:value-type="float" office:value="20667" calcext:value-type="float">
            <text:p>20667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string" calcext:value-type="string">
            <text:p>ESS_R05_2010_RUS_RU_15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Сколько лет Вы проучились в вузе?</text:p>
          </table:table-cell>
          <table:table-cell office:value-type="float" office:value="20668" calcext:value-type="float">
            <text:p>20668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string" calcext:value-type="string">
            <text:p>ESS_R05_2010_RUS_RU_15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Может быть, Вы учились в каком-нибудь другом учебном заведении?</text:p>
          </table:table-cell>
          <table:table-cell office:value-type="float" office:value="20669" calcext:value-type="float">
            <text:p>20669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string" calcext:value-type="string">
            <text:p>ESS_R05_2010_RUS_RU_15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То есть всего Вы проучились</text:p>
          </table:table-cell>
          <table:table-cell office:value-type="float" office:value="20670" calcext:value-type="float">
            <text:p>20670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string" calcext:value-type="string">
            <text:p>ESS_R05_2010_RUS_RU_15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671" calcext:value-type="float">
            <text:p>20671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string" calcext:value-type="string">
            <text:p>ESS_R05_2010_RUS_RU_15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Работали на оплачиваемой работе (даже если временно отсутствовали на работе) в качестве наемного работника, занимались индивидуальной трудовой деятельностью, предпринимательством, в Вашем семейном деле</text:p>
          </table:table-cell>
          <table:table-cell office:value-type="float" office:value="20672" calcext:value-type="float">
            <text:p>20672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string" calcext:value-type="string">
            <text:p>ESS_R05_2010_RUS_RU_15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Учились, даже если были на каникулах. Не включая дополнительное профессиональное обучение, которое Вы получаете от своей работы</text:p>
          </table:table-cell>
          <table:table-cell office:value-type="float" office:value="20673" calcext:value-type="float">
            <text:p>20673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string" calcext:value-type="string">
            <text:p>ESS_R05_2010_RUS_RU_15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Были без работы и активно искали работу</text:p>
          </table:table-cell>
          <table:table-cell office:value-type="float" office:value="20674" calcext:value-type="float">
            <text:p>20674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string" calcext:value-type="string">
            <text:p>ESS_R05_2010_RUS_RU_15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Были без работы, хотели работать, но не занимались активно поиском работы</text:p>
          </table:table-cell>
          <table:table-cell office:value-type="float" office:value="20675" calcext:value-type="float">
            <text:p>20675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string" calcext:value-type="string">
            <text:p>ESS_R05_2010_RUS_RU_15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Вы инвалид, хронически больны и нетрудоспособны</text:p>
          </table:table-cell>
          <table:table-cell office:value-type="float" office:value="20676" calcext:value-type="float">
            <text:p>20676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string" calcext:value-type="string">
            <text:p>ESS_R05_2010_RUS_RU_15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Вы на пенсии</text:p>
          </table:table-cell>
          <table:table-cell office:value-type="float" office:value="20677" calcext:value-type="float">
            <text:p>20677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string" calcext:value-type="string">
            <text:p>ESS_R05_2010_RUS_RU_15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Находились на военной службе по призыву или альтернативной военной службе</text:p>
          </table:table-cell>
          <table:table-cell office:value-type="float" office:value="20678" calcext:value-type="float">
            <text:p>20678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string" calcext:value-type="string">
            <text:p>ESS_R05_2010_RUS_RU_15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Выполняли домашнюю работу, сидели с детьми или ухаживали за другими людьми</text:p>
          </table:table-cell>
          <table:table-cell office:value-type="float" office:value="20679" calcext:value-type="float">
            <text:p>20679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string" calcext:value-type="string">
            <text:p>ESS_R05_2010_RUS_RU_15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И. Другое</text:p>
          </table:table-cell>
          <table:table-cell office:value-type="float" office:value="20680" calcext:value-type="float">
            <text:p>20680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string" calcext:value-type="string">
            <text:p>ESS_R05_2010_RUS_RU_15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681" calcext:value-type="float">
            <text:p>20681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string" calcext:value-type="string">
            <text:p>ESS_R05_2010_RUS_RU_153</text:p>
          </table:table-cell>
          <table:table-cell office:value-type="string" calcext:value-type="string">
            <text:p>F17с</text:p>
          </table:table-cell>
          <table:table-cell office:value-type="string" calcext:value-type="string">
            <text:p>Работали на оплачиваемой работе (даже если временно отсутствовали на работе) в качестве наемного работника, занимались индивидуальной трудовой деятельностью, предпринимательством, в Вашем семейном деле</text:p>
          </table:table-cell>
          <table:table-cell office:value-type="float" office:value="20672" calcext:value-type="float">
            <text:p>20672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string" calcext:value-type="string">
            <text:p>ESS_R05_2010_RUS_RU_153</text:p>
          </table:table-cell>
          <table:table-cell office:value-type="string" calcext:value-type="string">
            <text:p>F17с</text:p>
          </table:table-cell>
          <table:table-cell office:value-type="string" calcext:value-type="string">
            <text:p>Учились, даже если были на каникулах. Не включая дополнительное профессиональное обучение, которое Вы получаете от своей работы</text:p>
          </table:table-cell>
          <table:table-cell office:value-type="float" office:value="20673" calcext:value-type="float">
            <text:p>20673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string" calcext:value-type="string">
            <text:p>ESS_R05_2010_RUS_RU_153</text:p>
          </table:table-cell>
          <table:table-cell office:value-type="string" calcext:value-type="string">
            <text:p>F17с</text:p>
          </table:table-cell>
          <table:table-cell office:value-type="string" calcext:value-type="string">
            <text:p>Были без работы и активно искали работу</text:p>
          </table:table-cell>
          <table:table-cell office:value-type="float" office:value="20674" calcext:value-type="float">
            <text:p>20674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string" calcext:value-type="string">
            <text:p>ESS_R05_2010_RUS_RU_153</text:p>
          </table:table-cell>
          <table:table-cell office:value-type="string" calcext:value-type="string">
            <text:p>F17с</text:p>
          </table:table-cell>
          <table:table-cell office:value-type="string" calcext:value-type="string">
            <text:p>Были без работы, хотели работать, но не занимались активно поиском работы</text:p>
          </table:table-cell>
          <table:table-cell office:value-type="float" office:value="20675" calcext:value-type="float">
            <text:p>20675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string" calcext:value-type="string">
            <text:p>ESS_R05_2010_RUS_RU_153</text:p>
          </table:table-cell>
          <table:table-cell office:value-type="string" calcext:value-type="string">
            <text:p>F17с</text:p>
          </table:table-cell>
          <table:table-cell office:value-type="string" calcext:value-type="string">
            <text:p>Вы инвалид, хронически больны и нетрудоспособны</text:p>
          </table:table-cell>
          <table:table-cell office:value-type="float" office:value="20676" calcext:value-type="float">
            <text:p>20676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string" calcext:value-type="string">
            <text:p>ESS_R05_2010_RUS_RU_153</text:p>
          </table:table-cell>
          <table:table-cell office:value-type="string" calcext:value-type="string">
            <text:p>F17с</text:p>
          </table:table-cell>
          <table:table-cell office:value-type="string" calcext:value-type="string">
            <text:p>Вы на пенсии</text:p>
          </table:table-cell>
          <table:table-cell office:value-type="float" office:value="20677" calcext:value-type="float">
            <text:p>20677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string" calcext:value-type="string">
            <text:p>ESS_R05_2010_RUS_RU_153</text:p>
          </table:table-cell>
          <table:table-cell office:value-type="string" calcext:value-type="string">
            <text:p>F17с</text:p>
          </table:table-cell>
          <table:table-cell office:value-type="string" calcext:value-type="string">
            <text:p>Находились на военной службе по призыву или альтернативной военной службе</text:p>
          </table:table-cell>
          <table:table-cell office:value-type="float" office:value="20678" calcext:value-type="float">
            <text:p>20678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string" calcext:value-type="string">
            <text:p>ESS_R05_2010_RUS_RU_153</text:p>
          </table:table-cell>
          <table:table-cell office:value-type="string" calcext:value-type="string">
            <text:p>F17с</text:p>
          </table:table-cell>
          <table:table-cell office:value-type="string" calcext:value-type="string">
            <text:p>Выполняли домашнюю работу, сидели с детьми или ухаживали за другими людьми</text:p>
          </table:table-cell>
          <table:table-cell office:value-type="float" office:value="20679" calcext:value-type="float">
            <text:p>20679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string" calcext:value-type="string">
            <text:p>ESS_R05_2010_RUS_RU_153</text:p>
          </table:table-cell>
          <table:table-cell office:value-type="string" calcext:value-type="string">
            <text:p>F17с</text:p>
          </table:table-cell>
          <table:table-cell office:value-type="string" calcext:value-type="string">
            <text:p>И. Другое</text:p>
          </table:table-cell>
          <table:table-cell office:value-type="float" office:value="20680" calcext:value-type="float">
            <text:p>20680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string" calcext:value-type="string">
            <text:p>ESS_R05_2010_RUS_RU_153</text:p>
          </table:table-cell>
          <table:table-cell office:value-type="string" calcext:value-type="string">
            <text:p>F17с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681" calcext:value-type="float">
            <text:p>20681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string" calcext:value-type="string">
            <text:p>ESS_R05_2010_RUS_RU_154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54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54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55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55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55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56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5_2010_RUS_RU_157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Наемный работник</text:p>
          </table:table-cell>
          <table:table-cell office:value-type="float" office:value="20682" calcext:value-type="float">
            <text:p>20682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string" calcext:value-type="string">
            <text:p>ESS_R05_2010_RUS_RU_157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Работаете (работали) на себя, не по найму; занимаетесь (занимались) индивидуальной трудовой деятельностью, предпринимательством</text:p>
          </table:table-cell>
          <table:table-cell office:value-type="float" office:value="20683" calcext:value-type="float">
            <text:p>20683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string" calcext:value-type="string">
            <text:p>ESS_R05_2010_RUS_RU_157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Работаете (работали) в семейном деле</text:p>
          </table:table-cell>
          <table:table-cell office:value-type="float" office:value="20684" calcext:value-type="float">
            <text:p>20684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string" calcext:value-type="string">
            <text:p>ESS_R05_2010_RUS_RU_157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685" calcext:value-type="float">
            <text:p>20685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string" calcext:value-type="string">
            <text:p>ESS_R05_2010_RUS_RU_158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5_2010_RUS_RU_159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Вы оформлены на постоянную работу по бессрочному трудовому договору, контракту (то есть без оговоренной даты окончания трудовых отношений с работодателем)</text:p>
          </table:table-cell>
          <table:table-cell office:value-type="float" office:value="20686" calcext:value-type="float">
            <text:p>20686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string" calcext:value-type="string">
            <text:p>ESS_R05_2010_RUS_RU_159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Вы работаете по контракту или трудовому договору, оформленному на определенный срок или на выполнение конкретного вида работ</text:p>
          </table:table-cell>
          <table:table-cell office:value-type="float" office:value="20687" calcext:value-type="float">
            <text:p>20687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string" calcext:value-type="string">
            <text:p>ESS_R05_2010_RUS_RU_159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Вы вообще официально не оформлены на работе, работаете без контракта или трудового договора, только устный договор</text:p>
          </table:table-cell>
          <table:table-cell office:value-type="float" office:value="20688" calcext:value-type="float">
            <text:p>20688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string" calcext:value-type="string">
            <text:p>ESS_R05_2010_RUS_RU_159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689" calcext:value-type="float">
            <text:p>20689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string" calcext:value-type="string">
            <text:p>ESS_R05_2010_RUS_RU_160</text:p>
          </table:table-cell>
          <table:table-cell office:value-type="string" calcext:value-type="string">
            <text:p>F23а</text:p>
          </table:table-cell>
          <table:table-cell office:value-type="string" calcext:value-type="string">
            <text:p>... временная работа или работа на определенный срок, не превышающий 12 месяцев</text:p>
          </table:table-cell>
          <table:table-cell office:value-type="float" office:value="20690" calcext:value-type="float">
            <text:p>20690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string" calcext:value-type="string">
            <text:p>ESS_R05_2010_RUS_RU_160</text:p>
          </table:table-cell>
          <table:table-cell office:value-type="string" calcext:value-type="string">
            <text:p>F23а</text:p>
          </table:table-cell>
          <table:table-cell office:value-type="string" calcext:value-type="string">
            <text:p>... временная работа или работа на определенный срок – от 12 месяцев и больше ИЛИ</text:p>
          </table:table-cell>
          <table:table-cell office:value-type="float" office:value="20691" calcext:value-type="float">
            <text:p>20691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string" calcext:value-type="string">
            <text:p>ESS_R05_2010_RUS_RU_160</text:p>
          </table:table-cell>
          <table:table-cell office:value-type="string" calcext:value-type="string">
            <text:p>F23а</text:p>
          </table:table-cell>
          <table:table-cell office:value-type="string" calcext:value-type="string">
            <text:p>... постоянная работа</text:p>
          </table:table-cell>
          <table:table-cell office:value-type="float" office:value="20692" calcext:value-type="float">
            <text:p>20692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string" calcext:value-type="string">
            <text:p>ESS_R05_2010_RUS_RU_160</text:p>
          </table:table-cell>
          <table:table-cell office:value-type="string" calcext:value-type="string">
            <text:p>F23а</text:p>
          </table:table-cell>
          <table:table-cell office:value-type="string" calcext:value-type="string">
            <text:p>Другое</text:p>
          </table:table-cell>
          <table:table-cell office:value-type="float" office:value="20693" calcext:value-type="float">
            <text:p>20693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string" calcext:value-type="string">
            <text:p>ESS_R05_2010_RUS_RU_160</text:p>
          </table:table-cell>
          <table:table-cell office:value-type="string" calcext:value-type="string">
            <text:p>F23а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694" calcext:value-type="float">
            <text:p>20694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string" calcext:value-type="string">
            <text:p>ESS_R05_2010_RUS_RU_161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Менее 10 человек</text:p>
          </table:table-cell>
          <table:table-cell office:value-type="float" office:value="20695" calcext:value-type="float">
            <text:p>20695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string" calcext:value-type="string">
            <text:p>ESS_R05_2010_RUS_RU_161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От 10 до 24 человек</text:p>
          </table:table-cell>
          <table:table-cell office:value-type="float" office:value="20696" calcext:value-type="float">
            <text:p>20696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string" calcext:value-type="string">
            <text:p>ESS_R05_2010_RUS_RU_161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От 25 до 99 человек</text:p>
          </table:table-cell>
          <table:table-cell office:value-type="float" office:value="20697" calcext:value-type="float">
            <text:p>20697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string" calcext:value-type="string">
            <text:p>ESS_R05_2010_RUS_RU_161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От 100 до 499 человек</text:p>
          </table:table-cell>
          <table:table-cell office:value-type="float" office:value="20698" calcext:value-type="float">
            <text:p>20698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string" calcext:value-type="string">
            <text:p>ESS_R05_2010_RUS_RU_161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500 человек или более</text:p>
          </table:table-cell>
          <table:table-cell office:value-type="float" office:value="20699" calcext:value-type="float">
            <text:p>20699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string" calcext:value-type="string">
            <text:p>ESS_R05_2010_RUS_RU_161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700" calcext:value-type="float">
            <text:p>20700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string" calcext:value-type="string">
            <text:p>ESS_R05_2010_RUS_RU_162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62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62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63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5_2010_RUS_RU_164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<text:s/>У меня нет (не было) никакого влияния</text:p>
          </table:table-cell>
          <table:table-cell office:value-type="float" office:value="20701" calcext:value-type="float">
            <text:p>20701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4</text:p>
          </table:table-cell>
          <table:table-cell office:value-type="string" calcext:value-type="string">
            <text:p>F27</text:p>
          </table:table-cell>
          <table:table-cell office:value-type="float" office:value="1" calcext:value-type="float">
            <text:p>1</text:p>
          </table:table-cell>
          <table:table-cell office:value-type="float" office:value="20702" calcext:value-type="float">
            <text:p>20702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4</text:p>
          </table:table-cell>
          <table:table-cell office:value-type="string" calcext:value-type="string">
            <text:p>F27</text:p>
          </table:table-cell>
          <table:table-cell office:value-type="float" office:value="2" calcext:value-type="float">
            <text:p>2</text:p>
          </table:table-cell>
          <table:table-cell office:value-type="float" office:value="20703" calcext:value-type="float">
            <text:p>20703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4</text:p>
          </table:table-cell>
          <table:table-cell office:value-type="string" calcext:value-type="string">
            <text:p>F27</text:p>
          </table:table-cell>
          <table:table-cell office:value-type="float" office:value="3" calcext:value-type="float">
            <text:p>3</text:p>
          </table:table-cell>
          <table:table-cell office:value-type="float" office:value="20704" calcext:value-type="float">
            <text:p>20704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4</text:p>
          </table:table-cell>
          <table:table-cell office:value-type="string" calcext:value-type="string">
            <text:p>F27</text:p>
          </table:table-cell>
          <table:table-cell office:value-type="float" office:value="4" calcext:value-type="float">
            <text:p>4</text:p>
          </table:table-cell>
          <table:table-cell office:value-type="float" office:value="20705" calcext:value-type="float">
            <text:p>20705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4</text:p>
          </table:table-cell>
          <table:table-cell office:value-type="string" calcext:value-type="string">
            <text:p>F27</text:p>
          </table:table-cell>
          <table:table-cell office:value-type="float" office:value="5" calcext:value-type="float">
            <text:p>5</text:p>
          </table:table-cell>
          <table:table-cell office:value-type="float" office:value="20706" calcext:value-type="float">
            <text:p>20706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4</text:p>
          </table:table-cell>
          <table:table-cell office:value-type="string" calcext:value-type="string">
            <text:p>F27</text:p>
          </table:table-cell>
          <table:table-cell office:value-type="float" office:value="6" calcext:value-type="float">
            <text:p>6</text:p>
          </table:table-cell>
          <table:table-cell office:value-type="float" office:value="20707" calcext:value-type="float">
            <text:p>20707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4</text:p>
          </table:table-cell>
          <table:table-cell office:value-type="string" calcext:value-type="string">
            <text:p>F27</text:p>
          </table:table-cell>
          <table:table-cell office:value-type="float" office:value="7" calcext:value-type="float">
            <text:p>7</text:p>
          </table:table-cell>
          <table:table-cell office:value-type="float" office:value="20708" calcext:value-type="float">
            <text:p>20708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4</text:p>
          </table:table-cell>
          <table:table-cell office:value-type="string" calcext:value-type="string">
            <text:p>F27</text:p>
          </table:table-cell>
          <table:table-cell office:value-type="float" office:value="8" calcext:value-type="float">
            <text:p>8</text:p>
          </table:table-cell>
          <table:table-cell office:value-type="float" office:value="20709" calcext:value-type="float">
            <text:p>20709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4</text:p>
          </table:table-cell>
          <table:table-cell office:value-type="string" calcext:value-type="string">
            <text:p>F27</text:p>
          </table:table-cell>
          <table:table-cell office:value-type="float" office:value="9" calcext:value-type="float">
            <text:p>9</text:p>
          </table:table-cell>
          <table:table-cell office:value-type="float" office:value="20710" calcext:value-type="float">
            <text:p>20710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4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<text:s/>Это полностью зависит (зависело) от меня</text:p>
          </table:table-cell>
          <table:table-cell office:value-type="float" office:value="20711" calcext:value-type="float">
            <text:p>20711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4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712" calcext:value-type="float">
            <text:p>20712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5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<text:s/>У меня нет (не было) никакого влияния</text:p>
          </table:table-cell>
          <table:table-cell office:value-type="float" office:value="20701" calcext:value-type="float">
            <text:p>20701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5</text:p>
          </table:table-cell>
          <table:table-cell office:value-type="string" calcext:value-type="string">
            <text:p>F28</text:p>
          </table:table-cell>
          <table:table-cell office:value-type="float" office:value="1" calcext:value-type="float">
            <text:p>1</text:p>
          </table:table-cell>
          <table:table-cell office:value-type="float" office:value="20702" calcext:value-type="float">
            <text:p>20702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5</text:p>
          </table:table-cell>
          <table:table-cell office:value-type="string" calcext:value-type="string">
            <text:p>F28</text:p>
          </table:table-cell>
          <table:table-cell office:value-type="float" office:value="2" calcext:value-type="float">
            <text:p>2</text:p>
          </table:table-cell>
          <table:table-cell office:value-type="float" office:value="20703" calcext:value-type="float">
            <text:p>20703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5</text:p>
          </table:table-cell>
          <table:table-cell office:value-type="string" calcext:value-type="string">
            <text:p>F28</text:p>
          </table:table-cell>
          <table:table-cell office:value-type="float" office:value="3" calcext:value-type="float">
            <text:p>3</text:p>
          </table:table-cell>
          <table:table-cell office:value-type="float" office:value="20704" calcext:value-type="float">
            <text:p>20704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5</text:p>
          </table:table-cell>
          <table:table-cell office:value-type="string" calcext:value-type="string">
            <text:p>F28</text:p>
          </table:table-cell>
          <table:table-cell office:value-type="float" office:value="4" calcext:value-type="float">
            <text:p>4</text:p>
          </table:table-cell>
          <table:table-cell office:value-type="float" office:value="20705" calcext:value-type="float">
            <text:p>20705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5</text:p>
          </table:table-cell>
          <table:table-cell office:value-type="string" calcext:value-type="string">
            <text:p>F28</text:p>
          </table:table-cell>
          <table:table-cell office:value-type="float" office:value="5" calcext:value-type="float">
            <text:p>5</text:p>
          </table:table-cell>
          <table:table-cell office:value-type="float" office:value="20706" calcext:value-type="float">
            <text:p>20706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5</text:p>
          </table:table-cell>
          <table:table-cell office:value-type="string" calcext:value-type="string">
            <text:p>F28</text:p>
          </table:table-cell>
          <table:table-cell office:value-type="float" office:value="6" calcext:value-type="float">
            <text:p>6</text:p>
          </table:table-cell>
          <table:table-cell office:value-type="float" office:value="20707" calcext:value-type="float">
            <text:p>20707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5</text:p>
          </table:table-cell>
          <table:table-cell office:value-type="string" calcext:value-type="string">
            <text:p>F28</text:p>
          </table:table-cell>
          <table:table-cell office:value-type="float" office:value="7" calcext:value-type="float">
            <text:p>7</text:p>
          </table:table-cell>
          <table:table-cell office:value-type="float" office:value="20708" calcext:value-type="float">
            <text:p>20708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5</text:p>
          </table:table-cell>
          <table:table-cell office:value-type="string" calcext:value-type="string">
            <text:p>F28</text:p>
          </table:table-cell>
          <table:table-cell office:value-type="float" office:value="8" calcext:value-type="float">
            <text:p>8</text:p>
          </table:table-cell>
          <table:table-cell office:value-type="float" office:value="20709" calcext:value-type="float">
            <text:p>20709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5</text:p>
          </table:table-cell>
          <table:table-cell office:value-type="string" calcext:value-type="string">
            <text:p>F28</text:p>
          </table:table-cell>
          <table:table-cell office:value-type="float" office:value="9" calcext:value-type="float">
            <text:p>9</text:p>
          </table:table-cell>
          <table:table-cell office:value-type="float" office:value="20710" calcext:value-type="float">
            <text:p>20710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5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<text:s/>Это полностью зависит (зависело) от меня</text:p>
          </table:table-cell>
          <table:table-cell office:value-type="float" office:value="20711" calcext:value-type="float">
            <text:p>20711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5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712" calcext:value-type="float">
            <text:p>20712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6</text:p>
          </table:table-cell>
          <table:table-cell office:value-type="string" calcext:value-type="string">
            <text:p>F28а</text:p>
          </table:table-cell>
          <table:table-cell office:value-type="string" calcext:value-type="string">
            <text:p><text:s/>У меня нет (не было) никакого влияния</text:p>
          </table:table-cell>
          <table:table-cell office:value-type="float" office:value="20701" calcext:value-type="float">
            <text:p>20701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6</text:p>
          </table:table-cell>
          <table:table-cell office:value-type="string" calcext:value-type="string">
            <text:p>F28а</text:p>
          </table:table-cell>
          <table:table-cell office:value-type="float" office:value="1" calcext:value-type="float">
            <text:p>1</text:p>
          </table:table-cell>
          <table:table-cell office:value-type="float" office:value="20702" calcext:value-type="float">
            <text:p>20702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6</text:p>
          </table:table-cell>
          <table:table-cell office:value-type="string" calcext:value-type="string">
            <text:p>F28а</text:p>
          </table:table-cell>
          <table:table-cell office:value-type="float" office:value="2" calcext:value-type="float">
            <text:p>2</text:p>
          </table:table-cell>
          <table:table-cell office:value-type="float" office:value="20703" calcext:value-type="float">
            <text:p>20703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6</text:p>
          </table:table-cell>
          <table:table-cell office:value-type="string" calcext:value-type="string">
            <text:p>F28а</text:p>
          </table:table-cell>
          <table:table-cell office:value-type="float" office:value="3" calcext:value-type="float">
            <text:p>3</text:p>
          </table:table-cell>
          <table:table-cell office:value-type="float" office:value="20704" calcext:value-type="float">
            <text:p>20704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6</text:p>
          </table:table-cell>
          <table:table-cell office:value-type="string" calcext:value-type="string">
            <text:p>F28а</text:p>
          </table:table-cell>
          <table:table-cell office:value-type="float" office:value="4" calcext:value-type="float">
            <text:p>4</text:p>
          </table:table-cell>
          <table:table-cell office:value-type="float" office:value="20705" calcext:value-type="float">
            <text:p>20705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6</text:p>
          </table:table-cell>
          <table:table-cell office:value-type="string" calcext:value-type="string">
            <text:p>F28а</text:p>
          </table:table-cell>
          <table:table-cell office:value-type="float" office:value="5" calcext:value-type="float">
            <text:p>5</text:p>
          </table:table-cell>
          <table:table-cell office:value-type="float" office:value="20706" calcext:value-type="float">
            <text:p>20706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6</text:p>
          </table:table-cell>
          <table:table-cell office:value-type="string" calcext:value-type="string">
            <text:p>F28а</text:p>
          </table:table-cell>
          <table:table-cell office:value-type="float" office:value="6" calcext:value-type="float">
            <text:p>6</text:p>
          </table:table-cell>
          <table:table-cell office:value-type="float" office:value="20707" calcext:value-type="float">
            <text:p>20707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6</text:p>
          </table:table-cell>
          <table:table-cell office:value-type="string" calcext:value-type="string">
            <text:p>F28а</text:p>
          </table:table-cell>
          <table:table-cell office:value-type="float" office:value="7" calcext:value-type="float">
            <text:p>7</text:p>
          </table:table-cell>
          <table:table-cell office:value-type="float" office:value="20708" calcext:value-type="float">
            <text:p>20708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6</text:p>
          </table:table-cell>
          <table:table-cell office:value-type="string" calcext:value-type="string">
            <text:p>F28а</text:p>
          </table:table-cell>
          <table:table-cell office:value-type="float" office:value="8" calcext:value-type="float">
            <text:p>8</text:p>
          </table:table-cell>
          <table:table-cell office:value-type="float" office:value="20709" calcext:value-type="float">
            <text:p>20709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6</text:p>
          </table:table-cell>
          <table:table-cell office:value-type="string" calcext:value-type="string">
            <text:p>F28а</text:p>
          </table:table-cell>
          <table:table-cell office:value-type="float" office:value="9" calcext:value-type="float">
            <text:p>9</text:p>
          </table:table-cell>
          <table:table-cell office:value-type="float" office:value="20710" calcext:value-type="float">
            <text:p>20710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6</text:p>
          </table:table-cell>
          <table:table-cell office:value-type="string" calcext:value-type="string">
            <text:p>F28а</text:p>
          </table:table-cell>
          <table:table-cell office:value-type="string" calcext:value-type="string">
            <text:p><text:s/>Это полностью зависит (зависело) от меня</text:p>
          </table:table-cell>
          <table:table-cell office:value-type="float" office:value="20711" calcext:value-type="float">
            <text:p>20711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6</text:p>
          </table:table-cell>
          <table:table-cell office:value-type="string" calcext:value-type="string">
            <text:p>F28а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712" calcext:value-type="float">
            <text:p>20712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ESS_R05_2010_RUS_RU_167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5_2010_RUS_RU_168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5_2010_RUS_RU_169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5_2010_RUS_RU_170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Органы государственной власти или местного самоуправления</text:p>
          </table:table-cell>
          <table:table-cell office:value-type="float" office:value="20713" calcext:value-type="float">
            <text:p>20713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string" calcext:value-type="string">
            <text:p>ESS_R05_2010_RUS_RU_170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Бюджетная организация или учреждение (например, школа, поликлиника и т.п.)</text:p>
          </table:table-cell>
          <table:table-cell office:value-type="float" office:value="20714" calcext:value-type="float">
            <text:p>20714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string" calcext:value-type="string">
            <text:p>ESS_R05_2010_RUS_RU_170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Государственное коммерческое предприятие</text:p>
          </table:table-cell>
          <table:table-cell office:value-type="float" office:value="20715" calcext:value-type="float">
            <text:p>20715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string" calcext:value-type="string">
            <text:p>ESS_R05_2010_RUS_RU_170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Частная компания</text:p>
          </table:table-cell>
          <table:table-cell office:value-type="float" office:value="20716" calcext:value-type="float">
            <text:p>20716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string" calcext:value-type="string">
            <text:p>ESS_R05_2010_RUS_RU_170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Работаю на себя/ индивидуальный предприниматель</text:p>
          </table:table-cell>
          <table:table-cell office:value-type="float" office:value="20717" calcext:value-type="float">
            <text:p>20717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string" calcext:value-type="string">
            <text:p>ESS_R05_2010_RUS_RU_170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Другое</text:p>
          </table:table-cell>
          <table:table-cell office:value-type="float" office:value="20718" calcext:value-type="float">
            <text:p>20718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string" calcext:value-type="string">
            <text:p>ESS_R05_2010_RUS_RU_170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719" calcext:value-type="float">
            <text:p>20719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string" calcext:value-type="string">
            <text:p>ESS_R05_2010_RUS_RU_171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5_2010_RUS_RU_17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5_2010_RUS_RU_173</text:p>
          </table:table-cell>
          <table:table-cell office:value-type="string" calcext:value-type="string">
            <text:p>F34a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5_2010_RUS_RU_174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Я нашел/ мне предложили лучшую работу</text:p>
          </table:table-cell>
          <table:table-cell office:value-type="float" office:value="20720" calcext:value-type="float">
            <text:p>20720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string" calcext:value-type="string">
            <text:p>ESS_R05_2010_RUS_RU_174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Я решил открыть собственное дело, работать на себя</text:p>
          </table:table-cell>
          <table:table-cell office:value-type="float" office:value="20721" calcext:value-type="float">
            <text:p>20721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string" calcext:value-type="string">
            <text:p>ESS_R05_2010_RUS_RU_174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Истек срок моего контракта</text:p>
          </table:table-cell>
          <table:table-cell office:value-type="float" office:value="20722" calcext:value-type="float">
            <text:p>20722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string" calcext:value-type="string">
            <text:p>ESS_R05_2010_RUS_RU_174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Меня сократили/ уволили</text:p>
          </table:table-cell>
          <table:table-cell office:value-type="float" office:value="20723" calcext:value-type="float">
            <text:p>20723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string" calcext:value-type="string">
            <text:p>ESS_R05_2010_RUS_RU_174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Организация, где я работал, закрылась, перестала существовать</text:p>
          </table:table-cell>
          <table:table-cell office:value-type="float" office:value="20724" calcext:value-type="float">
            <text:p>20724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string" calcext:value-type="string">
            <text:p>ESS_R05_2010_RUS_RU_174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Мой/семейный бизнес был закрыт или продан другому владельцу</text:p>
          </table:table-cell>
          <table:table-cell office:value-type="float" office:value="20725" calcext:value-type="float">
            <text:p>20725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string" calcext:value-type="string">
            <text:p>ESS_R05_2010_RUS_RU_174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По болезни или инвалидности</text:p>
          </table:table-cell>
          <table:table-cell office:value-type="float" office:value="20726" calcext:value-type="float">
            <text:p>20726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string" calcext:value-type="string">
            <text:p>ESS_R05_2010_RUS_RU_174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Я вышел на пенсию</text:p>
          </table:table-cell>
          <table:table-cell office:value-type="float" office:value="20727" calcext:value-type="float">
            <text:p>20727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string" calcext:value-type="string">
            <text:p>ESS_R05_2010_RUS_RU_174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По личным или семейным обстоятельствам</text:p>
          </table:table-cell>
          <table:table-cell office:value-type="float" office:value="20728" calcext:value-type="float">
            <text:p>20728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string" calcext:value-type="string">
            <text:p>ESS_R05_2010_RUS_RU_174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Другая причина</text:p>
          </table:table-cell>
          <table:table-cell office:value-type="float" office:value="20729" calcext:value-type="float">
            <text:p>20729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string" calcext:value-type="string">
            <text:p>ESS_R05_2010_RUS_RU_174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Никогда не менял работу/ это моя первая работа</text:p>
          </table:table-cell>
          <table:table-cell office:value-type="float" office:value="20730" calcext:value-type="float">
            <text:p>20730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string" calcext:value-type="string">
            <text:p>ESS_R05_2010_RUS_RU_174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731" calcext:value-type="float">
            <text:p>20731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string" calcext:value-type="string">
            <text:p>ESS_R05_2010_RUS_RU_175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75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75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76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76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76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77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77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77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78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78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78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79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Да, состою сейчас</text:p>
          </table:table-cell>
          <table:table-cell office:value-type="float" office:value="20732" calcext:value-type="float">
            <text:p>20732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string" calcext:value-type="string">
            <text:p>ESS_R05_2010_RUS_RU_179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Да, состоял раньше, но сейчас больше не состою</text:p>
          </table:table-cell>
          <table:table-cell office:value-type="float" office:value="20733" calcext:value-type="float">
            <text:p>20733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string" calcext:value-type="string">
            <text:p>ESS_R05_2010_RUS_RU_179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Нет, не состою и никогда не состоял</text:p>
          </table:table-cell>
          <table:table-cell office:value-type="float" office:value="20734" calcext:value-type="float">
            <text:p>20734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string" calcext:value-type="string">
            <text:p>ESS_R05_2010_RUS_RU_179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735" calcext:value-type="float">
            <text:p>20735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string" calcext:value-type="string">
            <text:p>ESS_R05_2010_RUS_RU_180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Зарплата(-ы)</text:p>
          </table:table-cell>
          <table:table-cell office:value-type="float" office:value="20736" calcext:value-type="float">
            <text:p>20736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string" calcext:value-type="string">
            <text:p>ESS_R05_2010_RUS_RU_180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Доход(-ы) от бизнеса, предпринимательской деятельности, индивидуальной трудовой деятельности и т.п. (кроме дохода от занятий сельским хозяйством)</text:p>
          </table:table-cell>
          <table:table-cell office:value-type="float" office:value="20737" calcext:value-type="float">
            <text:p>20737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string" calcext:value-type="string">
            <text:p>ESS_R05_2010_RUS_RU_180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Доход от сельского/подсобного хозяйства, фермерства</text:p>
          </table:table-cell>
          <table:table-cell office:value-type="float" office:value="20738" calcext:value-type="float">
            <text:p>20738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string" calcext:value-type="string">
            <text:p>ESS_R05_2010_RUS_RU_180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Пенсии</text:p>
          </table:table-cell>
          <table:table-cell office:value-type="float" office:value="20739" calcext:value-type="float">
            <text:p>20739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string" calcext:value-type="string">
            <text:p>ESS_R05_2010_RUS_RU_180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Пособия по безработице/выходное пособие при увольнении по сокращению штатов</text:p>
          </table:table-cell>
          <table:table-cell office:value-type="float" office:value="20740" calcext:value-type="float">
            <text:p>20740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string" calcext:value-type="string">
            <text:p>ESS_R05_2010_RUS_RU_180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Любые другие социальные пособия или дотации (субсидии), стипендии</text:p>
          </table:table-cell>
          <table:table-cell office:value-type="float" office:value="20741" calcext:value-type="float">
            <text:p>20741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string" calcext:value-type="string">
            <text:p>ESS_R05_2010_RUS_RU_180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Доход(-ы) от инвестиций, банковских вкладов, страхования или собственности</text:p>
          </table:table-cell>
          <table:table-cell office:value-type="float" office:value="20742" calcext:value-type="float">
            <text:p>20742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string" calcext:value-type="string">
            <text:p>ESS_R05_2010_RUS_RU_180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Доход(-ы) из других источников</text:p>
          </table:table-cell>
          <table:table-cell office:value-type="float" office:value="20743" calcext:value-type="float">
            <text:p>20743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string" calcext:value-type="string">
            <text:p>ESS_R05_2010_RUS_RU_180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744" calcext:value-type="float">
            <text:p>20744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string" calcext:value-type="string">
            <text:p>ESS_R05_2010_RUS_RU_181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Менее 6 000 рублей в месяц</text:p>
          </table:table-cell>
          <table:table-cell office:value-type="float" office:value="20745" calcext:value-type="float">
            <text:p>20745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string" calcext:value-type="string">
            <text:p>ESS_R05_2010_RUS_RU_181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<text:s/>001-9 000 рублей в месяц</text:p>
          </table:table-cell>
          <table:table-cell office:value-type="float" office:value="20746" calcext:value-type="float">
            <text:p>20746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string" calcext:value-type="string">
            <text:p>ESS_R05_2010_RUS_RU_181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9 001-12 000 рублей в месяц</text:p>
          </table:table-cell>
          <table:table-cell office:value-type="float" office:value="20747" calcext:value-type="float">
            <text:p>20747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string" calcext:value-type="string">
            <text:p>ESS_R05_2010_RUS_RU_181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12 001-15 000 рублей в месяц</text:p>
          </table:table-cell>
          <table:table-cell office:value-type="float" office:value="20748" calcext:value-type="float">
            <text:p>20748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string" calcext:value-type="string">
            <text:p>ESS_R05_2010_RUS_RU_181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15 001-18 000 рублей в месяц</text:p>
          </table:table-cell>
          <table:table-cell office:value-type="float" office:value="20749" calcext:value-type="float">
            <text:p>20749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string" calcext:value-type="string">
            <text:p>ESS_R05_2010_RUS_RU_181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18 001-21 000 рублей в месяц</text:p>
          </table:table-cell>
          <table:table-cell office:value-type="float" office:value="20750" calcext:value-type="float">
            <text:p>20750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string" calcext:value-type="string">
            <text:p>ESS_R05_2010_RUS_RU_181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21 001-25 000 рублей в месяц</text:p>
          </table:table-cell>
          <table:table-cell office:value-type="float" office:value="20751" calcext:value-type="float">
            <text:p>20751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string" calcext:value-type="string">
            <text:p>ESS_R05_2010_RUS_RU_181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25 001-30 000 рублей в месяц</text:p>
          </table:table-cell>
          <table:table-cell office:value-type="float" office:value="20752" calcext:value-type="float">
            <text:p>20752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string" calcext:value-type="string">
            <text:p>ESS_R05_2010_RUS_RU_181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30 001-40 000 рублей в месяц</text:p>
          </table:table-cell>
          <table:table-cell office:value-type="float" office:value="20753" calcext:value-type="float">
            <text:p>20753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string" calcext:value-type="string">
            <text:p>ESS_R05_2010_RUS_RU_181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Более 40 000 рублей в месяц</text:p>
          </table:table-cell>
          <table:table-cell office:value-type="float" office:value="20754" calcext:value-type="float">
            <text:p>20754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string" calcext:value-type="string">
            <text:p>ESS_R05_2010_RUS_RU_181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755" calcext:value-type="float">
            <text:p>20755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string" calcext:value-type="string">
            <text:p>ESS_R05_2010_RUS_RU_182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Менее 72 тыс. руб. в год</text:p>
          </table:table-cell>
          <table:table-cell office:value-type="float" office:value="20756" calcext:value-type="float">
            <text:p>20756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string" calcext:value-type="string">
            <text:p>ESS_R05_2010_RUS_RU_182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72-108 тыс. руб. в год</text:p>
          </table:table-cell>
          <table:table-cell office:value-type="float" office:value="20757" calcext:value-type="float">
            <text:p>20757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string" calcext:value-type="string">
            <text:p>ESS_R05_2010_RUS_RU_182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108-144 тыс. руб. в год</text:p>
          </table:table-cell>
          <table:table-cell office:value-type="float" office:value="20758" calcext:value-type="float">
            <text:p>20758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string" calcext:value-type="string">
            <text:p>ESS_R05_2010_RUS_RU_182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144-180 тыс. руб. в год</text:p>
          </table:table-cell>
          <table:table-cell office:value-type="float" office:value="20759" calcext:value-type="float">
            <text:p>20759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string" calcext:value-type="string">
            <text:p>ESS_R05_2010_RUS_RU_182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180-216 тыс. руб. в год</text:p>
          </table:table-cell>
          <table:table-cell office:value-type="float" office:value="20760" calcext:value-type="float">
            <text:p>20760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string" calcext:value-type="string">
            <text:p>ESS_R05_2010_RUS_RU_182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216-252 тыс. руб. в год</text:p>
          </table:table-cell>
          <table:table-cell office:value-type="float" office:value="20761" calcext:value-type="float">
            <text:p>20761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string" calcext:value-type="string">
            <text:p>ESS_R05_2010_RUS_RU_182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252-300 тыс. руб. в год</text:p>
          </table:table-cell>
          <table:table-cell office:value-type="float" office:value="20762" calcext:value-type="float">
            <text:p>20762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string" calcext:value-type="string">
            <text:p>ESS_R05_2010_RUS_RU_182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300-360 тыс. руб. в год</text:p>
          </table:table-cell>
          <table:table-cell office:value-type="float" office:value="20763" calcext:value-type="float">
            <text:p>20763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string" calcext:value-type="string">
            <text:p>ESS_R05_2010_RUS_RU_182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360-480 тыс. руб. в год</text:p>
          </table:table-cell>
          <table:table-cell office:value-type="float" office:value="20764" calcext:value-type="float">
            <text:p>20764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string" calcext:value-type="string">
            <text:p>ESS_R05_2010_RUS_RU_182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Более 480 тыс. руб. в год</text:p>
          </table:table-cell>
          <table:table-cell office:value-type="float" office:value="20765" calcext:value-type="float">
            <text:p>20765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string" calcext:value-type="string">
            <text:p>ESS_R05_2010_RUS_RU_182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766" calcext:value-type="float">
            <text:p>20766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string" calcext:value-type="string">
            <text:p>ESS_R05_2010_RUS_RU_183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Ничего</text:p>
          </table:table-cell>
          <table:table-cell office:value-type="float" office:value="20767" calcext:value-type="float">
            <text:p>20767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ESS_R05_2010_RUS_RU_183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Очень незначительную</text:p>
          </table:table-cell>
          <table:table-cell office:value-type="float" office:value="20768" calcext:value-type="float">
            <text:p>20768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ESS_R05_2010_RUS_RU_183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Меньше половины</text:p>
          </table:table-cell>
          <table:table-cell office:value-type="float" office:value="20769" calcext:value-type="float">
            <text:p>20769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ESS_R05_2010_RUS_RU_183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Примерно половину</text:p>
          </table:table-cell>
          <table:table-cell office:value-type="float" office:value="20770" calcext:value-type="float">
            <text:p>20770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ESS_R05_2010_RUS_RU_183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Больше половины</text:p>
          </table:table-cell>
          <table:table-cell office:value-type="float" office:value="20771" calcext:value-type="float">
            <text:p>20771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ESS_R05_2010_RUS_RU_183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Подавляющую часть</text:p>
          </table:table-cell>
          <table:table-cell office:value-type="float" office:value="20772" calcext:value-type="float">
            <text:p>20772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ESS_R05_2010_RUS_RU_183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Все</text:p>
          </table:table-cell>
          <table:table-cell office:value-type="float" office:value="20773" calcext:value-type="float">
            <text:p>20773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ESS_R05_2010_RUS_RU_183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774" calcext:value-type="float">
            <text:p>20774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ESS_R05_2010_RUS_RU_184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Живем на этот доход, не испытывая материальных затруднений</text:p>
          </table:table-cell>
          <table:table-cell office:value-type="float" office:value="20775" calcext:value-type="float">
            <text:p>20775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string" calcext:value-type="string">
            <text:p>ESS_R05_2010_RUS_RU_184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Этого дохода нам в принципе хватает</text:p>
          </table:table-cell>
          <table:table-cell office:value-type="float" office:value="20776" calcext:value-type="float">
            <text:p>20776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string" calcext:value-type="string">
            <text:p>ESS_R05_2010_RUS_RU_184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Жить на такой доход довольно трудно</text:p>
          </table:table-cell>
          <table:table-cell office:value-type="float" office:value="20777" calcext:value-type="float">
            <text:p>20777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string" calcext:value-type="string">
            <text:p>ESS_R05_2010_RUS_RU_184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Жить на такой доход очень трудно</text:p>
          </table:table-cell>
          <table:table-cell office:value-type="float" office:value="20778" calcext:value-type="float">
            <text:p>20778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string" calcext:value-type="string">
            <text:p>ESS_R05_2010_RUS_RU_184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779" calcext:value-type="float">
            <text:p>20779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string" calcext:value-type="string">
            <text:p>ESS_R05_2010_RUS_RU_185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Очень трудно</text:p>
          </table:table-cell>
          <table:table-cell office:value-type="float" office:value="20780" calcext:value-type="float">
            <text:p>20780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string" calcext:value-type="string">
            <text:p>ESS_R05_2010_RUS_RU_185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Трудно</text:p>
          </table:table-cell>
          <table:table-cell office:value-type="float" office:value="20781" calcext:value-type="float">
            <text:p>20781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string" calcext:value-type="string">
            <text:p>ESS_R05_2010_RUS_RU_185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782" calcext:value-type="float">
            <text:p>20782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string" calcext:value-type="string">
            <text:p>ESS_R05_2010_RUS_RU_185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Легко</text:p>
          </table:table-cell>
          <table:table-cell office:value-type="float" office:value="20783" calcext:value-type="float">
            <text:p>20783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string" calcext:value-type="string">
            <text:p>ESS_R05_2010_RUS_RU_185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Очень легко</text:p>
          </table:table-cell>
          <table:table-cell office:value-type="float" office:value="20784" calcext:value-type="float">
            <text:p>20784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string" calcext:value-type="string">
            <text:p>ESS_R05_2010_RUS_RU_185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785" calcext:value-type="float">
            <text:p>20785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string" calcext:value-type="string">
            <text:p>ESS_R05_2010_RUS_RU_186</text:p>
          </table:table-cell>
          <table:table-cell office:value-type="string" calcext:value-type="string">
            <text:p>F43a</text:p>
          </table:table-cell>
          <table:table-cell office:value-type="string" calcext:value-type="string">
            <text:p>Высший слой</text:p>
          </table:table-cell>
          <table:table-cell office:value-type="float" office:value="20786" calcext:value-type="float">
            <text:p>20786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string" calcext:value-type="string">
            <text:p>ESS_R05_2010_RUS_RU_186</text:p>
          </table:table-cell>
          <table:table-cell office:value-type="string" calcext:value-type="string">
            <text:p>F43a</text:p>
          </table:table-cell>
          <table:table-cell office:value-type="string" calcext:value-type="string">
            <text:p>Слой выше среднего</text:p>
          </table:table-cell>
          <table:table-cell office:value-type="float" office:value="20787" calcext:value-type="float">
            <text:p>20787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string" calcext:value-type="string">
            <text:p>ESS_R05_2010_RUS_RU_186</text:p>
          </table:table-cell>
          <table:table-cell office:value-type="string" calcext:value-type="string">
            <text:p>F43a</text:p>
          </table:table-cell>
          <table:table-cell office:value-type="string" calcext:value-type="string">
            <text:p>Средний слой</text:p>
          </table:table-cell>
          <table:table-cell office:value-type="float" office:value="20788" calcext:value-type="float">
            <text:p>20788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string" calcext:value-type="string">
            <text:p>ESS_R05_2010_RUS_RU_186</text:p>
          </table:table-cell>
          <table:table-cell office:value-type="string" calcext:value-type="string">
            <text:p>F43a</text:p>
          </table:table-cell>
          <table:table-cell office:value-type="string" calcext:value-type="string">
            <text:p>Слой ниже среднего</text:p>
          </table:table-cell>
          <table:table-cell office:value-type="float" office:value="20789" calcext:value-type="float">
            <text:p>20789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string" calcext:value-type="string">
            <text:p>ESS_R05_2010_RUS_RU_186</text:p>
          </table:table-cell>
          <table:table-cell office:value-type="string" calcext:value-type="string">
            <text:p>F43a</text:p>
          </table:table-cell>
          <table:table-cell office:value-type="string" calcext:value-type="string">
            <text:p>Низший слой</text:p>
          </table:table-cell>
          <table:table-cell office:value-type="float" office:value="20790" calcext:value-type="float">
            <text:p>20790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string" calcext:value-type="string">
            <text:p>ESS_R05_2010_RUS_RU_186</text:p>
          </table:table-cell>
          <table:table-cell office:value-type="string" calcext:value-type="string">
            <text:p>F43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791" calcext:value-type="float">
            <text:p>20791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string" calcext:value-type="string">
            <text:p>ESS_R05_2010_RUS_RU_187</text:p>
          </table:table-cell>
          <table:table-cell office:value-type="string" calcext:value-type="string">
            <text:p>F43b</text:p>
          </table:table-cell>
          <table:table-cell office:value-type="string" calcext:value-type="string">
            <text:p>Рабочие, работники физического труда</text:p>
          </table:table-cell>
          <table:table-cell office:value-type="float" office:value="20792" calcext:value-type="float">
            <text:p>20792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string" calcext:value-type="string">
            <text:p>ESS_R05_2010_RUS_RU_187</text:p>
          </table:table-cell>
          <table:table-cell office:value-type="string" calcext:value-type="string">
            <text:p>F43b</text:p>
          </table:table-cell>
          <table:table-cell office:value-type="string" calcext:value-type="string">
            <text:p>Крестьяне</text:p>
          </table:table-cell>
          <table:table-cell office:value-type="float" office:value="20793" calcext:value-type="float">
            <text:p>20793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string" calcext:value-type="string">
            <text:p>ESS_R05_2010_RUS_RU_187</text:p>
          </table:table-cell>
          <table:table-cell office:value-type="string" calcext:value-type="string">
            <text:p>F43b</text:p>
          </table:table-cell>
          <table:table-cell office:value-type="string" calcext:value-type="string">
            <text:p>Предприниматели, бизнесмены</text:p>
          </table:table-cell>
          <table:table-cell office:value-type="float" office:value="20794" calcext:value-type="float">
            <text:p>20794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string" calcext:value-type="string">
            <text:p>ESS_R05_2010_RUS_RU_187</text:p>
          </table:table-cell>
          <table:table-cell office:value-type="string" calcext:value-type="string">
            <text:p>F43b</text:p>
          </table:table-cell>
          <table:table-cell office:value-type="string" calcext:value-type="string">
            <text:p>Руководители</text:p>
          </table:table-cell>
          <table:table-cell office:value-type="float" office:value="20795" calcext:value-type="float">
            <text:p>20795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string" calcext:value-type="string">
            <text:p>ESS_R05_2010_RUS_RU_187</text:p>
          </table:table-cell>
          <table:table-cell office:value-type="string" calcext:value-type="string">
            <text:p>F43b</text:p>
          </table:table-cell>
          <table:table-cell office:value-type="string" calcext:value-type="string">
            <text:p>Служащие, «белые воротнички»</text:p>
          </table:table-cell>
          <table:table-cell office:value-type="float" office:value="20796" calcext:value-type="float">
            <text:p>20796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string" calcext:value-type="string">
            <text:p>ESS_R05_2010_RUS_RU_187</text:p>
          </table:table-cell>
          <table:table-cell office:value-type="string" calcext:value-type="string">
            <text:p>F43b</text:p>
          </table:table-cell>
          <table:table-cell office:value-type="string" calcext:value-type="string">
            <text:p>Интеллигенция</text:p>
          </table:table-cell>
          <table:table-cell office:value-type="float" office:value="20797" calcext:value-type="float">
            <text:p>20797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string" calcext:value-type="string">
            <text:p>ESS_R05_2010_RUS_RU_187</text:p>
          </table:table-cell>
          <table:table-cell office:value-type="string" calcext:value-type="string">
            <text:p>F43b</text:p>
          </table:table-cell>
          <table:table-cell office:value-type="string" calcext:value-type="string">
            <text:p>Другой класс</text:p>
          </table:table-cell>
          <table:table-cell office:value-type="float" office:value="20798" calcext:value-type="float">
            <text:p>20798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string" calcext:value-type="string">
            <text:p>ESS_R05_2010_RUS_RU_187</text:p>
          </table:table-cell>
          <table:table-cell office:value-type="string" calcext:value-type="string">
            <text:p>F43b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799" calcext:value-type="float">
            <text:p>20799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string" calcext:value-type="string">
            <text:p>ESS_R05_2010_RUS_RU_18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Вообще не учился в школе или закончил лишь 1-2 класса школы (незаконченная начальная школа)</text:p>
          </table:table-cell>
          <table:table-cell office:value-type="float" office:value="20653" calcext:value-type="float">
            <text:p>20653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18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Закончил 3-7 классов средней школы, но не получил аттестата об основном общем образовании</text:p>
          </table:table-cell>
          <table:table-cell office:value-type="float" office:value="20654" calcext:value-type="float">
            <text:p>20654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18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Получил аттестат об основном общем образовании (7 классов по системе до 1958 года, 8 классов по советской системе 60-80-х годов или 9 классов по современной системе), но не получил никакого профессионального образования</text:p>
          </table:table-cell>
          <table:table-cell office:value-type="float" office:value="20655" calcext:value-type="float">
            <text:p>20655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18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Законченное среднее общее образование (10 лет по старой системе, 11 лет по новой), получил аттестат, но не получил никакого профессионального образования</text:p>
          </table:table-cell>
          <table:table-cell office:value-type="float" office:value="20656" calcext:value-type="float">
            <text:p>20656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18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Начальное профессиональное образование - закончил ПТУ, ФЗУ, ФЗО, профессионально-технический лицей, которые не давали среднего общего образования (до 1 года обучения)</text:p>
          </table:table-cell>
          <table:table-cell office:value-type="float" office:value="20657" calcext:value-type="float">
            <text:p>20657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18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Начальное профессиональное образование - закончил ПТУ, профессионально-технический лицей, которые также дали среднее общее образование (1-3 года обучения), или на базе полного среднего</text:p>
          </table:table-cell>
          <table:table-cell office:value-type="float" office:value="20658" calcext:value-type="float">
            <text:p>20658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18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Среднее профессиональное образование - закончил техникум, училище, колледж (2-4 года обучения)</text:p>
          </table:table-cell>
          <table:table-cell office:value-type="float" office:value="20659" calcext:value-type="float">
            <text:p>20659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18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Получил диплом бакалавра в вузе после 4 лет обучения по новой двухступенчатой системе</text:p>
          </table:table-cell>
          <table:table-cell office:value-type="float" office:value="20660" calcext:value-type="float">
            <text:p>20660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18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Получил диплом магистра в вузе после дополнительных 2 лет обучения по новой системе</text:p>
          </table:table-cell>
          <table:table-cell office:value-type="float" office:value="20661" calcext:value-type="float">
            <text:p>20661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18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Законченное высшее образование по 5-6-летней системе (диплом специалиста)</text:p>
          </table:table-cell>
          <table:table-cell office:value-type="float" office:value="20662" calcext:value-type="float">
            <text:p>20662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18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Научная степень (кандидат, доктор наук)</text:p>
          </table:table-cell>
          <table:table-cell office:value-type="float" office:value="20663" calcext:value-type="float">
            <text:p>20663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18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664" calcext:value-type="float">
            <text:p>20664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189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Работал (а) на оплачиваемой работе (в т.ч. временно отсутствовал (а) на работе), занимался (лась) индивидуальной трудовой деятельностью, предпринимательством, работал (а) в семейном деле</text:p>
          </table:table-cell>
          <table:table-cell office:value-type="float" office:value="20800" calcext:value-type="float">
            <text:p>20800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string" calcext:value-type="string">
            <text:p>ESS_R05_2010_RUS_RU_189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Учился(ась), даже если был(а) на каникулах, не включая дополн. профессиональное обучение от работы</text:p>
          </table:table-cell>
          <table:table-cell office:value-type="float" office:value="20801" calcext:value-type="float">
            <text:p>20801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string" calcext:value-type="string">
            <text:p>ESS_R05_2010_RUS_RU_189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Был(а) без работы и активно искал(а) работу</text:p>
          </table:table-cell>
          <table:table-cell office:value-type="float" office:value="20802" calcext:value-type="float">
            <text:p>20802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string" calcext:value-type="string">
            <text:p>ESS_R05_2010_RUS_RU_189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Был(а) без работы, хотел(а) работать, но не занимался(-лась) активно поиском работы</text:p>
          </table:table-cell>
          <table:table-cell office:value-type="float" office:value="20803" calcext:value-type="float">
            <text:p>20803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string" calcext:value-type="string">
            <text:p>ESS_R05_2010_RUS_RU_189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Хронически болен (больна) или нетрудоспособен(-на)</text:p>
          </table:table-cell>
          <table:table-cell office:value-type="float" office:value="20804" calcext:value-type="float">
            <text:p>20804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string" calcext:value-type="string">
            <text:p>ESS_R05_2010_RUS_RU_189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На пенсии</text:p>
          </table:table-cell>
          <table:table-cell office:value-type="float" office:value="20805" calcext:value-type="float">
            <text:p>20805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string" calcext:value-type="string">
            <text:p>ESS_R05_2010_RUS_RU_189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Находился на военной службе по призыву или альтернативной военной службе</text:p>
          </table:table-cell>
          <table:table-cell office:value-type="float" office:value="20806" calcext:value-type="float">
            <text:p>20806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string" calcext:value-type="string">
            <text:p>ESS_R05_2010_RUS_RU_189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Выполнял(а) домашнюю работу, сидел(а) с детьми или ухаживал(а) за другими людьми</text:p>
          </table:table-cell>
          <table:table-cell office:value-type="float" office:value="20807" calcext:value-type="float">
            <text:p>20807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string" calcext:value-type="string">
            <text:p>ESS_R05_2010_RUS_RU_189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Другое</text:p>
          </table:table-cell>
          <table:table-cell office:value-type="float" office:value="20808" calcext:value-type="float">
            <text:p>20808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string" calcext:value-type="string">
            <text:p>ESS_R05_2010_RUS_RU_189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809" calcext:value-type="float">
            <text:p>20809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string" calcext:value-type="string">
            <text:p>ESS_R05_2010_RUS_RU_190</text:p>
          </table:table-cell>
          <table:table-cell office:value-type="string" calcext:value-type="string">
            <text:p>F46с</text:p>
          </table:table-cell>
          <table:table-cell office:value-type="string" calcext:value-type="string">
            <text:p>Работал (а) на оплачиваемой работе (в т.ч. временно отсутствовал (а) на работе), занимался(лась) индивидуальной трудовой деятельностью, предпринимательством, работал (а) в семейном деле</text:p>
          </table:table-cell>
          <table:table-cell office:value-type="float" office:value="20810" calcext:value-type="float">
            <text:p>20810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string" calcext:value-type="string">
            <text:p>ESS_R05_2010_RUS_RU_190</text:p>
          </table:table-cell>
          <table:table-cell office:value-type="string" calcext:value-type="string">
            <text:p>F46с</text:p>
          </table:table-cell>
          <table:table-cell office:value-type="string" calcext:value-type="string">
            <text:p>Учился(ась), даже если был(а) на каникулах, не включая дополн. профессиональное обучение от работы</text:p>
          </table:table-cell>
          <table:table-cell office:value-type="float" office:value="20811" calcext:value-type="float">
            <text:p>20811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string" calcext:value-type="string">
            <text:p>ESS_R05_2010_RUS_RU_190</text:p>
          </table:table-cell>
          <table:table-cell office:value-type="string" calcext:value-type="string">
            <text:p>F46с</text:p>
          </table:table-cell>
          <table:table-cell office:value-type="string" calcext:value-type="string">
            <text:p>Был(а) без работы и активно искал(а) работу</text:p>
          </table:table-cell>
          <table:table-cell office:value-type="float" office:value="20812" calcext:value-type="float">
            <text:p>20812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string" calcext:value-type="string">
            <text:p>ESS_R05_2010_RUS_RU_190</text:p>
          </table:table-cell>
          <table:table-cell office:value-type="string" calcext:value-type="string">
            <text:p>F46с</text:p>
          </table:table-cell>
          <table:table-cell office:value-type="string" calcext:value-type="string">
            <text:p>Был(а) без работы, хотел(а) работать, но не занимался(-лась) активно поиском работы</text:p>
          </table:table-cell>
          <table:table-cell office:value-type="float" office:value="20813" calcext:value-type="float">
            <text:p>20813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string" calcext:value-type="string">
            <text:p>ESS_R05_2010_RUS_RU_190</text:p>
          </table:table-cell>
          <table:table-cell office:value-type="string" calcext:value-type="string">
            <text:p>F46с</text:p>
          </table:table-cell>
          <table:table-cell office:value-type="string" calcext:value-type="string">
            <text:p>Хронически болен (больна) или нетрудоспособен(-на)</text:p>
          </table:table-cell>
          <table:table-cell office:value-type="float" office:value="20814" calcext:value-type="float">
            <text:p>20814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string" calcext:value-type="string">
            <text:p>ESS_R05_2010_RUS_RU_190</text:p>
          </table:table-cell>
          <table:table-cell office:value-type="string" calcext:value-type="string">
            <text:p>F46с</text:p>
          </table:table-cell>
          <table:table-cell office:value-type="string" calcext:value-type="string">
            <text:p>На пенсии</text:p>
          </table:table-cell>
          <table:table-cell office:value-type="float" office:value="20815" calcext:value-type="float">
            <text:p>20815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string" calcext:value-type="string">
            <text:p>ESS_R05_2010_RUS_RU_190</text:p>
          </table:table-cell>
          <table:table-cell office:value-type="string" calcext:value-type="string">
            <text:p>F46с</text:p>
          </table:table-cell>
          <table:table-cell office:value-type="string" calcext:value-type="string">
            <text:p>Находился на военной службе по призыву или альтернативной военной службе</text:p>
          </table:table-cell>
          <table:table-cell office:value-type="float" office:value="20816" calcext:value-type="float">
            <text:p>20816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string" calcext:value-type="string">
            <text:p>ESS_R05_2010_RUS_RU_190</text:p>
          </table:table-cell>
          <table:table-cell office:value-type="string" calcext:value-type="string">
            <text:p>F46с</text:p>
          </table:table-cell>
          <table:table-cell office:value-type="string" calcext:value-type="string">
            <text:p>Выполнял(а) домашнюю работу, сидел(а) с детьми или ухаживал(а) за другими людьми</text:p>
          </table:table-cell>
          <table:table-cell office:value-type="float" office:value="20817" calcext:value-type="float">
            <text:p>20817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string" calcext:value-type="string">
            <text:p>ESS_R05_2010_RUS_RU_190</text:p>
          </table:table-cell>
          <table:table-cell office:value-type="string" calcext:value-type="string">
            <text:p>F46с</text:p>
          </table:table-cell>
          <table:table-cell office:value-type="string" calcext:value-type="string">
            <text:p>Другое</text:p>
          </table:table-cell>
          <table:table-cell office:value-type="float" office:value="20818" calcext:value-type="float">
            <text:p>20818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string" calcext:value-type="string">
            <text:p>ESS_R05_2010_RUS_RU_190</text:p>
          </table:table-cell>
          <table:table-cell office:value-type="string" calcext:value-type="string">
            <text:p>F46с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819" calcext:value-type="float">
            <text:p>20819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string" calcext:value-type="string">
            <text:p>ESS_R05_2010_RUS_RU_191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91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91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92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5_2010_RUS_RU_193</text:p>
          </table:table-cell>
          <table:table-cell office:value-type="string" calcext:value-type="string">
            <text:p>F48a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5_2010_RUS_RU_19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5_2010_RUS_RU_19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5_2010_RUS_RU_19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Наемный работник</text:p>
          </table:table-cell>
          <table:table-cell office:value-type="float" office:value="20820" calcext:value-type="float">
            <text:p>20820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string" calcext:value-type="string">
            <text:p>ESS_R05_2010_RUS_RU_19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Работает на себя, не по найму; занимается индивидуальной трудовой деятельностью, предпринимательством</text:p>
          </table:table-cell>
          <table:table-cell office:value-type="float" office:value="20821" calcext:value-type="float">
            <text:p>20821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string" calcext:value-type="string">
            <text:p>ESS_R05_2010_RUS_RU_19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Работает в семейном деле</text:p>
          </table:table-cell>
          <table:table-cell office:value-type="float" office:value="20822" calcext:value-type="float">
            <text:p>20822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string" calcext:value-type="string">
            <text:p>ESS_R05_2010_RUS_RU_19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823" calcext:value-type="float">
            <text:p>20823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string" calcext:value-type="string">
            <text:p>ESS_R05_2010_RUS_RU_197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5_2010_RUS_RU_198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98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98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19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5_2010_RUS_RU_200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5_2010_RUS_RU_20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Вообще не учился в школе или закончил лишь 1-2 класса школы (незаконченная начальная школа)</text:p>
          </table:table-cell>
          <table:table-cell office:value-type="float" office:value="20653" calcext:value-type="float">
            <text:p>20653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20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Закончил 3-7 классов средней школы, но не получил аттестата об основном общем образовании</text:p>
          </table:table-cell>
          <table:table-cell office:value-type="float" office:value="20654" calcext:value-type="float">
            <text:p>20654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20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Получил аттестат об основном общем образовании (7 классов по системе до 1958 года, 8 классов по советской системе 60-80-х годов или 9 классов по современной системе), но не получил никакого профессионального образования</text:p>
          </table:table-cell>
          <table:table-cell office:value-type="float" office:value="20655" calcext:value-type="float">
            <text:p>20655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20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Законченное среднее общее образование (10 лет по старой системе, 11 лет по новой), получил аттестат, но не получил никакого профессионального образования</text:p>
          </table:table-cell>
          <table:table-cell office:value-type="float" office:value="20656" calcext:value-type="float">
            <text:p>20656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20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Начальное профессиональное образование - закончил ПТУ, ФЗУ, ФЗО, профессионально-технический лицей, которые не давали среднего общего образования (до 1 года обучения)</text:p>
          </table:table-cell>
          <table:table-cell office:value-type="float" office:value="20657" calcext:value-type="float">
            <text:p>20657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20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Начальное профессиональное образование - закончил ПТУ, профессионально-технический лицей, которые также дали среднее общее образование (1-3 года обучения), или на базе полного среднего</text:p>
          </table:table-cell>
          <table:table-cell office:value-type="float" office:value="20658" calcext:value-type="float">
            <text:p>20658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20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Среднее профессиональное образование - закончил техникум, училище, колледж (2-4 года обучения)</text:p>
          </table:table-cell>
          <table:table-cell office:value-type="float" office:value="20659" calcext:value-type="float">
            <text:p>20659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20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Получил диплом бакалавра в вузе после 4 лет обучения по новой двухступенчатой системе</text:p>
          </table:table-cell>
          <table:table-cell office:value-type="float" office:value="20660" calcext:value-type="float">
            <text:p>20660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20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Получил диплом магистра в вузе после дополнительных 2 лет обучения по новой системе</text:p>
          </table:table-cell>
          <table:table-cell office:value-type="float" office:value="20661" calcext:value-type="float">
            <text:p>20661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20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Законченное высшее образование по 5-6-летней системе (диплом специалиста)</text:p>
          </table:table-cell>
          <table:table-cell office:value-type="float" office:value="20662" calcext:value-type="float">
            <text:p>20662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20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Научная степень (кандидат, доктор наук)</text:p>
          </table:table-cell>
          <table:table-cell office:value-type="float" office:value="20663" calcext:value-type="float">
            <text:p>20663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20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664" calcext:value-type="float">
            <text:p>20664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ESS_R05_2010_RUS_RU_202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Наемный работник</text:p>
          </table:table-cell>
          <table:table-cell office:value-type="float" office:value="20824" calcext:value-type="float">
            <text:p>20824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string" calcext:value-type="string">
            <text:p>ESS_R05_2010_RUS_RU_202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Работал на себя, не по найму; занимался индивидуальной трудовой деятельностью, предпринимательством</text:p>
          </table:table-cell>
          <table:table-cell office:value-type="float" office:value="20825" calcext:value-type="float">
            <text:p>20825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string" calcext:value-type="string">
            <text:p>ESS_R05_2010_RUS_RU_202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Не работал</text:p>
          </table:table-cell>
          <table:table-cell office:value-type="float" office:value="20826" calcext:value-type="float">
            <text:p>20826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string" calcext:value-type="string">
            <text:p>ESS_R05_2010_RUS_RU_202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Отец умер/ отец не жил с респондентом, когда ему было 14 лет</text:p>
          </table:table-cell>
          <table:table-cell office:value-type="float" office:value="20827" calcext:value-type="float">
            <text:p>20827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string" calcext:value-type="string">
            <text:p>ESS_R05_2010_RUS_RU_202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828" calcext:value-type="float">
            <text:p>20828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string" calcext:value-type="string">
            <text:p>ESS_R05_2010_RUS_RU_20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Не было наемных работников</text:p>
          </table:table-cell>
          <table:table-cell office:value-type="float" office:value="20829" calcext:value-type="float">
            <text:p>20829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string" calcext:value-type="string">
            <text:p>ESS_R05_2010_RUS_RU_20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От 1 до 24 человек</text:p>
          </table:table-cell>
          <table:table-cell office:value-type="float" office:value="20830" calcext:value-type="float">
            <text:p>20830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string" calcext:value-type="string">
            <text:p>ESS_R05_2010_RUS_RU_20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25 человек и больше</text:p>
          </table:table-cell>
          <table:table-cell office:value-type="float" office:value="20831" calcext:value-type="float">
            <text:p>20831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string" calcext:value-type="string">
            <text:p>ESS_R05_2010_RUS_RU_20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832" calcext:value-type="float">
            <text:p>20832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string" calcext:value-type="string">
            <text:p>ESS_R05_2010_RUS_RU_204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04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04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05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5_2010_RUS_RU_20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Специалист c высшим образованием такой как: врач – преподаватель– инженер – профессиональный художник - экономист</text:p>
          </table:table-cell>
          <table:table-cell office:value-type="float" office:value="20833" calcext:value-type="float">
            <text:p>20833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string" calcext:value-type="string">
            <text:p>ESS_R05_2010_RUS_RU_20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Руководитель высшего звена такой как: финансовый директор – исполнительный директор крупного предприятия – высшие должностные лица органов государственной власти, местного самоуправления или профсоюзов</text:p>
          </table:table-cell>
          <table:table-cell office:value-type="float" office:value="20834" calcext:value-type="float">
            <text:p>20834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string" calcext:value-type="string">
            <text:p>ESS_R05_2010_RUS_RU_20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Офисный работник такой как: секретарь – офисный служащий – офис-менеджер - бухгалтер</text:p>
          </table:table-cell>
          <table:table-cell office:value-type="float" office:value="20835" calcext:value-type="float">
            <text:p>20835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string" calcext:value-type="string">
            <text:p>ESS_R05_2010_RUS_RU_20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Работник торговли такой как: менеджер по сбыту – владелец магазина – продавец – страховой агент</text:p>
          </table:table-cell>
          <table:table-cell office:value-type="float" office:value="20836" calcext:value-type="float">
            <text:p>20836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string" calcext:value-type="string">
            <text:p>ESS_R05_2010_RUS_RU_20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Квалифицированный сотрудник в сфере услуг такой как: владелец ресторана – сотрудник милиции – официант/ бармен – парикмахер - военнослужащий</text:p>
          </table:table-cell>
          <table:table-cell office:value-type="float" office:value="20837" calcext:value-type="float">
            <text:p>20837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string" calcext:value-type="string">
            <text:p>ESS_R05_2010_RUS_RU_20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Рабочий высокой квалификации или руководитель над бригадой рабочих такой как: мастер, прораб – автомеханик - монтажник – наборщик/ печатник - инструментальщик – электрик</text:p>
          </table:table-cell>
          <table:table-cell office:value-type="float" office:value="20838" calcext:value-type="float">
            <text:p>20838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string" calcext:value-type="string">
            <text:p>ESS_R05_2010_RUS_RU_20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Рабочий средней квалификации такой как: каменщик – водитель – плотник/ столяр – жестянщик - пекарь</text:p>
          </table:table-cell>
          <table:table-cell office:value-type="float" office:value="20839" calcext:value-type="float">
            <text:p>20839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string" calcext:value-type="string">
            <text:p>ESS_R05_2010_RUS_RU_20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Неквалифицированный рабочий такой как: чернорабочий – грузчик – сторож – неквалифицированный рабочий в промышленности</text:p>
          </table:table-cell>
          <table:table-cell office:value-type="float" office:value="20840" calcext:value-type="float">
            <text:p>20840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string" calcext:value-type="string">
            <text:p>ESS_R05_2010_RUS_RU_20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Работник в сельском хозяйстве такой как: фермер – чернорабочий в сельском хозяйстве – тракторист/ комбайнер – рыболов</text:p>
          </table:table-cell>
          <table:table-cell office:value-type="float" office:value="20841" calcext:value-type="float">
            <text:p>20841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string" calcext:value-type="string">
            <text:p>ESS_R05_2010_RUS_RU_20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Другие профессии</text:p>
          </table:table-cell>
          <table:table-cell office:value-type="float" office:value="20842" calcext:value-type="float">
            <text:p>20842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string" calcext:value-type="string">
            <text:p>ESS_R05_2010_RUS_RU_20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843" calcext:value-type="float">
            <text:p>20843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string" calcext:value-type="string">
            <text:p>ESS_R05_2010_RUS_RU_20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Вообще не училась в школе или закончила лишь 1-2 класса школы (незаконченная начальная школа)</text:p>
          </table:table-cell>
          <table:table-cell office:value-type="float" office:value="20844" calcext:value-type="float">
            <text:p>20844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string" calcext:value-type="string">
            <text:p>ESS_R05_2010_RUS_RU_20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Закончила 3-7 классов средней школы, но не получила аттестата об основном общем образовании</text:p>
          </table:table-cell>
          <table:table-cell office:value-type="float" office:value="20845" calcext:value-type="float">
            <text:p>20845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string" calcext:value-type="string">
            <text:p>ESS_R05_2010_RUS_RU_20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Получила аттестат об основном общем образовании (7 классов по системе до 1958 года, 8 классов по советской системе 60-80-х годов или 9 классов по современной системе), но не получила никакого профессионального образования</text:p>
          </table:table-cell>
          <table:table-cell office:value-type="float" office:value="20846" calcext:value-type="float">
            <text:p>20846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string" calcext:value-type="string">
            <text:p>ESS_R05_2010_RUS_RU_20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Законченное среднее общее образование (10 лет по старой системе, 11 лет по новой), получила аттестат, но не получила никакого профессионального образования</text:p>
          </table:table-cell>
          <table:table-cell office:value-type="float" office:value="20847" calcext:value-type="float">
            <text:p>20847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string" calcext:value-type="string">
            <text:p>ESS_R05_2010_RUS_RU_20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Начальное профессиональное образование - закончила ПТУ, ФЗУ, ФЗО, профессионально-технический лицей, которые не давали среднего общего образования (до 1 года обучения)</text:p>
          </table:table-cell>
          <table:table-cell office:value-type="float" office:value="20848" calcext:value-type="float">
            <text:p>20848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string" calcext:value-type="string">
            <text:p>ESS_R05_2010_RUS_RU_20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Начальное профессиональное образование - закончила ПТУ, профессионально-технический лицей, которые также дали среднее общее образование (1-3 года обучения), или на базе полного среднего</text:p>
          </table:table-cell>
          <table:table-cell office:value-type="float" office:value="20849" calcext:value-type="float">
            <text:p>20849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string" calcext:value-type="string">
            <text:p>ESS_R05_2010_RUS_RU_20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Среднее профессиональное образование - закончила техникум, училище, колледж (2-4 года обучения)</text:p>
          </table:table-cell>
          <table:table-cell office:value-type="float" office:value="20850" calcext:value-type="float">
            <text:p>20850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string" calcext:value-type="string">
            <text:p>ESS_R05_2010_RUS_RU_20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Получила диплом бакалавра в вузе после 4 лет обучения по новой двухступенчатой системе</text:p>
          </table:table-cell>
          <table:table-cell office:value-type="float" office:value="20851" calcext:value-type="float">
            <text:p>20851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string" calcext:value-type="string">
            <text:p>ESS_R05_2010_RUS_RU_20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Получила диплом магистра в вузе после дополнительных 2 лет обучения по новой системе</text:p>
          </table:table-cell>
          <table:table-cell office:value-type="float" office:value="20852" calcext:value-type="float">
            <text:p>20852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string" calcext:value-type="string">
            <text:p>ESS_R05_2010_RUS_RU_20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Законченное высшее образование по 5-6-летней системе (диплом специалиста)</text:p>
          </table:table-cell>
          <table:table-cell office:value-type="float" office:value="20853" calcext:value-type="float">
            <text:p>20853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string" calcext:value-type="string">
            <text:p>ESS_R05_2010_RUS_RU_20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Научная степень (кандидат, доктор наук)</text:p>
          </table:table-cell>
          <table:table-cell office:value-type="float" office:value="20854" calcext:value-type="float">
            <text:p>20854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string" calcext:value-type="string">
            <text:p>ESS_R05_2010_RUS_RU_20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855" calcext:value-type="float">
            <text:p>20855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string" calcext:value-type="string">
            <text:p>ESS_R05_2010_RUS_RU_208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Наемный работник</text:p>
          </table:table-cell>
          <table:table-cell office:value-type="float" office:value="20856" calcext:value-type="float">
            <text:p>20856</text:p>
          </table:table-cell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string" calcext:value-type="string">
            <text:p>ESS_R05_2010_RUS_RU_208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Работала на себя, не по найму; занималась индивидуальной трудовой деятельностью, предпринимательством</text:p>
          </table:table-cell>
          <table:table-cell office:value-type="float" office:value="20857" calcext:value-type="float">
            <text:p>20857</text:p>
          </table:table-cell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string" calcext:value-type="string">
            <text:p>ESS_R05_2010_RUS_RU_208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Не работала</text:p>
          </table:table-cell>
          <table:table-cell office:value-type="float" office:value="20858" calcext:value-type="float">
            <text:p>20858</text:p>
          </table:table-cell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string" calcext:value-type="string">
            <text:p>ESS_R05_2010_RUS_RU_208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Мать умерла/ мать не жила с респондентом, когда ему было 14 лет</text:p>
          </table:table-cell>
          <table:table-cell office:value-type="float" office:value="20859" calcext:value-type="float">
            <text:p>20859</text:p>
          </table:table-cell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string" calcext:value-type="string">
            <text:p>ESS_R05_2010_RUS_RU_208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860" calcext:value-type="float">
            <text:p>20860</text:p>
          </table:table-cell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string" calcext:value-type="string">
            <text:p>ESS_R05_2010_RUS_RU_209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Не было наемных работников</text:p>
          </table:table-cell>
          <table:table-cell office:value-type="float" office:value="20829" calcext:value-type="float">
            <text:p>20829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string" calcext:value-type="string">
            <text:p>ESS_R05_2010_RUS_RU_209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От 1 до 24 человек</text:p>
          </table:table-cell>
          <table:table-cell office:value-type="float" office:value="20830" calcext:value-type="float">
            <text:p>20830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string" calcext:value-type="string">
            <text:p>ESS_R05_2010_RUS_RU_209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25 человек и больше</text:p>
          </table:table-cell>
          <table:table-cell office:value-type="float" office:value="20831" calcext:value-type="float">
            <text:p>20831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string" calcext:value-type="string">
            <text:p>ESS_R05_2010_RUS_RU_209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832" calcext:value-type="float">
            <text:p>20832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string" calcext:value-type="string">
            <text:p>ESS_R05_2010_RUS_RU_210</text:p>
          </table:table-cell>
          <table:table-cell office:value-type="string" calcext:value-type="string">
            <text:p>F67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10</text:p>
          </table:table-cell>
          <table:table-cell office:value-type="string" calcext:value-type="string">
            <text:p>F67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10</text:p>
          </table:table-cell>
          <table:table-cell office:value-type="string" calcext:value-type="string">
            <text:p>F6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11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5_2010_RUS_RU_212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Специалист c высшим образованием такой как: врач – преподаватель– инженер – профессиональный художник – экономист</text:p>
          </table:table-cell>
          <table:table-cell office:value-type="float" office:value="20861" calcext:value-type="float">
            <text:p>20861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string" calcext:value-type="string">
            <text:p>ESS_R05_2010_RUS_RU_212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Руководитель высшего звена такой как: финансовый директор – исполнительный директор крупного предприятия – высшие должностные лица органов государственной власти, местного самоуправления или профсоюзов</text:p>
          </table:table-cell>
          <table:table-cell office:value-type="float" office:value="20862" calcext:value-type="float">
            <text:p>20862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string" calcext:value-type="string">
            <text:p>ESS_R05_2010_RUS_RU_212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Офисный работник такой как: секретарь – офисный служащий – офис-менеджер - бухгалтер</text:p>
          </table:table-cell>
          <table:table-cell office:value-type="float" office:value="20863" calcext:value-type="float">
            <text:p>20863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string" calcext:value-type="string">
            <text:p>ESS_R05_2010_RUS_RU_212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Работник торговли такой как: менеджер по сбыту – владелец магазина – продавец – страховой агент</text:p>
          </table:table-cell>
          <table:table-cell office:value-type="float" office:value="20864" calcext:value-type="float">
            <text:p>20864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string" calcext:value-type="string">
            <text:p>ESS_R05_2010_RUS_RU_212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Квалифицированный сотрудник в сфере услуг такой как: владелец ресторана – сотрудник милиции – официант/ бармен – парикмахер - военнослужащий</text:p>
          </table:table-cell>
          <table:table-cell office:value-type="float" office:value="20865" calcext:value-type="float">
            <text:p>20865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string" calcext:value-type="string">
            <text:p>ESS_R05_2010_RUS_RU_212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Рабочий высокой квалификации или руководитель над бригадой рабочих такой как: мастер, прораб – автомеханик - монтажник – наборщик/ печатник - инструментальщик – электрик</text:p>
          </table:table-cell>
          <table:table-cell office:value-type="float" office:value="20866" calcext:value-type="float">
            <text:p>20866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string" calcext:value-type="string">
            <text:p>ESS_R05_2010_RUS_RU_212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Рабочий средней квалификации такой как: каменщик – водитель – плотник/ столяр – жестянщик - пекарь</text:p>
          </table:table-cell>
          <table:table-cell office:value-type="float" office:value="20867" calcext:value-type="float">
            <text:p>20867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string" calcext:value-type="string">
            <text:p>ESS_R05_2010_RUS_RU_212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Неквалифицированный рабочий такой как: чернорабочий – грузчик – сторож – неквалифицированный рабочий в промышленности</text:p>
          </table:table-cell>
          <table:table-cell office:value-type="float" office:value="20868" calcext:value-type="float">
            <text:p>20868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string" calcext:value-type="string">
            <text:p>ESS_R05_2010_RUS_RU_212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Работник в сельском хозяйстве такой как: фермер – чернорабочий в сельском хозяйстве – тракторист/ комбайнер – рыболов</text:p>
          </table:table-cell>
          <table:table-cell office:value-type="float" office:value="20869" calcext:value-type="float">
            <text:p>20869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string" calcext:value-type="string">
            <text:p>ESS_R05_2010_RUS_RU_212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Другие профессии</text:p>
          </table:table-cell>
          <table:table-cell office:value-type="float" office:value="20870" calcext:value-type="float">
            <text:p>20870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string" calcext:value-type="string">
            <text:p>ESS_R05_2010_RUS_RU_212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871" calcext:value-type="float">
            <text:p>20871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string" calcext:value-type="string">
            <text:p>ESS_R05_2010_RUS_RU_213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13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13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RU_214</text:p>
          </table:table-cell>
          <table:table-cell office:value-type="string" calcext:value-type="string">
            <text:p>F70а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5_2010_RUS_RU_215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Очень полезны</text:p>
          </table:table-cell>
          <table:table-cell office:value-type="float" office:value="20872" calcext:value-type="float">
            <text:p>20872</text:p>
          </table:table-cell>
          <table:table-cell office:value-type="float" office:value="2597" calcext:value-type="float">
            <text:p>2597</text:p>
          </table:table-cell>
        </table:table-row>
        <table:table-row table:style-name="ro1">
          <table:table-cell office:value-type="string" calcext:value-type="string">
            <text:p>ESS_R05_2010_RUS_RU_215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Довольно полезны</text:p>
          </table:table-cell>
          <table:table-cell office:value-type="float" office:value="20873" calcext:value-type="float">
            <text:p>20873</text:p>
          </table:table-cell>
          <table:table-cell office:value-type="float" office:value="2597" calcext:value-type="float">
            <text:p>2597</text:p>
          </table:table-cell>
        </table:table-row>
        <table:table-row table:style-name="ro1">
          <table:table-cell office:value-type="string" calcext:value-type="string">
            <text:p>ESS_R05_2010_RUS_RU_215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Не очень полезны</text:p>
          </table:table-cell>
          <table:table-cell office:value-type="float" office:value="20874" calcext:value-type="float">
            <text:p>20874</text:p>
          </table:table-cell>
          <table:table-cell office:value-type="float" office:value="2597" calcext:value-type="float">
            <text:p>2597</text:p>
          </table:table-cell>
        </table:table-row>
        <table:table-row table:style-name="ro1">
          <table:table-cell office:value-type="string" calcext:value-type="string">
            <text:p>ESS_R05_2010_RUS_RU_215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Совсем бесполезны</text:p>
          </table:table-cell>
          <table:table-cell office:value-type="float" office:value="20875" calcext:value-type="float">
            <text:p>20875</text:p>
          </table:table-cell>
          <table:table-cell office:value-type="float" office:value="2597" calcext:value-type="float">
            <text:p>2597</text:p>
          </table:table-cell>
        </table:table-row>
        <table:table-row table:style-name="ro1">
          <table:table-cell office:value-type="string" calcext:value-type="string">
            <text:p>ESS_R05_2010_RUS_RU_215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876" calcext:value-type="float">
            <text:p>20876</text:p>
          </table:table-cell>
          <table:table-cell office:value-type="float" office:value="2597" calcext:value-type="float">
            <text:p>2597</text:p>
          </table:table-cell>
        </table:table-row>
        <table:table-row table:style-name="ro1">
          <table:table-cell office:value-type="string" calcext:value-type="string">
            <text:p>ESS_R05_2010_RUS_RU_216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Все</text:p>
          </table:table-cell>
          <table:table-cell office:value-type="float" office:value="20877" calcext:value-type="float">
            <text:p>20877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string" calcext:value-type="string">
            <text:p>ESS_R05_2010_RUS_RU_216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Большинство</text:p>
          </table:table-cell>
          <table:table-cell office:value-type="float" office:value="20878" calcext:value-type="float">
            <text:p>20878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string" calcext:value-type="string">
            <text:p>ESS_R05_2010_RUS_RU_216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Примерно половину</text:p>
          </table:table-cell>
          <table:table-cell office:value-type="float" office:value="20879" calcext:value-type="float">
            <text:p>20879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string" calcext:value-type="string">
            <text:p>ESS_R05_2010_RUS_RU_216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Лишь некоторые</text:p>
          </table:table-cell>
          <table:table-cell office:value-type="float" office:value="20880" calcext:value-type="float">
            <text:p>20880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string" calcext:value-type="string">
            <text:p>ESS_R05_2010_RUS_RU_216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Ни одного</text:p>
          </table:table-cell>
          <table:table-cell office:value-type="float" office:value="20881" calcext:value-type="float">
            <text:p>20881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string" calcext:value-type="string">
            <text:p>ESS_R05_2010_RUS_RU_216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882" calcext:value-type="float">
            <text:p>20882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string" calcext:value-type="string">
            <text:p>ESS_R05_2010_RUS_RU_21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0883" calcext:value-type="float">
            <text:p>20883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ESS_R05_2010_RUS_RU_21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Менее получаса</text:p>
          </table:table-cell>
          <table:table-cell office:value-type="float" office:value="20884" calcext:value-type="float">
            <text:p>20884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ESS_R05_2010_RUS_RU_21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20885" calcext:value-type="float">
            <text:p>20885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ESS_R05_2010_RUS_RU_21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От одного часа до полутора часов</text:p>
          </table:table-cell>
          <table:table-cell office:value-type="float" office:value="20886" calcext:value-type="float">
            <text:p>20886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ESS_R05_2010_RUS_RU_21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0887" calcext:value-type="float">
            <text:p>20887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ESS_R05_2010_RUS_RU_21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0888" calcext:value-type="float">
            <text:p>20888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ESS_R05_2010_RUS_RU_21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0889" calcext:value-type="float">
            <text:p>20889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ESS_R05_2010_RUS_RU_21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20890" calcext:value-type="float">
            <text:p>20890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ESS_R05_2010_RUS_RU_21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891" calcext:value-type="float">
            <text:p>20891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ESS_R05_2010_RUS_RU_218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0883" calcext:value-type="float">
            <text:p>20883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ESS_R05_2010_RUS_RU_218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Менее получаса</text:p>
          </table:table-cell>
          <table:table-cell office:value-type="float" office:value="20884" calcext:value-type="float">
            <text:p>20884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ESS_R05_2010_RUS_RU_218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20885" calcext:value-type="float">
            <text:p>20885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ESS_R05_2010_RUS_RU_218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От одного часа до полутора часов</text:p>
          </table:table-cell>
          <table:table-cell office:value-type="float" office:value="20886" calcext:value-type="float">
            <text:p>20886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ESS_R05_2010_RUS_RU_218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0887" calcext:value-type="float">
            <text:p>20887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ESS_R05_2010_RUS_RU_218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0888" calcext:value-type="float">
            <text:p>20888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ESS_R05_2010_RUS_RU_218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0889" calcext:value-type="float">
            <text:p>20889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ESS_R05_2010_RUS_RU_218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20890" calcext:value-type="float">
            <text:p>20890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ESS_R05_2010_RUS_RU_218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891" calcext:value-type="float">
            <text:p>20891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ESS_R05_2010_RUS_RU_219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0883" calcext:value-type="float">
            <text:p>20883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ESS_R05_2010_RUS_RU_219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Менее получаса</text:p>
          </table:table-cell>
          <table:table-cell office:value-type="float" office:value="20884" calcext:value-type="float">
            <text:p>20884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ESS_R05_2010_RUS_RU_219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20885" calcext:value-type="float">
            <text:p>20885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ESS_R05_2010_RUS_RU_219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От одного часа до полутора часов</text:p>
          </table:table-cell>
          <table:table-cell office:value-type="float" office:value="20886" calcext:value-type="float">
            <text:p>20886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ESS_R05_2010_RUS_RU_219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0887" calcext:value-type="float">
            <text:p>20887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ESS_R05_2010_RUS_RU_219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0888" calcext:value-type="float">
            <text:p>20888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ESS_R05_2010_RUS_RU_219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0889" calcext:value-type="float">
            <text:p>20889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ESS_R05_2010_RUS_RU_219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20890" calcext:value-type="float">
            <text:p>20890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ESS_R05_2010_RUS_RU_219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891" calcext:value-type="float">
            <text:p>20891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ESS_R05_2010_RUS_RU_220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Совсем нет</text:p>
          </table:table-cell>
          <table:table-cell office:value-type="float" office:value="20892" calcext:value-type="float">
            <text:p>20892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ESS_R05_2010_RUS_RU_220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Очень незначительно</text:p>
          </table:table-cell>
          <table:table-cell office:value-type="float" office:value="20893" calcext:value-type="float">
            <text:p>20893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ESS_R05_2010_RUS_RU_220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В некоторой мере</text:p>
          </table:table-cell>
          <table:table-cell office:value-type="float" office:value="20894" calcext:value-type="float">
            <text:p>20894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ESS_R05_2010_RUS_RU_220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Существенно</text:p>
          </table:table-cell>
          <table:table-cell office:value-type="float" office:value="20895" calcext:value-type="float">
            <text:p>20895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ESS_R05_2010_RUS_RU_220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Очень существенно</text:p>
          </table:table-cell>
          <table:table-cell office:value-type="float" office:value="20896" calcext:value-type="float">
            <text:p>20896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ESS_R05_2010_RUS_RU_220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897" calcext:value-type="float">
            <text:p>20897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ESS_R05_2010_RUS_RU_221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Точно нет</text:p>
          </table:table-cell>
          <table:table-cell office:value-type="float" office:value="20898" calcext:value-type="float">
            <text:p>20898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string" calcext:value-type="string">
            <text:p>ESS_R05_2010_RUS_RU_221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Наверное нет</text:p>
          </table:table-cell>
          <table:table-cell office:value-type="float" office:value="20899" calcext:value-type="float">
            <text:p>20899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string" calcext:value-type="string">
            <text:p>ESS_R05_2010_RUS_RU_221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Может да, а может нет</text:p>
          </table:table-cell>
          <table:table-cell office:value-type="float" office:value="20900" calcext:value-type="float">
            <text:p>20900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string" calcext:value-type="string">
            <text:p>ESS_R05_2010_RUS_RU_221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Наверное да</text:p>
          </table:table-cell>
          <table:table-cell office:value-type="float" office:value="20901" calcext:value-type="float">
            <text:p>20901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string" calcext:value-type="string">
            <text:p>ESS_R05_2010_RUS_RU_221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Точно да</text:p>
          </table:table-cell>
          <table:table-cell office:value-type="float" office:value="20902" calcext:value-type="float">
            <text:p>20902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string" calcext:value-type="string">
            <text:p>ESS_R05_2010_RUS_RU_221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903" calcext:value-type="float">
            <text:p>20903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string" calcext:value-type="string">
            <text:p>ESS_R05_2010_RUS_RU_222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Совсем нет</text:p>
          </table:table-cell>
          <table:table-cell office:value-type="float" office:value="20892" calcext:value-type="float">
            <text:p>20892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ESS_R05_2010_RUS_RU_222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Очень незначительно</text:p>
          </table:table-cell>
          <table:table-cell office:value-type="float" office:value="20893" calcext:value-type="float">
            <text:p>20893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ESS_R05_2010_RUS_RU_222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В некоторой мере</text:p>
          </table:table-cell>
          <table:table-cell office:value-type="float" office:value="20894" calcext:value-type="float">
            <text:p>20894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ESS_R05_2010_RUS_RU_222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Существенно</text:p>
          </table:table-cell>
          <table:table-cell office:value-type="float" office:value="20895" calcext:value-type="float">
            <text:p>20895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ESS_R05_2010_RUS_RU_222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Очень существенно</text:p>
          </table:table-cell>
          <table:table-cell office:value-type="float" office:value="20896" calcext:value-type="float">
            <text:p>20896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ESS_R05_2010_RUS_RU_222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897" calcext:value-type="float">
            <text:p>20897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ESS_R05_2010_RUS_RU_223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Совсем не уверен</text:p>
          </table:table-cell>
          <table:table-cell office:value-type="float" office:value="20904" calcext:value-type="float">
            <text:p>20904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string" calcext:value-type="string">
            <text:p>ESS_R05_2010_RUS_RU_223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Не очень уверен</text:p>
          </table:table-cell>
          <table:table-cell office:value-type="float" office:value="20905" calcext:value-type="float">
            <text:p>20905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string" calcext:value-type="string">
            <text:p>ESS_R05_2010_RUS_RU_223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В целом уверен</text:p>
          </table:table-cell>
          <table:table-cell office:value-type="float" office:value="20906" calcext:value-type="float">
            <text:p>20906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string" calcext:value-type="string">
            <text:p>ESS_R05_2010_RUS_RU_223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Очень уверен</text:p>
          </table:table-cell>
          <table:table-cell office:value-type="float" office:value="20907" calcext:value-type="float">
            <text:p>20907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string" calcext:value-type="string">
            <text:p>ESS_R05_2010_RUS_RU_223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Совершенно уверен</text:p>
          </table:table-cell>
          <table:table-cell office:value-type="float" office:value="20908" calcext:value-type="float">
            <text:p>20908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string" calcext:value-type="string">
            <text:p>ESS_R05_2010_RUS_RU_223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909" calcext:value-type="float">
            <text:p>20909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string" calcext:value-type="string">
            <text:p>ESS_R05_2010_RUS_RU_224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0910" calcext:value-type="float">
            <text:p>20910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4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Менее получаса</text:p>
          </table:table-cell>
          <table:table-cell office:value-type="float" office:value="20911" calcext:value-type="float">
            <text:p>20911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4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20912" calcext:value-type="float">
            <text:p>20912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4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От одного часа до полутора часов</text:p>
          </table:table-cell>
          <table:table-cell office:value-type="float" office:value="20913" calcext:value-type="float">
            <text:p>20913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4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0914" calcext:value-type="float">
            <text:p>20914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4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0915" calcext:value-type="float">
            <text:p>20915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4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0916" calcext:value-type="float">
            <text:p>20916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4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От трех до четырех часов</text:p>
          </table:table-cell>
          <table:table-cell office:value-type="float" office:value="20917" calcext:value-type="float">
            <text:p>20917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4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От четырех до пяти часов</text:p>
          </table:table-cell>
          <table:table-cell office:value-type="float" office:value="20918" calcext:value-type="float">
            <text:p>20918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4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От пяти до шести часов</text:p>
          </table:table-cell>
          <table:table-cell office:value-type="float" office:value="20919" calcext:value-type="float">
            <text:p>20919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4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Более 6 часов</text:p>
          </table:table-cell>
          <table:table-cell office:value-type="float" office:value="20920" calcext:value-type="float">
            <text:p>20920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4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921" calcext:value-type="float">
            <text:p>20921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5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0910" calcext:value-type="float">
            <text:p>20910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5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Менее получаса</text:p>
          </table:table-cell>
          <table:table-cell office:value-type="float" office:value="20911" calcext:value-type="float">
            <text:p>20911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5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20912" calcext:value-type="float">
            <text:p>20912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5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От одного часа до полутора часов</text:p>
          </table:table-cell>
          <table:table-cell office:value-type="float" office:value="20913" calcext:value-type="float">
            <text:p>20913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5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0914" calcext:value-type="float">
            <text:p>20914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5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0915" calcext:value-type="float">
            <text:p>20915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5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0916" calcext:value-type="float">
            <text:p>20916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5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От трех до четырех часов</text:p>
          </table:table-cell>
          <table:table-cell office:value-type="float" office:value="20917" calcext:value-type="float">
            <text:p>20917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5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От четырех до пяти часов</text:p>
          </table:table-cell>
          <table:table-cell office:value-type="float" office:value="20918" calcext:value-type="float">
            <text:p>20918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5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От пяти до шести часов</text:p>
          </table:table-cell>
          <table:table-cell office:value-type="float" office:value="20919" calcext:value-type="float">
            <text:p>20919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5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Более 6 часов</text:p>
          </table:table-cell>
          <table:table-cell office:value-type="float" office:value="20920" calcext:value-type="float">
            <text:p>20920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5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921" calcext:value-type="float">
            <text:p>20921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6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0910" calcext:value-type="float">
            <text:p>20910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6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Менее получаса</text:p>
          </table:table-cell>
          <table:table-cell office:value-type="float" office:value="20911" calcext:value-type="float">
            <text:p>20911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6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20912" calcext:value-type="float">
            <text:p>20912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6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От одного часа до полутора часов</text:p>
          </table:table-cell>
          <table:table-cell office:value-type="float" office:value="20913" calcext:value-type="float">
            <text:p>20913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6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0914" calcext:value-type="float">
            <text:p>20914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6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0915" calcext:value-type="float">
            <text:p>20915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6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0916" calcext:value-type="float">
            <text:p>20916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6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От трех до четырех часов</text:p>
          </table:table-cell>
          <table:table-cell office:value-type="float" office:value="20917" calcext:value-type="float">
            <text:p>20917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6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От четырех до пяти часов</text:p>
          </table:table-cell>
          <table:table-cell office:value-type="float" office:value="20918" calcext:value-type="float">
            <text:p>20918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6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От пяти до шести часов</text:p>
          </table:table-cell>
          <table:table-cell office:value-type="float" office:value="20919" calcext:value-type="float">
            <text:p>20919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6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Более 6 часов</text:p>
          </table:table-cell>
          <table:table-cell office:value-type="float" office:value="20920" calcext:value-type="float">
            <text:p>20920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6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921" calcext:value-type="float">
            <text:p>20921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7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0910" calcext:value-type="float">
            <text:p>20910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7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Менее получаса</text:p>
          </table:table-cell>
          <table:table-cell office:value-type="float" office:value="20911" calcext:value-type="float">
            <text:p>20911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7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20912" calcext:value-type="float">
            <text:p>20912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7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От одного часа до полутора часов</text:p>
          </table:table-cell>
          <table:table-cell office:value-type="float" office:value="20913" calcext:value-type="float">
            <text:p>20913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7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0914" calcext:value-type="float">
            <text:p>20914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7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0915" calcext:value-type="float">
            <text:p>20915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7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0916" calcext:value-type="float">
            <text:p>20916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7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От трех до четырех часов</text:p>
          </table:table-cell>
          <table:table-cell office:value-type="float" office:value="20917" calcext:value-type="float">
            <text:p>20917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7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От четырех до пяти часов</text:p>
          </table:table-cell>
          <table:table-cell office:value-type="float" office:value="20918" calcext:value-type="float">
            <text:p>20918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7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От пяти до шести часов</text:p>
          </table:table-cell>
          <table:table-cell office:value-type="float" office:value="20919" calcext:value-type="float">
            <text:p>20919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7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Более 6 часов</text:p>
          </table:table-cell>
          <table:table-cell office:value-type="float" office:value="20920" calcext:value-type="float">
            <text:p>20920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7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921" calcext:value-type="float">
            <text:p>20921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28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0922" calcext:value-type="float">
            <text:p>20922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28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Менее 15 минут</text:p>
          </table:table-cell>
          <table:table-cell office:value-type="float" office:value="20923" calcext:value-type="float">
            <text:p>20923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28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От 15 минут до получаса</text:p>
          </table:table-cell>
          <table:table-cell office:value-type="float" office:value="20924" calcext:value-type="float">
            <text:p>20924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28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От получаса до 45 минут</text:p>
          </table:table-cell>
          <table:table-cell office:value-type="float" office:value="20925" calcext:value-type="float">
            <text:p>20925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28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От 45 минут до часа</text:p>
          </table:table-cell>
          <table:table-cell office:value-type="float" office:value="20926" calcext:value-type="float">
            <text:p>20926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28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От одного часа до полутора часов</text:p>
          </table:table-cell>
          <table:table-cell office:value-type="float" office:value="20927" calcext:value-type="float">
            <text:p>20927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28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0928" calcext:value-type="float">
            <text:p>20928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28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0929" calcext:value-type="float">
            <text:p>20929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28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0930" calcext:value-type="float">
            <text:p>20930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28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20931" calcext:value-type="float">
            <text:p>20931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28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932" calcext:value-type="float">
            <text:p>20932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29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0922" calcext:value-type="float">
            <text:p>20922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29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Менее 15 минут</text:p>
          </table:table-cell>
          <table:table-cell office:value-type="float" office:value="20923" calcext:value-type="float">
            <text:p>20923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29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От 15 минут до получаса</text:p>
          </table:table-cell>
          <table:table-cell office:value-type="float" office:value="20924" calcext:value-type="float">
            <text:p>20924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29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От получаса до 45 минут</text:p>
          </table:table-cell>
          <table:table-cell office:value-type="float" office:value="20925" calcext:value-type="float">
            <text:p>20925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29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От 45 минут до часа</text:p>
          </table:table-cell>
          <table:table-cell office:value-type="float" office:value="20926" calcext:value-type="float">
            <text:p>20926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29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От одного часа до полутора часов</text:p>
          </table:table-cell>
          <table:table-cell office:value-type="float" office:value="20927" calcext:value-type="float">
            <text:p>20927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29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0928" calcext:value-type="float">
            <text:p>20928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29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0929" calcext:value-type="float">
            <text:p>20929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29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0930" calcext:value-type="float">
            <text:p>20930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29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20931" calcext:value-type="float">
            <text:p>20931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29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932" calcext:value-type="float">
            <text:p>20932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30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0910" calcext:value-type="float">
            <text:p>20910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0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Менее получаса</text:p>
          </table:table-cell>
          <table:table-cell office:value-type="float" office:value="20911" calcext:value-type="float">
            <text:p>20911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0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20912" calcext:value-type="float">
            <text:p>20912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0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От одного часа до полутора часов</text:p>
          </table:table-cell>
          <table:table-cell office:value-type="float" office:value="20913" calcext:value-type="float">
            <text:p>20913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0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0914" calcext:value-type="float">
            <text:p>20914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0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0915" calcext:value-type="float">
            <text:p>20915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0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0916" calcext:value-type="float">
            <text:p>20916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0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От трех до четырех часов</text:p>
          </table:table-cell>
          <table:table-cell office:value-type="float" office:value="20917" calcext:value-type="float">
            <text:p>20917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0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От четырех до пяти часов</text:p>
          </table:table-cell>
          <table:table-cell office:value-type="float" office:value="20918" calcext:value-type="float">
            <text:p>20918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0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От пяти до шести часов</text:p>
          </table:table-cell>
          <table:table-cell office:value-type="float" office:value="20919" calcext:value-type="float">
            <text:p>20919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0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Более 6 часов</text:p>
          </table:table-cell>
          <table:table-cell office:value-type="float" office:value="20920" calcext:value-type="float">
            <text:p>20920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0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921" calcext:value-type="float">
            <text:p>20921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1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0910" calcext:value-type="float">
            <text:p>20910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1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Менее получаса</text:p>
          </table:table-cell>
          <table:table-cell office:value-type="float" office:value="20911" calcext:value-type="float">
            <text:p>20911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1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20912" calcext:value-type="float">
            <text:p>20912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1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От одного часа до полутора часов</text:p>
          </table:table-cell>
          <table:table-cell office:value-type="float" office:value="20913" calcext:value-type="float">
            <text:p>20913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1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0914" calcext:value-type="float">
            <text:p>20914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1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0915" calcext:value-type="float">
            <text:p>20915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1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0916" calcext:value-type="float">
            <text:p>20916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1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От трех до четырех часов</text:p>
          </table:table-cell>
          <table:table-cell office:value-type="float" office:value="20917" calcext:value-type="float">
            <text:p>20917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1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От четырех до пяти часов</text:p>
          </table:table-cell>
          <table:table-cell office:value-type="float" office:value="20918" calcext:value-type="float">
            <text:p>20918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1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От пяти до шести часов</text:p>
          </table:table-cell>
          <table:table-cell office:value-type="float" office:value="20919" calcext:value-type="float">
            <text:p>20919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1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Более 6 часов</text:p>
          </table:table-cell>
          <table:table-cell office:value-type="float" office:value="20920" calcext:value-type="float">
            <text:p>20920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1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921" calcext:value-type="float">
            <text:p>20921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2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0910" calcext:value-type="float">
            <text:p>20910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2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Менее получаса</text:p>
          </table:table-cell>
          <table:table-cell office:value-type="float" office:value="20911" calcext:value-type="float">
            <text:p>20911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2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20912" calcext:value-type="float">
            <text:p>20912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2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От одного часа до полутора часов</text:p>
          </table:table-cell>
          <table:table-cell office:value-type="float" office:value="20913" calcext:value-type="float">
            <text:p>20913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2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0914" calcext:value-type="float">
            <text:p>20914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2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0915" calcext:value-type="float">
            <text:p>20915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2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0916" calcext:value-type="float">
            <text:p>20916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2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От трех до четырех часов</text:p>
          </table:table-cell>
          <table:table-cell office:value-type="float" office:value="20917" calcext:value-type="float">
            <text:p>20917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2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От четырех до пяти часов</text:p>
          </table:table-cell>
          <table:table-cell office:value-type="float" office:value="20918" calcext:value-type="float">
            <text:p>20918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2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От пяти до шести часов</text:p>
          </table:table-cell>
          <table:table-cell office:value-type="float" office:value="20919" calcext:value-type="float">
            <text:p>20919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2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Более 6 часов</text:p>
          </table:table-cell>
          <table:table-cell office:value-type="float" office:value="20920" calcext:value-type="float">
            <text:p>20920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2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921" calcext:value-type="float">
            <text:p>20921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3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0910" calcext:value-type="float">
            <text:p>20910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3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Менее получаса</text:p>
          </table:table-cell>
          <table:table-cell office:value-type="float" office:value="20911" calcext:value-type="float">
            <text:p>20911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3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20912" calcext:value-type="float">
            <text:p>20912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3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От одного часа до полутора часов</text:p>
          </table:table-cell>
          <table:table-cell office:value-type="float" office:value="20913" calcext:value-type="float">
            <text:p>20913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3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0914" calcext:value-type="float">
            <text:p>20914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3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0915" calcext:value-type="float">
            <text:p>20915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3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0916" calcext:value-type="float">
            <text:p>20916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3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От трех до четырех часов</text:p>
          </table:table-cell>
          <table:table-cell office:value-type="float" office:value="20917" calcext:value-type="float">
            <text:p>20917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3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От четырех до пяти часов</text:p>
          </table:table-cell>
          <table:table-cell office:value-type="float" office:value="20918" calcext:value-type="float">
            <text:p>20918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3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От пяти до шести часов</text:p>
          </table:table-cell>
          <table:table-cell office:value-type="float" office:value="20919" calcext:value-type="float">
            <text:p>20919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3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Более 6 часов</text:p>
          </table:table-cell>
          <table:table-cell office:value-type="float" office:value="20920" calcext:value-type="float">
            <text:p>20920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3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921" calcext:value-type="float">
            <text:p>20921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4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0922" calcext:value-type="float">
            <text:p>20922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34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Менее 15 минут</text:p>
          </table:table-cell>
          <table:table-cell office:value-type="float" office:value="20923" calcext:value-type="float">
            <text:p>20923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34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От 15 минут до получаса</text:p>
          </table:table-cell>
          <table:table-cell office:value-type="float" office:value="20924" calcext:value-type="float">
            <text:p>20924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34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От получаса до 45 минут</text:p>
          </table:table-cell>
          <table:table-cell office:value-type="float" office:value="20925" calcext:value-type="float">
            <text:p>20925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34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От 45 минут до часа</text:p>
          </table:table-cell>
          <table:table-cell office:value-type="float" office:value="20926" calcext:value-type="float">
            <text:p>20926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34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От одного часа до полутора часов</text:p>
          </table:table-cell>
          <table:table-cell office:value-type="float" office:value="20927" calcext:value-type="float">
            <text:p>20927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34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0928" calcext:value-type="float">
            <text:p>20928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34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0929" calcext:value-type="float">
            <text:p>20929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34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0930" calcext:value-type="float">
            <text:p>20930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34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20931" calcext:value-type="float">
            <text:p>20931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34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932" calcext:value-type="float">
            <text:p>20932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35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0922" calcext:value-type="float">
            <text:p>20922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35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Менее 15 минут</text:p>
          </table:table-cell>
          <table:table-cell office:value-type="float" office:value="20923" calcext:value-type="float">
            <text:p>20923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35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От 15 минут до получаса</text:p>
          </table:table-cell>
          <table:table-cell office:value-type="float" office:value="20924" calcext:value-type="float">
            <text:p>20924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35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От получаса до 45 минут</text:p>
          </table:table-cell>
          <table:table-cell office:value-type="float" office:value="20925" calcext:value-type="float">
            <text:p>20925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35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От 45 минут до часа</text:p>
          </table:table-cell>
          <table:table-cell office:value-type="float" office:value="20926" calcext:value-type="float">
            <text:p>20926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35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От одного часа до полутора часов</text:p>
          </table:table-cell>
          <table:table-cell office:value-type="float" office:value="20927" calcext:value-type="float">
            <text:p>20927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35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0928" calcext:value-type="float">
            <text:p>20928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35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0929" calcext:value-type="float">
            <text:p>20929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35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0930" calcext:value-type="float">
            <text:p>20930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35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20931" calcext:value-type="float">
            <text:p>20931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35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932" calcext:value-type="float">
            <text:p>20932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ESS_R05_2010_RUS_RU_236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0910" calcext:value-type="float">
            <text:p>20910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6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Менее получаса</text:p>
          </table:table-cell>
          <table:table-cell office:value-type="float" office:value="20911" calcext:value-type="float">
            <text:p>20911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6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20912" calcext:value-type="float">
            <text:p>20912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6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От одного часа до полутора часов</text:p>
          </table:table-cell>
          <table:table-cell office:value-type="float" office:value="20913" calcext:value-type="float">
            <text:p>20913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6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0914" calcext:value-type="float">
            <text:p>20914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6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0915" calcext:value-type="float">
            <text:p>20915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6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0916" calcext:value-type="float">
            <text:p>20916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6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От трех до четырех часов</text:p>
          </table:table-cell>
          <table:table-cell office:value-type="float" office:value="20917" calcext:value-type="float">
            <text:p>20917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6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От четырех до пяти часов</text:p>
          </table:table-cell>
          <table:table-cell office:value-type="float" office:value="20918" calcext:value-type="float">
            <text:p>20918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6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От пяти до шести часов</text:p>
          </table:table-cell>
          <table:table-cell office:value-type="float" office:value="20919" calcext:value-type="float">
            <text:p>20919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6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Более 6 часов</text:p>
          </table:table-cell>
          <table:table-cell office:value-type="float" office:value="20920" calcext:value-type="float">
            <text:p>20920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6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921" calcext:value-type="float">
            <text:p>20921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7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0910" calcext:value-type="float">
            <text:p>20910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7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Менее получаса</text:p>
          </table:table-cell>
          <table:table-cell office:value-type="float" office:value="20911" calcext:value-type="float">
            <text:p>20911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7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20912" calcext:value-type="float">
            <text:p>20912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7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От одного часа до полутора часов</text:p>
          </table:table-cell>
          <table:table-cell office:value-type="float" office:value="20913" calcext:value-type="float">
            <text:p>20913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7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0914" calcext:value-type="float">
            <text:p>20914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7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0915" calcext:value-type="float">
            <text:p>20915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7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0916" calcext:value-type="float">
            <text:p>20916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7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От трех до четырех часов</text:p>
          </table:table-cell>
          <table:table-cell office:value-type="float" office:value="20917" calcext:value-type="float">
            <text:p>20917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7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От четырех до пяти часов</text:p>
          </table:table-cell>
          <table:table-cell office:value-type="float" office:value="20918" calcext:value-type="float">
            <text:p>20918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7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От пяти до шести часов</text:p>
          </table:table-cell>
          <table:table-cell office:value-type="float" office:value="20919" calcext:value-type="float">
            <text:p>20919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7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Более 6 часов</text:p>
          </table:table-cell>
          <table:table-cell office:value-type="float" office:value="20920" calcext:value-type="float">
            <text:p>20920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7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921" calcext:value-type="float">
            <text:p>20921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ESS_R05_2010_RUS_RU_238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Совершенно безуспешно</text:p>
          </table:table-cell>
          <table:table-cell office:value-type="float" office:value="20933" calcext:value-type="float">
            <text:p>20933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string" calcext:value-type="string">
            <text:p>ESS_R05_2010_RUS_RU_238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20934" calcext:value-type="float">
            <text:p>20934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string" calcext:value-type="string">
            <text:p>ESS_R05_2010_RUS_RU_238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20935" calcext:value-type="float">
            <text:p>20935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string" calcext:value-type="string">
            <text:p>ESS_R05_2010_RUS_RU_238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20936" calcext:value-type="float">
            <text:p>20936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string" calcext:value-type="string">
            <text:p>ESS_R05_2010_RUS_RU_238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20937" calcext:value-type="float">
            <text:p>20937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string" calcext:value-type="string">
            <text:p>ESS_R05_2010_RUS_RU_238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20938" calcext:value-type="float">
            <text:p>20938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string" calcext:value-type="string">
            <text:p>ESS_R05_2010_RUS_RU_238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20939" calcext:value-type="float">
            <text:p>20939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string" calcext:value-type="string">
            <text:p>ESS_R05_2010_RUS_RU_238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20940" calcext:value-type="float">
            <text:p>20940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string" calcext:value-type="string">
            <text:p>ESS_R05_2010_RUS_RU_238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20941" calcext:value-type="float">
            <text:p>20941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string" calcext:value-type="string">
            <text:p>ESS_R05_2010_RUS_RU_238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20942" calcext:value-type="float">
            <text:p>20942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string" calcext:value-type="string">
            <text:p>ESS_R05_2010_RUS_RU_238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Очень успешно</text:p>
          </table:table-cell>
          <table:table-cell office:value-type="float" office:value="20943" calcext:value-type="float">
            <text:p>20943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string" calcext:value-type="string">
            <text:p>ESS_R05_2010_RUS_RU_238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944" calcext:value-type="float">
            <text:p>20944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string" calcext:value-type="string">
            <text:p>ESS_R05_2010_RUS_RU_23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Совершенно безуспешно</text:p>
          </table:table-cell>
          <table:table-cell office:value-type="float" office:value="20945" calcext:value-type="float">
            <text:p>20945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string" calcext:value-type="string">
            <text:p>ESS_R05_2010_RUS_RU_23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20946" calcext:value-type="float">
            <text:p>20946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string" calcext:value-type="string">
            <text:p>ESS_R05_2010_RUS_RU_23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20947" calcext:value-type="float">
            <text:p>20947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string" calcext:value-type="string">
            <text:p>ESS_R05_2010_RUS_RU_23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20948" calcext:value-type="float">
            <text:p>20948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string" calcext:value-type="string">
            <text:p>ESS_R05_2010_RUS_RU_23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20949" calcext:value-type="float">
            <text:p>20949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string" calcext:value-type="string">
            <text:p>ESS_R05_2010_RUS_RU_23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20950" calcext:value-type="float">
            <text:p>20950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string" calcext:value-type="string">
            <text:p>ESS_R05_2010_RUS_RU_23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20951" calcext:value-type="float">
            <text:p>20951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string" calcext:value-type="string">
            <text:p>ESS_R05_2010_RUS_RU_23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20952" calcext:value-type="float">
            <text:p>20952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string" calcext:value-type="string">
            <text:p>ESS_R05_2010_RUS_RU_23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20953" calcext:value-type="float">
            <text:p>20953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string" calcext:value-type="string">
            <text:p>ESS_R05_2010_RUS_RU_23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20954" calcext:value-type="float">
            <text:p>20954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string" calcext:value-type="string">
            <text:p>ESS_R05_2010_RUS_RU_23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Очень успешно</text:p>
          </table:table-cell>
          <table:table-cell office:value-type="float" office:value="20955" calcext:value-type="float">
            <text:p>20955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string" calcext:value-type="string">
            <text:p>ESS_R05_2010_RUS_RU_23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956" calcext:value-type="float">
            <text:p>20956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string" calcext:value-type="string">
            <text:p>ESS_R05_2010_RUS_RU_240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Очень долго</text:p>
          </table:table-cell>
          <table:table-cell office:value-type="float" office:value="20957" calcext:value-type="float">
            <text:p>20957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string" calcext:value-type="string">
            <text:p>ESS_R05_2010_RUS_RU_240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20958" calcext:value-type="float">
            <text:p>20958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string" calcext:value-type="string">
            <text:p>ESS_R05_2010_RUS_RU_240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20959" calcext:value-type="float">
            <text:p>20959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string" calcext:value-type="string">
            <text:p>ESS_R05_2010_RUS_RU_240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20960" calcext:value-type="float">
            <text:p>20960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string" calcext:value-type="string">
            <text:p>ESS_R05_2010_RUS_RU_240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20961" calcext:value-type="float">
            <text:p>20961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string" calcext:value-type="string">
            <text:p>ESS_R05_2010_RUS_RU_240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20962" calcext:value-type="float">
            <text:p>20962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string" calcext:value-type="string">
            <text:p>ESS_R05_2010_RUS_RU_240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20963" calcext:value-type="float">
            <text:p>20963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string" calcext:value-type="string">
            <text:p>ESS_R05_2010_RUS_RU_240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20964" calcext:value-type="float">
            <text:p>20964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string" calcext:value-type="string">
            <text:p>ESS_R05_2010_RUS_RU_240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20965" calcext:value-type="float">
            <text:p>20965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string" calcext:value-type="string">
            <text:p>ESS_R05_2010_RUS_RU_240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20966" calcext:value-type="float">
            <text:p>20966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string" calcext:value-type="string">
            <text:p>ESS_R05_2010_RUS_RU_240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Очень быстро</text:p>
          </table:table-cell>
          <table:table-cell office:value-type="float" office:value="20967" calcext:value-type="float">
            <text:p>20967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string" calcext:value-type="string">
            <text:p>ESS_R05_2010_RUS_RU_240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968" calcext:value-type="float">
            <text:p>20968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string" calcext:value-type="string">
            <text:p>ESS_R05_2010_RUS_RU_24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Очень редко</text:p>
          </table:table-cell>
          <table:table-cell office:value-type="float" office:value="20969" calcext:value-type="float">
            <text:p>20969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ESS_R05_2010_RUS_RU_24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Нечасто</text:p>
          </table:table-cell>
          <table:table-cell office:value-type="float" office:value="20970" calcext:value-type="float">
            <text:p>20970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ESS_R05_2010_RUS_RU_24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Часто</text:p>
          </table:table-cell>
          <table:table-cell office:value-type="float" office:value="20971" calcext:value-type="float">
            <text:p>20971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ESS_R05_2010_RUS_RU_24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Почти всегда</text:p>
          </table:table-cell>
          <table:table-cell office:value-type="float" office:value="20972" calcext:value-type="float">
            <text:p>20972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ESS_R05_2010_RUS_RU_24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973" calcext:value-type="float">
            <text:p>20973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ESS_R05_2010_RUS_RU_242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Очень редко</text:p>
          </table:table-cell>
          <table:table-cell office:value-type="float" office:value="20969" calcext:value-type="float">
            <text:p>20969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ESS_R05_2010_RUS_RU_242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Нечасто</text:p>
          </table:table-cell>
          <table:table-cell office:value-type="float" office:value="20970" calcext:value-type="float">
            <text:p>20970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ESS_R05_2010_RUS_RU_242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Часто</text:p>
          </table:table-cell>
          <table:table-cell office:value-type="float" office:value="20971" calcext:value-type="float">
            <text:p>20971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ESS_R05_2010_RUS_RU_242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Почти всегда</text:p>
          </table:table-cell>
          <table:table-cell office:value-type="float" office:value="20972" calcext:value-type="float">
            <text:p>20972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ESS_R05_2010_RUS_RU_242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973" calcext:value-type="float">
            <text:p>20973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ESS_R05_2010_RUS_RU_243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Очень редко</text:p>
          </table:table-cell>
          <table:table-cell office:value-type="float" office:value="20969" calcext:value-type="float">
            <text:p>20969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ESS_R05_2010_RUS_RU_243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Нечасто</text:p>
          </table:table-cell>
          <table:table-cell office:value-type="float" office:value="20970" calcext:value-type="float">
            <text:p>20970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ESS_R05_2010_RUS_RU_243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Часто</text:p>
          </table:table-cell>
          <table:table-cell office:value-type="float" office:value="20971" calcext:value-type="float">
            <text:p>20971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ESS_R05_2010_RUS_RU_243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Почти всегда</text:p>
          </table:table-cell>
          <table:table-cell office:value-type="float" office:value="20972" calcext:value-type="float">
            <text:p>20972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ESS_R05_2010_RUS_RU_243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973" calcext:value-type="float">
            <text:p>20973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ESS_R05_2010_RUS_RU_24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Совершенно невероятно</text:p>
          </table:table-cell>
          <table:table-cell office:value-type="float" office:value="20974" calcext:value-type="float">
            <text:p>20974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string" calcext:value-type="string">
            <text:p>ESS_R05_2010_RUS_RU_24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Маловероятно</text:p>
          </table:table-cell>
          <table:table-cell office:value-type="float" office:value="20975" calcext:value-type="float">
            <text:p>20975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string" calcext:value-type="string">
            <text:p>ESS_R05_2010_RUS_RU_24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Вероятно</text:p>
          </table:table-cell>
          <table:table-cell office:value-type="float" office:value="20976" calcext:value-type="float">
            <text:p>20976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string" calcext:value-type="string">
            <text:p>ESS_R05_2010_RUS_RU_24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Очень</text:p>
          </table:table-cell>
          <table:table-cell office:value-type="float" office:value="20977" calcext:value-type="float">
            <text:p>20977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string" calcext:value-type="string">
            <text:p>ESS_R05_2010_RUS_RU_24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Вероятно</text:p>
          </table:table-cell>
          <table:table-cell office:value-type="float" office:value="20978" calcext:value-type="float">
            <text:p>20978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string" calcext:value-type="string">
            <text:p>ESS_R05_2010_RUS_RU_24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979" calcext:value-type="float">
            <text:p>20979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string" calcext:value-type="string">
            <text:p>ESS_R05_2010_RUS_RU_24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Совершенно невероятно</text:p>
          </table:table-cell>
          <table:table-cell office:value-type="float" office:value="20974" calcext:value-type="float">
            <text:p>20974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string" calcext:value-type="string">
            <text:p>ESS_R05_2010_RUS_RU_24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Маловероятно</text:p>
          </table:table-cell>
          <table:table-cell office:value-type="float" office:value="20975" calcext:value-type="float">
            <text:p>20975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string" calcext:value-type="string">
            <text:p>ESS_R05_2010_RUS_RU_24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Вероятно</text:p>
          </table:table-cell>
          <table:table-cell office:value-type="float" office:value="20976" calcext:value-type="float">
            <text:p>20976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string" calcext:value-type="string">
            <text:p>ESS_R05_2010_RUS_RU_24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Очень</text:p>
          </table:table-cell>
          <table:table-cell office:value-type="float" office:value="20977" calcext:value-type="float">
            <text:p>20977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string" calcext:value-type="string">
            <text:p>ESS_R05_2010_RUS_RU_24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Вероятно</text:p>
          </table:table-cell>
          <table:table-cell office:value-type="float" office:value="20978" calcext:value-type="float">
            <text:p>20978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string" calcext:value-type="string">
            <text:p>ESS_R05_2010_RUS_RU_24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979" calcext:value-type="float">
            <text:p>20979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string" calcext:value-type="string">
            <text:p>ESS_R05_2010_RUS_RU_24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Совершенно невероятно</text:p>
          </table:table-cell>
          <table:table-cell office:value-type="float" office:value="20974" calcext:value-type="float">
            <text:p>20974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string" calcext:value-type="string">
            <text:p>ESS_R05_2010_RUS_RU_24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Маловероятно</text:p>
          </table:table-cell>
          <table:table-cell office:value-type="float" office:value="20975" calcext:value-type="float">
            <text:p>20975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string" calcext:value-type="string">
            <text:p>ESS_R05_2010_RUS_RU_24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Вероятно</text:p>
          </table:table-cell>
          <table:table-cell office:value-type="float" office:value="20976" calcext:value-type="float">
            <text:p>20976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string" calcext:value-type="string">
            <text:p>ESS_R05_2010_RUS_RU_24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Очень</text:p>
          </table:table-cell>
          <table:table-cell office:value-type="float" office:value="20977" calcext:value-type="float">
            <text:p>20977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string" calcext:value-type="string">
            <text:p>ESS_R05_2010_RUS_RU_24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Вероятно</text:p>
          </table:table-cell>
          <table:table-cell office:value-type="float" office:value="20978" calcext:value-type="float">
            <text:p>20978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string" calcext:value-type="string">
            <text:p>ESS_R05_2010_RUS_RU_24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979" calcext:value-type="float">
            <text:p>20979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string" calcext:value-type="string">
            <text:p>ESS_R05_2010_RUS_RU_247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Совершенно невероятно</text:p>
          </table:table-cell>
          <table:table-cell office:value-type="float" office:value="20535" calcext:value-type="float">
            <text:p>20535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247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Маловероятно</text:p>
          </table:table-cell>
          <table:table-cell office:value-type="float" office:value="20536" calcext:value-type="float">
            <text:p>20536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247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Вероятно</text:p>
          </table:table-cell>
          <table:table-cell office:value-type="float" office:value="20537" calcext:value-type="float">
            <text:p>20537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247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Очень вероятно</text:p>
          </table:table-cell>
          <table:table-cell office:value-type="float" office:value="20538" calcext:value-type="float">
            <text:p>20538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247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539" calcext:value-type="float">
            <text:p>20539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248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Совершенно невероятно</text:p>
          </table:table-cell>
          <table:table-cell office:value-type="float" office:value="20535" calcext:value-type="float">
            <text:p>20535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248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Маловероятно</text:p>
          </table:table-cell>
          <table:table-cell office:value-type="float" office:value="20536" calcext:value-type="float">
            <text:p>20536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248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Вероятно</text:p>
          </table:table-cell>
          <table:table-cell office:value-type="float" office:value="20537" calcext:value-type="float">
            <text:p>20537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248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Очень вероятно</text:p>
          </table:table-cell>
          <table:table-cell office:value-type="float" office:value="20538" calcext:value-type="float">
            <text:p>20538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248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539" calcext:value-type="float">
            <text:p>20539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249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Совершенно невероятно</text:p>
          </table:table-cell>
          <table:table-cell office:value-type="float" office:value="20535" calcext:value-type="float">
            <text:p>20535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249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Маловероятно</text:p>
          </table:table-cell>
          <table:table-cell office:value-type="float" office:value="20536" calcext:value-type="float">
            <text:p>20536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249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Вероятно</text:p>
          </table:table-cell>
          <table:table-cell office:value-type="float" office:value="20537" calcext:value-type="float">
            <text:p>20537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249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Очень вероятно</text:p>
          </table:table-cell>
          <table:table-cell office:value-type="float" office:value="20538" calcext:value-type="float">
            <text:p>20538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249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539" calcext:value-type="float">
            <text:p>20539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5_2010_RUS_RU_250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Очень безуспешно</text:p>
          </table:table-cell>
          <table:table-cell office:value-type="float" office:value="20980" calcext:value-type="float">
            <text:p>20980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string" calcext:value-type="string">
            <text:p>ESS_R05_2010_RUS_RU_250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Довольно безуспешно</text:p>
          </table:table-cell>
          <table:table-cell office:value-type="float" office:value="20981" calcext:value-type="float">
            <text:p>20981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string" calcext:value-type="string">
            <text:p>ESS_R05_2010_RUS_RU_250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Не то чтобы, но и не то чтобы нет</text:p>
          </table:table-cell>
          <table:table-cell office:value-type="float" office:value="20982" calcext:value-type="float">
            <text:p>20982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string" calcext:value-type="string">
            <text:p>ESS_R05_2010_RUS_RU_250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Довольно успешно</text:p>
          </table:table-cell>
          <table:table-cell office:value-type="float" office:value="20983" calcext:value-type="float">
            <text:p>20983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string" calcext:value-type="string">
            <text:p>ESS_R05_2010_RUS_RU_250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Очень успешно</text:p>
          </table:table-cell>
          <table:table-cell office:value-type="float" office:value="20984" calcext:value-type="float">
            <text:p>20984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string" calcext:value-type="string">
            <text:p>ESS_R05_2010_RUS_RU_250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985" calcext:value-type="float">
            <text:p>20985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string" calcext:value-type="string">
            <text:p>ESS_R05_2010_RUS_RU_251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Очень безуспешно</text:p>
          </table:table-cell>
          <table:table-cell office:value-type="float" office:value="20980" calcext:value-type="float">
            <text:p>20980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string" calcext:value-type="string">
            <text:p>ESS_R05_2010_RUS_RU_251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Довольно безуспешно</text:p>
          </table:table-cell>
          <table:table-cell office:value-type="float" office:value="20981" calcext:value-type="float">
            <text:p>20981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string" calcext:value-type="string">
            <text:p>ESS_R05_2010_RUS_RU_251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Не то чтобы, но и не то чтобы нет</text:p>
          </table:table-cell>
          <table:table-cell office:value-type="float" office:value="20982" calcext:value-type="float">
            <text:p>20982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string" calcext:value-type="string">
            <text:p>ESS_R05_2010_RUS_RU_251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Довольно успешно</text:p>
          </table:table-cell>
          <table:table-cell office:value-type="float" office:value="20983" calcext:value-type="float">
            <text:p>20983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string" calcext:value-type="string">
            <text:p>ESS_R05_2010_RUS_RU_251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Очень успешно</text:p>
          </table:table-cell>
          <table:table-cell office:value-type="float" office:value="20984" calcext:value-type="float">
            <text:p>20984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string" calcext:value-type="string">
            <text:p>ESS_R05_2010_RUS_RU_251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985" calcext:value-type="float">
            <text:p>20985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string" calcext:value-type="string">
            <text:p>ESS_R05_2010_RUS_RU_252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Очень долго</text:p>
          </table:table-cell>
          <table:table-cell office:value-type="float" office:value="20986" calcext:value-type="float">
            <text:p>20986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string" calcext:value-type="string">
            <text:p>ESS_R05_2010_RUS_RU_252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Довольно долго</text:p>
          </table:table-cell>
          <table:table-cell office:value-type="float" office:value="20987" calcext:value-type="float">
            <text:p>20987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string" calcext:value-type="string">
            <text:p>ESS_R05_2010_RUS_RU_252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Не то чтобы долго, но и не то чтобы быстро</text:p>
          </table:table-cell>
          <table:table-cell office:value-type="float" office:value="20988" calcext:value-type="float">
            <text:p>20988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string" calcext:value-type="string">
            <text:p>ESS_R05_2010_RUS_RU_252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Довольно быстро</text:p>
          </table:table-cell>
          <table:table-cell office:value-type="float" office:value="20989" calcext:value-type="float">
            <text:p>20989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string" calcext:value-type="string">
            <text:p>ESS_R05_2010_RUS_RU_252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Очень быстро</text:p>
          </table:table-cell>
          <table:table-cell office:value-type="float" office:value="20990" calcext:value-type="float">
            <text:p>20990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string" calcext:value-type="string">
            <text:p>ESS_R05_2010_RUS_RU_252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991" calcext:value-type="float">
            <text:p>20991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string" calcext:value-type="string">
            <text:p>ESS_R05_2010_RUS_RU_253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<text:s/>Почти никогда</text:p>
          </table:table-cell>
          <table:table-cell office:value-type="float" office:value="20992" calcext:value-type="float">
            <text:p>20992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ESS_R05_2010_RUS_RU_253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NaN</text:p>
          </table:table-cell>
          <table:table-cell office:value-type="float" office:value="20993" calcext:value-type="float">
            <text:p>20993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ESS_R05_2010_RUS_RU_253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NaN</text:p>
          </table:table-cell>
          <table:table-cell office:value-type="float" office:value="20994" calcext:value-type="float">
            <text:p>20994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ESS_R05_2010_RUS_RU_253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NaN</text:p>
          </table:table-cell>
          <table:table-cell office:value-type="float" office:value="20995" calcext:value-type="float">
            <text:p>20995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ESS_R05_2010_RUS_RU_253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NaN</text:p>
          </table:table-cell>
          <table:table-cell office:value-type="float" office:value="20996" calcext:value-type="float">
            <text:p>20996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ESS_R05_2010_RUS_RU_253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NaN</text:p>
          </table:table-cell>
          <table:table-cell office:value-type="float" office:value="20997" calcext:value-type="float">
            <text:p>20997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ESS_R05_2010_RUS_RU_253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NaN</text:p>
          </table:table-cell>
          <table:table-cell office:value-type="float" office:value="20998" calcext:value-type="float">
            <text:p>20998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ESS_R05_2010_RUS_RU_253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NaN</text:p>
          </table:table-cell>
          <table:table-cell office:value-type="float" office:value="20999" calcext:value-type="float">
            <text:p>20999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ESS_R05_2010_RUS_RU_253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NaN</text:p>
          </table:table-cell>
          <table:table-cell office:value-type="float" office:value="21000" calcext:value-type="float">
            <text:p>21000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ESS_R05_2010_RUS_RU_253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NaN</text:p>
          </table:table-cell>
          <table:table-cell office:value-type="float" office:value="21001" calcext:value-type="float">
            <text:p>21001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ESS_R05_2010_RUS_RU_253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<text:s/>Почти всегда</text:p>
          </table:table-cell>
          <table:table-cell office:value-type="float" office:value="21002" calcext:value-type="float">
            <text:p>21002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ESS_R05_2010_RUS_RU_253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1003" calcext:value-type="float">
            <text:p>21003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ESS_R05_2010_RUS_RU_254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<text:s/>Почти никогда</text:p>
          </table:table-cell>
          <table:table-cell office:value-type="float" office:value="21004" calcext:value-type="float">
            <text:p>21004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string" calcext:value-type="string">
            <text:p>ESS_R05_2010_RUS_RU_254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NaN</text:p>
          </table:table-cell>
          <table:table-cell office:value-type="float" office:value="21005" calcext:value-type="float">
            <text:p>21005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string" calcext:value-type="string">
            <text:p>ESS_R05_2010_RUS_RU_254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NaN</text:p>
          </table:table-cell>
          <table:table-cell office:value-type="float" office:value="21006" calcext:value-type="float">
            <text:p>21006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string" calcext:value-type="string">
            <text:p>ESS_R05_2010_RUS_RU_254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NaN</text:p>
          </table:table-cell>
          <table:table-cell office:value-type="float" office:value="21007" calcext:value-type="float">
            <text:p>21007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string" calcext:value-type="string">
            <text:p>ESS_R05_2010_RUS_RU_254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NaN</text:p>
          </table:table-cell>
          <table:table-cell office:value-type="float" office:value="21008" calcext:value-type="float">
            <text:p>21008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string" calcext:value-type="string">
            <text:p>ESS_R05_2010_RUS_RU_254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NaN</text:p>
          </table:table-cell>
          <table:table-cell office:value-type="float" office:value="21009" calcext:value-type="float">
            <text:p>21009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string" calcext:value-type="string">
            <text:p>ESS_R05_2010_RUS_RU_254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NaN</text:p>
          </table:table-cell>
          <table:table-cell office:value-type="float" office:value="21010" calcext:value-type="float">
            <text:p>21010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string" calcext:value-type="string">
            <text:p>ESS_R05_2010_RUS_RU_254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NaN</text:p>
          </table:table-cell>
          <table:table-cell office:value-type="float" office:value="21011" calcext:value-type="float">
            <text:p>21011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string" calcext:value-type="string">
            <text:p>ESS_R05_2010_RUS_RU_254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NaN</text:p>
          </table:table-cell>
          <table:table-cell office:value-type="float" office:value="21012" calcext:value-type="float">
            <text:p>21012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string" calcext:value-type="string">
            <text:p>ESS_R05_2010_RUS_RU_254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NaN</text:p>
          </table:table-cell>
          <table:table-cell office:value-type="float" office:value="21013" calcext:value-type="float">
            <text:p>21013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string" calcext:value-type="string">
            <text:p>ESS_R05_2010_RUS_RU_254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<text:s/>Почти всегда</text:p>
          </table:table-cell>
          <table:table-cell office:value-type="float" office:value="21014" calcext:value-type="float">
            <text:p>21014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string" calcext:value-type="string">
            <text:p>ESS_R05_2010_RUS_RU_254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1015" calcext:value-type="float">
            <text:p>21015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string" calcext:value-type="string">
            <text:p>ESS_R05_2010_RUS_RU_255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<text:s/>Почти никогда</text:p>
          </table:table-cell>
          <table:table-cell office:value-type="float" office:value="21016" calcext:value-type="float">
            <text:p>21016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string" calcext:value-type="string">
            <text:p>ESS_R05_2010_RUS_RU_255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NaN</text:p>
          </table:table-cell>
          <table:table-cell office:value-type="float" office:value="21017" calcext:value-type="float">
            <text:p>21017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string" calcext:value-type="string">
            <text:p>ESS_R05_2010_RUS_RU_255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NaN</text:p>
          </table:table-cell>
          <table:table-cell office:value-type="float" office:value="21018" calcext:value-type="float">
            <text:p>21018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string" calcext:value-type="string">
            <text:p>ESS_R05_2010_RUS_RU_255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NaN</text:p>
          </table:table-cell>
          <table:table-cell office:value-type="float" office:value="21019" calcext:value-type="float">
            <text:p>21019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string" calcext:value-type="string">
            <text:p>ESS_R05_2010_RUS_RU_255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NaN</text:p>
          </table:table-cell>
          <table:table-cell office:value-type="float" office:value="21020" calcext:value-type="float">
            <text:p>21020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string" calcext:value-type="string">
            <text:p>ESS_R05_2010_RUS_RU_255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NaN</text:p>
          </table:table-cell>
          <table:table-cell office:value-type="float" office:value="21021" calcext:value-type="float">
            <text:p>21021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string" calcext:value-type="string">
            <text:p>ESS_R05_2010_RUS_RU_255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NaN</text:p>
          </table:table-cell>
          <table:table-cell office:value-type="float" office:value="21022" calcext:value-type="float">
            <text:p>21022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string" calcext:value-type="string">
            <text:p>ESS_R05_2010_RUS_RU_255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NaN</text:p>
          </table:table-cell>
          <table:table-cell office:value-type="float" office:value="21023" calcext:value-type="float">
            <text:p>21023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string" calcext:value-type="string">
            <text:p>ESS_R05_2010_RUS_RU_255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NaN</text:p>
          </table:table-cell>
          <table:table-cell office:value-type="float" office:value="21024" calcext:value-type="float">
            <text:p>21024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string" calcext:value-type="string">
            <text:p>ESS_R05_2010_RUS_RU_255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NaN</text:p>
          </table:table-cell>
          <table:table-cell office:value-type="float" office:value="21025" calcext:value-type="float">
            <text:p>21025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string" calcext:value-type="string">
            <text:p>ESS_R05_2010_RUS_RU_255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<text:s/>Почти всегда</text:p>
          </table:table-cell>
          <table:table-cell office:value-type="float" office:value="21026" calcext:value-type="float">
            <text:p>21026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string" calcext:value-type="string">
            <text:p>ESS_R05_2010_RUS_RU_255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1027" calcext:value-type="float">
            <text:p>21027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string" calcext:value-type="string">
            <text:p>ESS_R05_2010_RUS_RU_256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<text:s/>Совершенно невероятно</text:p>
          </table:table-cell>
          <table:table-cell office:value-type="float" office:value="21028" calcext:value-type="float">
            <text:p>21028</text:p>
          </table:table-cell>
          <table:table-cell office:value-type="float" office:value="2615" calcext:value-type="float">
            <text:p>2615</text:p>
          </table:table-cell>
        </table:table-row>
        <table:table-row table:style-name="ro1">
          <table:table-cell office:value-type="string" calcext:value-type="string">
            <text:p>ESS_R05_2010_RUS_RU_256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NaN</text:p>
          </table:table-cell>
          <table:table-cell office:value-type="float" office:value="21029" calcext:value-type="float">
            <text:p>21029</text:p>
          </table:table-cell>
          <table:table-cell office:value-type="float" office:value="2615" calcext:value-type="float">
            <text:p>2615</text:p>
          </table:table-cell>
        </table:table-row>
        <table:table-row table:style-name="ro1">
          <table:table-cell office:value-type="string" calcext:value-type="string">
            <text:p>ESS_R05_2010_RUS_RU_256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NaN</text:p>
          </table:table-cell>
          <table:table-cell office:value-type="float" office:value="21030" calcext:value-type="float">
            <text:p>21030</text:p>
          </table:table-cell>
          <table:table-cell office:value-type="float" office:value="2615" calcext:value-type="float">
            <text:p>2615</text:p>
          </table:table-cell>
        </table:table-row>
        <table:table-row table:style-name="ro1">
          <table:table-cell office:value-type="string" calcext:value-type="string">
            <text:p>ESS_R05_2010_RUS_RU_256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21031" calcext:value-type="float">
            <text:p>21031</text:p>
          </table:table-cell>
          <table:table-cell office:value-type="float" office:value="2615" calcext:value-type="float">
            <text:p>2615</text:p>
          </table:table-cell>
        </table:table-row>
        <table:table-row table:style-name="ro1">
          <table:table-cell office:value-type="string" calcext:value-type="string">
            <text:p>ESS_R05_2010_RUS_RU_256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1032" calcext:value-type="float">
            <text:p>21032</text:p>
          </table:table-cell>
          <table:table-cell office:value-type="float" office:value="2615" calcext:value-type="float">
            <text:p>2615</text:p>
          </table:table-cell>
        </table:table-row>
        <table:table-row table:style-name="ro1">
          <table:table-cell office:value-type="string" calcext:value-type="string">
            <text:p>ESS_R05_2010_RUS_RU_257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<text:s/>Совершенно невероятно</text:p>
          </table:table-cell>
          <table:table-cell office:value-type="float" office:value="21033" calcext:value-type="float">
            <text:p>21033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string" calcext:value-type="string">
            <text:p>ESS_R05_2010_RUS_RU_257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NaN</text:p>
          </table:table-cell>
          <table:table-cell office:value-type="float" office:value="21034" calcext:value-type="float">
            <text:p>21034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string" calcext:value-type="string">
            <text:p>ESS_R05_2010_RUS_RU_257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NaN</text:p>
          </table:table-cell>
          <table:table-cell office:value-type="float" office:value="21035" calcext:value-type="float">
            <text:p>21035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string" calcext:value-type="string">
            <text:p>ESS_R05_2010_RUS_RU_257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21036" calcext:value-type="float">
            <text:p>21036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string" calcext:value-type="string">
            <text:p>ESS_R05_2010_RUS_RU_257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1037" calcext:value-type="float">
            <text:p>21037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string" calcext:value-type="string">
            <text:p>ESS_R05_2010_RUS_RU_258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<text:s/>Совершенно невероятно</text:p>
          </table:table-cell>
          <table:table-cell office:value-type="float" office:value="21038" calcext:value-type="float">
            <text:p>21038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string" calcext:value-type="string">
            <text:p>ESS_R05_2010_RUS_RU_258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NaN</text:p>
          </table:table-cell>
          <table:table-cell office:value-type="float" office:value="21039" calcext:value-type="float">
            <text:p>21039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string" calcext:value-type="string">
            <text:p>ESS_R05_2010_RUS_RU_258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NaN</text:p>
          </table:table-cell>
          <table:table-cell office:value-type="float" office:value="21040" calcext:value-type="float">
            <text:p>21040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string" calcext:value-type="string">
            <text:p>ESS_R05_2010_RUS_RU_258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21041" calcext:value-type="float">
            <text:p>21041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string" calcext:value-type="string">
            <text:p>ESS_R05_2010_RUS_RU_258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1042" calcext:value-type="float">
            <text:p>21042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string" calcext:value-type="string">
            <text:p>ESS_R05_2010_RUS_RU_259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Чрезвычайно безуспешно</text:p>
          </table:table-cell>
          <table:table-cell office:value-type="float" office:value="21043" calcext:value-type="float">
            <text:p>21043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string" calcext:value-type="string">
            <text:p>ESS_R05_2010_RUS_RU_259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Очень безуспешно</text:p>
          </table:table-cell>
          <table:table-cell office:value-type="float" office:value="21044" calcext:value-type="float">
            <text:p>21044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string" calcext:value-type="string">
            <text:p>ESS_R05_2010_RUS_RU_259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Довольно безуспешно</text:p>
          </table:table-cell>
          <table:table-cell office:value-type="float" office:value="21045" calcext:value-type="float">
            <text:p>21045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string" calcext:value-type="string">
            <text:p>ESS_R05_2010_RUS_RU_259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Не то чтобы успешно, но и не то чтобы нет</text:p>
          </table:table-cell>
          <table:table-cell office:value-type="float" office:value="21046" calcext:value-type="float">
            <text:p>21046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string" calcext:value-type="string">
            <text:p>ESS_R05_2010_RUS_RU_259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Довольно успешно</text:p>
          </table:table-cell>
          <table:table-cell office:value-type="float" office:value="21047" calcext:value-type="float">
            <text:p>21047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string" calcext:value-type="string">
            <text:p>ESS_R05_2010_RUS_RU_259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Очень успешно</text:p>
          </table:table-cell>
          <table:table-cell office:value-type="float" office:value="21048" calcext:value-type="float">
            <text:p>21048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string" calcext:value-type="string">
            <text:p>ESS_R05_2010_RUS_RU_259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Чрезвычайно успешно</text:p>
          </table:table-cell>
          <table:table-cell office:value-type="float" office:value="21049" calcext:value-type="float">
            <text:p>21049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string" calcext:value-type="string">
            <text:p>ESS_R05_2010_RUS_RU_259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1050" calcext:value-type="float">
            <text:p>21050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string" calcext:value-type="string">
            <text:p>ESS_R05_2010_RUS_RU_260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Чрезвычайно безуспешно</text:p>
          </table:table-cell>
          <table:table-cell office:value-type="float" office:value="21043" calcext:value-type="float">
            <text:p>21043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string" calcext:value-type="string">
            <text:p>ESS_R05_2010_RUS_RU_260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Очень безуспешно</text:p>
          </table:table-cell>
          <table:table-cell office:value-type="float" office:value="21044" calcext:value-type="float">
            <text:p>21044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string" calcext:value-type="string">
            <text:p>ESS_R05_2010_RUS_RU_260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Довольно безуспешно</text:p>
          </table:table-cell>
          <table:table-cell office:value-type="float" office:value="21045" calcext:value-type="float">
            <text:p>21045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string" calcext:value-type="string">
            <text:p>ESS_R05_2010_RUS_RU_260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Не то чтобы успешно, но и не то чтобы нет</text:p>
          </table:table-cell>
          <table:table-cell office:value-type="float" office:value="21046" calcext:value-type="float">
            <text:p>21046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string" calcext:value-type="string">
            <text:p>ESS_R05_2010_RUS_RU_260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Довольно успешно</text:p>
          </table:table-cell>
          <table:table-cell office:value-type="float" office:value="21047" calcext:value-type="float">
            <text:p>21047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string" calcext:value-type="string">
            <text:p>ESS_R05_2010_RUS_RU_260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Очень успешно</text:p>
          </table:table-cell>
          <table:table-cell office:value-type="float" office:value="21048" calcext:value-type="float">
            <text:p>21048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string" calcext:value-type="string">
            <text:p>ESS_R05_2010_RUS_RU_260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Чрезвычайно успешно</text:p>
          </table:table-cell>
          <table:table-cell office:value-type="float" office:value="21049" calcext:value-type="float">
            <text:p>21049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string" calcext:value-type="string">
            <text:p>ESS_R05_2010_RUS_RU_260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1050" calcext:value-type="float">
            <text:p>21050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string" calcext:value-type="string">
            <text:p>ESS_R05_2010_RUS_RU_261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Чрезвычайно долго</text:p>
          </table:table-cell>
          <table:table-cell office:value-type="float" office:value="21051" calcext:value-type="float">
            <text:p>21051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string" calcext:value-type="string">
            <text:p>ESS_R05_2010_RUS_RU_261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Очень долго</text:p>
          </table:table-cell>
          <table:table-cell office:value-type="float" office:value="21052" calcext:value-type="float">
            <text:p>21052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string" calcext:value-type="string">
            <text:p>ESS_R05_2010_RUS_RU_261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Довольно долго</text:p>
          </table:table-cell>
          <table:table-cell office:value-type="float" office:value="21053" calcext:value-type="float">
            <text:p>21053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string" calcext:value-type="string">
            <text:p>ESS_R05_2010_RUS_RU_261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Не то чтобы долго, но и не то чтобы быстро</text:p>
          </table:table-cell>
          <table:table-cell office:value-type="float" office:value="21054" calcext:value-type="float">
            <text:p>21054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string" calcext:value-type="string">
            <text:p>ESS_R05_2010_RUS_RU_261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Довольно быстро</text:p>
          </table:table-cell>
          <table:table-cell office:value-type="float" office:value="21055" calcext:value-type="float">
            <text:p>21055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string" calcext:value-type="string">
            <text:p>ESS_R05_2010_RUS_RU_261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Очень быстро</text:p>
          </table:table-cell>
          <table:table-cell office:value-type="float" office:value="21056" calcext:value-type="float">
            <text:p>21056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string" calcext:value-type="string">
            <text:p>ESS_R05_2010_RUS_RU_261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Чрезвычайно быстро</text:p>
          </table:table-cell>
          <table:table-cell office:value-type="float" office:value="21057" calcext:value-type="float">
            <text:p>21057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string" calcext:value-type="string">
            <text:p>ESS_R05_2010_RUS_RU_261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1058" calcext:value-type="float">
            <text:p>21058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string" calcext:value-type="string">
            <text:p>ESS_R05_2010_RUS_RU_262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Никогда</text:p>
          </table:table-cell>
          <table:table-cell office:value-type="float" office:value="21059" calcext:value-type="float">
            <text:p>21059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2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Крайне редко</text:p>
          </table:table-cell>
          <table:table-cell office:value-type="float" office:value="21060" calcext:value-type="float">
            <text:p>21060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2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Редко</text:p>
          </table:table-cell>
          <table:table-cell office:value-type="float" office:value="21061" calcext:value-type="float">
            <text:p>21061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2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Иногда, от случая к случаю</text:p>
          </table:table-cell>
          <table:table-cell office:value-type="float" office:value="21062" calcext:value-type="float">
            <text:p>21062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2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Менее чем в половине случаев</text:p>
          </table:table-cell>
          <table:table-cell office:value-type="float" office:value="21063" calcext:value-type="float">
            <text:p>21063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2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В половине случаев</text:p>
          </table:table-cell>
          <table:table-cell office:value-type="float" office:value="21064" calcext:value-type="float">
            <text:p>21064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2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Более чем в половине случаев</text:p>
          </table:table-cell>
          <table:table-cell office:value-type="float" office:value="21065" calcext:value-type="float">
            <text:p>21065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2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Часто</text:p>
          </table:table-cell>
          <table:table-cell office:value-type="float" office:value="21066" calcext:value-type="float">
            <text:p>21066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2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Очень часто</text:p>
          </table:table-cell>
          <table:table-cell office:value-type="float" office:value="21067" calcext:value-type="float">
            <text:p>21067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2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Почти всегда</text:p>
          </table:table-cell>
          <table:table-cell office:value-type="float" office:value="21068" calcext:value-type="float">
            <text:p>21068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2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Всегда</text:p>
          </table:table-cell>
          <table:table-cell office:value-type="float" office:value="21069" calcext:value-type="float">
            <text:p>21069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2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1070" calcext:value-type="float">
            <text:p>21070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3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Никогда</text:p>
          </table:table-cell>
          <table:table-cell office:value-type="float" office:value="21059" calcext:value-type="float">
            <text:p>21059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3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Крайне редко</text:p>
          </table:table-cell>
          <table:table-cell office:value-type="float" office:value="21060" calcext:value-type="float">
            <text:p>21060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3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Редко</text:p>
          </table:table-cell>
          <table:table-cell office:value-type="float" office:value="21061" calcext:value-type="float">
            <text:p>21061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3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Иногда, от случая к случаю</text:p>
          </table:table-cell>
          <table:table-cell office:value-type="float" office:value="21062" calcext:value-type="float">
            <text:p>21062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3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Менее чем в половине случаев</text:p>
          </table:table-cell>
          <table:table-cell office:value-type="float" office:value="21063" calcext:value-type="float">
            <text:p>21063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3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В половине случаев</text:p>
          </table:table-cell>
          <table:table-cell office:value-type="float" office:value="21064" calcext:value-type="float">
            <text:p>21064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3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Более чем в половине случаев</text:p>
          </table:table-cell>
          <table:table-cell office:value-type="float" office:value="21065" calcext:value-type="float">
            <text:p>21065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3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Часто</text:p>
          </table:table-cell>
          <table:table-cell office:value-type="float" office:value="21066" calcext:value-type="float">
            <text:p>21066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3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Очень часто</text:p>
          </table:table-cell>
          <table:table-cell office:value-type="float" office:value="21067" calcext:value-type="float">
            <text:p>21067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3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Почти всегда</text:p>
          </table:table-cell>
          <table:table-cell office:value-type="float" office:value="21068" calcext:value-type="float">
            <text:p>21068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3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Всегда</text:p>
          </table:table-cell>
          <table:table-cell office:value-type="float" office:value="21069" calcext:value-type="float">
            <text:p>21069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3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1070" calcext:value-type="float">
            <text:p>21070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4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Никогда</text:p>
          </table:table-cell>
          <table:table-cell office:value-type="float" office:value="21059" calcext:value-type="float">
            <text:p>21059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4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Крайне редко</text:p>
          </table:table-cell>
          <table:table-cell office:value-type="float" office:value="21060" calcext:value-type="float">
            <text:p>21060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4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Редко</text:p>
          </table:table-cell>
          <table:table-cell office:value-type="float" office:value="21061" calcext:value-type="float">
            <text:p>21061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4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Иногда, от случая к случаю</text:p>
          </table:table-cell>
          <table:table-cell office:value-type="float" office:value="21062" calcext:value-type="float">
            <text:p>21062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4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Менее чем в половине случаев</text:p>
          </table:table-cell>
          <table:table-cell office:value-type="float" office:value="21063" calcext:value-type="float">
            <text:p>21063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4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В половине случаев</text:p>
          </table:table-cell>
          <table:table-cell office:value-type="float" office:value="21064" calcext:value-type="float">
            <text:p>21064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4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Более чем в половине случаев</text:p>
          </table:table-cell>
          <table:table-cell office:value-type="float" office:value="21065" calcext:value-type="float">
            <text:p>21065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4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Часто</text:p>
          </table:table-cell>
          <table:table-cell office:value-type="float" office:value="21066" calcext:value-type="float">
            <text:p>21066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4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Очень часто</text:p>
          </table:table-cell>
          <table:table-cell office:value-type="float" office:value="21067" calcext:value-type="float">
            <text:p>21067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4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Почти всегда</text:p>
          </table:table-cell>
          <table:table-cell office:value-type="float" office:value="21068" calcext:value-type="float">
            <text:p>21068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4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Всегда</text:p>
          </table:table-cell>
          <table:table-cell office:value-type="float" office:value="21069" calcext:value-type="float">
            <text:p>21069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ESS_R05_2010_RUS_RU_264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1070" calcext:value-type="float">
            <text:p>21070</text:p>
          </table:table-cell>
          <table:table-cell office:value-type="float" office:value="2620" calcext:value-type="float">
            <text:p>2620</text:p>
          </table:table-cell>
        </table:table-row>
      </table:table>
      <table:table table:name="Introd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5_2010_RUS_RU_1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Теперь я задам Вам несколько вопросов о политике и руководстве страны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ESS_R05_2010_RUS_RU_59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А сейчас несколько вопросов о Вас и Вашей жизни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ESS_R05_2010_RUS_RU_9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СПРОСИТЕ ВСЕХ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ESS_R05_2010_RUS_RU_9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Теперь несколько вопросов на другую тему.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ESS_R05_2010_RUS_RU_9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Мне хотелось бы узнать, насколько неправильными, предосудительными Вы считаете некоторые поступки.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ESS_R05_2010_RUS_RU_139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В ходе этого исследования мы изучаем структуру семей России. Ответьте, пожалуйста, на несколько вопросов о членах Вашей семьи, которые живут здесь вместе с Вами. Еще раз подчеркну, что эта информация нужна только для научных целей и будет использоваться в обобщенном виде.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ESS_R05_2010_RUS_RU_24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Следующие несколько вопросов - о том, как милиция ведет себя в случае таких преступлений как квартирные кражи и насильственные преступления - связанные с физическим воздействием.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ESS_R05_2010_RUS_RU_24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Для ответов на несколько следующих вопросов не нужно будет пользоваться карточкой.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ESS_R05_2010_RUS_RU_24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Теперь попробуйте представить себе, что здесь в России какой-либо из этих поступков совершили Вы.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ESS_R05_2010_RUS_RU_247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Как Вы считаете, насколько вероятно, что Вас поймали бы и наказали, если бы Вы совершили в России поступки, которые я буду называть?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5_2010_RUS_RU_250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Сначала несколько вопросов - о российской милиции.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5_2010_RUS_RU_253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Следующие несколько вопросов - о том, как милиция ведет себя в случае таких преступлений как квартирные кражи и насильственные преступления - связанные с физическим воздействием.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ESS_R05_2010_RUS_RU_256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А теперь несколько вопросов о том, насколько вероятно, что Вас поймали бы и наказали, если бы Вы совершили в России поступки, которые я буду называть.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ESS_R05_2010_RUS_RU_259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Следующие несколько вопросов - о российской милиции.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ESS_R05_2010_RUS_RU_262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Следующие несколько вопросов - о том, как милиция ведет себя в случае таких преступлений как квартирные кражи и насильственные преступления - связанные с физическим воздействием.</text:p>
          </table:table-cell>
          <table:table-cell office:value-type="float" office:value="303" calcext:value-type="float">
            <text:p>303</text:p>
          </table:table-cell>
        </table:table-row>
      </table:table>
      <table:table table:name="Instr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5_2010_RUS_R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Для ответа используйте, пожалуйста, карточку.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string" calcext:value-type="string">
            <text:p>ESS_R05_2010_RUS_R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Для ответа снова воспользуйтесь этой карточкой.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ESS_R05_2010_RUS_R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Для ответа снова воспользуйтесь этой карточкой.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ESS_R05_2010_RUS_R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Для ответа снова воспользуйтесь этой карточкой.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ESS_R05_2010_RUS_R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Для ответа снова воспользуйтесь этой карточкой.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ESS_R05_2010_RUS_RU_4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Для ответа снова воспользуйтесь этой карточкой.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ESS_R05_2010_RUS_RU_4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Для ответа снова воспользуйтесь этой карточкой.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ESS_R05_2010_RUS_RU_4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Для ответа снова воспользуйтесь этой карточкой.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ESS_R05_2010_RUS_RU_56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Для ответа пользуйтесь, пожалуйста, карточкой.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ESS_R05_2010_RUS_RU_58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Для ответа пользуйтесь, пожалуйста, карточкой.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ESS_R05_2010_RUS_RU_6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Для ответа пользуйтесь, пожалуйста, карточкой.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ESS_R05_2010_RUS_RU_6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Для ответа используйте эту карточку.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ESS_R05_2010_RUS_RU_6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Для ответа, пользуйтесь, пожалуйста, карточкой.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string" calcext:value-type="string">
            <text:p>ESS_R05_2010_RUS_RU_6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Пожалуйста, выберите ответ из вариантов, предложенных на этой карточке.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string" calcext:value-type="string">
            <text:p>ESS_R05_2010_RUS_RU_6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Пожалуйста, выберите ответ из вариантов, предложенных на этой карточке.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string" calcext:value-type="string">
            <text:p>ESS_R05_2010_RUS_RU_76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Для ответа пользуйтесь, пожалуйста, карточкой.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ESS_R05_2010_RUS_RU_77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Для ответа пользуйтесь, пожалуйста, карточкой.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ESS_R05_2010_RUS_RU_78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Для ответа пользуйтесь, пожалуйста, карточкой.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ESS_R05_2010_RUS_RU_9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ПОПРОСИТЕ РЕСПОНДЕНТА ОТКРЫТЬ КАРТОЧКУ 25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ESS_R05_2010_RUS_RU_9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ЗАЧИТЫВАЙТЕ ВОПРОСЫ И ОТМЕЧАЙТЕ ОТВЕТ ПО КАЖДОМУ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string" calcext:value-type="string">
            <text:p>ESS_R05_2010_RUS_RU_9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ПОПРОСИТЕ РЕСПОНДЕНТА ОТКРЫТЬ КАРТОЧКУ 26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string" calcext:value-type="string">
            <text:p>ESS_R05_2010_RUS_RU_9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ЗАЧИТЫВАЙТЕ ВОПРОСЫ И ОТМЕЧАЙТЕ ОТВЕТ ПО КАЖДОМУ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string" calcext:value-type="string">
            <text:p>ESS_R05_2010_RUS_RU_10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ПОПРОСИТЕ РЕСПОНДЕНТА ОТКРЫТЬ КАРТОЧКУ 27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ESS_R05_2010_RUS_RU_10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Выберите ответ из предложенных на этой карточке.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string" calcext:value-type="string">
            <text:p>ESS_R05_2010_RUS_RU_10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ПОПРОСИТЕ РЕСПОНДЕНТА ОТКРЫТЬ КАРТОЧКУ 28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string" calcext:value-type="string">
            <text:p>ESS_R05_2010_RUS_RU_10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Выберите ответ из предложенных на этой карточке.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string" calcext:value-type="string">
            <text:p>ESS_R05_2010_RUS_RU_10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СПРОСИТЕ ВСЕХ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string" calcext:value-type="string">
            <text:p>ESS_R05_2010_RUS_RU_10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ПОПРОСИТЕ РЕСПОНДЕНТА ОТКРЫТЬ КАРТОЧКУ 29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ESS_R05_2010_RUS_RU_10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Выберите ответ из предложенных на этой карточке.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string" calcext:value-type="string">
            <text:p>ESS_R05_2010_RUS_RU_10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Для ответа снова воспользуйтесь этой карточкой.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ESS_R05_2010_RUS_RU_10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ПОПРОСИТЕ РЕСПОНДЕНТА ОТКРЫТЬ КАРТОЧКУ 32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string" calcext:value-type="string">
            <text:p>ESS_R05_2010_RUS_RU_10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ЗАЧИТАЙТЕ.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string" calcext:value-type="string">
            <text:p>ESS_R05_2010_RUS_RU_10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ВОЗМОЖЕН ОДИН ОТВЕТ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string" calcext:value-type="string">
            <text:p>ESS_R05_2010_RUS_RU_10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ЗАЧИТАЙТЕ.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string" calcext:value-type="string">
            <text:p>ESS_R05_2010_RUS_RU_10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ВОЗМОЖЕН ОДИН ОТВЕТ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string" calcext:value-type="string">
            <text:p>ESS_R05_2010_RUS_RU_11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ЗАЧИТАЙТЕ.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string" calcext:value-type="string">
            <text:p>ESS_R05_2010_RUS_RU_11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ВОЗМОЖЕН ОДИН ОТВЕТ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string" calcext:value-type="string">
            <text:p>ESS_R05_2010_RUS_RU_11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ПОПРОСИТЕ РЕСПОНДЕНТА ОТКРЫТЬ КАРТОЧКУ 33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string" calcext:value-type="string">
            <text:p>ESS_R05_2010_RUS_RU_11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ЗАЧИТАЙТЕ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ESS_R05_2010_RUS_RU_11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ПОПРОСИТЕ РЕСПОНДЕНТА ОТКРЫТЬ КАРТОЧКУ 34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string" calcext:value-type="string">
            <text:p>ESS_R05_2010_RUS_RU_11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ЗАЧИТЫВАЙТЕ УТВЕРЖДЕНИЯ И ОТМЕЧАЙТЕ ОТВЕТ ПО КАЖДОМУ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string" calcext:value-type="string">
            <text:p>ESS_R05_2010_RUS_RU_11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ПОПРОСИТЕ РЕСПОНДЕНТА ОТКРЫТЬ КАРТОЧКУ 35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string" calcext:value-type="string">
            <text:p>ESS_R05_2010_RUS_RU_11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ПОПРОСИТЕ РЕСПОНДЕНТА ОТКРЫТЬ КАРТОЧКУ 36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ESS_R05_2010_RUS_RU_11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Выберите ответ из предложенных на этой карточке.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string" calcext:value-type="string">
            <text:p>ESS_R05_2010_RUS_RU_12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ПОПРОСИТЕ РЕСПОНДЕНТА ОТКРЫТЬ КАРТОЧКУ 37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string" calcext:value-type="string">
            <text:p>ESS_R05_2010_RUS_RU_12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Для ответа снова воспользуйтесь этой карточкой.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ESS_R05_2010_RUS_RU_12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ПОПРОСИТЕ РЕСПОНДЕНТА ОТКРЫТЬ КАРТОЧКУ 38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string" calcext:value-type="string">
            <text:p>ESS_R05_2010_RUS_RU_12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Выберите ответ из карточки.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string" calcext:value-type="string">
            <text:p>ESS_R05_2010_RUS_RU_12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ПОПРОСИТЕ РЕСПОНДЕНТА ОТКРЫТЬ КАРТОЧКУ 40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string" calcext:value-type="string">
            <text:p>ESS_R05_2010_RUS_RU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ПОПРОСИТЕ РЕСПОНДЕНТА ОТКРЫТЬ КАРТОЧКУ 41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string" calcext:value-type="string">
            <text:p>ESS_R05_2010_RUS_RU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ЗАЧИТЫВАЙТЕ УТВЕРЖДЕНИЯ И ОТМЕЧАЙТЕ ОТВЕТ ПО КАЖДОМУ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string" calcext:value-type="string">
            <text:p>ESS_R05_2010_RUS_RU_13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ПОПРОСИТЕ РЕСПОНДЕНТА ОТКРЫТЬ КАРТОЧКУ 42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string" calcext:value-type="string">
            <text:p>ESS_R05_2010_RUS_RU_13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Пожалуйста, выберите ответ из предложенных на карточке.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string" calcext:value-type="string">
            <text:p>ESS_R05_2010_RUS_RU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СПРОСИТЕ ВСЕХ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string" calcext:value-type="string">
            <text:p>ESS_R05_2010_RUS_RU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ЗАЧИТАЙТЕ.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string" calcext:value-type="string">
            <text:p>ESS_R05_2010_RUS_RU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ВОЗМОЖЕН ОДИН ОТВЕТ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string" calcext:value-type="string">
            <text:p>ESS_R05_2010_RUS_RU_13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ЗАЧИТАЙТЕ.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string" calcext:value-type="string">
            <text:p>ESS_R05_2010_RUS_RU_13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ВОЗМОЖЕН ОДИН ОТВЕТ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string" calcext:value-type="string">
            <text:p>ESS_R05_2010_RUS_RU_13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ЗАЧИТАЙТЕ.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string" calcext:value-type="string">
            <text:p>ESS_R05_2010_RUS_RU_13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ВОЗМОЖЕН ОДИН ОТВЕТ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string" calcext:value-type="string">
            <text:p>ESS_R05_2010_RUS_RU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ПОПРОСИТЕ РЕСПОНДЕНТА ОТКРЫТЬ КАРТОЧКУ 44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string" calcext:value-type="string">
            <text:p>ESS_R05_2010_RUS_RU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ЗАЧИТЫВАЙТЕ ВОПРОСЫ И ОТМЕЧАЙТЕ ОТВЕТ ПО КАЖДОМУ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string" calcext:value-type="string">
            <text:p>ESS_R05_2010_RUS_RU_180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Для ответа, пользуйтесь, пожалуйста, карточкой.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string" calcext:value-type="string">
            <text:p>ESS_R05_2010_RUS_RU_183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Для ответа, пользуйтесь, пожалуйста, карточкой.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string" calcext:value-type="string">
            <text:p>ESS_R05_2010_RUS_RU_185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Для ответа, пользуйтесь, пожалуйста, карточкой.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string" calcext:value-type="string">
            <text:p>ESS_R05_2010_RUS_RU_18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Пожалуйста, используйте для ответа эту карточку.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ESS_R05_2010_RUS_RU_189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Назовите все подходящие ответы.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string" calcext:value-type="string">
            <text:p>ESS_R05_2010_RUS_RU_20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Пожалуйста, используйте для ответа эту карточку.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ESS_R05_2010_RUS_RU_20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Пожалуйста, используйте для ответа эту карточку.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ESS_R05_2010_RUS_RU_21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Для ответа используйте, пожалуйста, карточку.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string" calcext:value-type="string">
            <text:p>ESS_R05_2010_RUS_RU_218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Для ответа снова воспользуйтесь этой карточкой.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ESS_R05_2010_RUS_RU_224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Для ответа используйте, пожалуйста, карточку.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string" calcext:value-type="string">
            <text:p>ESS_R05_2010_RUS_RU_225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Для ответа снова воспользуйтесь этой карточкой.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ESS_R05_2010_RUS_RU_226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Для ответа снова воспользуйтесь этой карточкой.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ESS_R05_2010_RUS_RU_227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Для ответа снова воспользуйтесь этой карточкой.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ESS_R05_2010_RUS_RU_228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ПОПРОСИТЕ РЕСПОНДЕНТА ОТКРЫТЬ КАРТОЧКУ 108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string" calcext:value-type="string">
            <text:p>ESS_R05_2010_RUS_RU_229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Для ответа снова воспользуйтесь этой карточкой.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ESS_R05_2010_RUS_RU_230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Для ответа снова воспользуйтесь этой карточкой.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ESS_R05_2010_RUS_RU_231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Для ответа снова воспользуйтесь этой карточкой.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ESS_R05_2010_RUS_RU_233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Для ответа снова воспользуйтесь этой карточкой.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ESS_R05_2010_RUS_RU_235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Для ответа снова воспользуйтесь этой карточкой.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ESS_R05_2010_RUS_RU_23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Для ответа снова воспользуйтесь этой карточкой.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ESS_R05_2010_RUS_RU_250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Выберите ответ из предложенных на карточке.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string" calcext:value-type="string">
            <text:p>ESS_R05_2010_RUS_RU_251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Для ответа снова воспользуйтесь этой карточкой.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ESS_R05_2010_RUS_RU_252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Выберите ответ из предложенных на карточке.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string" calcext:value-type="string">
            <text:p>ESS_R05_2010_RUS_RU_259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Выберите ответ из предложенных на карточке.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string" calcext:value-type="string">
            <text:p>ESS_R05_2010_RUS_RU_260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Для ответа снова воспользуйтесь этой карточкой.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ESS_R05_2010_RUS_RU_261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Выберите ответ из предложенных на карточке.</text:p>
          </table:table-cell>
          <table:table-cell office:value-type="float" office:value="1292" calcext:value-type="float">
            <text:p>12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3:41:03.903598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4T13:41:59.839046091</dc:date>
    <meta:editing-duration>PT1M51S</meta:editing-duration>
    <meta:editing-cycles>2</meta:editing-cycles>
    <meta:generator>LibreOffice/6.0.7.3$Linux_X86_64 LibreOffice_project/00m0$Build-3</meta:generator>
    <meta:document-statistic meta:table-count="4" meta:cell-count="10994" meta:object-count="0"/>
  </office:meta>
</office:document-meta>
</file>